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05cm"/>
    </style:style>
    <style:style style:name="co19" style:family="table-column">
      <style:table-column-properties fo:break-before="auto" style:column-width="6.953cm"/>
    </style:style>
    <style:style style:name="co20" style:family="table-column">
      <style:table-column-properties fo:break-before="auto" style:column-width="5.154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1.533cm"/>
    </style:style>
    <style:style style:name="co23" style:family="table-column">
      <style:table-column-properties fo:break-before="auto" style:column-width="1.642cm"/>
    </style:style>
    <style:style style:name="co24" style:family="table-column">
      <style:table-column-properties fo:break-before="auto" style:column-width="14.905cm"/>
    </style:style>
    <style:style style:name="co25" style:family="table-column">
      <style:table-column-properties fo:break-before="auto" style:column-width="2.378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3.004cm"/>
    </style:style>
    <style:style style:name="co30" style:family="table-column">
      <style:table-column-properties fo:break-before="auto" style:column-width="1.342cm"/>
    </style:style>
    <style:style style:name="co31" style:family="table-column">
      <style:table-column-properties fo:break-before="auto" style:column-width="16.23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8000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8000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8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ff8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45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ff0000"/>
      <style:text-properties style:text-line-through-style="solid" style:text-line-through-type="single" fo:font-size="11pt" style:font-size-asian="11pt" style:font-size-complex="11pt"/>
    </style:style>
    <style:style style:name="ce20" style:family="table-cell" style:parent-style-name="Default">
      <style:table-cell-properties fo:background-color="#ffff00"/>
      <style:text-properties style:text-line-through-style="solid" style:text-line-through-type="single" fo:font-size="11pt" style:font-size-asian="11pt" style:font-size-complex="11pt"/>
    </style:style>
    <style:style style:name="ce4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00"/>
      <style:text-properties style:text-line-through-style="solid" style:text-line-through-type="single" fo:font-size="14pt" style:font-size-asian="14pt" style:font-size-complex="14pt"/>
    </style:style>
    <style:style style:name="ce23" style:family="table-cell" style:parent-style-name="Default">
      <style:table-cell-properties fo:background-color="#ff0000"/>
      <style:text-properties style:text-line-through-style="solid" style:text-line-through-type="singl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I Base Weights" table:style-name="ta1">
        <table:table-column table:style-name="co24" table:default-cell-style-name="ce33"/>
        <table:table-column table:style-name="co25" table:default-cell-style-name="ce33"/>
        <table:table-column table:style-name="co24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9" table:number-columns-repeated="1014" table:default-cell-style-name="ce33"/>
        <table:table-row table:style-name="ro1">
          <table:table-cell office:value-type="string" calcext:value-type="string">
            <text:p>Base Weight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rthand</text:p>
          </table:table-cell>
          <table:table-cell office:value-type="string" calcext:value-type="string">
            <text:p>Stellaris 3.4.5</text:p>
          </table:table-cell>
          <table:table-cell office:value-type="string" calcext:value-type="string">
            <text:p>YBS</text:p>
          </table:table-cell>
          <table:table-cell office:value-type="string" calcext:value-type="string">
            <text:p>StarTech</text:p>
          </table:table-cell>
          <table:table-cell office:value-type="string" calcext:value-type="string">
            <text:p>ProactiveAI</text:p>
          </table:table-cell>
          <table:table-cell office:value-type="string" calcext:value-type="string">
            <text:p>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_OCCUPIED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Frontline Border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ority on targeting systems that are bordering our occupied sp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OWN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Own Territo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ority on targeting systems that are bordering 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LLY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Ally Territor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ority on targeting systems that are bordering all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NO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Deep Enemy Space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string" calcext:value-type="string">
            <text:p>Priority on targeting systems that are in the middle of hostile sp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OWN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 – Our Territo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iority on defending own bord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CONTROLLED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 – Frontline Borders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iority on defending conquered syste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ALLY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 - Ally Territory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riority on defending all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NEUTRAL_SPACE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Neutral Space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riority on targeting enemies in neutral space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AR_ATTACK_CLAIM_PRIO</text:p>
          </table:table-cell>
          <table:table-cell office:value-type="string" calcext:value-type="string">
            <text:p>Multiplier</text:p>
          </table:table-cell>
          <table:table-cell table:style-name="ce34" office:value-type="string" calcext:value-type="string">
            <text:p>Claimed by us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ority on targeting enemy systems we have claim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CLAIM_PRIO</text:p>
          </table:table-cell>
          <table:table-cell office:value-type="string" calcext:value-type="string">
            <text:p>Multiplier</text:p>
          </table:table-cell>
          <table:table-cell table:style-name="ce35" office:value-type="string" calcext:value-type="string">
            <text:p>Conquered by u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ority on defending claimed system we have conquer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OWN_PLANET_PRIO</text:p>
          </table:table-cell>
          <table:table-cell office:value-type="string" calcext:value-type="string">
            <text:p>Multiplier</text:p>
          </table:table-cell>
          <table:table-cell table:style-name="ce36" office:value-type="string" calcext:value-type="string">
            <text:p>Controlled by enemy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riority on defending own planets in a controlled sys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OWN_PLANET_ENEMY_CONTROL_PRIO</text:p>
          </table:table-cell>
          <table:table-cell office:value-type="string" calcext:value-type="string">
            <text:p>Multiplier</text:p>
          </table:table-cell>
          <table:table-cell table:style-name="ce37" office:value-type="string" calcext:value-type="string">
            <text:p>Invaded by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ority on defending own planets in an enemy controlled syst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 office:value-type="string" calcext:value-type="string">
            <text:p>Unclaime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AR_ATTACK_PLANET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Has Plan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ority on targeting enemy systems with plane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PLANET_CONTROLLED_SYSTEM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Conquered Sys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riority on targeting enemy planets in controlled syste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STARBASE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nemy Starba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ority on targeting enemy systems with upgraded starbas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D_STARBASE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Own Starbase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Priority on defending systems with an upgraded starb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MILITARY_FLEET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nemy Flee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ority on targeting enemy military flee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JUMP_DRIVE_FLEET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nemy Vulnerable Fl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ority on targeting vulnerable jump-drive fleets that are in cooldown</text:p>
          </table:table-cell>
          <table:table-cell table:number-columns-repeated="1014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3.4.5 vs YBS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1"/>
        <table:table-column table:style-name="co11" table:default-cell-style-name="ce41"/>
        <table:table-column table:style-name="co12" table:default-cell-style-name="ce40"/>
        <table:table-column table:style-name="co13" table:default-cell-style-name="ce45"/>
        <table:table-column table:style-name="co17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ce39"/>
          <table:table-cell table:style-name="ce39" table:number-columns-repeated="5"/>
          <table:table-cell table:style-name="ce38" office:value-type="string" calcext:value-type="string" table:number-columns-spanned="3" table:number-rows-spanned="1">
            <text:p>Yagisan’s Better Stellaris</text:p>
          </table:table-cell>
          <table:covered-table-cell table:number-columns-repeated="2" table:style-name="ce39"/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style-name="ce3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1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3]*[$'AI Base Weights'.$E$15]" office:value-type="float" office:value="1000" calcext:value-type="float">
            <text:p>1000</text:p>
          </table:table-cell>
          <table:table-cell table:formula="of:=[$'AI Base Weights'.$D$1]*[.K3]" office:value-type="float" office:value="750000" calcext:value-type="float">
            <text:p>750000</text:p>
          </table:table-cell>
          <table:table-cell table:formula="of:=[.$L3]*[$'AI Base Weights'.$E$20]" office:value-type="float" office:value="3750000" calcext:value-type="float">
            <text:p>3750000</text:p>
          </table:table-cell>
          <table:table-cell table:formula="of:=[.$L3]*[$'AI Base Weights'.$E$22]" office:value-type="float" office:value="7500000" calcext:value-type="float">
            <text:p>7500000</text:p>
          </table:table-cell>
          <table:table-cell table:formula="of:=[.$L3]*[$'AI Base Weights'.$E$18]" office:value-type="float" office:value="2250000" calcext:value-type="float">
            <text:p>2250000</text:p>
          </table:table-cell>
          <table:table-cell table:formula="of:=[.$L3]*([$'AI Base Weights'.$E$20]+[$'AI Base Weights'.$E$18])" office:value-type="float" office:value="6000000" calcext:value-type="float">
            <text:p>6000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style-name="ce40" table:formula="of:=[$'AI Base Weights'.$C4]" office:value-type="string" office:string-value="Attack - Own Territory" calcext:value-type="string">
            <text:p>Attack - Own Territory</text:p>
          </table:table-cell>
          <table:table-cell table:style-name="ce40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4]*[$'AI Base Weights'.$E$15]" office:value-type="float" office:value="750" calcext:value-type="float">
            <text:p>750</text:p>
          </table:table-cell>
          <table:table-cell table:formula="of:=[$'AI Base Weights'.$D$1]*[.K4]" office:value-type="float" office:value="562500" calcext:value-type="float">
            <text:p>562500</text:p>
          </table:table-cell>
          <table:table-cell table:formula="of:=[.$L4]*[$'AI Base Weights'.$E$20]" office:value-type="float" office:value="2812500" calcext:value-type="float">
            <text:p>2812500</text:p>
          </table:table-cell>
          <table:table-cell table:formula="of:=[.$L4]*[$'AI Base Weights'.$E$22]" office:value-type="float" office:value="5625000" calcext:value-type="float">
            <text:p>5625000</text:p>
          </table:table-cell>
          <table:table-cell table:formula="of:=[.$L4]*[$'AI Base Weights'.$E$18]" office:value-type="float" office:value="1687500" calcext:value-type="float">
            <text:p>1687500</text:p>
          </table:table-cell>
          <table:table-cell table:formula="of:=[.$L4]*([$'AI Base Weights'.$E$20]+[$'AI Base Weights'.$E$18])" office:value-type="float" office:value="4500000" calcext:value-type="float">
            <text:p>45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style-name="ce40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0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5]*[$'AI Base Weights'.$E$15]" office:value-type="float" office:value="500" calcext:value-type="float">
            <text:p>500</text:p>
          </table:table-cell>
          <table:table-cell table:formula="of:=[$'AI Base Weights'.$D$1]*[.K5]" office:value-type="float" office:value="375000" calcext:value-type="float">
            <text:p>375000</text:p>
          </table:table-cell>
          <table:table-cell table:formula="of:=[.$L5]*[$'AI Base Weights'.$E$20]" office:value-type="float" office:value="1875000" calcext:value-type="float">
            <text:p>1875000</text:p>
          </table:table-cell>
          <table:table-cell table:formula="of:=[.$L5]*[$'AI Base Weights'.$E$22]" office:value-type="float" office:value="3750000" calcext:value-type="float">
            <text:p>3750000</text:p>
          </table:table-cell>
          <table:table-cell table:formula="of:=[.$L5]*[$'AI Base Weights'.$E$18]" office:value-type="float" office:value="1125000" calcext:value-type="float">
            <text:p>1125000</text:p>
          </table:table-cell>
          <table:table-cell table:formula="of:=[.$L5]*([$'AI Base Weights'.$E$20]+[$'AI Base Weights'.$E$18])" office:value-type="float" office:value="3000000" calcext:value-type="float">
            <text:p>300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3]*[$'AI Base Weights'.$E$12]" office:value-type="float" office:value="400" calcext:value-type="float">
            <text:p>400</text:p>
          </table:table-cell>
          <table:table-cell table:formula="of:=[$'AI Base Weights'.$D$1]*[.K6]" office:value-type="float" office:value="300000" calcext:value-type="float">
            <text:p>300000</text:p>
          </table:table-cell>
          <table:table-cell table:formula="of:=[.$L6]*[$'AI Base Weights'.$E$20]" office:value-type="float" office:value="1500000" calcext:value-type="float">
            <text:p>1500000</text:p>
          </table:table-cell>
          <table:table-cell table:formula="of:=[.$L6]*[$'AI Base Weights'.$E$22]" office:value-type="float" office:value="3000000" calcext:value-type="float">
            <text:p>3000000</text:p>
          </table:table-cell>
          <table:table-cell table:formula="of:=[.$L6]*[$'AI Base Weights'.$E$18]" office:value-type="float" office:value="900000" calcext:value-type="float">
            <text:p>900000</text:p>
          </table:table-cell>
          <table:table-cell table:formula="of:=[.$L6]*([$'AI Base Weights'.$E$20]+[$'AI Base Weights'.$E$18])" office:value-type="float" office:value="2400000" calcext:value-type="float">
            <text:p>240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4]*[$'AI Base Weights'.$E$12]" office:value-type="float" office:value="300" calcext:value-type="float">
            <text:p>300</text:p>
          </table:table-cell>
          <table:table-cell table:formula="of:=[$'AI Base Weights'.$D$1]*[.K7]" office:value-type="float" office:value="225000" calcext:value-type="float">
            <text:p>225000</text:p>
          </table:table-cell>
          <table:table-cell table:formula="of:=[.$L7]*[$'AI Base Weights'.$E$20]" office:value-type="float" office:value="1125000" calcext:value-type="float">
            <text:p>1125000</text:p>
          </table:table-cell>
          <table:table-cell table:formula="of:=[.$L7]*[$'AI Base Weights'.$E$22]" office:value-type="float" office:value="2250000" calcext:value-type="float">
            <text:p>2250000</text:p>
          </table:table-cell>
          <table:table-cell table:formula="of:=[.$L7]*[$'AI Base Weights'.$E$18]" office:value-type="float" office:value="675000" calcext:value-type="float">
            <text:p>675000</text:p>
          </table:table-cell>
          <table:table-cell table:formula="of:=[.$L7]*([$'AI Base Weights'.$E$20]+[$'AI Base Weights'.$E$18])" office:value-type="float" office:value="1800000" calcext:value-type="float">
            <text:p>180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5]*[$'AI Base Weights'.$E$12]" office:value-type="float" office:value="200" calcext:value-type="float">
            <text:p>200</text:p>
          </table:table-cell>
          <table:table-cell table:formula="of:=[$'AI Base Weights'.$D$1]*[.K8]" office:value-type="float" office:value="150000" calcext:value-type="float">
            <text:p>150000</text:p>
          </table:table-cell>
          <table:table-cell table:formula="of:=[.$L8]*[$'AI Base Weights'.$E$20]" office:value-type="float" office:value="750000" calcext:value-type="float">
            <text:p>750000</text:p>
          </table:table-cell>
          <table:table-cell table:formula="of:=[.$L8]*[$'AI Base Weights'.$E$22]" office:value-type="float" office:value="1500000" calcext:value-type="float">
            <text:p>1500000</text:p>
          </table:table-cell>
          <table:table-cell table:formula="of:=[.$L8]*[$'AI Base Weights'.$E$18]" office:value-type="float" office:value="450000" calcext:value-type="float">
            <text:p>450000</text:p>
          </table:table-cell>
          <table:table-cell table:formula="of:=[.$L8]*([$'AI Base Weights'.$E$20]+[$'AI Base Weights'.$E$18])" office:value-type="float" office:value="1200000" calcext:value-type="float">
            <text:p>120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style-name="ce3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1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8]*[$'AI Base Weights'.$E$15]" office:value-type="float" office:value="55" calcext:value-type="float">
            <text:p>55</text:p>
          </table:table-cell>
          <table:table-cell table:formula="of:=[$'AI Base Weights'.$D$1]*[.K9]" office:value-type="float" office:value="41250" calcext:value-type="float">
            <text:p>41250</text:p>
          </table:table-cell>
          <table:table-cell table:formula="of:=[.$L9]*[$'AI Base Weights'.$E$20]" office:value-type="float" office:value="206250" calcext:value-type="float">
            <text:p>206250</text:p>
          </table:table-cell>
          <table:table-cell table:formula="of:=[.$L9]*[$'AI Base Weights'.$E$22]" office:value-type="float" office:value="412500" calcext:value-type="float">
            <text:p>412500</text:p>
          </table:table-cell>
          <table:table-cell table:formula="of:=[.$L9]*[$'AI Base Weights'.$E$18]" office:value-type="float" office:value="123750" calcext:value-type="float">
            <text:p>123750</text:p>
          </table:table-cell>
          <table:table-cell table:formula="of:=[.$L9]*([$'AI Base Weights'.$E$20]+[$'AI Base Weights'.$E$18])" office:value-type="float" office:value="330000" calcext:value-type="float">
            <text:p>33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style-name="ce40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0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7]*[$'AI Base Weights'.$E$15]" office:value-type="float" office:value="50" calcext:value-type="float">
            <text:p>50</text:p>
          </table:table-cell>
          <table:table-cell table:formula="of:=[$'AI Base Weights'.$D$1]*[.K10]" office:value-type="float" office:value="37500" calcext:value-type="float">
            <text:p>37500</text:p>
          </table:table-cell>
          <table:table-cell table:formula="of:=[.$L10]*[$'AI Base Weights'.$E$20]" office:value-type="float" office:value="187500" calcext:value-type="float">
            <text:p>187500</text:p>
          </table:table-cell>
          <table:table-cell table:formula="of:=[.$L10]*[$'AI Base Weights'.$E$22]" office:value-type="float" office:value="375000" calcext:value-type="float">
            <text:p>375000</text:p>
          </table:table-cell>
          <table:table-cell table:formula="of:=[.$L10]*[$'AI Base Weights'.$E$18]" office:value-type="float" office:value="112500" calcext:value-type="float">
            <text:p>112500</text:p>
          </table:table-cell>
          <table:table-cell table:formula="of:=[.$L10]*([$'AI Base Weights'.$E$20]+[$'AI Base Weights'.$E$18])" office:value-type="float" office:value="300000" calcext:value-type="float">
            <text:p>3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style-name="ce40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0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9]*[$'AI Base Weights'.$E$15]" office:value-type="float" office:value="45" calcext:value-type="float">
            <text:p>45</text:p>
          </table:table-cell>
          <table:table-cell table:formula="of:=[$'AI Base Weights'.$D$1]*[.K11]" office:value-type="float" office:value="33750" calcext:value-type="float">
            <text:p>33750</text:p>
          </table:table-cell>
          <table:table-cell table:formula="of:=[.$L11]*[$'AI Base Weights'.$E$20]" office:value-type="float" office:value="168750" calcext:value-type="float">
            <text:p>168750</text:p>
          </table:table-cell>
          <table:table-cell table:formula="of:=[.$L11]*[$'AI Base Weights'.$E$22]" office:value-type="float" office:value="337500" calcext:value-type="float">
            <text:p>337500</text:p>
          </table:table-cell>
          <table:table-cell table:formula="of:=[.$L11]*[$'AI Base Weights'.$E$18]" office:value-type="float" office:value="101250" calcext:value-type="float">
            <text:p>101250</text:p>
          </table:table-cell>
          <table:table-cell table:formula="of:=[.$L11]*([$'AI Base Weights'.$E$20]+[$'AI Base Weights'.$E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3]*[$'AI Base Weights'.$E$13]" office:value-type="float" office:value="40" calcext:value-type="float">
            <text:p>40</text:p>
          </table:table-cell>
          <table:table-cell table:formula="of:=[$'AI Base Weights'.$D$1]*[.K12]" office:value-type="float" office:value="30000" calcext:value-type="float">
            <text:p>30000</text:p>
          </table:table-cell>
          <table:table-cell table:formula="of:=[.$L12]*[$'AI Base Weights'.$E$20]" office:value-type="float" office:value="150000" calcext:value-type="float">
            <text:p>150000</text:p>
          </table:table-cell>
          <table:table-cell table:formula="of:=[.$L12]*[$'AI Base Weights'.$E$22]" office:value-type="float" office:value="300000" calcext:value-type="float">
            <text:p>300000</text:p>
          </table:table-cell>
          <table:table-cell table:formula="of:=[.$L12]*[$'AI Base Weights'.$E$18]" office:value-type="float" office:value="90000" calcext:value-type="float">
            <text:p>90000</text:p>
          </table:table-cell>
          <table:table-cell table:formula="of:=[.$L12]*([$'AI Base Weights'.$E$20]+[$'AI Base Weights'.$E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style-name="ce20" table:formula="of:=[$'AI Base Weights'.$C4]" office:value-type="string" office:string-value="Attack - Own Territory" calcext:value-type="string">
            <text:p>Attack - Own Territory</text:p>
          </table:table-cell>
          <table:table-cell table:style-name="ce20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4]*[$'AI Base Weights'.$E$13]" office:value-type="float" office:value="30" calcext:value-type="float">
            <text:p>30</text:p>
          </table:table-cell>
          <table:table-cell table:formula="of:=[$'AI Base Weights'.$D$1]*[.K13]" office:value-type="float" office:value="22500" calcext:value-type="float">
            <text:p>22500</text:p>
          </table:table-cell>
          <table:table-cell table:formula="of:=[.$L13]*[$'AI Base Weights'.$E$20]" office:value-type="float" office:value="112500" calcext:value-type="float">
            <text:p>112500</text:p>
          </table:table-cell>
          <table:table-cell table:formula="of:=[.$L13]*[$'AI Base Weights'.$E$22]" office:value-type="float" office:value="225000" calcext:value-type="float">
            <text:p>225000</text:p>
          </table:table-cell>
          <table:table-cell table:formula="of:=[.$L13]*[$'AI Base Weights'.$E$18]" office:value-type="float" office:value="67500" calcext:value-type="float">
            <text:p>67500</text:p>
          </table:table-cell>
          <table:table-cell table:formula="of:=[.$L13]*([$'AI Base Weights'.$E$20]+[$'AI Base Weights'.$E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8]*[$'AI Base Weights'.$E$12]" office:value-type="float" office:value="22" calcext:value-type="float">
            <text:p>22</text:p>
          </table:table-cell>
          <table:table-cell table:formula="of:=[$'AI Base Weights'.$D$1]*[.K14]" office:value-type="float" office:value="16500" calcext:value-type="float">
            <text:p>16500</text:p>
          </table:table-cell>
          <table:table-cell table:formula="of:=[.$L14]*[$'AI Base Weights'.$E$20]" office:value-type="float" office:value="82500" calcext:value-type="float">
            <text:p>82500</text:p>
          </table:table-cell>
          <table:table-cell table:formula="of:=[.$L14]*[$'AI Base Weights'.$E$22]" office:value-type="float" office:value="165000" calcext:value-type="float">
            <text:p>165000</text:p>
          </table:table-cell>
          <table:table-cell table:formula="of:=[.$L14]*[$'AI Base Weights'.$E$18]" office:value-type="float" office:value="49500" calcext:value-type="float">
            <text:p>49500</text:p>
          </table:table-cell>
          <table:table-cell table:formula="of:=[.$L14]*([$'AI Base Weights'.$E$20]+[$'AI Base Weights'.$E$18])" office:value-type="float" office:value="132000" calcext:value-type="float">
            <text:p>132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7]*[$'AI Base Weights'.$E$12]" office:value-type="float" office:value="20" calcext:value-type="float">
            <text:p>20</text:p>
          </table:table-cell>
          <table:table-cell table:formula="of:=[$'AI Base Weights'.$D$1]*[.K15]" office:value-type="float" office:value="15000" calcext:value-type="float">
            <text:p>15000</text:p>
          </table:table-cell>
          <table:table-cell table:formula="of:=[.$L15]*[$'AI Base Weights'.$E$20]" office:value-type="float" office:value="75000" calcext:value-type="float">
            <text:p>75000</text:p>
          </table:table-cell>
          <table:table-cell table:formula="of:=[.$L15]*[$'AI Base Weights'.$E$22]" office:value-type="float" office:value="150000" calcext:value-type="float">
            <text:p>150000</text:p>
          </table:table-cell>
          <table:table-cell table:formula="of:=[.$L15]*[$'AI Base Weights'.$E$18]" office:value-type="float" office:value="45000" calcext:value-type="float">
            <text:p>45000</text:p>
          </table:table-cell>
          <table:table-cell table:formula="of:=[.$L15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20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20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5]*[$'AI Base Weights'.$E$13]" office:value-type="float" office:value="20" calcext:value-type="float">
            <text:p>20</text:p>
          </table:table-cell>
          <table:table-cell table:formula="of:=[$'AI Base Weights'.$D$1]*[.K16]" office:value-type="float" office:value="15000" calcext:value-type="float">
            <text:p>15000</text:p>
          </table:table-cell>
          <table:table-cell table:formula="of:=[.$L16]*[$'AI Base Weights'.$E$20]" office:value-type="float" office:value="75000" calcext:value-type="float">
            <text:p>75000</text:p>
          </table:table-cell>
          <table:table-cell table:formula="of:=[.$L16]*[$'AI Base Weights'.$E$22]" office:value-type="float" office:value="150000" calcext:value-type="float">
            <text:p>150000</text:p>
          </table:table-cell>
          <table:table-cell table:formula="of:=[.$L16]*[$'AI Base Weights'.$E$18]" office:value-type="float" office:value="45000" calcext:value-type="float">
            <text:p>45000</text:p>
          </table:table-cell>
          <table:table-cell table:formula="of:=[.$L16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3]*[$'AI Base Weights'.$E$14]" office:value-type="float" office:value="20" calcext:value-type="float">
            <text:p>20</text:p>
          </table:table-cell>
          <table:table-cell table:formula="of:=[$'AI Base Weights'.$D$1]*[.K17]" office:value-type="float" office:value="15000" calcext:value-type="float">
            <text:p>15000</text:p>
          </table:table-cell>
          <table:table-cell table:formula="of:=[.$L17]*[$'AI Base Weights'.$E$20]" office:value-type="float" office:value="75000" calcext:value-type="float">
            <text:p>75000</text:p>
          </table:table-cell>
          <table:table-cell table:formula="of:=[.$L17]*[$'AI Base Weights'.$E$22]" office:value-type="float" office:value="150000" calcext:value-type="float">
            <text:p>150000</text:p>
          </table:table-cell>
          <table:table-cell table:formula="of:=[.$L17]*[$'AI Base Weights'.$E$18]" office:value-type="float" office:value="45000" calcext:value-type="float">
            <text:p>45000</text:p>
          </table:table-cell>
          <table:table-cell table:formula="of:=[.$L17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3]*[$'AI Base Weights'.$E$16]" office:value-type="float" office:value="20" calcext:value-type="float">
            <text:p>20</text:p>
          </table:table-cell>
          <table:table-cell table:formula="of:=[$'AI Base Weights'.$D$1]*[.K18]" office:value-type="float" office:value="15000" calcext:value-type="float">
            <text:p>15000</text:p>
          </table:table-cell>
          <table:table-cell table:formula="of:=[.$L18]*[$'AI Base Weights'.$E$20]" office:value-type="float" office:value="75000" calcext:value-type="float">
            <text:p>75000</text:p>
          </table:table-cell>
          <table:table-cell table:formula="of:=[.$L18]*[$'AI Base Weights'.$E$22]" office:value-type="float" office:value="150000" calcext:value-type="float">
            <text:p>150000</text:p>
          </table:table-cell>
          <table:table-cell table:formula="of:=[.$L18]*[$'AI Base Weights'.$E$18]" office:value-type="float" office:value="45000" calcext:value-type="float">
            <text:p>45000</text:p>
          </table:table-cell>
          <table:table-cell table:formula="of:=[.$L18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9]*[$'AI Base Weights'.$E$12]" office:value-type="float" office:value="18" calcext:value-type="float">
            <text:p>18</text:p>
          </table:table-cell>
          <table:table-cell table:formula="of:=[$'AI Base Weights'.$D$1]*[.K19]" office:value-type="float" office:value="13500" calcext:value-type="float">
            <text:p>13500</text:p>
          </table:table-cell>
          <table:table-cell table:formula="of:=[.$L19]*[$'AI Base Weights'.$E$20]" office:value-type="float" office:value="67500" calcext:value-type="float">
            <text:p>67500</text:p>
          </table:table-cell>
          <table:table-cell table:formula="of:=[.$L19]*[$'AI Base Weights'.$E$22]" office:value-type="float" office:value="135000" calcext:value-type="float">
            <text:p>135000</text:p>
          </table:table-cell>
          <table:table-cell table:formula="of:=[.$L19]*[$'AI Base Weights'.$E$18]" office:value-type="float" office:value="40500" calcext:value-type="float">
            <text:p>40500</text:p>
          </table:table-cell>
          <table:table-cell table:formula="of:=[.$L19]*([$'AI Base Weights'.$E$20]+[$'AI Base Weights'.$E$18])" office:value-type="float" office:value="108000" calcext:value-type="float">
            <text:p>1080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4]*[$'AI Base Weights'.$E$14]" office:value-type="float" office:value="15" calcext:value-type="float">
            <text:p>15</text:p>
          </table:table-cell>
          <table:table-cell table:formula="of:=[$'AI Base Weights'.$D$1]*[.K20]" office:value-type="float" office:value="11250" calcext:value-type="float">
            <text:p>11250</text:p>
          </table:table-cell>
          <table:table-cell table:formula="of:=[.$L20]*[$'AI Base Weights'.$E$20]" office:value-type="float" office:value="56250" calcext:value-type="float">
            <text:p>56250</text:p>
          </table:table-cell>
          <table:table-cell table:formula="of:=[.$L20]*[$'AI Base Weights'.$E$22]" office:value-type="float" office:value="112500" calcext:value-type="float">
            <text:p>112500</text:p>
          </table:table-cell>
          <table:table-cell table:formula="of:=[.$L20]*[$'AI Base Weights'.$E$18]" office:value-type="float" office:value="33750" calcext:value-type="float">
            <text:p>33750</text:p>
          </table:table-cell>
          <table:table-cell table:formula="of:=[.$L20]*([$'AI Base Weights'.$E$20]+[$'AI Base Weights'.$E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4]*[$'AI Base Weights'.$E$16]" office:value-type="float" office:value="15" calcext:value-type="float">
            <text:p>15</text:p>
          </table:table-cell>
          <table:table-cell table:formula="of:=[$'AI Base Weights'.$D$1]*[.K21]" office:value-type="float" office:value="11250" calcext:value-type="float">
            <text:p>11250</text:p>
          </table:table-cell>
          <table:table-cell table:formula="of:=[.$L21]*[$'AI Base Weights'.$E$20]" office:value-type="float" office:value="56250" calcext:value-type="float">
            <text:p>56250</text:p>
          </table:table-cell>
          <table:table-cell table:formula="of:=[.$L21]*[$'AI Base Weights'.$E$22]" office:value-type="float" office:value="112500" calcext:value-type="float">
            <text:p>112500</text:p>
          </table:table-cell>
          <table:table-cell table:formula="of:=[.$L21]*[$'AI Base Weights'.$E$18]" office:value-type="float" office:value="33750" calcext:value-type="float">
            <text:p>33750</text:p>
          </table:table-cell>
          <table:table-cell table:formula="of:=[.$L21]*([$'AI Base Weights'.$E$20]+[$'AI Base Weights'.$E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5]*[$'AI Base Weights'.$E$14]" office:value-type="float" office:value="10" calcext:value-type="float">
            <text:p>10</text:p>
          </table:table-cell>
          <table:table-cell table:formula="of:=[$'AI Base Weights'.$D$1]*[.K22]" office:value-type="float" office:value="7500" calcext:value-type="float">
            <text:p>7500</text:p>
          </table:table-cell>
          <table:table-cell table:formula="of:=[.$L22]*[$'AI Base Weights'.$E$20]" office:value-type="float" office:value="37500" calcext:value-type="float">
            <text:p>37500</text:p>
          </table:table-cell>
          <table:table-cell table:formula="of:=[.$L22]*[$'AI Base Weights'.$E$22]" office:value-type="float" office:value="75000" calcext:value-type="float">
            <text:p>75000</text:p>
          </table:table-cell>
          <table:table-cell table:formula="of:=[.$L22]*[$'AI Base Weights'.$E$18]" office:value-type="float" office:value="22500" calcext:value-type="float">
            <text:p>22500</text:p>
          </table:table-cell>
          <table:table-cell table:formula="of:=[.$L22]*([$'AI Base Weights'.$E$20]+[$'AI Base Weights'.$E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5]*[$'AI Base Weights'.$E$16]" office:value-type="float" office:value="10" calcext:value-type="float">
            <text:p>10</text:p>
          </table:table-cell>
          <table:table-cell table:formula="of:=[$'AI Base Weights'.$D$1]*[.K23]" office:value-type="float" office:value="7500" calcext:value-type="float">
            <text:p>7500</text:p>
          </table:table-cell>
          <table:table-cell table:formula="of:=[.$L23]*[$'AI Base Weights'.$E$20]" office:value-type="float" office:value="37500" calcext:value-type="float">
            <text:p>37500</text:p>
          </table:table-cell>
          <table:table-cell table:formula="of:=[.$L23]*[$'AI Base Weights'.$E$22]" office:value-type="float" office:value="75000" calcext:value-type="float">
            <text:p>75000</text:p>
          </table:table-cell>
          <table:table-cell table:formula="of:=[.$L23]*[$'AI Base Weights'.$E$18]" office:value-type="float" office:value="22500" calcext:value-type="float">
            <text:p>22500</text:p>
          </table:table-cell>
          <table:table-cell table:formula="of:=[.$L23]*([$'AI Base Weights'.$E$20]+[$'AI Base Weights'.$E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8]*[$'AI Base Weights'.$E$13]" office:value-type="float" office:value="2.2" calcext:value-type="float">
            <text:p>2.2</text:p>
          </table:table-cell>
          <table:table-cell table:formula="of:=[$'AI Base Weights'.$D$1]*[.K24]" office:value-type="float" office:value="1650" calcext:value-type="float">
            <text:p>1650</text:p>
          </table:table-cell>
          <table:table-cell table:formula="of:=[.$L24]*[$'AI Base Weights'.$E$20]" office:value-type="float" office:value="8250" calcext:value-type="float">
            <text:p>8250</text:p>
          </table:table-cell>
          <table:table-cell table:formula="of:=[.$L24]*[$'AI Base Weights'.$E$22]" office:value-type="float" office:value="16500" calcext:value-type="float">
            <text:p>16500</text:p>
          </table:table-cell>
          <table:table-cell table:formula="of:=[.$L24]*[$'AI Base Weights'.$E$18]" office:value-type="float" office:value="4950" calcext:value-type="float">
            <text:p>4950</text:p>
          </table:table-cell>
          <table:table-cell table:formula="of:=[.$L24]*([$'AI Base Weights'.$E$20]+[$'AI Base Weights'.$E$18])" office:value-type="float" office:value="13200" calcext:value-type="float">
            <text:p>132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20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20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7]*[$'AI Base Weights'.$E$13]" office:value-type="float" office:value="2" calcext:value-type="float">
            <text:p>2</text:p>
          </table:table-cell>
          <table:table-cell table:formula="of:=[$'AI Base Weights'.$D$1]*[.K25]" office:value-type="float" office:value="1500" calcext:value-type="float">
            <text:p>1500</text:p>
          </table:table-cell>
          <table:table-cell table:formula="of:=[.$L25]*[$'AI Base Weights'.$E$20]" office:value-type="float" office:value="7500" calcext:value-type="float">
            <text:p>7500</text:p>
          </table:table-cell>
          <table:table-cell table:formula="of:=[.$L25]*[$'AI Base Weights'.$E$22]" office:value-type="float" office:value="15000" calcext:value-type="float">
            <text:p>15000</text:p>
          </table:table-cell>
          <table:table-cell table:formula="of:=[.$L25]*[$'AI Base Weights'.$E$18]" office:value-type="float" office:value="4500" calcext:value-type="float">
            <text:p>4500</text:p>
          </table:table-cell>
          <table:table-cell table:formula="of:=[.$L25]*([$'AI Base Weights'.$E$20]+[$'AI Base Weights'.$E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style-name="ce20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20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9]*[$'AI Base Weights'.$E$13]" office:value-type="float" office:value="1.8" calcext:value-type="float">
            <text:p>1.8</text:p>
          </table:table-cell>
          <table:table-cell table:formula="of:=[$'AI Base Weights'.$D$1]*[.K26]" office:value-type="float" office:value="1350" calcext:value-type="float">
            <text:p>1350</text:p>
          </table:table-cell>
          <table:table-cell table:formula="of:=[.$L26]*[$'AI Base Weights'.$E$20]" office:value-type="float" office:value="6750" calcext:value-type="float">
            <text:p>6750</text:p>
          </table:table-cell>
          <table:table-cell table:formula="of:=[.$L26]*[$'AI Base Weights'.$E$22]" office:value-type="float" office:value="13500" calcext:value-type="float">
            <text:p>13500</text:p>
          </table:table-cell>
          <table:table-cell table:formula="of:=[.$L26]*[$'AI Base Weights'.$E$18]" office:value-type="float" office:value="4050" calcext:value-type="float">
            <text:p>4050</text:p>
          </table:table-cell>
          <table:table-cell table:formula="of:=[.$L26]*([$'AI Base Weights'.$E$20]+[$'AI Base Weights'.$E$18])" office:value-type="float" office:value="10800" calcext:value-type="float">
            <text:p>108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8]*[$'AI Base Weights'.$E$14]" office:value-type="float" office:value="1.1" calcext:value-type="float">
            <text:p>1.1</text:p>
          </table:table-cell>
          <table:table-cell table:formula="of:=[$'AI Base Weights'.$D$1]*[.K27]" office:value-type="float" office:value="825" calcext:value-type="float">
            <text:p>825</text:p>
          </table:table-cell>
          <table:table-cell table:formula="of:=[.$L27]*[$'AI Base Weights'.$E$20]" office:value-type="float" office:value="4125" calcext:value-type="float">
            <text:p>4125</text:p>
          </table:table-cell>
          <table:table-cell table:formula="of:=[.$L27]*[$'AI Base Weights'.$E$22]" office:value-type="float" office:value="8250" calcext:value-type="float">
            <text:p>8250</text:p>
          </table:table-cell>
          <table:table-cell table:formula="of:=[.$L27]*[$'AI Base Weights'.$E$18]" office:value-type="float" office:value="2475" calcext:value-type="float">
            <text:p>2475</text:p>
          </table:table-cell>
          <table:table-cell table:formula="of:=[.$L27]*([$'AI Base Weights'.$E$20]+[$'AI Base Weights'.$E$18])" office:value-type="float" office:value="6600" calcext:value-type="float">
            <text:p>66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8]*[$'AI Base Weights'.$E$16]" office:value-type="float" office:value="1.1" calcext:value-type="float">
            <text:p>1.1</text:p>
          </table:table-cell>
          <table:table-cell table:formula="of:=[$'AI Base Weights'.$D$1]*[.K28]" office:value-type="float" office:value="825" calcext:value-type="float">
            <text:p>825</text:p>
          </table:table-cell>
          <table:table-cell table:formula="of:=[.$L28]*[$'AI Base Weights'.$E$20]" office:value-type="float" office:value="4125" calcext:value-type="float">
            <text:p>4125</text:p>
          </table:table-cell>
          <table:table-cell table:formula="of:=[.$L28]*[$'AI Base Weights'.$E$22]" office:value-type="float" office:value="8250" calcext:value-type="float">
            <text:p>8250</text:p>
          </table:table-cell>
          <table:table-cell table:formula="of:=[.$L28]*[$'AI Base Weights'.$E$18]" office:value-type="float" office:value="2475" calcext:value-type="float">
            <text:p>2475</text:p>
          </table:table-cell>
          <table:table-cell table:formula="of:=[.$L28]*([$'AI Base Weights'.$E$20]+[$'AI Base Weights'.$E$18])" office:value-type="float" office:value="6600" calcext:value-type="float">
            <text:p>66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7]*[$'AI Base Weights'.$E$14]" office:value-type="float" office:value="1" calcext:value-type="float">
            <text:p>1</text:p>
          </table:table-cell>
          <table:table-cell table:formula="of:=[$'AI Base Weights'.$D$1]*[.K29]" office:value-type="float" office:value="750" calcext:value-type="float">
            <text:p>750</text:p>
          </table:table-cell>
          <table:table-cell table:formula="of:=[.$L29]*[$'AI Base Weights'.$E$20]" office:value-type="float" office:value="3750" calcext:value-type="float">
            <text:p>3750</text:p>
          </table:table-cell>
          <table:table-cell table:formula="of:=[.$L29]*[$'AI Base Weights'.$E$22]" office:value-type="float" office:value="7500" calcext:value-type="float">
            <text:p>7500</text:p>
          </table:table-cell>
          <table:table-cell table:formula="of:=[.$L29]*[$'AI Base Weights'.$E$18]" office:value-type="float" office:value="2250" calcext:value-type="float">
            <text:p>2250</text:p>
          </table:table-cell>
          <table:table-cell table:formula="of:=[.$L29]*([$'AI Base Weights'.$E$20]+[$'AI Base Weights'.$E$18])" office:value-type="float" office:value="6000" calcext:value-type="float">
            <text:p>60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7]*[$'AI Base Weights'.$E$16]" office:value-type="float" office:value="1" calcext:value-type="float">
            <text:p>1</text:p>
          </table:table-cell>
          <table:table-cell table:formula="of:=[$'AI Base Weights'.$D$1]*[.K30]" office:value-type="float" office:value="750" calcext:value-type="float">
            <text:p>750</text:p>
          </table:table-cell>
          <table:table-cell table:formula="of:=[.$L30]*[$'AI Base Weights'.$E$20]" office:value-type="float" office:value="3750" calcext:value-type="float">
            <text:p>3750</text:p>
          </table:table-cell>
          <table:table-cell table:formula="of:=[.$L30]*[$'AI Base Weights'.$E$22]" office:value-type="float" office:value="7500" calcext:value-type="float">
            <text:p>7500</text:p>
          </table:table-cell>
          <table:table-cell table:formula="of:=[.$L30]*[$'AI Base Weights'.$E$18]" office:value-type="float" office:value="2250" calcext:value-type="float">
            <text:p>2250</text:p>
          </table:table-cell>
          <table:table-cell table:formula="of:=[.$L30]*([$'AI Base Weights'.$E$20]+[$'AI Base Weights'.$E$18])" office:value-type="float" office:value="6000" calcext:value-type="float">
            <text:p>6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9]*[$'AI Base Weights'.$E$14]" office:value-type="float" office:value="0.9" calcext:value-type="float">
            <text:p>0.9</text:p>
          </table:table-cell>
          <table:table-cell table:formula="of:=[$'AI Base Weights'.$D$1]*[.K31]" office:value-type="float" office:value="675" calcext:value-type="float">
            <text:p>675</text:p>
          </table:table-cell>
          <table:table-cell table:formula="of:=[.$L31]*[$'AI Base Weights'.$E$20]" office:value-type="float" office:value="3375" calcext:value-type="float">
            <text:p>3375</text:p>
          </table:table-cell>
          <table:table-cell table:formula="of:=[.$L31]*[$'AI Base Weights'.$E$22]" office:value-type="float" office:value="6750" calcext:value-type="float">
            <text:p>6750</text:p>
          </table:table-cell>
          <table:table-cell table:formula="of:=[.$L31]*[$'AI Base Weights'.$E$18]" office:value-type="float" office:value="2025" calcext:value-type="float">
            <text:p>2025</text:p>
          </table:table-cell>
          <table:table-cell table:formula="of:=[.$L31]*([$'AI Base Weights'.$E$20]+[$'AI Base Weights'.$E$18])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9]*[$'AI Base Weights'.$E$16]" office:value-type="float" office:value="0.9" calcext:value-type="float">
            <text:p>0.9</text:p>
          </table:table-cell>
          <table:table-cell table:formula="of:=[$'AI Base Weights'.$D$1]*[.K32]" office:value-type="float" office:value="675" calcext:value-type="float">
            <text:p>675</text:p>
          </table:table-cell>
          <table:table-cell table:formula="of:=[.$L32]*[$'AI Base Weights'.$E$20]" office:value-type="float" office:value="3375" calcext:value-type="float">
            <text:p>3375</text:p>
          </table:table-cell>
          <table:table-cell table:formula="of:=[.$L32]*[$'AI Base Weights'.$E$22]" office:value-type="float" office:value="6750" calcext:value-type="float">
            <text:p>6750</text:p>
          </table:table-cell>
          <table:table-cell table:formula="of:=[.$L32]*[$'AI Base Weights'.$E$18]" office:value-type="float" office:value="2025" calcext:value-type="float">
            <text:p>2025</text:p>
          </table:table-cell>
          <table:table-cell table:formula="of:=[.$L32]*([$'AI Base Weights'.$E$20]+[$'AI Base Weights'.$E$18])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style-name="ce40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0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6]*[$'AI Base Weights'.$E$15]" office:value-type="float" office:value="0.5" calcext:value-type="float">
            <text:p>0.5</text:p>
          </table:table-cell>
          <table:table-cell table:formula="of:=[$'AI Base Weights'.$D$1]*[.K33]" office:value-type="float" office:value="375" calcext:value-type="float">
            <text:p>375</text:p>
          </table:table-cell>
          <table:table-cell table:formula="of:=[.$L33]*[$'AI Base Weights'.$E$20]" office:value-type="float" office:value="1875" calcext:value-type="float">
            <text:p>1875</text:p>
          </table:table-cell>
          <table:table-cell table:formula="of:=[.$L33]*[$'AI Base Weights'.$E$22]" office:value-type="float" office:value="3750" calcext:value-type="float">
            <text:p>3750</text:p>
          </table:table-cell>
          <table:table-cell table:formula="of:=[.$L33]*[$'AI Base Weights'.$E$18]" office:value-type="float" office:value="1125" calcext:value-type="float">
            <text:p>1125</text:p>
          </table:table-cell>
          <table:table-cell table:formula="of:=[.$L33]*([$'AI Base Weights'.$E$20]+[$'AI Base Weights'.$E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0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0"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10]*[$'AI Base Weights'.$E$15]" office:value-type="float" office:value="0.5" calcext:value-type="float">
            <text:p>0.5</text:p>
          </table:table-cell>
          <table:table-cell table:formula="of:=[$'AI Base Weights'.$D$1]*[.K34]" office:value-type="float" office:value="375" calcext:value-type="float">
            <text:p>375</text:p>
          </table:table-cell>
          <table:table-cell table:formula="of:=[.$L34]*[$'AI Base Weights'.$E$20]" office:value-type="float" office:value="1875" calcext:value-type="float">
            <text:p>1875</text:p>
          </table:table-cell>
          <table:table-cell table:formula="of:=[.$L34]*[$'AI Base Weights'.$E$22]" office:value-type="float" office:value="3750" calcext:value-type="float">
            <text:p>3750</text:p>
          </table:table-cell>
          <table:table-cell table:formula="of:=[.$L34]*[$'AI Base Weights'.$E$18]" office:value-type="float" office:value="1125" calcext:value-type="float">
            <text:p>1125</text:p>
          </table:table-cell>
          <table:table-cell table:formula="of:=[.$L34]*([$'AI Base Weights'.$E$20]+[$'AI Base Weights'.$E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6]*[$'AI Base Weights'.$E$12]" office:value-type="float" office:value="0.2" calcext:value-type="float">
            <text:p>0.2</text:p>
          </table:table-cell>
          <table:table-cell table:formula="of:=[$'AI Base Weights'.$D$1]*[.K35]" office:value-type="float" office:value="150" calcext:value-type="float">
            <text:p>150</text:p>
          </table:table-cell>
          <table:table-cell table:formula="of:=[.$L35]*[$'AI Base Weights'.$E$20]" office:value-type="float" office:value="750" calcext:value-type="float">
            <text:p>750</text:p>
          </table:table-cell>
          <table:table-cell table:formula="of:=[.$L35]*[$'AI Base Weights'.$E$22]" office:value-type="float" office:value="1500" calcext:value-type="float">
            <text:p>1500</text:p>
          </table:table-cell>
          <table:table-cell table:formula="of:=[.$L35]*[$'AI Base Weights'.$E$18]" office:value-type="float" office:value="450" calcext:value-type="float">
            <text:p>450</text:p>
          </table:table-cell>
          <table:table-cell table:formula="of:=[.$L35]*([$'AI Base Weights'.$E$20]+[$'AI Base Weights'.$E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10]*[$'AI Base Weights'.$E$12]" office:value-type="float" office:value="0.2" calcext:value-type="float">
            <text:p>0.2</text:p>
          </table:table-cell>
          <table:table-cell table:formula="of:=[$'AI Base Weights'.$D$1]*[.K36]" office:value-type="float" office:value="150" calcext:value-type="float">
            <text:p>150</text:p>
          </table:table-cell>
          <table:table-cell table:formula="of:=[.$L36]*[$'AI Base Weights'.$E$20]" office:value-type="float" office:value="750" calcext:value-type="float">
            <text:p>750</text:p>
          </table:table-cell>
          <table:table-cell table:formula="of:=[.$L36]*[$'AI Base Weights'.$E$22]" office:value-type="float" office:value="1500" calcext:value-type="float">
            <text:p>1500</text:p>
          </table:table-cell>
          <table:table-cell table:formula="of:=[.$L36]*[$'AI Base Weights'.$E$18]" office:value-type="float" office:value="450" calcext:value-type="float">
            <text:p>450</text:p>
          </table:table-cell>
          <table:table-cell table:formula="of:=[.$L36]*([$'AI Base Weights'.$E$20]+[$'AI Base Weights'.$E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6]*[$'AI Base Weights'.$E$13]" office:value-type="float" office:value="0.02" calcext:value-type="float">
            <text:p>0.02</text:p>
          </table:table-cell>
          <table:table-cell table:formula="of:=[$'AI Base Weights'.$D$1]*[.K37]" office:value-type="float" office:value="15" calcext:value-type="float">
            <text:p>15</text:p>
          </table:table-cell>
          <table:table-cell table:formula="of:=[.$L37]*[$'AI Base Weights'.$E$20]" office:value-type="float" office:value="75" calcext:value-type="float">
            <text:p>75</text:p>
          </table:table-cell>
          <table:table-cell table:formula="of:=[.$L37]*[$'AI Base Weights'.$E$22]" office:value-type="float" office:value="150" calcext:value-type="float">
            <text:p>150</text:p>
          </table:table-cell>
          <table:table-cell table:formula="of:=[.$L37]*[$'AI Base Weights'.$E$18]" office:value-type="float" office:value="45" calcext:value-type="float">
            <text:p>45</text:p>
          </table:table-cell>
          <table:table-cell table:formula="of:=[.$L37]*([$'AI Base Weights'.$E$20]+[$'AI Base Weights'.$E$18])"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10]*[$'AI Base Weights'.$E$13]" office:value-type="float" office:value="0.02" calcext:value-type="float">
            <text:p>0.02</text:p>
          </table:table-cell>
          <table:table-cell table:formula="of:=[$'AI Base Weights'.$D$1]*[.K38]" office:value-type="float" office:value="15" calcext:value-type="float">
            <text:p>15</text:p>
          </table:table-cell>
          <table:table-cell table:formula="of:=[.$L38]*[$'AI Base Weights'.$E$20]" office:value-type="float" office:value="75" calcext:value-type="float">
            <text:p>75</text:p>
          </table:table-cell>
          <table:table-cell table:formula="of:=[.$L38]*[$'AI Base Weights'.$E$22]" office:value-type="float" office:value="150" calcext:value-type="float">
            <text:p>150</text:p>
          </table:table-cell>
          <table:table-cell table:formula="of:=[.$L38]*[$'AI Base Weights'.$E$18]" office:value-type="float" office:value="45" calcext:value-type="float">
            <text:p>45</text:p>
          </table:table-cell>
          <table:table-cell table:formula="of:=[.$L38]*([$'AI Base Weights'.$E$20]+[$'AI Base Weights'.$E$18])"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6]*[$'AI Base Weights'.$E$14]" office:value-type="float" office:value="0.01" calcext:value-type="float">
            <text:p>0.01</text:p>
          </table:table-cell>
          <table:table-cell table:formula="of:=[$'AI Base Weights'.$D$1]*[.K39]" office:value-type="float" office:value="7.5" calcext:value-type="float">
            <text:p>7.5</text:p>
          </table:table-cell>
          <table:table-cell table:formula="of:=[.$L39]*[$'AI Base Weights'.$E$20]" office:value-type="float" office:value="37.5" calcext:value-type="float">
            <text:p>37.5</text:p>
          </table:table-cell>
          <table:table-cell table:formula="of:=[.$L39]*[$'AI Base Weights'.$E$22]" office:value-type="float" office:value="75" calcext:value-type="float">
            <text:p>75</text:p>
          </table:table-cell>
          <table:table-cell table:formula="of:=[.$L39]*[$'AI Base Weights'.$E$18]" office:value-type="float" office:value="22.5" calcext:value-type="float">
            <text:p>22.5</text:p>
          </table:table-cell>
          <table:table-cell table:formula="of:=[.$L39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10]*[$'AI Base Weights'.$E$14]" office:value-type="float" office:value="0.01" calcext:value-type="float">
            <text:p>0.01</text:p>
          </table:table-cell>
          <table:table-cell table:formula="of:=[$'AI Base Weights'.$D$1]*[.K40]" office:value-type="float" office:value="7.5" calcext:value-type="float">
            <text:p>7.5</text:p>
          </table:table-cell>
          <table:table-cell table:formula="of:=[.$L40]*[$'AI Base Weights'.$E$20]" office:value-type="float" office:value="37.5" calcext:value-type="float">
            <text:p>37.5</text:p>
          </table:table-cell>
          <table:table-cell table:formula="of:=[.$L40]*[$'AI Base Weights'.$E$22]" office:value-type="float" office:value="75" calcext:value-type="float">
            <text:p>75</text:p>
          </table:table-cell>
          <table:table-cell table:formula="of:=[.$L40]*[$'AI Base Weights'.$E$18]" office:value-type="float" office:value="22.5" calcext:value-type="float">
            <text:p>22.5</text:p>
          </table:table-cell>
          <table:table-cell table:formula="of:=[.$L40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6]*[$'AI Base Weights'.$E$16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E$20]" office:value-type="float" office:value="37.5" calcext:value-type="float">
            <text:p>37.5</text:p>
          </table:table-cell>
          <table:table-cell table:formula="of:=[.$L41]*[$'AI Base Weights'.$E$22]" office:value-type="float" office:value="75" calcext:value-type="float">
            <text:p>75</text:p>
          </table:table-cell>
          <table:table-cell table:formula="of:=[.$L41]*[$'AI Base Weights'.$E$18]" office:value-type="float" office:value="22.5" calcext:value-type="float">
            <text:p>22.5</text:p>
          </table:table-cell>
          <table:table-cell table:formula="of:=[.$L41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10]*[$'AI Base Weights'.$E$16]" office:value-type="float" office:value="0.01" calcext:value-type="float">
            <text:p>0.01</text:p>
          </table:table-cell>
          <table:table-cell table:formula="of:=[$'AI Base Weights'.$D$1]*[.K42]" office:value-type="float" office:value="7.5" calcext:value-type="float">
            <text:p>7.5</text:p>
          </table:table-cell>
          <table:table-cell table:formula="of:=[.$L42]*[$'AI Base Weights'.$E$20]" office:value-type="float" office:value="37.5" calcext:value-type="float">
            <text:p>37.5</text:p>
          </table:table-cell>
          <table:table-cell table:formula="of:=[.$L42]*[$'AI Base Weights'.$E$22]" office:value-type="float" office:value="75" calcext:value-type="float">
            <text:p>75</text:p>
          </table:table-cell>
          <table:table-cell table:formula="of:=[.$L42]*[$'AI Base Weights'.$E$18]" office:value-type="float" office:value="22.5" calcext:value-type="float">
            <text:p>22.5</text:p>
          </table:table-cell>
          <table:table-cell table:formula="of:=[.$L42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</table:table>
      <table:table table:name="3.4.5 vs StarNet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7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Default"/>
          <table:table-cell table:style-name="Default" table:number-columns-repeated="5"/>
          <table:table-cell table:style-name="ce38" office:value-type="string" calcext:value-type="string" table:number-columns-spanned="3" table:number-rows-spanned="1">
            <text:p>StarNet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3]*[$'AI Base Weights'.$F$15]" office:value-type="float" office:value="500" calcext:value-type="float">
            <text:p>500</text:p>
          </table:table-cell>
          <table:table-cell table:formula="of:=[$'AI Base Weights'.$D$1]*[.K3]" office:value-type="float" office:value="375000" calcext:value-type="float">
            <text:p>375000</text:p>
          </table:table-cell>
          <table:table-cell table:formula="of:=[.$L3]*[$'AI Base Weights'.$F$20]" office:value-type="float" office:value="3750000" calcext:value-type="float">
            <text:p>3750000</text:p>
          </table:table-cell>
          <table:table-cell table:formula="of:=[.$L3]*[$'AI Base Weights'.$F$22]" office:value-type="float" office:value="5625000" calcext:value-type="float">
            <text:p>5625000</text:p>
          </table:table-cell>
          <table:table-cell table:formula="of:=[.$L3]*[$'AI Base Weights'.$F$18]" office:value-type="float" office:value="1875000" calcext:value-type="float">
            <text:p>1875000</text:p>
          </table:table-cell>
          <table:table-cell table:formula="of:=[.$L3]*([$'AI Base Weights'.$F$20]+[$'AI Base Weights'.$F$18])" office:value-type="float" office:value="5625000" calcext:value-type="float">
            <text:p>5625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4]*[$'AI Base Weights'.$F$15]" office:value-type="float" office:value="250" calcext:value-type="float">
            <text:p>250</text:p>
          </table:table-cell>
          <table:table-cell table:formula="of:=[$'AI Base Weights'.$D$1]*[.K4]" office:value-type="float" office:value="187500" calcext:value-type="float">
            <text:p>187500</text:p>
          </table:table-cell>
          <table:table-cell table:formula="of:=[.$L4]*[$'AI Base Weights'.$F$20]" office:value-type="float" office:value="1875000" calcext:value-type="float">
            <text:p>1875000</text:p>
          </table:table-cell>
          <table:table-cell table:formula="of:=[.$L4]*[$'AI Base Weights'.$F$22]" office:value-type="float" office:value="2812500" calcext:value-type="float">
            <text:p>2812500</text:p>
          </table:table-cell>
          <table:table-cell table:formula="of:=[.$L4]*[$'AI Base Weights'.$F$18]" office:value-type="float" office:value="937500" calcext:value-type="float">
            <text:p>937500</text:p>
          </table:table-cell>
          <table:table-cell table:formula="of:=[.$L4]*([$'AI Base Weights'.$F$20]+[$'AI Base Weights'.$F$18])" office:value-type="float" office:value="2812500" calcext:value-type="float">
            <text:p>28125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3]*[$'AI Base Weights'.$F$12]" office:value-type="float" office:value="165" calcext:value-type="float">
            <text:p>165</text:p>
          </table:table-cell>
          <table:table-cell table:formula="of:=[$'AI Base Weights'.$D$1]*[.K5]" office:value-type="float" office:value="123750" calcext:value-type="float">
            <text:p>123750</text:p>
          </table:table-cell>
          <table:table-cell table:formula="of:=[.$L5]*[$'AI Base Weights'.$F$20]" office:value-type="float" office:value="1237500" calcext:value-type="float">
            <text:p>1237500</text:p>
          </table:table-cell>
          <table:table-cell table:formula="of:=[.$L5]*[$'AI Base Weights'.$F$22]" office:value-type="float" office:value="1856250" calcext:value-type="float">
            <text:p>1856250</text:p>
          </table:table-cell>
          <table:table-cell table:formula="of:=[.$L5]*[$'AI Base Weights'.$F$18]" office:value-type="float" office:value="618750" calcext:value-type="float">
            <text:p>618750</text:p>
          </table:table-cell>
          <table:table-cell table:formula="of:=[.$L5]*([$'AI Base Weights'.$F$20]+[$'AI Base Weights'.$F$18])" office:value-type="float" office:value="1856250" calcext:value-type="float">
            <text:p>185625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5]*[$'AI Base Weights'.$F$15]" office:value-type="float" office:value="100" calcext:value-type="float">
            <text:p>100</text:p>
          </table:table-cell>
          <table:table-cell table:formula="of:=[$'AI Base Weights'.$D$1]*[.K6]" office:value-type="float" office:value="75000" calcext:value-type="float">
            <text:p>75000</text:p>
          </table:table-cell>
          <table:table-cell table:formula="of:=[.$L6]*[$'AI Base Weights'.$F$20]" office:value-type="float" office:value="750000" calcext:value-type="float">
            <text:p>750000</text:p>
          </table:table-cell>
          <table:table-cell table:formula="of:=[.$L6]*[$'AI Base Weights'.$F$22]" office:value-type="float" office:value="1125000" calcext:value-type="float">
            <text:p>1125000</text:p>
          </table:table-cell>
          <table:table-cell table:formula="of:=[.$L6]*[$'AI Base Weights'.$F$18]" office:value-type="float" office:value="375000" calcext:value-type="float">
            <text:p>375000</text:p>
          </table:table-cell>
          <table:table-cell table:formula="of:=[.$L6]*([$'AI Base Weights'.$F$20]+[$'AI Base Weights'.$F$18])" office:value-type="float" office:value="1125000" calcext:value-type="float">
            <text:p>112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4]*[$'AI Base Weights'.$F$12]" office:value-type="float" office:value="82.5" calcext:value-type="float">
            <text:p>82.5</text:p>
          </table:table-cell>
          <table:table-cell table:formula="of:=[$'AI Base Weights'.$D$1]*[.K7]" office:value-type="float" office:value="61875" calcext:value-type="float">
            <text:p>61875</text:p>
          </table:table-cell>
          <table:table-cell table:formula="of:=[.$L7]*[$'AI Base Weights'.$F$20]" office:value-type="float" office:value="618750" calcext:value-type="float">
            <text:p>618750</text:p>
          </table:table-cell>
          <table:table-cell table:formula="of:=[.$L7]*[$'AI Base Weights'.$F$22]" office:value-type="float" office:value="928125" calcext:value-type="float">
            <text:p>928125</text:p>
          </table:table-cell>
          <table:table-cell table:formula="of:=[.$L7]*[$'AI Base Weights'.$F$18]" office:value-type="float" office:value="309375" calcext:value-type="float">
            <text:p>309375</text:p>
          </table:table-cell>
          <table:table-cell table:formula="of:=[.$L7]*([$'AI Base Weights'.$F$20]+[$'AI Base Weights'.$F$18])" office:value-type="float" office:value="928125" calcext:value-type="float">
            <text:p>928125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5]*[$'AI Base Weights'.$F$12]" office:value-type="float" office:value="33" calcext:value-type="float">
            <text:p>33</text:p>
          </table:table-cell>
          <table:table-cell table:formula="of:=[$'AI Base Weights'.$D$1]*[.K8]" office:value-type="float" office:value="24750" calcext:value-type="float">
            <text:p>24750</text:p>
          </table:table-cell>
          <table:table-cell table:formula="of:=[.$L8]*[$'AI Base Weights'.$F$20]" office:value-type="float" office:value="247500" calcext:value-type="float">
            <text:p>247500</text:p>
          </table:table-cell>
          <table:table-cell table:formula="of:=[.$L8]*[$'AI Base Weights'.$F$22]" office:value-type="float" office:value="371250" calcext:value-type="float">
            <text:p>371250</text:p>
          </table:table-cell>
          <table:table-cell table:formula="of:=[.$L8]*[$'AI Base Weights'.$F$18]" office:value-type="float" office:value="123750" calcext:value-type="float">
            <text:p>123750</text:p>
          </table:table-cell>
          <table:table-cell table:formula="of:=[.$L8]*([$'AI Base Weights'.$F$20]+[$'AI Base Weights'.$F$18])" office:value-type="float" office:value="371250" calcext:value-type="float">
            <text:p>37125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3]*[$'AI Base Weights'.$F$13]" office:value-type="float" office:value="20" calcext:value-type="float">
            <text:p>20</text:p>
          </table:table-cell>
          <table:table-cell table:formula="of:=[$'AI Base Weights'.$D$1]*[.K9]" office:value-type="float" office:value="15000" calcext:value-type="float">
            <text:p>15000</text:p>
          </table:table-cell>
          <table:table-cell table:formula="of:=[.$L9]*[$'AI Base Weights'.$F$20]" office:value-type="float" office:value="150000" calcext:value-type="float">
            <text:p>150000</text:p>
          </table:table-cell>
          <table:table-cell table:formula="of:=[.$L9]*[$'AI Base Weights'.$F$22]" office:value-type="float" office:value="225000" calcext:value-type="float">
            <text:p>225000</text:p>
          </table:table-cell>
          <table:table-cell table:formula="of:=[.$L9]*[$'AI Base Weights'.$F$18]" office:value-type="float" office:value="75000" calcext:value-type="float">
            <text:p>75000</text:p>
          </table:table-cell>
          <table:table-cell table:formula="of:=[.$L9]*([$'AI Base Weights'.$F$20]+[$'AI Base Weights'.$F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7]*[$'AI Base Weights'.$F$15]" office:value-type="float" office:value="20" calcext:value-type="float">
            <text:p>20</text:p>
          </table:table-cell>
          <table:table-cell table:formula="of:=[$'AI Base Weights'.$D$1]*[.K10]" office:value-type="float" office:value="15000" calcext:value-type="float">
            <text:p>15000</text:p>
          </table:table-cell>
          <table:table-cell table:formula="of:=[.$L10]*[$'AI Base Weights'.$F$20]" office:value-type="float" office:value="150000" calcext:value-type="float">
            <text:p>150000</text:p>
          </table:table-cell>
          <table:table-cell table:formula="of:=[.$L10]*[$'AI Base Weights'.$F$22]" office:value-type="float" office:value="225000" calcext:value-type="float">
            <text:p>225000</text:p>
          </table:table-cell>
          <table:table-cell table:formula="of:=[.$L10]*[$'AI Base Weights'.$F$18]" office:value-type="float" office:value="75000" calcext:value-type="float">
            <text:p>75000</text:p>
          </table:table-cell>
          <table:table-cell table:formula="of:=[.$L10]*([$'AI Base Weights'.$F$20]+[$'AI Base Weights'.$F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8]*[$'AI Base Weights'.$F$15]" office:value-type="float" office:value="20" calcext:value-type="float">
            <text:p>20</text:p>
          </table:table-cell>
          <table:table-cell table:formula="of:=[$'AI Base Weights'.$D$1]*[.K11]" office:value-type="float" office:value="15000" calcext:value-type="float">
            <text:p>15000</text:p>
          </table:table-cell>
          <table:table-cell table:formula="of:=[.$L11]*[$'AI Base Weights'.$F$20]" office:value-type="float" office:value="150000" calcext:value-type="float">
            <text:p>150000</text:p>
          </table:table-cell>
          <table:table-cell table:formula="of:=[.$L11]*[$'AI Base Weights'.$F$22]" office:value-type="float" office:value="225000" calcext:value-type="float">
            <text:p>225000</text:p>
          </table:table-cell>
          <table:table-cell table:formula="of:=[.$L11]*[$'AI Base Weights'.$F$18]" office:value-type="float" office:value="75000" calcext:value-type="float">
            <text:p>75000</text:p>
          </table:table-cell>
          <table:table-cell table:formula="of:=[.$L11]*([$'AI Base Weights'.$F$20]+[$'AI Base Weights'.$F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9]*[$'AI Base Weights'.$F$15]" office:value-type="float" office:value="15" calcext:value-type="float">
            <text:p>15</text:p>
          </table:table-cell>
          <table:table-cell table:formula="of:=[$'AI Base Weights'.$D$1]*[.K12]" office:value-type="float" office:value="11250" calcext:value-type="float">
            <text:p>11250</text:p>
          </table:table-cell>
          <table:table-cell table:formula="of:=[.$L12]*[$'AI Base Weights'.$F$20]" office:value-type="float" office:value="112500" calcext:value-type="float">
            <text:p>112500</text:p>
          </table:table-cell>
          <table:table-cell table:formula="of:=[.$L12]*[$'AI Base Weights'.$F$22]" office:value-type="float" office:value="168750" calcext:value-type="float">
            <text:p>168750</text:p>
          </table:table-cell>
          <table:table-cell table:formula="of:=[.$L12]*[$'AI Base Weights'.$F$18]" office:value-type="float" office:value="56250" calcext:value-type="float">
            <text:p>56250</text:p>
          </table:table-cell>
          <table:table-cell table:formula="of:=[.$L12]*([$'AI Base Weights'.$F$20]+[$'AI Base Weights'.$F$18])" office:value-type="float" office:value="168750" calcext:value-type="float">
            <text:p>16875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4]*[$'AI Base Weights'.$F$13]" office:value-type="float" office:value="10" calcext:value-type="float">
            <text:p>10</text:p>
          </table:table-cell>
          <table:table-cell table:formula="of:=[$'AI Base Weights'.$D$1]*[.K13]" office:value-type="float" office:value="7500" calcext:value-type="float">
            <text:p>7500</text:p>
          </table:table-cell>
          <table:table-cell table:formula="of:=[.$L13]*[$'AI Base Weights'.$F$20]" office:value-type="float" office:value="75000" calcext:value-type="float">
            <text:p>75000</text:p>
          </table:table-cell>
          <table:table-cell table:formula="of:=[.$L13]*[$'AI Base Weights'.$F$22]" office:value-type="float" office:value="112500" calcext:value-type="float">
            <text:p>112500</text:p>
          </table:table-cell>
          <table:table-cell table:formula="of:=[.$L13]*[$'AI Base Weights'.$F$18]" office:value-type="float" office:value="37500" calcext:value-type="float">
            <text:p>37500</text:p>
          </table:table-cell>
          <table:table-cell table:formula="of:=[.$L13]*([$'AI Base Weights'.$F$20]+[$'AI Base Weights'.$F$18])" office:value-type="float" office:value="112500" calcext:value-type="float">
            <text:p>1125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3]*[$'AI Base Weights'.$F$16]" office:value-type="float" office:value="10" calcext:value-type="float">
            <text:p>10</text:p>
          </table:table-cell>
          <table:table-cell table:formula="of:=[$'AI Base Weights'.$D$1]*[.K14]" office:value-type="float" office:value="7500" calcext:value-type="float">
            <text:p>7500</text:p>
          </table:table-cell>
          <table:table-cell table:formula="of:=[.$L14]*[$'AI Base Weights'.$F$20]" office:value-type="float" office:value="75000" calcext:value-type="float">
            <text:p>75000</text:p>
          </table:table-cell>
          <table:table-cell table:formula="of:=[.$L14]*[$'AI Base Weights'.$F$22]" office:value-type="float" office:value="112500" calcext:value-type="float">
            <text:p>112500</text:p>
          </table:table-cell>
          <table:table-cell table:formula="of:=[.$L14]*[$'AI Base Weights'.$F$18]" office:value-type="float" office:value="37500" calcext:value-type="float">
            <text:p>37500</text:p>
          </table:table-cell>
          <table:table-cell table:formula="of:=[.$L14]*([$'AI Base Weights'.$F$20]+[$'AI Base Weights'.$F$18])" office:value-type="float" office:value="112500" calcext:value-type="float">
            <text:p>1125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7]*[$'AI Base Weights'.$F$12]" office:value-type="float" office:value="6.6" calcext:value-type="float">
            <text:p>6.6</text:p>
          </table:table-cell>
          <table:table-cell table:formula="of:=[$'AI Base Weights'.$D$1]*[.K15]" office:value-type="float" office:value="4950" calcext:value-type="float">
            <text:p>4950</text:p>
          </table:table-cell>
          <table:table-cell table:formula="of:=[.$L15]*[$'AI Base Weights'.$F$20]" office:value-type="float" office:value="49500" calcext:value-type="float">
            <text:p>49500</text:p>
          </table:table-cell>
          <table:table-cell table:formula="of:=[.$L15]*[$'AI Base Weights'.$F$22]" office:value-type="float" office:value="74250" calcext:value-type="float">
            <text:p>74250</text:p>
          </table:table-cell>
          <table:table-cell table:formula="of:=[.$L15]*[$'AI Base Weights'.$F$18]" office:value-type="float" office:value="24750" calcext:value-type="float">
            <text:p>24750</text:p>
          </table:table-cell>
          <table:table-cell table:formula="of:=[.$L15]*([$'AI Base Weights'.$F$20]+[$'AI Base Weights'.$F$18])" office:value-type="float" office:value="74250" calcext:value-type="float">
            <text:p>7425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8]*[$'AI Base Weights'.$F$12]" office:value-type="float" office:value="6.6" calcext:value-type="float">
            <text:p>6.6</text:p>
          </table:table-cell>
          <table:table-cell table:formula="of:=[$'AI Base Weights'.$D$1]*[.K16]" office:value-type="float" office:value="4950" calcext:value-type="float">
            <text:p>4950</text:p>
          </table:table-cell>
          <table:table-cell table:formula="of:=[.$L16]*[$'AI Base Weights'.$F$20]" office:value-type="float" office:value="49500" calcext:value-type="float">
            <text:p>49500</text:p>
          </table:table-cell>
          <table:table-cell table:formula="of:=[.$L16]*[$'AI Base Weights'.$F$22]" office:value-type="float" office:value="74250" calcext:value-type="float">
            <text:p>74250</text:p>
          </table:table-cell>
          <table:table-cell table:formula="of:=[.$L16]*[$'AI Base Weights'.$F$18]" office:value-type="float" office:value="24750" calcext:value-type="float">
            <text:p>24750</text:p>
          </table:table-cell>
          <table:table-cell table:formula="of:=[.$L16]*([$'AI Base Weights'.$F$20]+[$'AI Base Weights'.$F$18])" office:value-type="float" office:value="74250" calcext:value-type="float">
            <text:p>7425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3]*[$'AI Base Weights'.$F$14]" office:value-type="float" office:value="5" calcext:value-type="float">
            <text:p>5</text:p>
          </table:table-cell>
          <table:table-cell table:formula="of:=[$'AI Base Weights'.$D$1]*[.K17]" office:value-type="float" office:value="3750" calcext:value-type="float">
            <text:p>3750</text:p>
          </table:table-cell>
          <table:table-cell table:formula="of:=[.$L17]*[$'AI Base Weights'.$F$20]" office:value-type="float" office:value="37500" calcext:value-type="float">
            <text:p>37500</text:p>
          </table:table-cell>
          <table:table-cell table:formula="of:=[.$L17]*[$'AI Base Weights'.$F$22]" office:value-type="float" office:value="56250" calcext:value-type="float">
            <text:p>56250</text:p>
          </table:table-cell>
          <table:table-cell table:formula="of:=[.$L17]*[$'AI Base Weights'.$F$18]" office:value-type="float" office:value="18750" calcext:value-type="float">
            <text:p>18750</text:p>
          </table:table-cell>
          <table:table-cell table:formula="of:=[.$L17]*([$'AI Base Weights'.$F$20]+[$'AI Base Weights'.$F$18])" office:value-type="float" office:value="56250" calcext:value-type="float">
            <text:p>5625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10]*[$'AI Base Weights'.$F$15]" office:value-type="float" office:value="5" calcext:value-type="float">
            <text:p>5</text:p>
          </table:table-cell>
          <table:table-cell table:formula="of:=[$'AI Base Weights'.$D$1]*[.K18]" office:value-type="float" office:value="3750" calcext:value-type="float">
            <text:p>3750</text:p>
          </table:table-cell>
          <table:table-cell table:formula="of:=[.$L18]*[$'AI Base Weights'.$F$20]" office:value-type="float" office:value="37500" calcext:value-type="float">
            <text:p>37500</text:p>
          </table:table-cell>
          <table:table-cell table:formula="of:=[.$L18]*[$'AI Base Weights'.$F$22]" office:value-type="float" office:value="56250" calcext:value-type="float">
            <text:p>56250</text:p>
          </table:table-cell>
          <table:table-cell table:formula="of:=[.$L18]*[$'AI Base Weights'.$F$18]" office:value-type="float" office:value="18750" calcext:value-type="float">
            <text:p>18750</text:p>
          </table:table-cell>
          <table:table-cell table:formula="of:=[.$L18]*([$'AI Base Weights'.$F$20]+[$'AI Base Weights'.$F$18])" office:value-type="float" office:value="56250" calcext:value-type="float">
            <text:p>5625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4]*[$'AI Base Weights'.$F$16]" office:value-type="float" office:value="5" calcext:value-type="float">
            <text:p>5</text:p>
          </table:table-cell>
          <table:table-cell table:formula="of:=[$'AI Base Weights'.$D$1]*[.K19]" office:value-type="float" office:value="3750" calcext:value-type="float">
            <text:p>3750</text:p>
          </table:table-cell>
          <table:table-cell table:formula="of:=[.$L19]*[$'AI Base Weights'.$F$20]" office:value-type="float" office:value="37500" calcext:value-type="float">
            <text:p>37500</text:p>
          </table:table-cell>
          <table:table-cell table:formula="of:=[.$L19]*[$'AI Base Weights'.$F$22]" office:value-type="float" office:value="56250" calcext:value-type="float">
            <text:p>56250</text:p>
          </table:table-cell>
          <table:table-cell table:formula="of:=[.$L19]*[$'AI Base Weights'.$F$18]" office:value-type="float" office:value="18750" calcext:value-type="float">
            <text:p>18750</text:p>
          </table:table-cell>
          <table:table-cell table:formula="of:=[.$L19]*([$'AI Base Weights'.$F$20]+[$'AI Base Weights'.$F$18])" office:value-type="float" office:value="56250" calcext:value-type="float">
            <text:p>5625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9]*[$'AI Base Weights'.$F$12]" office:value-type="float" office:value="4.95" calcext:value-type="float">
            <text:p>4.95</text:p>
          </table:table-cell>
          <table:table-cell table:formula="of:=[$'AI Base Weights'.$D$1]*[.K20]" office:value-type="float" office:value="3712.5" calcext:value-type="float">
            <text:p>3712.5</text:p>
          </table:table-cell>
          <table:table-cell table:formula="of:=[.$L20]*[$'AI Base Weights'.$F$20]" office:value-type="float" office:value="37125" calcext:value-type="float">
            <text:p>37125</text:p>
          </table:table-cell>
          <table:table-cell table:formula="of:=[.$L20]*[$'AI Base Weights'.$F$22]" office:value-type="float" office:value="55687.5" calcext:value-type="float">
            <text:p>55687.5</text:p>
          </table:table-cell>
          <table:table-cell table:formula="of:=[.$L20]*[$'AI Base Weights'.$F$18]" office:value-type="float" office:value="18562.5" calcext:value-type="float">
            <text:p>18562.5</text:p>
          </table:table-cell>
          <table:table-cell table:formula="of:=[.$L20]*([$'AI Base Weights'.$F$20]+[$'AI Base Weights'.$F$18])" office:value-type="float" office:value="55687.5" calcext:value-type="float">
            <text:p>55687.5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5]*[$'AI Base Weights'.$F$13]" office:value-type="float" office:value="4" calcext:value-type="float">
            <text:p>4</text:p>
          </table:table-cell>
          <table:table-cell table:formula="of:=[$'AI Base Weights'.$D$1]*[.K21]" office:value-type="float" office:value="3000" calcext:value-type="float">
            <text:p>3000</text:p>
          </table:table-cell>
          <table:table-cell table:formula="of:=[.$L21]*[$'AI Base Weights'.$F$20]" office:value-type="float" office:value="30000" calcext:value-type="float">
            <text:p>30000</text:p>
          </table:table-cell>
          <table:table-cell table:formula="of:=[.$L21]*[$'AI Base Weights'.$F$22]" office:value-type="float" office:value="45000" calcext:value-type="float">
            <text:p>45000</text:p>
          </table:table-cell>
          <table:table-cell table:formula="of:=[.$L21]*[$'AI Base Weights'.$F$18]" office:value-type="float" office:value="15000" calcext:value-type="float">
            <text:p>15000</text:p>
          </table:table-cell>
          <table:table-cell table:formula="of:=[.$L21]*([$'AI Base Weights'.$F$20]+[$'AI Base Weights'.$F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4]*[$'AI Base Weights'.$F$14]" office:value-type="float" office:value="2.5" calcext:value-type="float">
            <text:p>2.5</text:p>
          </table:table-cell>
          <table:table-cell table:formula="of:=[$'AI Base Weights'.$D$1]*[.K22]" office:value-type="float" office:value="1875" calcext:value-type="float">
            <text:p>1875</text:p>
          </table:table-cell>
          <table:table-cell table:formula="of:=[.$L22]*[$'AI Base Weights'.$F$20]" office:value-type="float" office:value="18750" calcext:value-type="float">
            <text:p>18750</text:p>
          </table:table-cell>
          <table:table-cell table:formula="of:=[.$L22]*[$'AI Base Weights'.$F$22]" office:value-type="float" office:value="28125" calcext:value-type="float">
            <text:p>28125</text:p>
          </table:table-cell>
          <table:table-cell table:formula="of:=[.$L22]*[$'AI Base Weights'.$F$18]" office:value-type="float" office:value="9375" calcext:value-type="float">
            <text:p>9375</text:p>
          </table:table-cell>
          <table:table-cell table:formula="of:=[.$L22]*([$'AI Base Weights'.$F$20]+[$'AI Base Weights'.$F$18])" office:value-type="float" office:value="28125" calcext:value-type="float">
            <text:p>28125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5]*[$'AI Base Weights'.$F$16]" office:value-type="float" office:value="2" calcext:value-type="float">
            <text:p>2</text:p>
          </table:table-cell>
          <table:table-cell table:formula="of:=[$'AI Base Weights'.$D$1]*[.K23]" office:value-type="float" office:value="1500" calcext:value-type="float">
            <text:p>1500</text:p>
          </table:table-cell>
          <table:table-cell table:formula="of:=[.$L23]*[$'AI Base Weights'.$F$20]" office:value-type="float" office:value="15000" calcext:value-type="float">
            <text:p>15000</text:p>
          </table:table-cell>
          <table:table-cell table:formula="of:=[.$L23]*[$'AI Base Weights'.$F$22]" office:value-type="float" office:value="22500" calcext:value-type="float">
            <text:p>22500</text:p>
          </table:table-cell>
          <table:table-cell table:formula="of:=[.$L23]*[$'AI Base Weights'.$F$18]" office:value-type="float" office:value="7500" calcext:value-type="float">
            <text:p>7500</text:p>
          </table:table-cell>
          <table:table-cell table:formula="of:=[.$L23]*([$'AI Base Weights'.$F$20]+[$'AI Base Weights'.$F$18])" office:value-type="float" office:value="22500" calcext:value-type="float">
            <text:p>225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10]*[$'AI Base Weights'.$F$12]" office:value-type="float" office:value="1.65" calcext:value-type="float">
            <text:p>1.65</text:p>
          </table:table-cell>
          <table:table-cell table:formula="of:=[$'AI Base Weights'.$D$1]*[.K24]" office:value-type="float" office:value="1237.5" calcext:value-type="float">
            <text:p>1237.5</text:p>
          </table:table-cell>
          <table:table-cell table:formula="of:=[.$L24]*[$'AI Base Weights'.$F$20]" office:value-type="float" office:value="12375" calcext:value-type="float">
            <text:p>12375</text:p>
          </table:table-cell>
          <table:table-cell table:formula="of:=[.$L24]*[$'AI Base Weights'.$F$22]" office:value-type="float" office:value="18562.5" calcext:value-type="float">
            <text:p>18562.5</text:p>
          </table:table-cell>
          <table:table-cell table:formula="of:=[.$L24]*[$'AI Base Weights'.$F$18]" office:value-type="float" office:value="6187.5" calcext:value-type="float">
            <text:p>6187.5</text:p>
          </table:table-cell>
          <table:table-cell table:formula="of:=[.$L24]*([$'AI Base Weights'.$F$20]+[$'AI Base Weights'.$F$18])" office:value-type="float" office:value="18562.5" calcext:value-type="float">
            <text:p>18562.5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5]*[$'AI Base Weights'.$F$14]" office:value-type="float" office:value="1" calcext:value-type="float">
            <text:p>1</text:p>
          </table:table-cell>
          <table:table-cell table:formula="of:=[$'AI Base Weights'.$D$1]*[.K25]" office:value-type="float" office:value="750" calcext:value-type="float">
            <text:p>750</text:p>
          </table:table-cell>
          <table:table-cell table:formula="of:=[.$L25]*[$'AI Base Weights'.$F$20]" office:value-type="float" office:value="7500" calcext:value-type="float">
            <text:p>7500</text:p>
          </table:table-cell>
          <table:table-cell table:formula="of:=[.$L25]*[$'AI Base Weights'.$F$22]" office:value-type="float" office:value="11250" calcext:value-type="float">
            <text:p>11250</text:p>
          </table:table-cell>
          <table:table-cell table:formula="of:=[.$L25]*[$'AI Base Weights'.$F$18]" office:value-type="float" office:value="3750" calcext:value-type="float">
            <text:p>3750</text:p>
          </table:table-cell>
          <table:table-cell table:formula="of:=[.$L25]*([$'AI Base Weights'.$F$20]+[$'AI Base Weights'.$F$18])" office:value-type="float" office:value="11250" calcext:value-type="float">
            <text:p>1125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7]*[$'AI Base Weights'.$F$13]" office:value-type="float" office:value="0.8" calcext:value-type="float">
            <text:p>0.8</text:p>
          </table:table-cell>
          <table:table-cell table:formula="of:=[$'AI Base Weights'.$D$1]*[.K26]" office:value-type="float" office:value="600" calcext:value-type="float">
            <text:p>600</text:p>
          </table:table-cell>
          <table:table-cell table:formula="of:=[.$L26]*[$'AI Base Weights'.$F$20]" office:value-type="float" office:value="6000" calcext:value-type="float">
            <text:p>6000</text:p>
          </table:table-cell>
          <table:table-cell table:formula="of:=[.$L26]*[$'AI Base Weights'.$F$22]" office:value-type="float" office:value="9000" calcext:value-type="float">
            <text:p>9000</text:p>
          </table:table-cell>
          <table:table-cell table:formula="of:=[.$L26]*[$'AI Base Weights'.$F$18]" office:value-type="float" office:value="3000" calcext:value-type="float">
            <text:p>3000</text:p>
          </table:table-cell>
          <table:table-cell table:formula="of:=[.$L26]*([$'AI Base Weights'.$F$20]+[$'AI Base Weights'.$F$18])" office:value-type="float" office:value="9000" calcext:value-type="float">
            <text:p>90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8]*[$'AI Base Weights'.$F$13]" office:value-type="float" office:value="0.8" calcext:value-type="float">
            <text:p>0.8</text:p>
          </table:table-cell>
          <table:table-cell table:formula="of:=[$'AI Base Weights'.$D$1]*[.K27]" office:value-type="float" office:value="600" calcext:value-type="float">
            <text:p>600</text:p>
          </table:table-cell>
          <table:table-cell table:formula="of:=[.$L27]*[$'AI Base Weights'.$F$20]" office:value-type="float" office:value="6000" calcext:value-type="float">
            <text:p>6000</text:p>
          </table:table-cell>
          <table:table-cell table:formula="of:=[.$L27]*[$'AI Base Weights'.$F$22]" office:value-type="float" office:value="9000" calcext:value-type="float">
            <text:p>9000</text:p>
          </table:table-cell>
          <table:table-cell table:formula="of:=[.$L27]*[$'AI Base Weights'.$F$18]" office:value-type="float" office:value="3000" calcext:value-type="float">
            <text:p>3000</text:p>
          </table:table-cell>
          <table:table-cell table:formula="of:=[.$L27]*([$'AI Base Weights'.$F$20]+[$'AI Base Weights'.$F$18])" office:value-type="float" office:value="9000" calcext:value-type="float">
            <text:p>90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9]*[$'AI Base Weights'.$F$13]" office:value-type="float" office:value="0.6" calcext:value-type="float">
            <text:p>0.6</text:p>
          </table:table-cell>
          <table:table-cell table:formula="of:=[$'AI Base Weights'.$D$1]*[.K28]" office:value-type="float" office:value="450" calcext:value-type="float">
            <text:p>450</text:p>
          </table:table-cell>
          <table:table-cell table:formula="of:=[.$L28]*[$'AI Base Weights'.$F$20]" office:value-type="float" office:value="4500" calcext:value-type="float">
            <text:p>4500</text:p>
          </table:table-cell>
          <table:table-cell table:formula="of:=[.$L28]*[$'AI Base Weights'.$F$22]" office:value-type="float" office:value="6750" calcext:value-type="float">
            <text:p>6750</text:p>
          </table:table-cell>
          <table:table-cell table:formula="of:=[.$L28]*[$'AI Base Weights'.$F$18]" office:value-type="float" office:value="2250" calcext:value-type="float">
            <text:p>2250</text:p>
          </table:table-cell>
          <table:table-cell table:formula="of:=[.$L28]*([$'AI Base Weights'.$F$20]+[$'AI Base Weights'.$F$18])" office:value-type="float" office:value="6750" calcext:value-type="float">
            <text:p>675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6]*[$'AI Base Weights'.$F$15]" office:value-type="float" office:value="0.5" calcext:value-type="float">
            <text:p>0.5</text:p>
          </table:table-cell>
          <table:table-cell table:formula="of:=[$'AI Base Weights'.$D$1]*[.K29]" office:value-type="float" office:value="375" calcext:value-type="float">
            <text:p>375</text:p>
          </table:table-cell>
          <table:table-cell table:formula="of:=[.$L29]*[$'AI Base Weights'.$F$20]" office:value-type="float" office:value="3750" calcext:value-type="float">
            <text:p>3750</text:p>
          </table:table-cell>
          <table:table-cell table:formula="of:=[.$L29]*[$'AI Base Weights'.$F$22]" office:value-type="float" office:value="5625" calcext:value-type="float">
            <text:p>5625</text:p>
          </table:table-cell>
          <table:table-cell table:formula="of:=[.$L29]*[$'AI Base Weights'.$F$18]" office:value-type="float" office:value="1875" calcext:value-type="float">
            <text:p>1875</text:p>
          </table:table-cell>
          <table:table-cell table:formula="of:=[.$L29]*([$'AI Base Weights'.$F$20]+[$'AI Base Weights'.$F$18])" office:value-type="float" office:value="5625" calcext:value-type="float">
            <text:p>5625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7]*[$'AI Base Weights'.$F$16]" office:value-type="float" office:value="0.4" calcext:value-type="float">
            <text:p>0.4</text:p>
          </table:table-cell>
          <table:table-cell table:formula="of:=[$'AI Base Weights'.$D$1]*[.K30]" office:value-type="float" office:value="300" calcext:value-type="float">
            <text:p>300</text:p>
          </table:table-cell>
          <table:table-cell table:formula="of:=[.$L30]*[$'AI Base Weights'.$F$20]" office:value-type="float" office:value="3000" calcext:value-type="float">
            <text:p>3000</text:p>
          </table:table-cell>
          <table:table-cell table:formula="of:=[.$L30]*[$'AI Base Weights'.$F$22]" office:value-type="float" office:value="4500" calcext:value-type="float">
            <text:p>4500</text:p>
          </table:table-cell>
          <table:table-cell table:formula="of:=[.$L30]*[$'AI Base Weights'.$F$18]" office:value-type="float" office:value="1500" calcext:value-type="float">
            <text:p>1500</text:p>
          </table:table-cell>
          <table:table-cell table:formula="of:=[.$L30]*([$'AI Base Weights'.$F$20]+[$'AI Base Weights'.$F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8]*[$'AI Base Weights'.$F$16]" office:value-type="float" office:value="0.4" calcext:value-type="float">
            <text:p>0.4</text:p>
          </table:table-cell>
          <table:table-cell table:formula="of:=[$'AI Base Weights'.$D$1]*[.K31]" office:value-type="float" office:value="300" calcext:value-type="float">
            <text:p>300</text:p>
          </table:table-cell>
          <table:table-cell table:formula="of:=[.$L31]*[$'AI Base Weights'.$F$20]" office:value-type="float" office:value="3000" calcext:value-type="float">
            <text:p>3000</text:p>
          </table:table-cell>
          <table:table-cell table:formula="of:=[.$L31]*[$'AI Base Weights'.$F$22]" office:value-type="float" office:value="4500" calcext:value-type="float">
            <text:p>4500</text:p>
          </table:table-cell>
          <table:table-cell table:formula="of:=[.$L31]*[$'AI Base Weights'.$F$18]" office:value-type="float" office:value="1500" calcext:value-type="float">
            <text:p>1500</text:p>
          </table:table-cell>
          <table:table-cell table:formula="of:=[.$L31]*([$'AI Base Weights'.$F$20]+[$'AI Base Weights'.$F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9]*[$'AI Base Weights'.$F$16]" office:value-type="float" office:value="0.3" calcext:value-type="float">
            <text:p>0.3</text:p>
          </table:table-cell>
          <table:table-cell table:formula="of:=[$'AI Base Weights'.$D$1]*[.K32]" office:value-type="float" office:value="225" calcext:value-type="float">
            <text:p>225</text:p>
          </table:table-cell>
          <table:table-cell table:formula="of:=[.$L32]*[$'AI Base Weights'.$F$20]" office:value-type="float" office:value="2250" calcext:value-type="float">
            <text:p>2250</text:p>
          </table:table-cell>
          <table:table-cell table:formula="of:=[.$L32]*[$'AI Base Weights'.$F$22]" office:value-type="float" office:value="3375" calcext:value-type="float">
            <text:p>3375</text:p>
          </table:table-cell>
          <table:table-cell table:formula="of:=[.$L32]*[$'AI Base Weights'.$F$18]" office:value-type="float" office:value="1125" calcext:value-type="float">
            <text:p>1125</text:p>
          </table:table-cell>
          <table:table-cell table:formula="of:=[.$L32]*([$'AI Base Weights'.$F$20]+[$'AI Base Weights'.$F$18])" office:value-type="float" office:value="3375" calcext:value-type="float">
            <text:p>3375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10]*[$'AI Base Weights'.$F$13]" office:value-type="float" office:value="0.2" calcext:value-type="float">
            <text:p>0.2</text:p>
          </table:table-cell>
          <table:table-cell table:formula="of:=[$'AI Base Weights'.$D$1]*[.K33]" office:value-type="float" office:value="150" calcext:value-type="float">
            <text:p>150</text:p>
          </table:table-cell>
          <table:table-cell table:formula="of:=[.$L33]*[$'AI Base Weights'.$F$20]" office:value-type="float" office:value="1500" calcext:value-type="float">
            <text:p>1500</text:p>
          </table:table-cell>
          <table:table-cell table:formula="of:=[.$L33]*[$'AI Base Weights'.$F$22]" office:value-type="float" office:value="2250" calcext:value-type="float">
            <text:p>2250</text:p>
          </table:table-cell>
          <table:table-cell table:formula="of:=[.$L33]*[$'AI Base Weights'.$F$18]" office:value-type="float" office:value="750" calcext:value-type="float">
            <text:p>750</text:p>
          </table:table-cell>
          <table:table-cell table:formula="of:=[.$L33]*([$'AI Base Weights'.$F$20]+[$'AI Base Weights'.$F$18])" office:value-type="float" office:value="2250" calcext:value-type="float">
            <text:p>225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7]*[$'AI Base Weights'.$F$14]" office:value-type="float" office:value="0.2" calcext:value-type="float">
            <text:p>0.2</text:p>
          </table:table-cell>
          <table:table-cell table:formula="of:=[$'AI Base Weights'.$D$1]*[.K34]" office:value-type="float" office:value="150" calcext:value-type="float">
            <text:p>150</text:p>
          </table:table-cell>
          <table:table-cell table:formula="of:=[.$L34]*[$'AI Base Weights'.$F$20]" office:value-type="float" office:value="1500" calcext:value-type="float">
            <text:p>1500</text:p>
          </table:table-cell>
          <table:table-cell table:formula="of:=[.$L34]*[$'AI Base Weights'.$F$22]" office:value-type="float" office:value="2250" calcext:value-type="float">
            <text:p>2250</text:p>
          </table:table-cell>
          <table:table-cell table:formula="of:=[.$L34]*[$'AI Base Weights'.$F$18]" office:value-type="float" office:value="750" calcext:value-type="float">
            <text:p>750</text:p>
          </table:table-cell>
          <table:table-cell table:formula="of:=[.$L34]*([$'AI Base Weights'.$F$20]+[$'AI Base Weights'.$F$18])" office:value-type="float" office:value="2250" calcext:value-type="float">
            <text:p>225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8]*[$'AI Base Weights'.$F$14]" office:value-type="float" office:value="0.2" calcext:value-type="float">
            <text:p>0.2</text:p>
          </table:table-cell>
          <table:table-cell table:formula="of:=[$'AI Base Weights'.$D$1]*[.K35]" office:value-type="float" office:value="150" calcext:value-type="float">
            <text:p>150</text:p>
          </table:table-cell>
          <table:table-cell table:formula="of:=[.$L35]*[$'AI Base Weights'.$F$20]" office:value-type="float" office:value="1500" calcext:value-type="float">
            <text:p>1500</text:p>
          </table:table-cell>
          <table:table-cell table:formula="of:=[.$L35]*[$'AI Base Weights'.$F$22]" office:value-type="float" office:value="2250" calcext:value-type="float">
            <text:p>2250</text:p>
          </table:table-cell>
          <table:table-cell table:formula="of:=[.$L35]*[$'AI Base Weights'.$F$18]" office:value-type="float" office:value="750" calcext:value-type="float">
            <text:p>750</text:p>
          </table:table-cell>
          <table:table-cell table:formula="of:=[.$L35]*([$'AI Base Weights'.$F$20]+[$'AI Base Weights'.$F$18])" office:value-type="float" office:value="2250" calcext:value-type="float">
            <text:p>225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6]*[$'AI Base Weights'.$F$12]" office:value-type="float" office:value="0.165" calcext:value-type="float">
            <text:p>0.165</text:p>
          </table:table-cell>
          <table:table-cell table:formula="of:=[$'AI Base Weights'.$D$1]*[.K36]" office:value-type="float" office:value="123.75" calcext:value-type="float">
            <text:p>123.75</text:p>
          </table:table-cell>
          <table:table-cell table:formula="of:=[.$L36]*[$'AI Base Weights'.$F$20]" office:value-type="float" office:value="1237.5" calcext:value-type="float">
            <text:p>1237.5</text:p>
          </table:table-cell>
          <table:table-cell table:formula="of:=[.$L36]*[$'AI Base Weights'.$F$22]" office:value-type="float" office:value="1856.25" calcext:value-type="float">
            <text:p>1856.25</text:p>
          </table:table-cell>
          <table:table-cell table:formula="of:=[.$L36]*[$'AI Base Weights'.$F$18]" office:value-type="float" office:value="618.75" calcext:value-type="float">
            <text:p>618.75</text:p>
          </table:table-cell>
          <table:table-cell table:formula="of:=[.$L36]*([$'AI Base Weights'.$F$20]+[$'AI Base Weights'.$F$18])" office:value-type="float" office:value="1856.25" calcext:value-type="float">
            <text:p>1856.25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9]*[$'AI Base Weights'.$F$14]" office:value-type="float" office:value="0.15" calcext:value-type="float">
            <text:p>0.15</text:p>
          </table:table-cell>
          <table:table-cell table:formula="of:=[$'AI Base Weights'.$D$1]*[.K37]" office:value-type="float" office:value="112.5" calcext:value-type="float">
            <text:p>112.5</text:p>
          </table:table-cell>
          <table:table-cell table:formula="of:=[.$L37]*[$'AI Base Weights'.$F$20]" office:value-type="float" office:value="1125" calcext:value-type="float">
            <text:p>1125</text:p>
          </table:table-cell>
          <table:table-cell table:formula="of:=[.$L37]*[$'AI Base Weights'.$F$22]" office:value-type="float" office:value="1687.5" calcext:value-type="float">
            <text:p>1687.5</text:p>
          </table:table-cell>
          <table:table-cell table:formula="of:=[.$L37]*[$'AI Base Weights'.$F$18]" office:value-type="float" office:value="562.5" calcext:value-type="float">
            <text:p>562.5</text:p>
          </table:table-cell>
          <table:table-cell table:formula="of:=[.$L37]*([$'AI Base Weights'.$F$20]+[$'AI Base Weights'.$F$18])" office:value-type="float" office:value="1687.5" calcext:value-type="float">
            <text:p>1687.5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10]*[$'AI Base Weights'.$F$16]" office:value-type="float" office:value="0.1" calcext:value-type="float">
            <text:p>0.1</text:p>
          </table:table-cell>
          <table:table-cell table:formula="of:=[$'AI Base Weights'.$D$1]*[.K38]" office:value-type="float" office:value="75" calcext:value-type="float">
            <text:p>75</text:p>
          </table:table-cell>
          <table:table-cell table:formula="of:=[.$L38]*[$'AI Base Weights'.$F$20]" office:value-type="float" office:value="750" calcext:value-type="float">
            <text:p>750</text:p>
          </table:table-cell>
          <table:table-cell table:formula="of:=[.$L38]*[$'AI Base Weights'.$F$22]" office:value-type="float" office:value="1125" calcext:value-type="float">
            <text:p>1125</text:p>
          </table:table-cell>
          <table:table-cell table:formula="of:=[.$L38]*[$'AI Base Weights'.$F$18]" office:value-type="float" office:value="375" calcext:value-type="float">
            <text:p>375</text:p>
          </table:table-cell>
          <table:table-cell table:formula="of:=[.$L38]*([$'AI Base Weights'.$F$20]+[$'AI Base Weights'.$F$18])" office:value-type="float" office:value="1125" calcext:value-type="float">
            <text:p>1125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10]*[$'AI Base Weights'.$F$14]" office:value-type="float" office:value="0.05" calcext:value-type="float">
            <text:p>0.05</text:p>
          </table:table-cell>
          <table:table-cell table:formula="of:=[$'AI Base Weights'.$D$1]*[.K39]" office:value-type="float" office:value="37.5" calcext:value-type="float">
            <text:p>37.5</text:p>
          </table:table-cell>
          <table:table-cell table:formula="of:=[.$L39]*[$'AI Base Weights'.$F$20]" office:value-type="float" office:value="375" calcext:value-type="float">
            <text:p>375</text:p>
          </table:table-cell>
          <table:table-cell table:formula="of:=[.$L39]*[$'AI Base Weights'.$F$22]" office:value-type="float" office:value="562.5" calcext:value-type="float">
            <text:p>562.5</text:p>
          </table:table-cell>
          <table:table-cell table:formula="of:=[.$L39]*[$'AI Base Weights'.$F$18]" office:value-type="float" office:value="187.5" calcext:value-type="float">
            <text:p>187.5</text:p>
          </table:table-cell>
          <table:table-cell table:formula="of:=[.$L39]*([$'AI Base Weights'.$F$20]+[$'AI Base Weights'.$F$18])" office:value-type="float" office:value="562.5" calcext:value-type="float">
            <text:p>562.5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6]*[$'AI Base Weights'.$F$13]" office:value-type="float" office:value="0.02" calcext:value-type="float">
            <text:p>0.02</text:p>
          </table:table-cell>
          <table:table-cell table:formula="of:=[$'AI Base Weights'.$D$1]*[.K40]" office:value-type="float" office:value="15" calcext:value-type="float">
            <text:p>15</text:p>
          </table:table-cell>
          <table:table-cell table:formula="of:=[.$L40]*[$'AI Base Weights'.$F$20]" office:value-type="float" office:value="150" calcext:value-type="float">
            <text:p>150</text:p>
          </table:table-cell>
          <table:table-cell table:formula="of:=[.$L40]*[$'AI Base Weights'.$F$22]" office:value-type="float" office:value="225" calcext:value-type="float">
            <text:p>225</text:p>
          </table:table-cell>
          <table:table-cell table:formula="of:=[.$L40]*[$'AI Base Weights'.$F$18]" office:value-type="float" office:value="75" calcext:value-type="float">
            <text:p>75</text:p>
          </table:table-cell>
          <table:table-cell table:formula="of:=[.$L40]*([$'AI Base Weights'.$F$20]+[$'AI Base Weights'.$F$18])" office:value-type="float" office:value="225" calcext:value-type="float">
            <text:p>225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6]*[$'AI Base Weights'.$F$16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F$20]" office:value-type="float" office:value="75" calcext:value-type="float">
            <text:p>75</text:p>
          </table:table-cell>
          <table:table-cell table:formula="of:=[.$L41]*[$'AI Base Weights'.$F$22]" office:value-type="float" office:value="112.5" calcext:value-type="float">
            <text:p>112.5</text:p>
          </table:table-cell>
          <table:table-cell table:formula="of:=[.$L41]*[$'AI Base Weights'.$F$18]" office:value-type="float" office:value="37.5" calcext:value-type="float">
            <text:p>37.5</text:p>
          </table:table-cell>
          <table:table-cell table:formula="of:=[.$L41]*([$'AI Base Weights'.$F$20]+[$'AI Base Weights'.$F$18])" office:value-type="float" office:value="112.5" calcext:value-type="float">
            <text:p>112.5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6]*[$'AI Base Weights'.$F$14]" office:value-type="float" office:value="0.005" calcext:value-type="float">
            <text:p>0.005</text:p>
          </table:table-cell>
          <table:table-cell table:formula="of:=[$'AI Base Weights'.$D$1]*[.K42]" office:value-type="float" office:value="3.75" calcext:value-type="float">
            <text:p>3.75</text:p>
          </table:table-cell>
          <table:table-cell table:formula="of:=[.$L42]*[$'AI Base Weights'.$F$20]" office:value-type="float" office:value="37.5" calcext:value-type="float">
            <text:p>37.5</text:p>
          </table:table-cell>
          <table:table-cell table:formula="of:=[.$L42]*[$'AI Base Weights'.$F$22]" office:value-type="float" office:value="56.25" calcext:value-type="float">
            <text:p>56.25</text:p>
          </table:table-cell>
          <table:table-cell table:formula="of:=[.$L42]*[$'AI Base Weights'.$F$18]" office:value-type="float" office:value="18.75" calcext:value-type="float">
            <text:p>18.75</text:p>
          </table:table-cell>
          <table:table-cell table:formula="of:=[.$L42]*([$'AI Base Weights'.$F$20]+[$'AI Base Weights'.$F$18])" office:value-type="float" office:value="56.25" calcext:value-type="float">
            <text:p>56.25</text:p>
          </table:table-cell>
          <table:table-cell table:number-columns-repeated="1008"/>
        </table:table-row>
      </table:table>
      <table:table table:name="3.4.5 vs Proactive AI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Default"/>
          <table:table-cell table:style-name="Default" table:number-columns-repeated="5"/>
          <table:table-cell table:style-name="ce38" office:value-type="string" calcext:value-type="string" table:number-columns-spanned="3" table:number-rows-spanned="1">
            <text:p>Proactive AI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7]*[$'AI Base Weights'.$G$15]" office:value-type="float" office:value="125" calcext:value-type="float">
            <text:p>125</text:p>
          </table:table-cell>
          <table:table-cell table:formula="of:=[$'AI Base Weights'.$D$1]*[.K3]" office:value-type="float" office:value="93750" calcext:value-type="float">
            <text:p>93750</text:p>
          </table:table-cell>
          <table:table-cell table:formula="of:=[.$L3]*[$'AI Base Weights'.$G$20]" office:value-type="float" office:value="937500" calcext:value-type="float">
            <text:p>937500</text:p>
          </table:table-cell>
          <table:table-cell table:formula="of:=[.$L3]*[$'AI Base Weights'.$G$22]" office:value-type="float" office:value="281250" calcext:value-type="float">
            <text:p>281250</text:p>
          </table:table-cell>
          <table:table-cell table:formula="of:=[.$L3]*[$'AI Base Weights'.$G$18]" office:value-type="float" office:value="187500" calcext:value-type="float">
            <text:p>187500</text:p>
          </table:table-cell>
          <table:table-cell table:formula="of:=[.$L3]*([$'AI Base Weights'.$G$20]+[$'AI Base Weights'.$G$18])" office:value-type="float" office:value="1125000" calcext:value-type="float">
            <text:p>1125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9]*[$'AI Base Weights'.$G$15]" office:value-type="float" office:value="100" calcext:value-type="float">
            <text:p>100</text:p>
          </table:table-cell>
          <table:table-cell table:formula="of:=[$'AI Base Weights'.$D$1]*[.K4]" office:value-type="float" office:value="75000" calcext:value-type="float">
            <text:p>75000</text:p>
          </table:table-cell>
          <table:table-cell table:formula="of:=[.$L4]*[$'AI Base Weights'.$G$20]" office:value-type="float" office:value="750000" calcext:value-type="float">
            <text:p>750000</text:p>
          </table:table-cell>
          <table:table-cell table:formula="of:=[.$L4]*[$'AI Base Weights'.$G$22]" office:value-type="float" office:value="225000" calcext:value-type="float">
            <text:p>225000</text:p>
          </table:table-cell>
          <table:table-cell table:formula="of:=[.$L4]*[$'AI Base Weights'.$G$18]" office:value-type="float" office:value="150000" calcext:value-type="float">
            <text:p>150000</text:p>
          </table:table-cell>
          <table:table-cell table:formula="of:=[.$L4]*([$'AI Base Weights'.$G$20]+[$'AI Base Weights'.$G$18])" office:value-type="float" office:value="900000" calcext:value-type="float">
            <text:p>9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4]*[$'AI Base Weights'.$G$15]" office:value-type="float" office:value="75" calcext:value-type="float">
            <text:p>75</text:p>
          </table:table-cell>
          <table:table-cell table:formula="of:=[$'AI Base Weights'.$D$1]*[.K5]" office:value-type="float" office:value="56250" calcext:value-type="float">
            <text:p>56250</text:p>
          </table:table-cell>
          <table:table-cell table:formula="of:=[.$L5]*[$'AI Base Weights'.$G$20]" office:value-type="float" office:value="562500" calcext:value-type="float">
            <text:p>562500</text:p>
          </table:table-cell>
          <table:table-cell table:formula="of:=[.$L5]*[$'AI Base Weights'.$G$22]" office:value-type="float" office:value="168750" calcext:value-type="float">
            <text:p>168750</text:p>
          </table:table-cell>
          <table:table-cell table:formula="of:=[.$L5]*[$'AI Base Weights'.$G$18]" office:value-type="float" office:value="112500" calcext:value-type="float">
            <text:p>112500</text:p>
          </table:table-cell>
          <table:table-cell table:formula="of:=[.$L5]*([$'AI Base Weights'.$G$20]+[$'AI Base Weights'.$G$18])" office:value-type="float" office:value="675000" calcext:value-type="float">
            <text:p>675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7]*[$'AI Base Weights'.$G$14]" office:value-type="float" office:value="50" calcext:value-type="float">
            <text:p>50</text:p>
          </table:table-cell>
          <table:table-cell table:formula="of:=[$'AI Base Weights'.$D$1]*[.K6]" office:value-type="float" office:value="37500" calcext:value-type="float">
            <text:p>37500</text:p>
          </table:table-cell>
          <table:table-cell table:formula="of:=[.$L6]*[$'AI Base Weights'.$G$20]" office:value-type="float" office:value="375000" calcext:value-type="float">
            <text:p>375000</text:p>
          </table:table-cell>
          <table:table-cell table:formula="of:=[.$L6]*[$'AI Base Weights'.$G$22]" office:value-type="float" office:value="112500" calcext:value-type="float">
            <text:p>112500</text:p>
          </table:table-cell>
          <table:table-cell table:formula="of:=[.$L6]*[$'AI Base Weights'.$G$18]" office:value-type="float" office:value="75000" calcext:value-type="float">
            <text:p>75000</text:p>
          </table:table-cell>
          <table:table-cell table:formula="of:=[.$L6]*([$'AI Base Weights'.$G$20]+[$'AI Base Weights'.$G$18])" office:value-type="float" office:value="450000" calcext:value-type="float">
            <text:p>45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5]*[$'AI Base Weights'.$G$15]" office:value-type="float" office:value="50" calcext:value-type="float">
            <text:p>50</text:p>
          </table:table-cell>
          <table:table-cell table:formula="of:=[$'AI Base Weights'.$D$1]*[.K7]" office:value-type="float" office:value="37500" calcext:value-type="float">
            <text:p>37500</text:p>
          </table:table-cell>
          <table:table-cell table:formula="of:=[.$L7]*[$'AI Base Weights'.$G$20]" office:value-type="float" office:value="375000" calcext:value-type="float">
            <text:p>375000</text:p>
          </table:table-cell>
          <table:table-cell table:formula="of:=[.$L7]*[$'AI Base Weights'.$G$22]" office:value-type="float" office:value="112500" calcext:value-type="float">
            <text:p>112500</text:p>
          </table:table-cell>
          <table:table-cell table:formula="of:=[.$L7]*[$'AI Base Weights'.$G$18]" office:value-type="float" office:value="75000" calcext:value-type="float">
            <text:p>75000</text:p>
          </table:table-cell>
          <table:table-cell table:formula="of:=[.$L7]*([$'AI Base Weights'.$G$20]+[$'AI Base Weights'.$G$18])" office:value-type="float" office:value="450000" calcext:value-type="float">
            <text:p>45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9]*[$'AI Base Weights'.$G$14]" office:value-type="float" office:value="40" calcext:value-type="float">
            <text:p>40</text:p>
          </table:table-cell>
          <table:table-cell table:formula="of:=[$'AI Base Weights'.$D$1]*[.K8]" office:value-type="float" office:value="30000" calcext:value-type="float">
            <text:p>30000</text:p>
          </table:table-cell>
          <table:table-cell table:formula="of:=[.$L8]*[$'AI Base Weights'.$G$20]" office:value-type="float" office:value="300000" calcext:value-type="float">
            <text:p>300000</text:p>
          </table:table-cell>
          <table:table-cell table:formula="of:=[.$L8]*[$'AI Base Weights'.$G$22]" office:value-type="float" office:value="90000" calcext:value-type="float">
            <text:p>90000</text:p>
          </table:table-cell>
          <table:table-cell table:formula="of:=[.$L8]*[$'AI Base Weights'.$G$18]" office:value-type="float" office:value="60000" calcext:value-type="float">
            <text:p>60000</text:p>
          </table:table-cell>
          <table:table-cell table:formula="of:=[.$L8]*([$'AI Base Weights'.$G$20]+[$'AI Base Weights'.$G$18])" office:value-type="float" office:value="360000" calcext:value-type="float">
            <text:p>36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7]*[$'AI Base Weights'.$G$12]" office:value-type="float" office:value="37.5" calcext:value-type="float">
            <text:p>37.5</text:p>
          </table:table-cell>
          <table:table-cell table:formula="of:=[$'AI Base Weights'.$D$1]*[.K9]" office:value-type="float" office:value="28125" calcext:value-type="float">
            <text:p>28125</text:p>
          </table:table-cell>
          <table:table-cell table:formula="of:=[.$L9]*[$'AI Base Weights'.$G$20]" office:value-type="float" office:value="281250" calcext:value-type="float">
            <text:p>281250</text:p>
          </table:table-cell>
          <table:table-cell table:formula="of:=[.$L9]*[$'AI Base Weights'.$G$22]" office:value-type="float" office:value="84375" calcext:value-type="float">
            <text:p>84375</text:p>
          </table:table-cell>
          <table:table-cell table:formula="of:=[.$L9]*[$'AI Base Weights'.$G$18]" office:value-type="float" office:value="56250" calcext:value-type="float">
            <text:p>56250</text:p>
          </table:table-cell>
          <table:table-cell table:formula="of:=[.$L9]*([$'AI Base Weights'.$G$20]+[$'AI Base Weights'.$G$18])" office:value-type="float" office:value="337500" calcext:value-type="float">
            <text:p>3375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9]*[$'AI Base Weights'.$G$12]" office:value-type="float" office:value="30" calcext:value-type="float">
            <text:p>30</text:p>
          </table:table-cell>
          <table:table-cell table:formula="of:=[$'AI Base Weights'.$D$1]*[.K10]" office:value-type="float" office:value="22500" calcext:value-type="float">
            <text:p>22500</text:p>
          </table:table-cell>
          <table:table-cell table:formula="of:=[.$L10]*[$'AI Base Weights'.$G$20]" office:value-type="float" office:value="225000" calcext:value-type="float">
            <text:p>225000</text:p>
          </table:table-cell>
          <table:table-cell table:formula="of:=[.$L10]*[$'AI Base Weights'.$G$22]" office:value-type="float" office:value="67500" calcext:value-type="float">
            <text:p>67500</text:p>
          </table:table-cell>
          <table:table-cell table:formula="of:=[.$L10]*[$'AI Base Weights'.$G$18]" office:value-type="float" office:value="45000" calcext:value-type="float">
            <text:p>45000</text:p>
          </table:table-cell>
          <table:table-cell table:formula="of:=[.$L10]*([$'AI Base Weights'.$G$20]+[$'AI Base Weights'.$G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4]*[$'AI Base Weights'.$G$14]" office:value-type="float" office:value="30" calcext:value-type="float">
            <text:p>30</text:p>
          </table:table-cell>
          <table:table-cell table:formula="of:=[$'AI Base Weights'.$D$1]*[.K11]" office:value-type="float" office:value="22500" calcext:value-type="float">
            <text:p>22500</text:p>
          </table:table-cell>
          <table:table-cell table:formula="of:=[.$L11]*[$'AI Base Weights'.$G$20]" office:value-type="float" office:value="225000" calcext:value-type="float">
            <text:p>225000</text:p>
          </table:table-cell>
          <table:table-cell table:formula="of:=[.$L11]*[$'AI Base Weights'.$G$22]" office:value-type="float" office:value="67500" calcext:value-type="float">
            <text:p>67500</text:p>
          </table:table-cell>
          <table:table-cell table:formula="of:=[.$L11]*[$'AI Base Weights'.$G$18]" office:value-type="float" office:value="45000" calcext:value-type="float">
            <text:p>45000</text:p>
          </table:table-cell>
          <table:table-cell table:formula="of:=[.$L11]*([$'AI Base Weights'.$G$20]+[$'AI Base Weights'.$G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7]*[$'AI Base Weights'.$G$13]" office:value-type="float" office:value="25" calcext:value-type="float">
            <text:p>25</text:p>
          </table:table-cell>
          <table:table-cell table:formula="of:=[$'AI Base Weights'.$D$1]*[.K12]" office:value-type="float" office:value="18750" calcext:value-type="float">
            <text:p>18750</text:p>
          </table:table-cell>
          <table:table-cell table:formula="of:=[.$L12]*[$'AI Base Weights'.$G$20]" office:value-type="float" office:value="187500" calcext:value-type="float">
            <text:p>187500</text:p>
          </table:table-cell>
          <table:table-cell table:formula="of:=[.$L12]*[$'AI Base Weights'.$G$22]" office:value-type="float" office:value="56250" calcext:value-type="float">
            <text:p>56250</text:p>
          </table:table-cell>
          <table:table-cell table:formula="of:=[.$L12]*[$'AI Base Weights'.$G$18]" office:value-type="float" office:value="37500" calcext:value-type="float">
            <text:p>37500</text:p>
          </table:table-cell>
          <table:table-cell table:formula="of:=[.$L12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3]*[$'AI Base Weights'.$G$15]" office:value-type="float" office:value="25" calcext:value-type="float">
            <text:p>25</text:p>
          </table:table-cell>
          <table:table-cell table:formula="of:=[$'AI Base Weights'.$D$1]*[.K13]" office:value-type="float" office:value="18750" calcext:value-type="float">
            <text:p>18750</text:p>
          </table:table-cell>
          <table:table-cell table:formula="of:=[.$L13]*[$'AI Base Weights'.$G$20]" office:value-type="float" office:value="187500" calcext:value-type="float">
            <text:p>187500</text:p>
          </table:table-cell>
          <table:table-cell table:formula="of:=[.$L13]*[$'AI Base Weights'.$G$22]" office:value-type="float" office:value="56250" calcext:value-type="float">
            <text:p>56250</text:p>
          </table:table-cell>
          <table:table-cell table:formula="of:=[.$L13]*[$'AI Base Weights'.$G$18]" office:value-type="float" office:value="37500" calcext:value-type="float">
            <text:p>37500</text:p>
          </table:table-cell>
          <table:table-cell table:formula="of:=[.$L13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8]*[$'AI Base Weights'.$G$15]" office:value-type="float" office:value="25" calcext:value-type="float">
            <text:p>25</text:p>
          </table:table-cell>
          <table:table-cell table:formula="of:=[$'AI Base Weights'.$D$1]*[.K14]" office:value-type="float" office:value="18750" calcext:value-type="float">
            <text:p>18750</text:p>
          </table:table-cell>
          <table:table-cell table:formula="of:=[.$L14]*[$'AI Base Weights'.$G$20]" office:value-type="float" office:value="187500" calcext:value-type="float">
            <text:p>187500</text:p>
          </table:table-cell>
          <table:table-cell table:formula="of:=[.$L14]*[$'AI Base Weights'.$G$22]" office:value-type="float" office:value="56250" calcext:value-type="float">
            <text:p>56250</text:p>
          </table:table-cell>
          <table:table-cell table:formula="of:=[.$L14]*[$'AI Base Weights'.$G$18]" office:value-type="float" office:value="37500" calcext:value-type="float">
            <text:p>37500</text:p>
          </table:table-cell>
          <table:table-cell table:formula="of:=[.$L14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7]*[$'AI Base Weights'.$G$16]" office:value-type="float" office:value="25" calcext:value-type="float">
            <text:p>25</text:p>
          </table:table-cell>
          <table:table-cell table:formula="of:=[$'AI Base Weights'.$D$1]*[.K15]" office:value-type="float" office:value="18750" calcext:value-type="float">
            <text:p>18750</text:p>
          </table:table-cell>
          <table:table-cell table:formula="of:=[.$L15]*[$'AI Base Weights'.$G$20]" office:value-type="float" office:value="187500" calcext:value-type="float">
            <text:p>187500</text:p>
          </table:table-cell>
          <table:table-cell table:formula="of:=[.$L15]*[$'AI Base Weights'.$G$22]" office:value-type="float" office:value="56250" calcext:value-type="float">
            <text:p>56250</text:p>
          </table:table-cell>
          <table:table-cell table:formula="of:=[.$L15]*[$'AI Base Weights'.$G$18]" office:value-type="float" office:value="37500" calcext:value-type="float">
            <text:p>37500</text:p>
          </table:table-cell>
          <table:table-cell table:formula="of:=[.$L15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4]*[$'AI Base Weights'.$G$12]" office:value-type="float" office:value="22.5" calcext:value-type="float">
            <text:p>22.5</text:p>
          </table:table-cell>
          <table:table-cell table:formula="of:=[$'AI Base Weights'.$D$1]*[.K16]" office:value-type="float" office:value="16875" calcext:value-type="float">
            <text:p>16875</text:p>
          </table:table-cell>
          <table:table-cell table:formula="of:=[.$L16]*[$'AI Base Weights'.$G$20]" office:value-type="float" office:value="168750" calcext:value-type="float">
            <text:p>168750</text:p>
          </table:table-cell>
          <table:table-cell table:formula="of:=[.$L16]*[$'AI Base Weights'.$G$22]" office:value-type="float" office:value="50625" calcext:value-type="float">
            <text:p>50625</text:p>
          </table:table-cell>
          <table:table-cell table:formula="of:=[.$L16]*[$'AI Base Weights'.$G$18]" office:value-type="float" office:value="33750" calcext:value-type="float">
            <text:p>33750</text:p>
          </table:table-cell>
          <table:table-cell table:formula="of:=[.$L16]*([$'AI Base Weights'.$G$20]+[$'AI Base Weights'.$G$18])" office:value-type="float" office:value="202500" calcext:value-type="float">
            <text:p>2025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9]*[$'AI Base Weights'.$G$13]" office:value-type="float" office:value="20" calcext:value-type="float">
            <text:p>20</text:p>
          </table:table-cell>
          <table:table-cell table:formula="of:=[$'AI Base Weights'.$D$1]*[.K17]" office:value-type="float" office:value="15000" calcext:value-type="float">
            <text:p>15000</text:p>
          </table:table-cell>
          <table:table-cell table:formula="of:=[.$L17]*[$'AI Base Weights'.$G$20]" office:value-type="float" office:value="150000" calcext:value-type="float">
            <text:p>150000</text:p>
          </table:table-cell>
          <table:table-cell table:formula="of:=[.$L17]*[$'AI Base Weights'.$G$22]" office:value-type="float" office:value="45000" calcext:value-type="float">
            <text:p>45000</text:p>
          </table:table-cell>
          <table:table-cell table:formula="of:=[.$L17]*[$'AI Base Weights'.$G$18]" office:value-type="float" office:value="30000" calcext:value-type="float">
            <text:p>30000</text:p>
          </table:table-cell>
          <table:table-cell table:formula="of:=[.$L17]*([$'AI Base Weights'.$G$20]+[$'AI Base Weights'.$G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5]*[$'AI Base Weights'.$G$14]" office:value-type="float" office:value="20" calcext:value-type="float">
            <text:p>20</text:p>
          </table:table-cell>
          <table:table-cell table:formula="of:=[$'AI Base Weights'.$D$1]*[.K18]" office:value-type="float" office:value="15000" calcext:value-type="float">
            <text:p>15000</text:p>
          </table:table-cell>
          <table:table-cell table:formula="of:=[.$L18]*[$'AI Base Weights'.$G$20]" office:value-type="float" office:value="150000" calcext:value-type="float">
            <text:p>150000</text:p>
          </table:table-cell>
          <table:table-cell table:formula="of:=[.$L18]*[$'AI Base Weights'.$G$22]" office:value-type="float" office:value="45000" calcext:value-type="float">
            <text:p>45000</text:p>
          </table:table-cell>
          <table:table-cell table:formula="of:=[.$L18]*[$'AI Base Weights'.$G$18]" office:value-type="float" office:value="30000" calcext:value-type="float">
            <text:p>30000</text:p>
          </table:table-cell>
          <table:table-cell table:formula="of:=[.$L18]*([$'AI Base Weights'.$G$20]+[$'AI Base Weights'.$G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9]*[$'AI Base Weights'.$G$16]" office:value-type="float" office:value="20" calcext:value-type="float">
            <text:p>20</text:p>
          </table:table-cell>
          <table:table-cell table:formula="of:=[$'AI Base Weights'.$D$1]*[.K19]" office:value-type="float" office:value="15000" calcext:value-type="float">
            <text:p>15000</text:p>
          </table:table-cell>
          <table:table-cell table:formula="of:=[.$L19]*[$'AI Base Weights'.$G$20]" office:value-type="float" office:value="150000" calcext:value-type="float">
            <text:p>150000</text:p>
          </table:table-cell>
          <table:table-cell table:formula="of:=[.$L19]*[$'AI Base Weights'.$G$22]" office:value-type="float" office:value="45000" calcext:value-type="float">
            <text:p>45000</text:p>
          </table:table-cell>
          <table:table-cell table:formula="of:=[.$L19]*[$'AI Base Weights'.$G$18]" office:value-type="float" office:value="30000" calcext:value-type="float">
            <text:p>30000</text:p>
          </table:table-cell>
          <table:table-cell table:formula="of:=[.$L19]*([$'AI Base Weights'.$G$20]+[$'AI Base Weights'.$G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5]*[$'AI Base Weights'.$G$12]" office:value-type="float" office:value="15" calcext:value-type="float">
            <text:p>15</text:p>
          </table:table-cell>
          <table:table-cell table:formula="of:=[$'AI Base Weights'.$D$1]*[.K20]" office:value-type="float" office:value="11250" calcext:value-type="float">
            <text:p>11250</text:p>
          </table:table-cell>
          <table:table-cell table:formula="of:=[.$L20]*[$'AI Base Weights'.$G$20]" office:value-type="float" office:value="112500" calcext:value-type="float">
            <text:p>112500</text:p>
          </table:table-cell>
          <table:table-cell table:formula="of:=[.$L20]*[$'AI Base Weights'.$G$22]" office:value-type="float" office:value="33750" calcext:value-type="float">
            <text:p>33750</text:p>
          </table:table-cell>
          <table:table-cell table:formula="of:=[.$L20]*[$'AI Base Weights'.$G$18]" office:value-type="float" office:value="22500" calcext:value-type="float">
            <text:p>22500</text:p>
          </table:table-cell>
          <table:table-cell table:formula="of:=[.$L20]*([$'AI Base Weights'.$G$20]+[$'AI Base Weights'.$G$18])" office:value-type="float" office:value="135000" calcext:value-type="float">
            <text:p>13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4]*[$'AI Base Weights'.$G$13]" office:value-type="float" office:value="15" calcext:value-type="float">
            <text:p>15</text:p>
          </table:table-cell>
          <table:table-cell table:formula="of:=[$'AI Base Weights'.$D$1]*[.K21]" office:value-type="float" office:value="11250" calcext:value-type="float">
            <text:p>11250</text:p>
          </table:table-cell>
          <table:table-cell table:formula="of:=[.$L21]*[$'AI Base Weights'.$G$20]" office:value-type="float" office:value="112500" calcext:value-type="float">
            <text:p>112500</text:p>
          </table:table-cell>
          <table:table-cell table:formula="of:=[.$L21]*[$'AI Base Weights'.$G$22]" office:value-type="float" office:value="33750" calcext:value-type="float">
            <text:p>33750</text:p>
          </table:table-cell>
          <table:table-cell table:formula="of:=[.$L21]*[$'AI Base Weights'.$G$18]" office:value-type="float" office:value="22500" calcext:value-type="float">
            <text:p>22500</text:p>
          </table:table-cell>
          <table:table-cell table:formula="of:=[.$L21]*([$'AI Base Weights'.$G$20]+[$'AI Base Weights'.$G$18])" office:value-type="float" office:value="135000" calcext:value-type="float">
            <text:p>13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4]*[$'AI Base Weights'.$G$16]" office:value-type="float" office:value="15" calcext:value-type="float">
            <text:p>15</text:p>
          </table:table-cell>
          <table:table-cell table:formula="of:=[$'AI Base Weights'.$D$1]*[.K22]" office:value-type="float" office:value="11250" calcext:value-type="float">
            <text:p>11250</text:p>
          </table:table-cell>
          <table:table-cell table:formula="of:=[.$L22]*[$'AI Base Weights'.$G$20]" office:value-type="float" office:value="112500" calcext:value-type="float">
            <text:p>112500</text:p>
          </table:table-cell>
          <table:table-cell table:formula="of:=[.$L22]*[$'AI Base Weights'.$G$22]" office:value-type="float" office:value="33750" calcext:value-type="float">
            <text:p>33750</text:p>
          </table:table-cell>
          <table:table-cell table:formula="of:=[.$L22]*[$'AI Base Weights'.$G$18]" office:value-type="float" office:value="22500" calcext:value-type="float">
            <text:p>22500</text:p>
          </table:table-cell>
          <table:table-cell table:formula="of:=[.$L22]*([$'AI Base Weights'.$G$20]+[$'AI Base Weights'.$G$18])" office:value-type="float" office:value="135000" calcext:value-type="float">
            <text:p>13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5]*[$'AI Base Weights'.$G$13]" office:value-type="float" office:value="10" calcext:value-type="float">
            <text:p>10</text:p>
          </table:table-cell>
          <table:table-cell table:formula="of:=[$'AI Base Weights'.$D$1]*[.K23]" office:value-type="float" office:value="7500" calcext:value-type="float">
            <text:p>7500</text:p>
          </table:table-cell>
          <table:table-cell table:formula="of:=[.$L23]*[$'AI Base Weights'.$G$20]" office:value-type="float" office:value="75000" calcext:value-type="float">
            <text:p>75000</text:p>
          </table:table-cell>
          <table:table-cell table:formula="of:=[.$L23]*[$'AI Base Weights'.$G$22]" office:value-type="float" office:value="22500" calcext:value-type="float">
            <text:p>22500</text:p>
          </table:table-cell>
          <table:table-cell table:formula="of:=[.$L23]*[$'AI Base Weights'.$G$18]" office:value-type="float" office:value="15000" calcext:value-type="float">
            <text:p>15000</text:p>
          </table:table-cell>
          <table:table-cell table:formula="of:=[.$L23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3]*[$'AI Base Weights'.$G$14]" office:value-type="float" office:value="10" calcext:value-type="float">
            <text:p>10</text:p>
          </table:table-cell>
          <table:table-cell table:formula="of:=[$'AI Base Weights'.$D$1]*[.K24]" office:value-type="float" office:value="7500" calcext:value-type="float">
            <text:p>7500</text:p>
          </table:table-cell>
          <table:table-cell table:formula="of:=[.$L24]*[$'AI Base Weights'.$G$20]" office:value-type="float" office:value="75000" calcext:value-type="float">
            <text:p>75000</text:p>
          </table:table-cell>
          <table:table-cell table:formula="of:=[.$L24]*[$'AI Base Weights'.$G$22]" office:value-type="float" office:value="22500" calcext:value-type="float">
            <text:p>22500</text:p>
          </table:table-cell>
          <table:table-cell table:formula="of:=[.$L24]*[$'AI Base Weights'.$G$18]" office:value-type="float" office:value="15000" calcext:value-type="float">
            <text:p>15000</text:p>
          </table:table-cell>
          <table:table-cell table:formula="of:=[.$L24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8]*[$'AI Base Weights'.$G$14]" office:value-type="float" office:value="10" calcext:value-type="float">
            <text:p>10</text:p>
          </table:table-cell>
          <table:table-cell table:formula="of:=[$'AI Base Weights'.$D$1]*[.K25]" office:value-type="float" office:value="7500" calcext:value-type="float">
            <text:p>7500</text:p>
          </table:table-cell>
          <table:table-cell table:formula="of:=[.$L25]*[$'AI Base Weights'.$G$20]" office:value-type="float" office:value="75000" calcext:value-type="float">
            <text:p>75000</text:p>
          </table:table-cell>
          <table:table-cell table:formula="of:=[.$L25]*[$'AI Base Weights'.$G$22]" office:value-type="float" office:value="22500" calcext:value-type="float">
            <text:p>22500</text:p>
          </table:table-cell>
          <table:table-cell table:formula="of:=[.$L25]*[$'AI Base Weights'.$G$18]" office:value-type="float" office:value="15000" calcext:value-type="float">
            <text:p>15000</text:p>
          </table:table-cell>
          <table:table-cell table:formula="of:=[.$L25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5]*[$'AI Base Weights'.$G$16]" office:value-type="float" office:value="10" calcext:value-type="float">
            <text:p>10</text:p>
          </table:table-cell>
          <table:table-cell table:formula="of:=[$'AI Base Weights'.$D$1]*[.K26]" office:value-type="float" office:value="7500" calcext:value-type="float">
            <text:p>7500</text:p>
          </table:table-cell>
          <table:table-cell table:formula="of:=[.$L26]*[$'AI Base Weights'.$G$20]" office:value-type="float" office:value="75000" calcext:value-type="float">
            <text:p>75000</text:p>
          </table:table-cell>
          <table:table-cell table:formula="of:=[.$L26]*[$'AI Base Weights'.$G$22]" office:value-type="float" office:value="22500" calcext:value-type="float">
            <text:p>22500</text:p>
          </table:table-cell>
          <table:table-cell table:formula="of:=[.$L26]*[$'AI Base Weights'.$G$18]" office:value-type="float" office:value="15000" calcext:value-type="float">
            <text:p>15000</text:p>
          </table:table-cell>
          <table:table-cell table:formula="of:=[.$L26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3]*[$'AI Base Weights'.$G$12]" office:value-type="float" office:value="7.5" calcext:value-type="float">
            <text:p>7.5</text:p>
          </table:table-cell>
          <table:table-cell table:formula="of:=[$'AI Base Weights'.$D$1]*[.K27]" office:value-type="float" office:value="5625" calcext:value-type="float">
            <text:p>5625</text:p>
          </table:table-cell>
          <table:table-cell table:formula="of:=[.$L27]*[$'AI Base Weights'.$G$20]" office:value-type="float" office:value="56250" calcext:value-type="float">
            <text:p>56250</text:p>
          </table:table-cell>
          <table:table-cell table:formula="of:=[.$L27]*[$'AI Base Weights'.$G$22]" office:value-type="float" office:value="16875" calcext:value-type="float">
            <text:p>16875</text:p>
          </table:table-cell>
          <table:table-cell table:formula="of:=[.$L27]*[$'AI Base Weights'.$G$18]" office:value-type="float" office:value="11250" calcext:value-type="float">
            <text:p>11250</text:p>
          </table:table-cell>
          <table:table-cell table:formula="of:=[.$L27]*([$'AI Base Weights'.$G$20]+[$'AI Base Weights'.$G$18])" office:value-type="float" office:value="67500" calcext:value-type="float">
            <text:p>675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8]*[$'AI Base Weights'.$G$12]" office:value-type="float" office:value="7.5" calcext:value-type="float">
            <text:p>7.5</text:p>
          </table:table-cell>
          <table:table-cell table:formula="of:=[$'AI Base Weights'.$D$1]*[.K28]" office:value-type="float" office:value="5625" calcext:value-type="float">
            <text:p>5625</text:p>
          </table:table-cell>
          <table:table-cell table:formula="of:=[.$L28]*[$'AI Base Weights'.$G$20]" office:value-type="float" office:value="56250" calcext:value-type="float">
            <text:p>56250</text:p>
          </table:table-cell>
          <table:table-cell table:formula="of:=[.$L28]*[$'AI Base Weights'.$G$22]" office:value-type="float" office:value="16875" calcext:value-type="float">
            <text:p>16875</text:p>
          </table:table-cell>
          <table:table-cell table:formula="of:=[.$L28]*[$'AI Base Weights'.$G$18]" office:value-type="float" office:value="11250" calcext:value-type="float">
            <text:p>11250</text:p>
          </table:table-cell>
          <table:table-cell table:formula="of:=[.$L28]*([$'AI Base Weights'.$G$20]+[$'AI Base Weights'.$G$18])" office:value-type="float" office:value="67500" calcext:value-type="float">
            <text:p>675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3]*[$'AI Base Weights'.$G$13]" office:value-type="float" office:value="5" calcext:value-type="float">
            <text:p>5</text:p>
          </table:table-cell>
          <table:table-cell table:formula="of:=[$'AI Base Weights'.$D$1]*[.K29]" office:value-type="float" office:value="3750" calcext:value-type="float">
            <text:p>3750</text:p>
          </table:table-cell>
          <table:table-cell table:formula="of:=[.$L29]*[$'AI Base Weights'.$G$20]" office:value-type="float" office:value="37500" calcext:value-type="float">
            <text:p>37500</text:p>
          </table:table-cell>
          <table:table-cell table:formula="of:=[.$L29]*[$'AI Base Weights'.$G$22]" office:value-type="float" office:value="11250" calcext:value-type="float">
            <text:p>11250</text:p>
          </table:table-cell>
          <table:table-cell table:formula="of:=[.$L29]*[$'AI Base Weights'.$G$18]" office:value-type="float" office:value="7500" calcext:value-type="float">
            <text:p>7500</text:p>
          </table:table-cell>
          <table:table-cell table:formula="of:=[.$L29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8]*[$'AI Base Weights'.$G$13]" office:value-type="float" office:value="5" calcext:value-type="float">
            <text:p>5</text:p>
          </table:table-cell>
          <table:table-cell table:formula="of:=[$'AI Base Weights'.$D$1]*[.K30]" office:value-type="float" office:value="3750" calcext:value-type="float">
            <text:p>3750</text:p>
          </table:table-cell>
          <table:table-cell table:formula="of:=[.$L30]*[$'AI Base Weights'.$G$20]" office:value-type="float" office:value="37500" calcext:value-type="float">
            <text:p>37500</text:p>
          </table:table-cell>
          <table:table-cell table:formula="of:=[.$L30]*[$'AI Base Weights'.$G$22]" office:value-type="float" office:value="11250" calcext:value-type="float">
            <text:p>11250</text:p>
          </table:table-cell>
          <table:table-cell table:formula="of:=[.$L30]*[$'AI Base Weights'.$G$18]" office:value-type="float" office:value="7500" calcext:value-type="float">
            <text:p>7500</text:p>
          </table:table-cell>
          <table:table-cell table:formula="of:=[.$L30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3]*[$'AI Base Weights'.$G$16]" office:value-type="float" office:value="5" calcext:value-type="float">
            <text:p>5</text:p>
          </table:table-cell>
          <table:table-cell table:formula="of:=[$'AI Base Weights'.$D$1]*[.K31]" office:value-type="float" office:value="3750" calcext:value-type="float">
            <text:p>3750</text:p>
          </table:table-cell>
          <table:table-cell table:formula="of:=[.$L31]*[$'AI Base Weights'.$G$20]" office:value-type="float" office:value="37500" calcext:value-type="float">
            <text:p>37500</text:p>
          </table:table-cell>
          <table:table-cell table:formula="of:=[.$L31]*[$'AI Base Weights'.$G$22]" office:value-type="float" office:value="11250" calcext:value-type="float">
            <text:p>11250</text:p>
          </table:table-cell>
          <table:table-cell table:formula="of:=[.$L31]*[$'AI Base Weights'.$G$18]" office:value-type="float" office:value="7500" calcext:value-type="float">
            <text:p>7500</text:p>
          </table:table-cell>
          <table:table-cell table:formula="of:=[.$L31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8]*[$'AI Base Weights'.$G$16]" office:value-type="float" office:value="5" calcext:value-type="float">
            <text:p>5</text:p>
          </table:table-cell>
          <table:table-cell table:formula="of:=[$'AI Base Weights'.$D$1]*[.K32]" office:value-type="float" office:value="3750" calcext:value-type="float">
            <text:p>3750</text:p>
          </table:table-cell>
          <table:table-cell table:formula="of:=[.$L32]*[$'AI Base Weights'.$G$20]" office:value-type="float" office:value="37500" calcext:value-type="float">
            <text:p>37500</text:p>
          </table:table-cell>
          <table:table-cell table:formula="of:=[.$L32]*[$'AI Base Weights'.$G$22]" office:value-type="float" office:value="11250" calcext:value-type="float">
            <text:p>11250</text:p>
          </table:table-cell>
          <table:table-cell table:formula="of:=[.$L32]*[$'AI Base Weights'.$G$18]" office:value-type="float" office:value="7500" calcext:value-type="float">
            <text:p>7500</text:p>
          </table:table-cell>
          <table:table-cell table:formula="of:=[.$L32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10]*[$'AI Base Weights'.$G$15]" office:value-type="float" office:value="2.5" calcext:value-type="float">
            <text:p>2.5</text:p>
          </table:table-cell>
          <table:table-cell table:formula="of:=[$'AI Base Weights'.$D$1]*[.K33]" office:value-type="float" office:value="1875" calcext:value-type="float">
            <text:p>1875</text:p>
          </table:table-cell>
          <table:table-cell table:formula="of:=[.$L33]*[$'AI Base Weights'.$G$20]" office:value-type="float" office:value="18750" calcext:value-type="float">
            <text:p>18750</text:p>
          </table:table-cell>
          <table:table-cell table:formula="of:=[.$L33]*[$'AI Base Weights'.$G$22]" office:value-type="float" office:value="5625" calcext:value-type="float">
            <text:p>5625</text:p>
          </table:table-cell>
          <table:table-cell table:formula="of:=[.$L33]*[$'AI Base Weights'.$G$18]" office:value-type="float" office:value="3750" calcext:value-type="float">
            <text:p>3750</text:p>
          </table:table-cell>
          <table:table-cell table:formula="of:=[.$L33]*([$'AI Base Weights'.$G$20]+[$'AI Base Weights'.$G$18])" office:value-type="float" office:value="22500" calcext:value-type="float">
            <text:p>225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10]*[$'AI Base Weights'.$G$14]" office:value-type="float" office:value="1" calcext:value-type="float">
            <text:p>1</text:p>
          </table:table-cell>
          <table:table-cell table:formula="of:=[$'AI Base Weights'.$D$1]*[.K34]" office:value-type="float" office:value="750" calcext:value-type="float">
            <text:p>750</text:p>
          </table:table-cell>
          <table:table-cell table:formula="of:=[.$L34]*[$'AI Base Weights'.$G$20]" office:value-type="float" office:value="7500" calcext:value-type="float">
            <text:p>7500</text:p>
          </table:table-cell>
          <table:table-cell table:formula="of:=[.$L34]*[$'AI Base Weights'.$G$22]" office:value-type="float" office:value="2250" calcext:value-type="float">
            <text:p>2250</text:p>
          </table:table-cell>
          <table:table-cell table:formula="of:=[.$L34]*[$'AI Base Weights'.$G$18]" office:value-type="float" office:value="1500" calcext:value-type="float">
            <text:p>1500</text:p>
          </table:table-cell>
          <table:table-cell table:formula="of:=[.$L34]*([$'AI Base Weights'.$G$20]+[$'AI Base Weights'.$G$18])" office:value-type="float" office:value="9000" calcext:value-type="float">
            <text:p>90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10]*[$'AI Base Weights'.$G$12]" office:value-type="float" office:value="0.75" calcext:value-type="float">
            <text:p>0.75</text:p>
          </table:table-cell>
          <table:table-cell table:formula="of:=[$'AI Base Weights'.$D$1]*[.K35]" office:value-type="float" office:value="562.5" calcext:value-type="float">
            <text:p>562.5</text:p>
          </table:table-cell>
          <table:table-cell table:formula="of:=[.$L35]*[$'AI Base Weights'.$G$20]" office:value-type="float" office:value="5625" calcext:value-type="float">
            <text:p>5625</text:p>
          </table:table-cell>
          <table:table-cell table:formula="of:=[.$L35]*[$'AI Base Weights'.$G$22]" office:value-type="float" office:value="1687.5" calcext:value-type="float">
            <text:p>1687.5</text:p>
          </table:table-cell>
          <table:table-cell table:formula="of:=[.$L35]*[$'AI Base Weights'.$G$18]" office:value-type="float" office:value="1125" calcext:value-type="float">
            <text:p>1125</text:p>
          </table:table-cell>
          <table:table-cell table:formula="of:=[.$L35]*([$'AI Base Weights'.$G$20]+[$'AI Base Weights'.$G$18])" office:value-type="float" office:value="6750" calcext:value-type="float">
            <text:p>675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10]*[$'AI Base Weights'.$G$13]" office:value-type="float" office:value="0.5" calcext:value-type="float">
            <text:p>0.5</text:p>
          </table:table-cell>
          <table:table-cell table:formula="of:=[$'AI Base Weights'.$D$1]*[.K36]" office:value-type="float" office:value="375" calcext:value-type="float">
            <text:p>375</text:p>
          </table:table-cell>
          <table:table-cell table:formula="of:=[.$L36]*[$'AI Base Weights'.$G$20]" office:value-type="float" office:value="3750" calcext:value-type="float">
            <text:p>3750</text:p>
          </table:table-cell>
          <table:table-cell table:formula="of:=[.$L36]*[$'AI Base Weights'.$G$22]" office:value-type="float" office:value="1125" calcext:value-type="float">
            <text:p>1125</text:p>
          </table:table-cell>
          <table:table-cell table:formula="of:=[.$L36]*[$'AI Base Weights'.$G$18]" office:value-type="float" office:value="750" calcext:value-type="float">
            <text:p>750</text:p>
          </table:table-cell>
          <table:table-cell table:formula="of:=[.$L36]*([$'AI Base Weights'.$G$20]+[$'AI Base Weights'.$G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10]*[$'AI Base Weights'.$G$16]" office:value-type="float" office:value="0.5" calcext:value-type="float">
            <text:p>0.5</text:p>
          </table:table-cell>
          <table:table-cell table:formula="of:=[$'AI Base Weights'.$D$1]*[.K37]" office:value-type="float" office:value="375" calcext:value-type="float">
            <text:p>375</text:p>
          </table:table-cell>
          <table:table-cell table:formula="of:=[.$L37]*[$'AI Base Weights'.$G$20]" office:value-type="float" office:value="3750" calcext:value-type="float">
            <text:p>3750</text:p>
          </table:table-cell>
          <table:table-cell table:formula="of:=[.$L37]*[$'AI Base Weights'.$G$22]" office:value-type="float" office:value="1125" calcext:value-type="float">
            <text:p>1125</text:p>
          </table:table-cell>
          <table:table-cell table:formula="of:=[.$L37]*[$'AI Base Weights'.$G$18]" office:value-type="float" office:value="750" calcext:value-type="float">
            <text:p>750</text:p>
          </table:table-cell>
          <table:table-cell table:formula="of:=[.$L37]*([$'AI Base Weights'.$G$20]+[$'AI Base Weights'.$G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6]*[$'AI Base Weights'.$G$15]" office:value-type="float" office:value="0.05" calcext:value-type="float">
            <text:p>0.05</text:p>
          </table:table-cell>
          <table:table-cell table:formula="of:=[$'AI Base Weights'.$D$1]*[.K38]" office:value-type="float" office:value="37.5" calcext:value-type="float">
            <text:p>37.5</text:p>
          </table:table-cell>
          <table:table-cell table:formula="of:=[.$L38]*[$'AI Base Weights'.$G$20]" office:value-type="float" office:value="375" calcext:value-type="float">
            <text:p>375</text:p>
          </table:table-cell>
          <table:table-cell table:formula="of:=[.$L38]*[$'AI Base Weights'.$G$22]" office:value-type="float" office:value="112.5" calcext:value-type="float">
            <text:p>112.5</text:p>
          </table:table-cell>
          <table:table-cell table:formula="of:=[.$L38]*[$'AI Base Weights'.$G$18]" office:value-type="float" office:value="75" calcext:value-type="float">
            <text:p>75</text:p>
          </table:table-cell>
          <table:table-cell table:formula="of:=[.$L38]*([$'AI Base Weights'.$G$20]+[$'AI Base Weights'.$G$18])" office:value-type="float" office:value="450" calcext:value-type="float">
            <text:p>45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6]*[$'AI Base Weights'.$G$14]" office:value-type="float" office:value="0.02" calcext:value-type="float">
            <text:p>0.02</text:p>
          </table:table-cell>
          <table:table-cell table:formula="of:=[$'AI Base Weights'.$D$1]*[.K39]" office:value-type="float" office:value="15" calcext:value-type="float">
            <text:p>15</text:p>
          </table:table-cell>
          <table:table-cell table:formula="of:=[.$L39]*[$'AI Base Weights'.$G$20]" office:value-type="float" office:value="150" calcext:value-type="float">
            <text:p>150</text:p>
          </table:table-cell>
          <table:table-cell table:formula="of:=[.$L39]*[$'AI Base Weights'.$G$22]" office:value-type="float" office:value="45" calcext:value-type="float">
            <text:p>45</text:p>
          </table:table-cell>
          <table:table-cell table:formula="of:=[.$L39]*[$'AI Base Weights'.$G$18]" office:value-type="float" office:value="30" calcext:value-type="float">
            <text:p>30</text:p>
          </table:table-cell>
          <table:table-cell table:formula="of:=[.$L39]*([$'AI Base Weights'.$G$20]+[$'AI Base Weights'.$G$18])" office:value-type="float" office:value="180" calcext:value-type="float">
            <text:p>18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6]*[$'AI Base Weights'.$G$12]" office:value-type="float" office:value="0.015" calcext:value-type="float">
            <text:p>0.015</text:p>
          </table:table-cell>
          <table:table-cell table:formula="of:=[$'AI Base Weights'.$D$1]*[.K40]" office:value-type="float" office:value="11.25" calcext:value-type="float">
            <text:p>11.25</text:p>
          </table:table-cell>
          <table:table-cell table:formula="of:=[.$L40]*[$'AI Base Weights'.$G$20]" office:value-type="float" office:value="112.5" calcext:value-type="float">
            <text:p>112.5</text:p>
          </table:table-cell>
          <table:table-cell table:formula="of:=[.$L40]*[$'AI Base Weights'.$G$22]" office:value-type="float" office:value="33.75" calcext:value-type="float">
            <text:p>33.75</text:p>
          </table:table-cell>
          <table:table-cell table:formula="of:=[.$L40]*[$'AI Base Weights'.$G$18]" office:value-type="float" office:value="22.5" calcext:value-type="float">
            <text:p>22.5</text:p>
          </table:table-cell>
          <table:table-cell table:formula="of:=[.$L40]*([$'AI Base Weights'.$G$20]+[$'AI Base Weights'.$G$18])"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6]*[$'AI Base Weights'.$G$13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G$20]" office:value-type="float" office:value="75" calcext:value-type="float">
            <text:p>75</text:p>
          </table:table-cell>
          <table:table-cell table:formula="of:=[.$L41]*[$'AI Base Weights'.$G$22]" office:value-type="float" office:value="22.5" calcext:value-type="float">
            <text:p>22.5</text:p>
          </table:table-cell>
          <table:table-cell table:formula="of:=[.$L41]*[$'AI Base Weights'.$G$18]" office:value-type="float" office:value="15" calcext:value-type="float">
            <text:p>15</text:p>
          </table:table-cell>
          <table:table-cell table:formula="of:=[.$L41]*([$'AI Base Weights'.$G$20]+[$'AI Base Weights'.$G$18])"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6]*[$'AI Base Weights'.$G$16]" office:value-type="float" office:value="0.01" calcext:value-type="float">
            <text:p>0.01</text:p>
          </table:table-cell>
          <table:table-cell table:formula="of:=[$'AI Base Weights'.$D$1]*[.K42]" office:value-type="float" office:value="7.5" calcext:value-type="float">
            <text:p>7.5</text:p>
          </table:table-cell>
          <table:table-cell table:formula="of:=[.$L42]*[$'AI Base Weights'.$G$20]" office:value-type="float" office:value="75" calcext:value-type="float">
            <text:p>75</text:p>
          </table:table-cell>
          <table:table-cell table:formula="of:=[.$L42]*[$'AI Base Weights'.$G$22]" office:value-type="float" office:value="22.5" calcext:value-type="float">
            <text:p>22.5</text:p>
          </table:table-cell>
          <table:table-cell table:formula="of:=[.$L42]*[$'AI Base Weights'.$G$18]" office:value-type="float" office:value="15" calcext:value-type="float">
            <text:p>15</text:p>
          </table:table-cell>
          <table:table-cell table:formula="of:=[.$L42]*([$'AI Base Weights'.$G$20]+[$'AI Base Weights'.$G$18])" office:value-type="float" office:value="90" calcext:value-type="float">
            <text:p>90</text:p>
          </table:table-cell>
          <table:table-cell table:number-columns-repeated="1008"/>
        </table:table-row>
      </table:table>
      <table:table table:name="3.4.5 vs Machine AI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7" table:default-cell-style-name="ce45"/>
        <table:table-column table:style-name="co18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Default"/>
          <table:table-cell table:style-name="Default" table:number-columns-repeated="5"/>
          <table:table-cell table:style-name="ce38" office:value-type="string" calcext:value-type="string" table:number-columns-spanned="3" table:number-rows-spanned="1">
            <text:p>Machine Intelligence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3]*[$'AI Base Weights'.$H$15]" office:value-type="float" office:value="800" calcext:value-type="float">
            <text:p>800</text:p>
          </table:table-cell>
          <table:table-cell table:formula="of:=[$'AI Base Weights'.$D$1]*[.K3]" office:value-type="float" office:value="600000" calcext:value-type="float">
            <text:p>600000</text:p>
          </table:table-cell>
          <table:table-cell table:formula="of:=[.$L3]*[$'AI Base Weights'.$H$20]" office:value-type="float" office:value="1800000" calcext:value-type="float">
            <text:p>1800000</text:p>
          </table:table-cell>
          <table:table-cell table:formula="of:=[.$L3]*[$'AI Base Weights'.$H$22]" office:value-type="float" office:value="18000000" calcext:value-type="float">
            <text:p>18000000</text:p>
          </table:table-cell>
          <table:table-cell table:formula="of:=[.$L3]*[$'AI Base Weights'.$H$18]" office:value-type="float" office:value="3000000" calcext:value-type="float">
            <text:p>3000000</text:p>
          </table:table-cell>
          <table:table-cell table:formula="of:=[.$L3]*([$'AI Base Weights'.$H$20]+[$'AI Base Weights'.$H$18])" office:value-type="float" office:value="4800000" calcext:value-type="float">
            <text:p>4800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4]*[$'AI Base Weights'.$H$15]" office:value-type="float" office:value="640" calcext:value-type="float">
            <text:p>640</text:p>
          </table:table-cell>
          <table:table-cell table:formula="of:=[$'AI Base Weights'.$D$1]*[.K4]" office:value-type="float" office:value="480000" calcext:value-type="float">
            <text:p>480000</text:p>
          </table:table-cell>
          <table:table-cell table:formula="of:=[.$L4]*[$'AI Base Weights'.$H$20]" office:value-type="float" office:value="1440000" calcext:value-type="float">
            <text:p>1440000</text:p>
          </table:table-cell>
          <table:table-cell table:formula="of:=[.$L4]*[$'AI Base Weights'.$H$22]" office:value-type="float" office:value="14400000" calcext:value-type="float">
            <text:p>14400000</text:p>
          </table:table-cell>
          <table:table-cell table:formula="of:=[.$L4]*[$'AI Base Weights'.$H$18]" office:value-type="float" office:value="2400000" calcext:value-type="float">
            <text:p>2400000</text:p>
          </table:table-cell>
          <table:table-cell table:formula="of:=[.$L4]*([$'AI Base Weights'.$H$20]+[$'AI Base Weights'.$H$18])" office:value-type="float" office:value="3840000" calcext:value-type="float">
            <text:p>384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5]*[$'AI Base Weights'.$H$15]" office:value-type="float" office:value="160" calcext:value-type="float">
            <text:p>160</text:p>
          </table:table-cell>
          <table:table-cell table:formula="of:=[$'AI Base Weights'.$D$1]*[.K5]" office:value-type="float" office:value="120000" calcext:value-type="float">
            <text:p>120000</text:p>
          </table:table-cell>
          <table:table-cell table:formula="of:=[.$L5]*[$'AI Base Weights'.$H$20]" office:value-type="float" office:value="360000" calcext:value-type="float">
            <text:p>360000</text:p>
          </table:table-cell>
          <table:table-cell table:formula="of:=[.$L5]*[$'AI Base Weights'.$H$22]" office:value-type="float" office:value="3600000" calcext:value-type="float">
            <text:p>3600000</text:p>
          </table:table-cell>
          <table:table-cell table:formula="of:=[.$L5]*[$'AI Base Weights'.$H$18]" office:value-type="float" office:value="600000" calcext:value-type="float">
            <text:p>600000</text:p>
          </table:table-cell>
          <table:table-cell table:formula="of:=[.$L5]*([$'AI Base Weights'.$H$20]+[$'AI Base Weights'.$H$18])" office:value-type="float" office:value="960000" calcext:value-type="float">
            <text:p>96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3]*[$'AI Base Weights'.$H$12]" office:value-type="float" office:value="150" calcext:value-type="float">
            <text:p>150</text:p>
          </table:table-cell>
          <table:table-cell table:formula="of:=[$'AI Base Weights'.$D$1]*[.K6]" office:value-type="float" office:value="112500" calcext:value-type="float">
            <text:p>112500</text:p>
          </table:table-cell>
          <table:table-cell table:formula="of:=[.$L6]*[$'AI Base Weights'.$H$20]" office:value-type="float" office:value="337500" calcext:value-type="float">
            <text:p>337500</text:p>
          </table:table-cell>
          <table:table-cell table:formula="of:=[.$L6]*[$'AI Base Weights'.$H$22]" office:value-type="float" office:value="3375000" calcext:value-type="float">
            <text:p>3375000</text:p>
          </table:table-cell>
          <table:table-cell table:formula="of:=[.$L6]*[$'AI Base Weights'.$H$18]" office:value-type="float" office:value="562500" calcext:value-type="float">
            <text:p>562500</text:p>
          </table:table-cell>
          <table:table-cell table:formula="of:=[.$L6]*([$'AI Base Weights'.$H$20]+[$'AI Base Weights'.$H$18])" office:value-type="float" office:value="900000" calcext:value-type="float">
            <text:p>90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4]*[$'AI Base Weights'.$H$12]" office:value-type="float" office:value="120" calcext:value-type="float">
            <text:p>120</text:p>
          </table:table-cell>
          <table:table-cell table:formula="of:=[$'AI Base Weights'.$D$1]*[.K7]" office:value-type="float" office:value="90000" calcext:value-type="float">
            <text:p>90000</text:p>
          </table:table-cell>
          <table:table-cell table:formula="of:=[.$L7]*[$'AI Base Weights'.$H$20]" office:value-type="float" office:value="270000" calcext:value-type="float">
            <text:p>270000</text:p>
          </table:table-cell>
          <table:table-cell table:formula="of:=[.$L7]*[$'AI Base Weights'.$H$22]" office:value-type="float" office:value="2700000" calcext:value-type="float">
            <text:p>2700000</text:p>
          </table:table-cell>
          <table:table-cell table:formula="of:=[.$L7]*[$'AI Base Weights'.$H$18]" office:value-type="float" office:value="450000" calcext:value-type="float">
            <text:p>450000</text:p>
          </table:table-cell>
          <table:table-cell table:formula="of:=[.$L7]*([$'AI Base Weights'.$H$20]+[$'AI Base Weights'.$H$18])" office:value-type="float" office:value="720000" calcext:value-type="float">
            <text:p>72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7]*[$'AI Base Weights'.$H$15]" office:value-type="float" office:value="40" calcext:value-type="float">
            <text:p>40</text:p>
          </table:table-cell>
          <table:table-cell table:formula="of:=[$'AI Base Weights'.$D$1]*[.K8]" office:value-type="float" office:value="30000" calcext:value-type="float">
            <text:p>30000</text:p>
          </table:table-cell>
          <table:table-cell table:formula="of:=[.$L8]*[$'AI Base Weights'.$H$20]" office:value-type="float" office:value="90000" calcext:value-type="float">
            <text:p>90000</text:p>
          </table:table-cell>
          <table:table-cell table:formula="of:=[.$L8]*[$'AI Base Weights'.$H$22]" office:value-type="float" office:value="900000" calcext:value-type="float">
            <text:p>900000</text:p>
          </table:table-cell>
          <table:table-cell table:formula="of:=[.$L8]*[$'AI Base Weights'.$H$18]" office:value-type="float" office:value="150000" calcext:value-type="float">
            <text:p>150000</text:p>
          </table:table-cell>
          <table:table-cell table:formula="of:=[.$L8]*([$'AI Base Weights'.$H$20]+[$'AI Base Weights'.$H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8]*[$'AI Base Weights'.$H$15]" office:value-type="float" office:value="40" calcext:value-type="float">
            <text:p>40</text:p>
          </table:table-cell>
          <table:table-cell table:formula="of:=[$'AI Base Weights'.$D$1]*[.K9]" office:value-type="float" office:value="30000" calcext:value-type="float">
            <text:p>30000</text:p>
          </table:table-cell>
          <table:table-cell table:formula="of:=[.$L9]*[$'AI Base Weights'.$H$20]" office:value-type="float" office:value="90000" calcext:value-type="float">
            <text:p>90000</text:p>
          </table:table-cell>
          <table:table-cell table:formula="of:=[.$L9]*[$'AI Base Weights'.$H$22]" office:value-type="float" office:value="900000" calcext:value-type="float">
            <text:p>900000</text:p>
          </table:table-cell>
          <table:table-cell table:formula="of:=[.$L9]*[$'AI Base Weights'.$H$18]" office:value-type="float" office:value="150000" calcext:value-type="float">
            <text:p>150000</text:p>
          </table:table-cell>
          <table:table-cell table:formula="of:=[.$L9]*([$'AI Base Weights'.$H$20]+[$'AI Base Weights'.$H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5]*[$'AI Base Weights'.$H$12]" office:value-type="float" office:value="30" calcext:value-type="float">
            <text:p>30</text:p>
          </table:table-cell>
          <table:table-cell table:formula="of:=[$'AI Base Weights'.$D$1]*[.K10]" office:value-type="float" office:value="22500" calcext:value-type="float">
            <text:p>22500</text:p>
          </table:table-cell>
          <table:table-cell table:formula="of:=[.$L10]*[$'AI Base Weights'.$H$20]" office:value-type="float" office:value="67500" calcext:value-type="float">
            <text:p>67500</text:p>
          </table:table-cell>
          <table:table-cell table:formula="of:=[.$L10]*[$'AI Base Weights'.$H$22]" office:value-type="float" office:value="675000" calcext:value-type="float">
            <text:p>675000</text:p>
          </table:table-cell>
          <table:table-cell table:formula="of:=[.$L10]*[$'AI Base Weights'.$H$18]" office:value-type="float" office:value="112500" calcext:value-type="float">
            <text:p>112500</text:p>
          </table:table-cell>
          <table:table-cell table:formula="of:=[.$L10]*([$'AI Base Weights'.$H$20]+[$'AI Base Weights'.$H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10]*[$'AI Base Weights'.$H$15]" office:value-type="float" office:value="24" calcext:value-type="float">
            <text:p>24</text:p>
          </table:table-cell>
          <table:table-cell table:formula="of:=[$'AI Base Weights'.$D$1]*[.K11]" office:value-type="float" office:value="18000" calcext:value-type="float">
            <text:p>18000</text:p>
          </table:table-cell>
          <table:table-cell table:formula="of:=[.$L11]*[$'AI Base Weights'.$H$20]" office:value-type="float" office:value="54000" calcext:value-type="float">
            <text:p>54000</text:p>
          </table:table-cell>
          <table:table-cell table:formula="of:=[.$L11]*[$'AI Base Weights'.$H$22]" office:value-type="float" office:value="540000" calcext:value-type="float">
            <text:p>540000</text:p>
          </table:table-cell>
          <table:table-cell table:formula="of:=[.$L11]*[$'AI Base Weights'.$H$18]" office:value-type="float" office:value="90000" calcext:value-type="float">
            <text:p>90000</text:p>
          </table:table-cell>
          <table:table-cell table:formula="of:=[.$L11]*([$'AI Base Weights'.$H$20]+[$'AI Base Weights'.$H$18])" office:value-type="float" office:value="144000" calcext:value-type="float">
            <text:p>144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9]*[$'AI Base Weights'.$H$15]" office:value-type="float" office:value="16" calcext:value-type="float">
            <text:p>16</text:p>
          </table:table-cell>
          <table:table-cell table:formula="of:=[$'AI Base Weights'.$D$1]*[.K12]" office:value-type="float" office:value="12000" calcext:value-type="float">
            <text:p>12000</text:p>
          </table:table-cell>
          <table:table-cell table:formula="of:=[.$L12]*[$'AI Base Weights'.$H$20]" office:value-type="float" office:value="36000" calcext:value-type="float">
            <text:p>36000</text:p>
          </table:table-cell>
          <table:table-cell table:formula="of:=[.$L12]*[$'AI Base Weights'.$H$22]" office:value-type="float" office:value="360000" calcext:value-type="float">
            <text:p>360000</text:p>
          </table:table-cell>
          <table:table-cell table:formula="of:=[.$L12]*[$'AI Base Weights'.$H$18]" office:value-type="float" office:value="60000" calcext:value-type="float">
            <text:p>60000</text:p>
          </table:table-cell>
          <table:table-cell table:formula="of:=[.$L12]*([$'AI Base Weights'.$H$20]+[$'AI Base Weights'.$H$18])" office:value-type="float" office:value="96000" calcext:value-type="float">
            <text:p>96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3]*[$'AI Base Weights'.$H$13]" office:value-type="float" office:value="10" calcext:value-type="float">
            <text:p>10</text:p>
          </table:table-cell>
          <table:table-cell table:formula="of:=[$'AI Base Weights'.$D$1]*[.K13]" office:value-type="float" office:value="7500" calcext:value-type="float">
            <text:p>7500</text:p>
          </table:table-cell>
          <table:table-cell table:formula="of:=[.$L13]*[$'AI Base Weights'.$H$20]" office:value-type="float" office:value="22500" calcext:value-type="float">
            <text:p>22500</text:p>
          </table:table-cell>
          <table:table-cell table:formula="of:=[.$L13]*[$'AI Base Weights'.$H$22]" office:value-type="float" office:value="225000" calcext:value-type="float">
            <text:p>225000</text:p>
          </table:table-cell>
          <table:table-cell table:formula="of:=[.$L13]*[$'AI Base Weights'.$H$18]" office:value-type="float" office:value="37500" calcext:value-type="float">
            <text:p>37500</text:p>
          </table:table-cell>
          <table:table-cell table:formula="of:=[.$L13]*([$'AI Base Weights'.$H$20]+[$'AI Base Weights'.$H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3]*[$'AI Base Weights'.$H$16]" office:value-type="float" office:value="10" calcext:value-type="float">
            <text:p>10</text:p>
          </table:table-cell>
          <table:table-cell table:formula="of:=[$'AI Base Weights'.$D$1]*[.K14]" office:value-type="float" office:value="7500" calcext:value-type="float">
            <text:p>7500</text:p>
          </table:table-cell>
          <table:table-cell table:formula="of:=[.$L14]*[$'AI Base Weights'.$H$20]" office:value-type="float" office:value="22500" calcext:value-type="float">
            <text:p>22500</text:p>
          </table:table-cell>
          <table:table-cell table:formula="of:=[.$L14]*[$'AI Base Weights'.$H$22]" office:value-type="float" office:value="225000" calcext:value-type="float">
            <text:p>225000</text:p>
          </table:table-cell>
          <table:table-cell table:formula="of:=[.$L14]*[$'AI Base Weights'.$H$18]" office:value-type="float" office:value="37500" calcext:value-type="float">
            <text:p>37500</text:p>
          </table:table-cell>
          <table:table-cell table:formula="of:=[.$L14]*([$'AI Base Weights'.$H$20]+[$'AI Base Weights'.$H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4]*[$'AI Base Weights'.$H$13]" office:value-type="float" office:value="8" calcext:value-type="float">
            <text:p>8</text:p>
          </table:table-cell>
          <table:table-cell table:formula="of:=[$'AI Base Weights'.$D$1]*[.K15]" office:value-type="float" office:value="6000" calcext:value-type="float">
            <text:p>6000</text:p>
          </table:table-cell>
          <table:table-cell table:formula="of:=[.$L15]*[$'AI Base Weights'.$H$20]" office:value-type="float" office:value="18000" calcext:value-type="float">
            <text:p>18000</text:p>
          </table:table-cell>
          <table:table-cell table:formula="of:=[.$L15]*[$'AI Base Weights'.$H$22]" office:value-type="float" office:value="180000" calcext:value-type="float">
            <text:p>180000</text:p>
          </table:table-cell>
          <table:table-cell table:formula="of:=[.$L15]*[$'AI Base Weights'.$H$18]" office:value-type="float" office:value="30000" calcext:value-type="float">
            <text:p>30000</text:p>
          </table:table-cell>
          <table:table-cell table:formula="of:=[.$L15]*([$'AI Base Weights'.$H$20]+[$'AI Base Weights'.$H$18])" office:value-type="float" office:value="48000" calcext:value-type="float">
            <text:p>48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4]*[$'AI Base Weights'.$H$16]" office:value-type="float" office:value="8" calcext:value-type="float">
            <text:p>8</text:p>
          </table:table-cell>
          <table:table-cell table:formula="of:=[$'AI Base Weights'.$D$1]*[.K16]" office:value-type="float" office:value="6000" calcext:value-type="float">
            <text:p>6000</text:p>
          </table:table-cell>
          <table:table-cell table:formula="of:=[.$L16]*[$'AI Base Weights'.$H$20]" office:value-type="float" office:value="18000" calcext:value-type="float">
            <text:p>18000</text:p>
          </table:table-cell>
          <table:table-cell table:formula="of:=[.$L16]*[$'AI Base Weights'.$H$22]" office:value-type="float" office:value="180000" calcext:value-type="float">
            <text:p>180000</text:p>
          </table:table-cell>
          <table:table-cell table:formula="of:=[.$L16]*[$'AI Base Weights'.$H$18]" office:value-type="float" office:value="30000" calcext:value-type="float">
            <text:p>30000</text:p>
          </table:table-cell>
          <table:table-cell table:formula="of:=[.$L16]*([$'AI Base Weights'.$H$20]+[$'AI Base Weights'.$H$18])" office:value-type="float" office:value="48000" calcext:value-type="float">
            <text:p>480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7]*[$'AI Base Weights'.$H$12]" office:value-type="float" office:value="7.5" calcext:value-type="float">
            <text:p>7.5</text:p>
          </table:table-cell>
          <table:table-cell table:formula="of:=[$'AI Base Weights'.$D$1]*[.K17]" office:value-type="float" office:value="5625" calcext:value-type="float">
            <text:p>5625</text:p>
          </table:table-cell>
          <table:table-cell table:formula="of:=[.$L17]*[$'AI Base Weights'.$H$20]" office:value-type="float" office:value="16875" calcext:value-type="float">
            <text:p>16875</text:p>
          </table:table-cell>
          <table:table-cell table:formula="of:=[.$L17]*[$'AI Base Weights'.$H$22]" office:value-type="float" office:value="168750" calcext:value-type="float">
            <text:p>168750</text:p>
          </table:table-cell>
          <table:table-cell table:formula="of:=[.$L17]*[$'AI Base Weights'.$H$18]" office:value-type="float" office:value="28125" calcext:value-type="float">
            <text:p>28125</text:p>
          </table:table-cell>
          <table:table-cell table:formula="of:=[.$L17]*([$'AI Base Weights'.$H$20]+[$'AI Base Weights'.$H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8]*[$'AI Base Weights'.$H$12]" office:value-type="float" office:value="7.5" calcext:value-type="float">
            <text:p>7.5</text:p>
          </table:table-cell>
          <table:table-cell table:formula="of:=[$'AI Base Weights'.$D$1]*[.K18]" office:value-type="float" office:value="5625" calcext:value-type="float">
            <text:p>5625</text:p>
          </table:table-cell>
          <table:table-cell table:formula="of:=[.$L18]*[$'AI Base Weights'.$H$20]" office:value-type="float" office:value="16875" calcext:value-type="float">
            <text:p>16875</text:p>
          </table:table-cell>
          <table:table-cell table:formula="of:=[.$L18]*[$'AI Base Weights'.$H$22]" office:value-type="float" office:value="168750" calcext:value-type="float">
            <text:p>168750</text:p>
          </table:table-cell>
          <table:table-cell table:formula="of:=[.$L18]*[$'AI Base Weights'.$H$18]" office:value-type="float" office:value="28125" calcext:value-type="float">
            <text:p>28125</text:p>
          </table:table-cell>
          <table:table-cell table:formula="of:=[.$L18]*([$'AI Base Weights'.$H$20]+[$'AI Base Weights'.$H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3]*[$'AI Base Weights'.$H$14]" office:value-type="float" office:value="7" calcext:value-type="float">
            <text:p>7</text:p>
          </table:table-cell>
          <table:table-cell table:formula="of:=[$'AI Base Weights'.$D$1]*[.K19]" office:value-type="float" office:value="5250" calcext:value-type="float">
            <text:p>5250</text:p>
          </table:table-cell>
          <table:table-cell table:formula="of:=[.$L19]*[$'AI Base Weights'.$H$20]" office:value-type="float" office:value="15750" calcext:value-type="float">
            <text:p>15750</text:p>
          </table:table-cell>
          <table:table-cell table:formula="of:=[.$L19]*[$'AI Base Weights'.$H$22]" office:value-type="float" office:value="157500" calcext:value-type="float">
            <text:p>157500</text:p>
          </table:table-cell>
          <table:table-cell table:formula="of:=[.$L19]*[$'AI Base Weights'.$H$18]" office:value-type="float" office:value="26250" calcext:value-type="float">
            <text:p>26250</text:p>
          </table:table-cell>
          <table:table-cell table:formula="of:=[.$L19]*([$'AI Base Weights'.$H$20]+[$'AI Base Weights'.$H$18])" office:value-type="float" office:value="42000" calcext:value-type="float">
            <text:p>420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4]*[$'AI Base Weights'.$H$14]" office:value-type="float" office:value="5.6" calcext:value-type="float">
            <text:p>5.6</text:p>
          </table:table-cell>
          <table:table-cell table:formula="of:=[$'AI Base Weights'.$D$1]*[.K20]" office:value-type="float" office:value="4200" calcext:value-type="float">
            <text:p>4200</text:p>
          </table:table-cell>
          <table:table-cell table:formula="of:=[.$L20]*[$'AI Base Weights'.$H$20]" office:value-type="float" office:value="12600" calcext:value-type="float">
            <text:p>12600</text:p>
          </table:table-cell>
          <table:table-cell table:formula="of:=[.$L20]*[$'AI Base Weights'.$H$22]" office:value-type="float" office:value="126000" calcext:value-type="float">
            <text:p>126000</text:p>
          </table:table-cell>
          <table:table-cell table:formula="of:=[.$L20]*[$'AI Base Weights'.$H$18]" office:value-type="float" office:value="21000" calcext:value-type="float">
            <text:p>21000</text:p>
          </table:table-cell>
          <table:table-cell table:formula="of:=[.$L20]*([$'AI Base Weights'.$H$20]+[$'AI Base Weights'.$H$18])" office:value-type="float" office:value="33600" calcext:value-type="float">
            <text:p>336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10]*[$'AI Base Weights'.$H$12]" office:value-type="float" office:value="4.5" calcext:value-type="float">
            <text:p>4.5</text:p>
          </table:table-cell>
          <table:table-cell table:formula="of:=[$'AI Base Weights'.$D$1]*[.K21]" office:value-type="float" office:value="3375" calcext:value-type="float">
            <text:p>3375</text:p>
          </table:table-cell>
          <table:table-cell table:formula="of:=[.$L21]*[$'AI Base Weights'.$H$20]" office:value-type="float" office:value="10125" calcext:value-type="float">
            <text:p>10125</text:p>
          </table:table-cell>
          <table:table-cell table:formula="of:=[.$L21]*[$'AI Base Weights'.$H$22]" office:value-type="float" office:value="101250" calcext:value-type="float">
            <text:p>101250</text:p>
          </table:table-cell>
          <table:table-cell table:formula="of:=[.$L21]*[$'AI Base Weights'.$H$18]" office:value-type="float" office:value="16875" calcext:value-type="float">
            <text:p>16875</text:p>
          </table:table-cell>
          <table:table-cell table:formula="of:=[.$L21]*([$'AI Base Weights'.$H$20]+[$'AI Base Weights'.$H$18])" office:value-type="float" office:value="27000" calcext:value-type="float">
            <text:p>27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9]*[$'AI Base Weights'.$H$12]" office:value-type="float" office:value="3" calcext:value-type="float">
            <text:p>3</text:p>
          </table:table-cell>
          <table:table-cell table:formula="of:=[$'AI Base Weights'.$D$1]*[.K22]" office:value-type="float" office:value="2250" calcext:value-type="float">
            <text:p>2250</text:p>
          </table:table-cell>
          <table:table-cell table:formula="of:=[.$L22]*[$'AI Base Weights'.$H$20]" office:value-type="float" office:value="6750" calcext:value-type="float">
            <text:p>6750</text:p>
          </table:table-cell>
          <table:table-cell table:formula="of:=[.$L22]*[$'AI Base Weights'.$H$22]" office:value-type="float" office:value="67500" calcext:value-type="float">
            <text:p>67500</text:p>
          </table:table-cell>
          <table:table-cell table:formula="of:=[.$L22]*[$'AI Base Weights'.$H$18]" office:value-type="float" office:value="11250" calcext:value-type="float">
            <text:p>11250</text:p>
          </table:table-cell>
          <table:table-cell table:formula="of:=[.$L22]*([$'AI Base Weights'.$H$20]+[$'AI Base Weights'.$H$18])" office:value-type="float" office:value="18000" calcext:value-type="float">
            <text:p>18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5]*[$'AI Base Weights'.$H$13]" office:value-type="float" office:value="2" calcext:value-type="float">
            <text:p>2</text:p>
          </table:table-cell>
          <table:table-cell table:formula="of:=[$'AI Base Weights'.$D$1]*[.K23]" office:value-type="float" office:value="1500" calcext:value-type="float">
            <text:p>1500</text:p>
          </table:table-cell>
          <table:table-cell table:formula="of:=[.$L23]*[$'AI Base Weights'.$H$20]" office:value-type="float" office:value="4500" calcext:value-type="float">
            <text:p>4500</text:p>
          </table:table-cell>
          <table:table-cell table:formula="of:=[.$L23]*[$'AI Base Weights'.$H$22]" office:value-type="float" office:value="45000" calcext:value-type="float">
            <text:p>45000</text:p>
          </table:table-cell>
          <table:table-cell table:formula="of:=[.$L23]*[$'AI Base Weights'.$H$18]" office:value-type="float" office:value="7500" calcext:value-type="float">
            <text:p>7500</text:p>
          </table:table-cell>
          <table:table-cell table:formula="of:=[.$L23]*([$'AI Base Weights'.$H$20]+[$'AI Base Weights'.$H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5]*[$'AI Base Weights'.$H$16]" office:value-type="float" office:value="2" calcext:value-type="float">
            <text:p>2</text:p>
          </table:table-cell>
          <table:table-cell table:formula="of:=[$'AI Base Weights'.$D$1]*[.K24]" office:value-type="float" office:value="1500" calcext:value-type="float">
            <text:p>1500</text:p>
          </table:table-cell>
          <table:table-cell table:formula="of:=[.$L24]*[$'AI Base Weights'.$H$20]" office:value-type="float" office:value="4500" calcext:value-type="float">
            <text:p>4500</text:p>
          </table:table-cell>
          <table:table-cell table:formula="of:=[.$L24]*[$'AI Base Weights'.$H$22]" office:value-type="float" office:value="45000" calcext:value-type="float">
            <text:p>45000</text:p>
          </table:table-cell>
          <table:table-cell table:formula="of:=[.$L24]*[$'AI Base Weights'.$H$18]" office:value-type="float" office:value="7500" calcext:value-type="float">
            <text:p>7500</text:p>
          </table:table-cell>
          <table:table-cell table:formula="of:=[.$L24]*([$'AI Base Weights'.$H$20]+[$'AI Base Weights'.$H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5]*[$'AI Base Weights'.$H$14]" office:value-type="float" office:value="1.4" calcext:value-type="float">
            <text:p>1.4</text:p>
          </table:table-cell>
          <table:table-cell table:formula="of:=[$'AI Base Weights'.$D$1]*[.K25]" office:value-type="float" office:value="1050" calcext:value-type="float">
            <text:p>1050</text:p>
          </table:table-cell>
          <table:table-cell table:formula="of:=[.$L25]*[$'AI Base Weights'.$H$20]" office:value-type="float" office:value="3150" calcext:value-type="float">
            <text:p>3150</text:p>
          </table:table-cell>
          <table:table-cell table:formula="of:=[.$L25]*[$'AI Base Weights'.$H$22]" office:value-type="float" office:value="31500" calcext:value-type="float">
            <text:p>31500</text:p>
          </table:table-cell>
          <table:table-cell table:formula="of:=[.$L25]*[$'AI Base Weights'.$H$18]" office:value-type="float" office:value="5250" calcext:value-type="float">
            <text:p>5250</text:p>
          </table:table-cell>
          <table:table-cell table:formula="of:=[.$L25]*([$'AI Base Weights'.$H$20]+[$'AI Base Weights'.$H$18])" office:value-type="float" office:value="8400" calcext:value-type="float">
            <text:p>84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6]*[$'AI Base Weights'.$H$15]" office:value-type="float" office:value="0.8" calcext:value-type="float">
            <text:p>0.8</text:p>
          </table:table-cell>
          <table:table-cell table:formula="of:=[$'AI Base Weights'.$D$1]*[.K26]" office:value-type="float" office:value="600" calcext:value-type="float">
            <text:p>600</text:p>
          </table:table-cell>
          <table:table-cell table:formula="of:=[.$L26]*[$'AI Base Weights'.$H$20]" office:value-type="float" office:value="1800" calcext:value-type="float">
            <text:p>1800</text:p>
          </table:table-cell>
          <table:table-cell table:formula="of:=[.$L26]*[$'AI Base Weights'.$H$22]" office:value-type="float" office:value="18000" calcext:value-type="float">
            <text:p>18000</text:p>
          </table:table-cell>
          <table:table-cell table:formula="of:=[.$L26]*[$'AI Base Weights'.$H$18]" office:value-type="float" office:value="3000" calcext:value-type="float">
            <text:p>3000</text:p>
          </table:table-cell>
          <table:table-cell table:formula="of:=[.$L26]*([$'AI Base Weights'.$H$20]+[$'AI Base Weights'.$H$18])" office:value-type="float" office:value="4800" calcext:value-type="float">
            <text:p>48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7]*[$'AI Base Weights'.$H$13]" office:value-type="float" office:value="0.5" calcext:value-type="float">
            <text:p>0.5</text:p>
          </table:table-cell>
          <table:table-cell table:formula="of:=[$'AI Base Weights'.$D$1]*[.K27]" office:value-type="float" office:value="375" calcext:value-type="float">
            <text:p>375</text:p>
          </table:table-cell>
          <table:table-cell table:formula="of:=[.$L27]*[$'AI Base Weights'.$H$20]" office:value-type="float" office:value="1125" calcext:value-type="float">
            <text:p>1125</text:p>
          </table:table-cell>
          <table:table-cell table:formula="of:=[.$L27]*[$'AI Base Weights'.$H$22]" office:value-type="float" office:value="11250" calcext:value-type="float">
            <text:p>11250</text:p>
          </table:table-cell>
          <table:table-cell table:formula="of:=[.$L27]*[$'AI Base Weights'.$H$18]" office:value-type="float" office:value="1875" calcext:value-type="float">
            <text:p>1875</text:p>
          </table:table-cell>
          <table:table-cell table:formula="of:=[.$L27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8]*[$'AI Base Weights'.$H$13]" office:value-type="float" office:value="0.5" calcext:value-type="float">
            <text:p>0.5</text:p>
          </table:table-cell>
          <table:table-cell table:formula="of:=[$'AI Base Weights'.$D$1]*[.K28]" office:value-type="float" office:value="375" calcext:value-type="float">
            <text:p>375</text:p>
          </table:table-cell>
          <table:table-cell table:formula="of:=[.$L28]*[$'AI Base Weights'.$H$20]" office:value-type="float" office:value="1125" calcext:value-type="float">
            <text:p>1125</text:p>
          </table:table-cell>
          <table:table-cell table:formula="of:=[.$L28]*[$'AI Base Weights'.$H$22]" office:value-type="float" office:value="11250" calcext:value-type="float">
            <text:p>11250</text:p>
          </table:table-cell>
          <table:table-cell table:formula="of:=[.$L28]*[$'AI Base Weights'.$H$18]" office:value-type="float" office:value="1875" calcext:value-type="float">
            <text:p>1875</text:p>
          </table:table-cell>
          <table:table-cell table:formula="of:=[.$L28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7]*[$'AI Base Weights'.$H$16]" office:value-type="float" office:value="0.5" calcext:value-type="float">
            <text:p>0.5</text:p>
          </table:table-cell>
          <table:table-cell table:formula="of:=[$'AI Base Weights'.$D$1]*[.K29]" office:value-type="float" office:value="375" calcext:value-type="float">
            <text:p>375</text:p>
          </table:table-cell>
          <table:table-cell table:formula="of:=[.$L29]*[$'AI Base Weights'.$H$20]" office:value-type="float" office:value="1125" calcext:value-type="float">
            <text:p>1125</text:p>
          </table:table-cell>
          <table:table-cell table:formula="of:=[.$L29]*[$'AI Base Weights'.$H$22]" office:value-type="float" office:value="11250" calcext:value-type="float">
            <text:p>11250</text:p>
          </table:table-cell>
          <table:table-cell table:formula="of:=[.$L29]*[$'AI Base Weights'.$H$18]" office:value-type="float" office:value="1875" calcext:value-type="float">
            <text:p>1875</text:p>
          </table:table-cell>
          <table:table-cell table:formula="of:=[.$L29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8]*[$'AI Base Weights'.$H$16]" office:value-type="float" office:value="0.5" calcext:value-type="float">
            <text:p>0.5</text:p>
          </table:table-cell>
          <table:table-cell table:formula="of:=[$'AI Base Weights'.$D$1]*[.K30]" office:value-type="float" office:value="375" calcext:value-type="float">
            <text:p>375</text:p>
          </table:table-cell>
          <table:table-cell table:formula="of:=[.$L30]*[$'AI Base Weights'.$H$20]" office:value-type="float" office:value="1125" calcext:value-type="float">
            <text:p>1125</text:p>
          </table:table-cell>
          <table:table-cell table:formula="of:=[.$L30]*[$'AI Base Weights'.$H$22]" office:value-type="float" office:value="11250" calcext:value-type="float">
            <text:p>11250</text:p>
          </table:table-cell>
          <table:table-cell table:formula="of:=[.$L30]*[$'AI Base Weights'.$H$18]" office:value-type="float" office:value="1875" calcext:value-type="float">
            <text:p>1875</text:p>
          </table:table-cell>
          <table:table-cell table:formula="of:=[.$L30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7]*[$'AI Base Weights'.$H$14]" office:value-type="float" office:value="0.35" calcext:value-type="float">
            <text:p>0.35</text:p>
          </table:table-cell>
          <table:table-cell table:formula="of:=[$'AI Base Weights'.$D$1]*[.K31]" office:value-type="float" office:value="262.5" calcext:value-type="float">
            <text:p>262.5</text:p>
          </table:table-cell>
          <table:table-cell table:formula="of:=[.$L31]*[$'AI Base Weights'.$H$20]" office:value-type="float" office:value="787.5" calcext:value-type="float">
            <text:p>787.5</text:p>
          </table:table-cell>
          <table:table-cell table:formula="of:=[.$L31]*[$'AI Base Weights'.$H$22]" office:value-type="float" office:value="7875" calcext:value-type="float">
            <text:p>7875</text:p>
          </table:table-cell>
          <table:table-cell table:formula="of:=[.$L31]*[$'AI Base Weights'.$H$18]" office:value-type="float" office:value="1312.5" calcext:value-type="float">
            <text:p>1312.5</text:p>
          </table:table-cell>
          <table:table-cell table:formula="of:=[.$L31]*([$'AI Base Weights'.$H$20]+[$'AI Base Weights'.$H$18])" office:value-type="float" office:value="2100" calcext:value-type="float">
            <text:p>21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8]*[$'AI Base Weights'.$H$14]" office:value-type="float" office:value="0.35" calcext:value-type="float">
            <text:p>0.35</text:p>
          </table:table-cell>
          <table:table-cell table:formula="of:=[$'AI Base Weights'.$D$1]*[.K32]" office:value-type="float" office:value="262.5" calcext:value-type="float">
            <text:p>262.5</text:p>
          </table:table-cell>
          <table:table-cell table:formula="of:=[.$L32]*[$'AI Base Weights'.$H$20]" office:value-type="float" office:value="787.5" calcext:value-type="float">
            <text:p>787.5</text:p>
          </table:table-cell>
          <table:table-cell table:formula="of:=[.$L32]*[$'AI Base Weights'.$H$22]" office:value-type="float" office:value="7875" calcext:value-type="float">
            <text:p>7875</text:p>
          </table:table-cell>
          <table:table-cell table:formula="of:=[.$L32]*[$'AI Base Weights'.$H$18]" office:value-type="float" office:value="1312.5" calcext:value-type="float">
            <text:p>1312.5</text:p>
          </table:table-cell>
          <table:table-cell table:formula="of:=[.$L32]*([$'AI Base Weights'.$H$20]+[$'AI Base Weights'.$H$18])" office:value-type="float" office:value="2100" calcext:value-type="float">
            <text:p>21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10]*[$'AI Base Weights'.$H$13]" office:value-type="float" office:value="0.3" calcext:value-type="float">
            <text:p>0.3</text:p>
          </table:table-cell>
          <table:table-cell table:formula="of:=[$'AI Base Weights'.$D$1]*[.K33]" office:value-type="float" office:value="225" calcext:value-type="float">
            <text:p>225</text:p>
          </table:table-cell>
          <table:table-cell table:formula="of:=[.$L33]*[$'AI Base Weights'.$H$20]" office:value-type="float" office:value="675" calcext:value-type="float">
            <text:p>675</text:p>
          </table:table-cell>
          <table:table-cell table:formula="of:=[.$L33]*[$'AI Base Weights'.$H$22]" office:value-type="float" office:value="6750" calcext:value-type="float">
            <text:p>6750</text:p>
          </table:table-cell>
          <table:table-cell table:formula="of:=[.$L33]*[$'AI Base Weights'.$H$18]" office:value-type="float" office:value="1125" calcext:value-type="float">
            <text:p>1125</text:p>
          </table:table-cell>
          <table:table-cell table:formula="of:=[.$L33]*([$'AI Base Weights'.$H$20]+[$'AI Base Weights'.$H$18])" office:value-type="float" office:value="1800" calcext:value-type="float">
            <text:p>18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10]*[$'AI Base Weights'.$H$16]" office:value-type="float" office:value="0.3" calcext:value-type="float">
            <text:p>0.3</text:p>
          </table:table-cell>
          <table:table-cell table:formula="of:=[$'AI Base Weights'.$D$1]*[.K34]" office:value-type="float" office:value="225" calcext:value-type="float">
            <text:p>225</text:p>
          </table:table-cell>
          <table:table-cell table:formula="of:=[.$L34]*[$'AI Base Weights'.$H$20]" office:value-type="float" office:value="675" calcext:value-type="float">
            <text:p>675</text:p>
          </table:table-cell>
          <table:table-cell table:formula="of:=[.$L34]*[$'AI Base Weights'.$H$22]" office:value-type="float" office:value="6750" calcext:value-type="float">
            <text:p>6750</text:p>
          </table:table-cell>
          <table:table-cell table:formula="of:=[.$L34]*[$'AI Base Weights'.$H$18]" office:value-type="float" office:value="1125" calcext:value-type="float">
            <text:p>1125</text:p>
          </table:table-cell>
          <table:table-cell table:formula="of:=[.$L34]*([$'AI Base Weights'.$H$20]+[$'AI Base Weights'.$H$18])" office:value-type="float" office:value="1800" calcext:value-type="float">
            <text:p>18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10]*[$'AI Base Weights'.$H$14]" office:value-type="float" office:value="0.21" calcext:value-type="float">
            <text:p>0.21</text:p>
          </table:table-cell>
          <table:table-cell table:formula="of:=[$'AI Base Weights'.$D$1]*[.K35]" office:value-type="float" office:value="157.5" calcext:value-type="float">
            <text:p>157.5</text:p>
          </table:table-cell>
          <table:table-cell table:formula="of:=[.$L35]*[$'AI Base Weights'.$H$20]" office:value-type="float" office:value="472.5" calcext:value-type="float">
            <text:p>472.5</text:p>
          </table:table-cell>
          <table:table-cell table:formula="of:=[.$L35]*[$'AI Base Weights'.$H$22]" office:value-type="float" office:value="4725" calcext:value-type="float">
            <text:p>4725</text:p>
          </table:table-cell>
          <table:table-cell table:formula="of:=[.$L35]*[$'AI Base Weights'.$H$18]" office:value-type="float" office:value="787.5" calcext:value-type="float">
            <text:p>787.5</text:p>
          </table:table-cell>
          <table:table-cell table:formula="of:=[.$L35]*([$'AI Base Weights'.$H$20]+[$'AI Base Weights'.$H$18])" office:value-type="float" office:value="1260" calcext:value-type="float">
            <text:p>126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9]*[$'AI Base Weights'.$H$13]" office:value-type="float" office:value="0.2" calcext:value-type="float">
            <text:p>0.2</text:p>
          </table:table-cell>
          <table:table-cell table:formula="of:=[$'AI Base Weights'.$D$1]*[.K36]" office:value-type="float" office:value="150" calcext:value-type="float">
            <text:p>150</text:p>
          </table:table-cell>
          <table:table-cell table:formula="of:=[.$L36]*[$'AI Base Weights'.$H$20]" office:value-type="float" office:value="450" calcext:value-type="float">
            <text:p>450</text:p>
          </table:table-cell>
          <table:table-cell table:formula="of:=[.$L36]*[$'AI Base Weights'.$H$22]" office:value-type="float" office:value="4500" calcext:value-type="float">
            <text:p>4500</text:p>
          </table:table-cell>
          <table:table-cell table:formula="of:=[.$L36]*[$'AI Base Weights'.$H$18]" office:value-type="float" office:value="750" calcext:value-type="float">
            <text:p>750</text:p>
          </table:table-cell>
          <table:table-cell table:formula="of:=[.$L36]*([$'AI Base Weights'.$H$20]+[$'AI Base Weights'.$H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9]*[$'AI Base Weights'.$H$16]" office:value-type="float" office:value="0.2" calcext:value-type="float">
            <text:p>0.2</text:p>
          </table:table-cell>
          <table:table-cell table:formula="of:=[$'AI Base Weights'.$D$1]*[.K37]" office:value-type="float" office:value="150" calcext:value-type="float">
            <text:p>150</text:p>
          </table:table-cell>
          <table:table-cell table:formula="of:=[.$L37]*[$'AI Base Weights'.$H$20]" office:value-type="float" office:value="450" calcext:value-type="float">
            <text:p>450</text:p>
          </table:table-cell>
          <table:table-cell table:formula="of:=[.$L37]*[$'AI Base Weights'.$H$22]" office:value-type="float" office:value="4500" calcext:value-type="float">
            <text:p>4500</text:p>
          </table:table-cell>
          <table:table-cell table:formula="of:=[.$L37]*[$'AI Base Weights'.$H$18]" office:value-type="float" office:value="750" calcext:value-type="float">
            <text:p>750</text:p>
          </table:table-cell>
          <table:table-cell table:formula="of:=[.$L37]*([$'AI Base Weights'.$H$20]+[$'AI Base Weights'.$H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6]*[$'AI Base Weights'.$H$12]" office:value-type="float" office:value="0.15" calcext:value-type="float">
            <text:p>0.15</text:p>
          </table:table-cell>
          <table:table-cell table:formula="of:=[$'AI Base Weights'.$D$1]*[.K38]" office:value-type="float" office:value="112.5" calcext:value-type="float">
            <text:p>112.5</text:p>
          </table:table-cell>
          <table:table-cell table:formula="of:=[.$L38]*[$'AI Base Weights'.$H$20]" office:value-type="float" office:value="337.5" calcext:value-type="float">
            <text:p>337.5</text:p>
          </table:table-cell>
          <table:table-cell table:formula="of:=[.$L38]*[$'AI Base Weights'.$H$22]" office:value-type="float" office:value="3375" calcext:value-type="float">
            <text:p>3375</text:p>
          </table:table-cell>
          <table:table-cell table:formula="of:=[.$L38]*[$'AI Base Weights'.$H$18]" office:value-type="float" office:value="562.5" calcext:value-type="float">
            <text:p>562.5</text:p>
          </table:table-cell>
          <table:table-cell table:formula="of:=[.$L38]*([$'AI Base Weights'.$H$20]+[$'AI Base Weights'.$H$18])" office:value-type="float" office:value="900" calcext:value-type="float">
            <text:p>90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9]*[$'AI Base Weights'.$H$14]" office:value-type="float" office:value="0.14" calcext:value-type="float">
            <text:p>0.14</text:p>
          </table:table-cell>
          <table:table-cell table:formula="of:=[$'AI Base Weights'.$D$1]*[.K39]" office:value-type="float" office:value="105" calcext:value-type="float">
            <text:p>105</text:p>
          </table:table-cell>
          <table:table-cell table:formula="of:=[.$L39]*[$'AI Base Weights'.$H$20]" office:value-type="float" office:value="315" calcext:value-type="float">
            <text:p>315</text:p>
          </table:table-cell>
          <table:table-cell table:formula="of:=[.$L39]*[$'AI Base Weights'.$H$22]" office:value-type="float" office:value="3150" calcext:value-type="float">
            <text:p>3150</text:p>
          </table:table-cell>
          <table:table-cell table:formula="of:=[.$L39]*[$'AI Base Weights'.$H$18]" office:value-type="float" office:value="525" calcext:value-type="float">
            <text:p>525</text:p>
          </table:table-cell>
          <table:table-cell table:formula="of:=[.$L39]*([$'AI Base Weights'.$H$20]+[$'AI Base Weights'.$H$18])" office:value-type="float" office:value="840" calcext:value-type="float">
            <text:p>84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6]*[$'AI Base Weights'.$H$13]" office:value-type="float" office:value="0.01" calcext:value-type="float">
            <text:p>0.01</text:p>
          </table:table-cell>
          <table:table-cell table:formula="of:=[$'AI Base Weights'.$D$1]*[.K40]" office:value-type="float" office:value="7.5" calcext:value-type="float">
            <text:p>7.5</text:p>
          </table:table-cell>
          <table:table-cell table:formula="of:=[.$L40]*[$'AI Base Weights'.$H$20]" office:value-type="float" office:value="22.5" calcext:value-type="float">
            <text:p>22.5</text:p>
          </table:table-cell>
          <table:table-cell table:formula="of:=[.$L40]*[$'AI Base Weights'.$H$22]" office:value-type="float" office:value="225" calcext:value-type="float">
            <text:p>225</text:p>
          </table:table-cell>
          <table:table-cell table:formula="of:=[.$L40]*[$'AI Base Weights'.$H$18]" office:value-type="float" office:value="37.5" calcext:value-type="float">
            <text:p>37.5</text:p>
          </table:table-cell>
          <table:table-cell table:formula="of:=[.$L40]*([$'AI Base Weights'.$H$20]+[$'AI Base Weights'.$H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6]*[$'AI Base Weights'.$H$16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H$20]" office:value-type="float" office:value="22.5" calcext:value-type="float">
            <text:p>22.5</text:p>
          </table:table-cell>
          <table:table-cell table:formula="of:=[.$L41]*[$'AI Base Weights'.$H$22]" office:value-type="float" office:value="225" calcext:value-type="float">
            <text:p>225</text:p>
          </table:table-cell>
          <table:table-cell table:formula="of:=[.$L41]*[$'AI Base Weights'.$H$18]" office:value-type="float" office:value="37.5" calcext:value-type="float">
            <text:p>37.5</text:p>
          </table:table-cell>
          <table:table-cell table:formula="of:=[.$L41]*([$'AI Base Weights'.$H$20]+[$'AI Base Weights'.$H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6]*[$'AI Base Weights'.$H$14]" office:value-type="float" office:value="0.007" calcext:value-type="float">
            <text:p>0.007</text:p>
          </table:table-cell>
          <table:table-cell table:formula="of:=[$'AI Base Weights'.$D$1]*[.K42]" office:value-type="float" office:value="5.25" calcext:value-type="float">
            <text:p>5.25</text:p>
          </table:table-cell>
          <table:table-cell table:formula="of:=[.$L42]*[$'AI Base Weights'.$H$20]" office:value-type="float" office:value="15.75" calcext:value-type="float">
            <text:p>15.75</text:p>
          </table:table-cell>
          <table:table-cell table:formula="of:=[.$L42]*[$'AI Base Weights'.$H$22]" office:value-type="float" office:value="157.5" calcext:value-type="float">
            <text:p>157.5</text:p>
          </table:table-cell>
          <table:table-cell table:formula="of:=[.$L42]*[$'AI Base Weights'.$H$18]" office:value-type="float" office:value="26.25" calcext:value-type="float">
            <text:p>26.25</text:p>
          </table:table-cell>
          <table:table-cell table:formula="of:=[.$L42]*([$'AI Base Weights'.$H$20]+[$'AI Base Weights'.$H$18])" office:value-type="float" office:value="42" calcext:value-type="float">
            <text:p>42</text:p>
          </table:table-cell>
          <table:table-cell table:number-columns-repeated="1008"/>
        </table:table-row>
      </table:table>
      <table:table table:name="Stellaris 3.4.5" table:style-name="ta1">
        <table:table-column table:style-name="co19" table:default-cell-style-name="ce33"/>
        <table:table-column table:style-name="co20" table:default-cell-style-name="ce33"/>
        <table:table-column table:style-name="co12" table:default-cell-style-name="ce33"/>
        <table:table-column table:style-name="co13" table:default-cell-style-name="ce33"/>
        <table:table-column table:style-name="co21" table:default-cell-style-name="ce33"/>
        <table:table-column table:style-name="co22" table:default-cell-style-name="ce33"/>
        <table:table-column table:style-name="co15" table:default-cell-style-name="ce33"/>
        <table:table-column table:style-name="co16" table:default-cell-style-name="ce33"/>
        <table:table-column table:style-name="co9" table:number-columns-repeated="1015" table:default-cell-style-name="ce33"/>
        <table:table-row table:style-name="ro1">
          <table:table-cell table:style-name="ce39" office:value-type="string" calcext:value-type="string" table:number-columns-spanned="3" table:number-rows-spanned="1">
            <text:p>Stellaris 3.4.5 Default Decision Priorities</text:p>
          </table:table-cell>
          <table:covered-table-cell table:number-columns-repeated="2" table:style-name="ce39"/>
          <table:table-cell table:number-columns-repeated="1020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number-columns-repeated="1015"/>
        </table:table-row>
        <table:table-row table:style-name="ro1">
          <table:table-cell table:style-name="ce3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3]*[$'AI Base Weights'.$D$12]" office:value-type="float" office:value="30" calcext:value-type="float">
            <text:p>30</text:p>
          </table:table-cell>
          <table:table-cell table:style-name="Default" table:formula="of:=[$'AI Base Weights'.$D$1]*[.C3]" office:value-type="float" office:value="22500" calcext:value-type="float">
            <text:p>22500</text:p>
          </table:table-cell>
          <table:table-cell table:style-name="Default" table:formula="of:=[.$D3]*[$'AI Base Weights'.$D$20]" office:value-type="float" office:value="90000" calcext:value-type="float">
            <text:p>90000</text:p>
          </table:table-cell>
          <table:table-cell table:style-name="Default" table:formula="of:=[.$D3]*[$'AI Base Weights'.$D$22]" office:value-type="float" office:value="112500" calcext:value-type="float">
            <text:p>112500</text:p>
          </table:table-cell>
          <table:table-cell table:style-name="Default" table:formula="of:=[.$D3]*[$'AI Base Weights'.$D$18]" office:value-type="float" office:value="45000" calcext:value-type="float">
            <text:p>45000</text:p>
          </table:table-cell>
          <table:table-cell table:style-name="Default" table:formula="of:=[.$D3]*([$'AI Base Weights'.$D$20]+[$'AI Base Weights'.$D$18])"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34" table:formula="of:=[$'AI Base Weights'.$C4]" office:value-type="string" office:string-value="Attack - Own Territory" calcext:value-type="string">
            <text:p>Attack - Own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4]*[$'AI Base Weights'.$D$12]" office:value-type="float" office:value="15" calcext:value-type="float">
            <text:p>15</text:p>
          </table:table-cell>
          <table:table-cell table:style-name="Default" table:formula="of:=[$'AI Base Weights'.$D$1]*[.C4]" office:value-type="float" office:value="11250" calcext:value-type="float">
            <text:p>11250</text:p>
          </table:table-cell>
          <table:table-cell table:style-name="Default" table:formula="of:=[.$D4]*[$'AI Base Weights'.$D$20]" office:value-type="float" office:value="45000" calcext:value-type="float">
            <text:p>45000</text:p>
          </table:table-cell>
          <table:table-cell table:style-name="Default" table:formula="of:=[.$D4]*[$'AI Base Weights'.$D$22]" office:value-type="float" office:value="56250" calcext:value-type="float">
            <text:p>56250</text:p>
          </table:table-cell>
          <table:table-cell table:style-name="Default" table:formula="of:=[.$D4]*[$'AI Base Weights'.$D$18]" office:value-type="float" office:value="22500" calcext:value-type="float">
            <text:p>22500</text:p>
          </table:table-cell>
          <table:table-cell table:style-name="Default" table:formula="of:=[.$D4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5]*[$'AI Base Weights'.$D$12]" office:value-type="float" office:value="7.5" calcext:value-type="float">
            <text:p>7.5</text:p>
          </table:table-cell>
          <table:table-cell table:style-name="Default" table:formula="of:=[$'AI Base Weights'.$D$1]*[.C5]" office:value-type="float" office:value="5625" calcext:value-type="float">
            <text:p>5625</text:p>
          </table:table-cell>
          <table:table-cell table:style-name="Default" table:formula="of:=[.$D5]*[$'AI Base Weights'.$D$20]" office:value-type="float" office:value="22500" calcext:value-type="float">
            <text:p>22500</text:p>
          </table:table-cell>
          <table:table-cell table:style-name="Default" table:formula="of:=[.$D5]*[$'AI Base Weights'.$D$22]" office:value-type="float" office:value="28125" calcext:value-type="float">
            <text:p>28125</text:p>
          </table:table-cell>
          <table:table-cell table:style-name="Default" table:formula="of:=[.$D5]*[$'AI Base Weights'.$D$18]" office:value-type="float" office:value="11250" calcext:value-type="float">
            <text:p>11250</text:p>
          </table:table-cell>
          <table:table-cell table:style-name="Default" table:formula="of:=[.$D5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6]*[$'AI Base Weights'.$D$12]" office:value-type="float" office:value="0.015" calcext:value-type="float">
            <text:p>0.015</text:p>
          </table:table-cell>
          <table:table-cell table:style-name="Default" table:formula="of:=[$'AI Base Weights'.$D$1]*[.C6]" office:value-type="float" office:value="11.25" calcext:value-type="float">
            <text:p>11.25</text:p>
          </table:table-cell>
          <table:table-cell table:style-name="Default" table:formula="of:=[.$D6]*[$'AI Base Weights'.$D$20]" office:value-type="float" office:value="45" calcext:value-type="float">
            <text:p>45</text:p>
          </table:table-cell>
          <table:table-cell table:style-name="Default" table:formula="of:=[.$D6]*[$'AI Base Weights'.$D$22]" office:value-type="float" office:value="56.25" calcext:value-type="float">
            <text:p>56.25</text:p>
          </table:table-cell>
          <table:table-cell table:style-name="Default" table:formula="of:=[.$D6]*[$'AI Base Weights'.$D$18]" office:value-type="float" office:value="22.5" calcext:value-type="float">
            <text:p>22.5</text:p>
          </table:table-cell>
          <table:table-cell table:style-name="Default" table:formula="of:=[.$D6]*([$'AI Base Weights'.$D$20]+[$'AI Base Weights'.$D$18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1">
          <table:table-cell table:style-name="ce3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7]*[$'AI Base Weights'.$D$12]" office:value-type="float" office:value="4.5" calcext:value-type="float">
            <text:p>4.5</text:p>
          </table:table-cell>
          <table:table-cell table:style-name="Default" table:formula="of:=[$'AI Base Weights'.$D$1]*[.C7]" office:value-type="float" office:value="3375" calcext:value-type="float">
            <text:p>3375</text:p>
          </table:table-cell>
          <table:table-cell table:style-name="Default" table:formula="of:=[.$D7]*[$'AI Base Weights'.$D$20]" office:value-type="float" office:value="13500" calcext:value-type="float">
            <text:p>13500</text:p>
          </table:table-cell>
          <table:table-cell table:style-name="Default" table:formula="of:=[.$D7]*[$'AI Base Weights'.$D$22]" office:value-type="float" office:value="16875" calcext:value-type="float">
            <text:p>16875</text:p>
          </table:table-cell>
          <table:table-cell table:style-name="Default" table:formula="of:=[.$D7]*[$'AI Base Weights'.$D$18]" office:value-type="float" office:value="6750" calcext:value-type="float">
            <text:p>6750</text:p>
          </table:table-cell>
          <table:table-cell table:style-name="Default" table:formula="of:=[.$D7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8]*[$'AI Base Weights'.$D$12]" office:value-type="float" office:value="7.5" calcext:value-type="float">
            <text:p>7.5</text:p>
          </table:table-cell>
          <table:table-cell table:style-name="Default" table:formula="of:=[$'AI Base Weights'.$D$1]*[.C8]" office:value-type="float" office:value="5625" calcext:value-type="float">
            <text:p>5625</text:p>
          </table:table-cell>
          <table:table-cell table:style-name="Default" table:formula="of:=[.$D8]*[$'AI Base Weights'.$D$20]" office:value-type="float" office:value="22500" calcext:value-type="float">
            <text:p>22500</text:p>
          </table:table-cell>
          <table:table-cell table:style-name="Default" table:formula="of:=[.$D8]*[$'AI Base Weights'.$D$22]" office:value-type="float" office:value="28125" calcext:value-type="float">
            <text:p>28125</text:p>
          </table:table-cell>
          <table:table-cell table:style-name="Default" table:formula="of:=[.$D8]*[$'AI Base Weights'.$D$18]" office:value-type="float" office:value="11250" calcext:value-type="float">
            <text:p>11250</text:p>
          </table:table-cell>
          <table:table-cell table:style-name="Default" table:formula="of:=[.$D8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9]*[$'AI Base Weights'.$D$12]" office:value-type="float" office:value="4.5" calcext:value-type="float">
            <text:p>4.5</text:p>
          </table:table-cell>
          <table:table-cell table:style-name="Default" table:formula="of:=[$'AI Base Weights'.$D$1]*[.C9]" office:value-type="float" office:value="3375" calcext:value-type="float">
            <text:p>3375</text:p>
          </table:table-cell>
          <table:table-cell table:style-name="Default" table:formula="of:=[.$D9]*[$'AI Base Weights'.$D$20]" office:value-type="float" office:value="13500" calcext:value-type="float">
            <text:p>13500</text:p>
          </table:table-cell>
          <table:table-cell table:style-name="Default" table:formula="of:=[.$D9]*[$'AI Base Weights'.$D$22]" office:value-type="float" office:value="16875" calcext:value-type="float">
            <text:p>16875</text:p>
          </table:table-cell>
          <table:table-cell table:style-name="Default" table:formula="of:=[.$D9]*[$'AI Base Weights'.$D$18]" office:value-type="float" office:value="6750" calcext:value-type="float">
            <text:p>6750</text:p>
          </table:table-cell>
          <table:table-cell table:style-name="Default" table:formula="of:=[.$D9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10]*[$'AI Base Weights'.$D$12]" office:value-type="float" office:value="0.75" calcext:value-type="float">
            <text:p>0.75</text:p>
          </table:table-cell>
          <table:table-cell table:style-name="Default" table:formula="of:=[$'AI Base Weights'.$D$1]*[.C10]" office:value-type="float" office:value="562.5" calcext:value-type="float">
            <text:p>562.5</text:p>
          </table:table-cell>
          <table:table-cell table:style-name="Default" table:formula="of:=[.$D10]*[$'AI Base Weights'.$D$20]" office:value-type="float" office:value="2250" calcext:value-type="float">
            <text:p>2250</text:p>
          </table:table-cell>
          <table:table-cell table:style-name="Default" table:formula="of:=[.$D10]*[$'AI Base Weights'.$D$22]" office:value-type="float" office:value="2812.5" calcext:value-type="float">
            <text:p>2812.5</text:p>
          </table:table-cell>
          <table:table-cell table:style-name="Default" table:formula="of:=[.$D10]*[$'AI Base Weights'.$D$18]" office:value-type="float" office:value="1125" calcext:value-type="float">
            <text:p>1125</text:p>
          </table:table-cell>
          <table:table-cell table:style-name="Default" table:formula="of:=[.$D10]*([$'AI Base Weights'.$D$20]+[$'AI Base Weights'.$D$18])" office:value-type="float" office:value="3375" calcext:value-type="float">
            <text:p>3375</text:p>
          </table:table-cell>
          <table:table-cell table:number-columns-repeated="1015"/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3]*[$'AI Base Weights'.$D$13]" office:value-type="float" office:value="30" calcext:value-type="float">
            <text:p>30</text:p>
          </table:table-cell>
          <table:table-cell table:style-name="Default" table:formula="of:=[$'AI Base Weights'.$D$1]*[.C11]" office:value-type="float" office:value="22500" calcext:value-type="float">
            <text:p>22500</text:p>
          </table:table-cell>
          <table:table-cell table:style-name="Default" table:formula="of:=[.$D11]*[$'AI Base Weights'.$D$20]" office:value-type="float" office:value="90000" calcext:value-type="float">
            <text:p>90000</text:p>
          </table:table-cell>
          <table:table-cell table:style-name="Default" table:formula="of:=[.$D11]*[$'AI Base Weights'.$D$22]" office:value-type="float" office:value="112500" calcext:value-type="float">
            <text:p>112500</text:p>
          </table:table-cell>
          <table:table-cell table:style-name="Default" table:formula="of:=[.$D11]*[$'AI Base Weights'.$D$18]" office:value-type="float" office:value="45000" calcext:value-type="float">
            <text:p>45000</text:p>
          </table:table-cell>
          <table:table-cell table:style-name="Default" table:formula="of:=[.$D11]*([$'AI Base Weights'.$D$20]+[$'AI Base Weights'.$D$18])"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4]*[$'AI Base Weights'.$D$13]" office:value-type="float" office:value="15" calcext:value-type="float">
            <text:p>15</text:p>
          </table:table-cell>
          <table:table-cell table:style-name="Default" table:formula="of:=[$'AI Base Weights'.$D$1]*[.C12]" office:value-type="float" office:value="11250" calcext:value-type="float">
            <text:p>11250</text:p>
          </table:table-cell>
          <table:table-cell table:style-name="Default" table:formula="of:=[.$D12]*[$'AI Base Weights'.$D$20]" office:value-type="float" office:value="45000" calcext:value-type="float">
            <text:p>45000</text:p>
          </table:table-cell>
          <table:table-cell table:style-name="Default" table:formula="of:=[.$D12]*[$'AI Base Weights'.$D$22]" office:value-type="float" office:value="56250" calcext:value-type="float">
            <text:p>56250</text:p>
          </table:table-cell>
          <table:table-cell table:style-name="Default" table:formula="of:=[.$D12]*[$'AI Base Weights'.$D$18]" office:value-type="float" office:value="22500" calcext:value-type="float">
            <text:p>22500</text:p>
          </table:table-cell>
          <table:table-cell table:style-name="Default" table:formula="of:=[.$D12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5]*[$'AI Base Weights'.$D$13]" office:value-type="float" office:value="7.5" calcext:value-type="float">
            <text:p>7.5</text:p>
          </table:table-cell>
          <table:table-cell table:style-name="Default" table:formula="of:=[$'AI Base Weights'.$D$1]*[.C13]" office:value-type="float" office:value="5625" calcext:value-type="float">
            <text:p>5625</text:p>
          </table:table-cell>
          <table:table-cell table:style-name="Default" table:formula="of:=[.$D13]*[$'AI Base Weights'.$D$20]" office:value-type="float" office:value="22500" calcext:value-type="float">
            <text:p>22500</text:p>
          </table:table-cell>
          <table:table-cell table:style-name="Default" table:formula="of:=[.$D13]*[$'AI Base Weights'.$D$22]" office:value-type="float" office:value="28125" calcext:value-type="float">
            <text:p>28125</text:p>
          </table:table-cell>
          <table:table-cell table:style-name="Default" table:formula="of:=[.$D13]*[$'AI Base Weights'.$D$18]" office:value-type="float" office:value="11250" calcext:value-type="float">
            <text:p>11250</text:p>
          </table:table-cell>
          <table:table-cell table:style-name="Default" table:formula="of:=[.$D13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6]*[$'AI Base Weights'.$D$13]" office:value-type="float" office:value="0.015" calcext:value-type="float">
            <text:p>0.015</text:p>
          </table:table-cell>
          <table:table-cell table:style-name="Default" table:formula="of:=[$'AI Base Weights'.$D$1]*[.C14]" office:value-type="float" office:value="11.25" calcext:value-type="float">
            <text:p>11.25</text:p>
          </table:table-cell>
          <table:table-cell table:style-name="Default" table:formula="of:=[.$D14]*[$'AI Base Weights'.$D$20]" office:value-type="float" office:value="45" calcext:value-type="float">
            <text:p>45</text:p>
          </table:table-cell>
          <table:table-cell table:style-name="Default" table:formula="of:=[.$D14]*[$'AI Base Weights'.$D$22]" office:value-type="float" office:value="56.25" calcext:value-type="float">
            <text:p>56.25</text:p>
          </table:table-cell>
          <table:table-cell table:style-name="Default" table:formula="of:=[.$D14]*[$'AI Base Weights'.$D$18]" office:value-type="float" office:value="22.5" calcext:value-type="float">
            <text:p>22.5</text:p>
          </table:table-cell>
          <table:table-cell table:style-name="Default" table:formula="of:=[.$D14]*([$'AI Base Weights'.$D$20]+[$'AI Base Weights'.$D$18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7]*[$'AI Base Weights'.$D$13]" office:value-type="float" office:value="4.5" calcext:value-type="float">
            <text:p>4.5</text:p>
          </table:table-cell>
          <table:table-cell table:style-name="Default" table:formula="of:=[$'AI Base Weights'.$D$1]*[.C15]" office:value-type="float" office:value="3375" calcext:value-type="float">
            <text:p>3375</text:p>
          </table:table-cell>
          <table:table-cell table:style-name="Default" table:formula="of:=[.$D15]*[$'AI Base Weights'.$D$20]" office:value-type="float" office:value="13500" calcext:value-type="float">
            <text:p>13500</text:p>
          </table:table-cell>
          <table:table-cell table:style-name="Default" table:formula="of:=[.$D15]*[$'AI Base Weights'.$D$22]" office:value-type="float" office:value="16875" calcext:value-type="float">
            <text:p>16875</text:p>
          </table:table-cell>
          <table:table-cell table:style-name="Default" table:formula="of:=[.$D15]*[$'AI Base Weights'.$D$18]" office:value-type="float" office:value="6750" calcext:value-type="float">
            <text:p>6750</text:p>
          </table:table-cell>
          <table:table-cell table:style-name="Default" table:formula="of:=[.$D15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8]*[$'AI Base Weights'.$D$13]" office:value-type="float" office:value="7.5" calcext:value-type="float">
            <text:p>7.5</text:p>
          </table:table-cell>
          <table:table-cell table:style-name="Default" table:formula="of:=[$'AI Base Weights'.$D$1]*[.C16]" office:value-type="float" office:value="5625" calcext:value-type="float">
            <text:p>5625</text:p>
          </table:table-cell>
          <table:table-cell table:style-name="Default" table:formula="of:=[.$D16]*[$'AI Base Weights'.$D$20]" office:value-type="float" office:value="22500" calcext:value-type="float">
            <text:p>22500</text:p>
          </table:table-cell>
          <table:table-cell table:style-name="Default" table:formula="of:=[.$D16]*[$'AI Base Weights'.$D$22]" office:value-type="float" office:value="28125" calcext:value-type="float">
            <text:p>28125</text:p>
          </table:table-cell>
          <table:table-cell table:style-name="Default" table:formula="of:=[.$D16]*[$'AI Base Weights'.$D$18]" office:value-type="float" office:value="11250" calcext:value-type="float">
            <text:p>11250</text:p>
          </table:table-cell>
          <table:table-cell table:style-name="Default" table:formula="of:=[.$D16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9]*[$'AI Base Weights'.$D$13]" office:value-type="float" office:value="4.5" calcext:value-type="float">
            <text:p>4.5</text:p>
          </table:table-cell>
          <table:table-cell table:style-name="Default" table:formula="of:=[$'AI Base Weights'.$D$1]*[.C17]" office:value-type="float" office:value="3375" calcext:value-type="float">
            <text:p>3375</text:p>
          </table:table-cell>
          <table:table-cell table:style-name="Default" table:formula="of:=[.$D17]*[$'AI Base Weights'.$D$20]" office:value-type="float" office:value="13500" calcext:value-type="float">
            <text:p>13500</text:p>
          </table:table-cell>
          <table:table-cell table:style-name="Default" table:formula="of:=[.$D17]*[$'AI Base Weights'.$D$22]" office:value-type="float" office:value="16875" calcext:value-type="float">
            <text:p>16875</text:p>
          </table:table-cell>
          <table:table-cell table:style-name="Default" table:formula="of:=[.$D17]*[$'AI Base Weights'.$D$18]" office:value-type="float" office:value="6750" calcext:value-type="float">
            <text:p>6750</text:p>
          </table:table-cell>
          <table:table-cell table:style-name="Default" table:formula="of:=[.$D17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10]*[$'AI Base Weights'.$D$13]" office:value-type="float" office:value="0.75" calcext:value-type="float">
            <text:p>0.75</text:p>
          </table:table-cell>
          <table:table-cell table:style-name="Default" table:formula="of:=[$'AI Base Weights'.$D$1]*[.C18]" office:value-type="float" office:value="562.5" calcext:value-type="float">
            <text:p>562.5</text:p>
          </table:table-cell>
          <table:table-cell table:style-name="Default" table:formula="of:=[.$D18]*[$'AI Base Weights'.$D$20]" office:value-type="float" office:value="2250" calcext:value-type="float">
            <text:p>2250</text:p>
          </table:table-cell>
          <table:table-cell table:style-name="Default" table:formula="of:=[.$D18]*[$'AI Base Weights'.$D$22]" office:value-type="float" office:value="2812.5" calcext:value-type="float">
            <text:p>2812.5</text:p>
          </table:table-cell>
          <table:table-cell table:style-name="Default" table:formula="of:=[.$D18]*[$'AI Base Weights'.$D$18]" office:value-type="float" office:value="1125" calcext:value-type="float">
            <text:p>1125</text:p>
          </table:table-cell>
          <table:table-cell table:style-name="Default" table:formula="of:=[.$D18]*([$'AI Base Weights'.$D$20]+[$'AI Base Weights'.$D$18])" office:value-type="float" office:value="3375" calcext:value-type="float">
            <text:p>3375</text:p>
          </table:table-cell>
          <table:table-cell table:number-columns-repeated="1015"/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3]*[$'AI Base Weights'.$D$14]" office:value-type="float" office:value="30" calcext:value-type="float">
            <text:p>30</text:p>
          </table:table-cell>
          <table:table-cell table:style-name="Default" table:formula="of:=[$'AI Base Weights'.$D$1]*[.C19]" office:value-type="float" office:value="22500" calcext:value-type="float">
            <text:p>22500</text:p>
          </table:table-cell>
          <table:table-cell table:style-name="Default" table:formula="of:=[.$D19]*[$'AI Base Weights'.$D$20]" office:value-type="float" office:value="90000" calcext:value-type="float">
            <text:p>90000</text:p>
          </table:table-cell>
          <table:table-cell table:style-name="Default" table:formula="of:=[.$D19]*[$'AI Base Weights'.$D$22]" office:value-type="float" office:value="112500" calcext:value-type="float">
            <text:p>112500</text:p>
          </table:table-cell>
          <table:table-cell table:style-name="Default" table:formula="of:=[.$D19]*[$'AI Base Weights'.$D$18]" office:value-type="float" office:value="45000" calcext:value-type="float">
            <text:p>45000</text:p>
          </table:table-cell>
          <table:table-cell table:style-name="Default" table:formula="of:=[.$D19]*([$'AI Base Weights'.$D$20]+[$'AI Base Weights'.$D$18])"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4]*[$'AI Base Weights'.$D$14]" office:value-type="float" office:value="15" calcext:value-type="float">
            <text:p>15</text:p>
          </table:table-cell>
          <table:table-cell table:style-name="Default" table:formula="of:=[$'AI Base Weights'.$D$1]*[.C20]" office:value-type="float" office:value="11250" calcext:value-type="float">
            <text:p>11250</text:p>
          </table:table-cell>
          <table:table-cell table:style-name="Default" table:formula="of:=[.$D20]*[$'AI Base Weights'.$D$20]" office:value-type="float" office:value="45000" calcext:value-type="float">
            <text:p>45000</text:p>
          </table:table-cell>
          <table:table-cell table:style-name="Default" table:formula="of:=[.$D20]*[$'AI Base Weights'.$D$22]" office:value-type="float" office:value="56250" calcext:value-type="float">
            <text:p>56250</text:p>
          </table:table-cell>
          <table:table-cell table:style-name="Default" table:formula="of:=[.$D20]*[$'AI Base Weights'.$D$18]" office:value-type="float" office:value="22500" calcext:value-type="float">
            <text:p>22500</text:p>
          </table:table-cell>
          <table:table-cell table:style-name="Default" table:formula="of:=[.$D20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5]*[$'AI Base Weights'.$D$14]" office:value-type="float" office:value="7.5" calcext:value-type="float">
            <text:p>7.5</text:p>
          </table:table-cell>
          <table:table-cell table:style-name="Default" table:formula="of:=[$'AI Base Weights'.$D$1]*[.C21]" office:value-type="float" office:value="5625" calcext:value-type="float">
            <text:p>5625</text:p>
          </table:table-cell>
          <table:table-cell table:style-name="Default" table:formula="of:=[.$D21]*[$'AI Base Weights'.$D$20]" office:value-type="float" office:value="22500" calcext:value-type="float">
            <text:p>22500</text:p>
          </table:table-cell>
          <table:table-cell table:style-name="Default" table:formula="of:=[.$D21]*[$'AI Base Weights'.$D$22]" office:value-type="float" office:value="28125" calcext:value-type="float">
            <text:p>28125</text:p>
          </table:table-cell>
          <table:table-cell table:style-name="Default" table:formula="of:=[.$D21]*[$'AI Base Weights'.$D$18]" office:value-type="float" office:value="11250" calcext:value-type="float">
            <text:p>11250</text:p>
          </table:table-cell>
          <table:table-cell table:style-name="Default" table:formula="of:=[.$D21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6]*[$'AI Base Weights'.$D$14]" office:value-type="float" office:value="0.015" calcext:value-type="float">
            <text:p>0.015</text:p>
          </table:table-cell>
          <table:table-cell table:style-name="Default" table:formula="of:=[$'AI Base Weights'.$D$1]*[.C22]" office:value-type="float" office:value="11.25" calcext:value-type="float">
            <text:p>11.25</text:p>
          </table:table-cell>
          <table:table-cell table:style-name="Default" table:formula="of:=[.$D22]*[$'AI Base Weights'.$D$20]" office:value-type="float" office:value="45" calcext:value-type="float">
            <text:p>45</text:p>
          </table:table-cell>
          <table:table-cell table:style-name="Default" table:formula="of:=[.$D22]*[$'AI Base Weights'.$D$22]" office:value-type="float" office:value="56.25" calcext:value-type="float">
            <text:p>56.25</text:p>
          </table:table-cell>
          <table:table-cell table:style-name="Default" table:formula="of:=[.$D22]*[$'AI Base Weights'.$D$18]" office:value-type="float" office:value="22.5" calcext:value-type="float">
            <text:p>22.5</text:p>
          </table:table-cell>
          <table:table-cell table:style-name="Default" table:formula="of:=[.$D22]*([$'AI Base Weights'.$D$20]+[$'AI Base Weights'.$D$18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7]*[$'AI Base Weights'.$D$14]" office:value-type="float" office:value="4.5" calcext:value-type="float">
            <text:p>4.5</text:p>
          </table:table-cell>
          <table:table-cell table:style-name="Default" table:formula="of:=[$'AI Base Weights'.$D$1]*[.C23]" office:value-type="float" office:value="3375" calcext:value-type="float">
            <text:p>3375</text:p>
          </table:table-cell>
          <table:table-cell table:style-name="Default" table:formula="of:=[.$D23]*[$'AI Base Weights'.$D$20]" office:value-type="float" office:value="13500" calcext:value-type="float">
            <text:p>13500</text:p>
          </table:table-cell>
          <table:table-cell table:style-name="Default" table:formula="of:=[.$D23]*[$'AI Base Weights'.$D$22]" office:value-type="float" office:value="16875" calcext:value-type="float">
            <text:p>16875</text:p>
          </table:table-cell>
          <table:table-cell table:style-name="Default" table:formula="of:=[.$D23]*[$'AI Base Weights'.$D$18]" office:value-type="float" office:value="6750" calcext:value-type="float">
            <text:p>6750</text:p>
          </table:table-cell>
          <table:table-cell table:style-name="Default" table:formula="of:=[.$D23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8]*[$'AI Base Weights'.$D$14]" office:value-type="float" office:value="7.5" calcext:value-type="float">
            <text:p>7.5</text:p>
          </table:table-cell>
          <table:table-cell table:style-name="Default" table:formula="of:=[$'AI Base Weights'.$D$1]*[.C24]" office:value-type="float" office:value="5625" calcext:value-type="float">
            <text:p>5625</text:p>
          </table:table-cell>
          <table:table-cell table:style-name="Default" table:formula="of:=[.$D24]*[$'AI Base Weights'.$D$20]" office:value-type="float" office:value="22500" calcext:value-type="float">
            <text:p>22500</text:p>
          </table:table-cell>
          <table:table-cell table:style-name="Default" table:formula="of:=[.$D24]*[$'AI Base Weights'.$D$22]" office:value-type="float" office:value="28125" calcext:value-type="float">
            <text:p>28125</text:p>
          </table:table-cell>
          <table:table-cell table:style-name="Default" table:formula="of:=[.$D24]*[$'AI Base Weights'.$D$18]" office:value-type="float" office:value="11250" calcext:value-type="float">
            <text:p>11250</text:p>
          </table:table-cell>
          <table:table-cell table:style-name="Default" table:formula="of:=[.$D24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9]*[$'AI Base Weights'.$D$14]" office:value-type="float" office:value="4.5" calcext:value-type="float">
            <text:p>4.5</text:p>
          </table:table-cell>
          <table:table-cell table:style-name="Default" table:formula="of:=[$'AI Base Weights'.$D$1]*[.C25]" office:value-type="float" office:value="3375" calcext:value-type="float">
            <text:p>3375</text:p>
          </table:table-cell>
          <table:table-cell table:style-name="Default" table:formula="of:=[.$D25]*[$'AI Base Weights'.$D$20]" office:value-type="float" office:value="13500" calcext:value-type="float">
            <text:p>13500</text:p>
          </table:table-cell>
          <table:table-cell table:style-name="Default" table:formula="of:=[.$D25]*[$'AI Base Weights'.$D$22]" office:value-type="float" office:value="16875" calcext:value-type="float">
            <text:p>16875</text:p>
          </table:table-cell>
          <table:table-cell table:style-name="Default" table:formula="of:=[.$D25]*[$'AI Base Weights'.$D$18]" office:value-type="float" office:value="6750" calcext:value-type="float">
            <text:p>6750</text:p>
          </table:table-cell>
          <table:table-cell table:style-name="Default" table:formula="of:=[.$D25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10]*[$'AI Base Weights'.$D$14]" office:value-type="float" office:value="0.75" calcext:value-type="float">
            <text:p>0.75</text:p>
          </table:table-cell>
          <table:table-cell table:style-name="Default" table:formula="of:=[$'AI Base Weights'.$D$1]*[.C26]" office:value-type="float" office:value="562.5" calcext:value-type="float">
            <text:p>562.5</text:p>
          </table:table-cell>
          <table:table-cell table:style-name="Default" table:formula="of:=[.$D26]*[$'AI Base Weights'.$D$20]" office:value-type="float" office:value="2250" calcext:value-type="float">
            <text:p>2250</text:p>
          </table:table-cell>
          <table:table-cell table:style-name="Default" table:formula="of:=[.$D26]*[$'AI Base Weights'.$D$22]" office:value-type="float" office:value="2812.5" calcext:value-type="float">
            <text:p>2812.5</text:p>
          </table:table-cell>
          <table:table-cell table:style-name="Default" table:formula="of:=[.$D26]*[$'AI Base Weights'.$D$18]" office:value-type="float" office:value="1125" calcext:value-type="float">
            <text:p>1125</text:p>
          </table:table-cell>
          <table:table-cell table:style-name="Default" table:formula="of:=[.$D26]*([$'AI Base Weights'.$D$20]+[$'AI Base Weights'.$D$18])" office:value-type="float" office:value="3375" calcext:value-type="float">
            <text:p>3375</text:p>
          </table:table-cell>
          <table:table-cell table:number-columns-repeated="1015"/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3]*[$'AI Base Weights'.$D$15]" office:value-type="float" office:value="100" calcext:value-type="float">
            <text:p>100</text:p>
          </table:table-cell>
          <table:table-cell table:style-name="Default" table:formula="of:=[$'AI Base Weights'.$D$1]*[.C27]" office:value-type="float" office:value="75000" calcext:value-type="float">
            <text:p>75000</text:p>
          </table:table-cell>
          <table:table-cell table:style-name="Default" table:formula="of:=[.$D27]*[$'AI Base Weights'.$D$20]" office:value-type="float" office:value="300000" calcext:value-type="float">
            <text:p>300000</text:p>
          </table:table-cell>
          <table:table-cell table:style-name="Default" table:formula="of:=[.$D27]*[$'AI Base Weights'.$D$22]" office:value-type="float" office:value="375000" calcext:value-type="float">
            <text:p>375000</text:p>
          </table:table-cell>
          <table:table-cell table:style-name="Default" table:formula="of:=[.$D27]*[$'AI Base Weights'.$D$18]" office:value-type="float" office:value="150000" calcext:value-type="float">
            <text:p>150000</text:p>
          </table:table-cell>
          <table:table-cell table:style-name="Default" table:formula="of:=[.$D27]*([$'AI Base Weights'.$D$20]+[$'AI Base Weights'.$D$18])" office:value-type="float" office:value="450000" calcext:value-type="float">
            <text:p>450000</text:p>
          </table:table-cell>
          <table:table-cell table:number-columns-repeated="1015"/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4]*[$'AI Base Weights'.$D$15]" office:value-type="float" office:value="50" calcext:value-type="float">
            <text:p>50</text:p>
          </table:table-cell>
          <table:table-cell table:style-name="Default" table:formula="of:=[$'AI Base Weights'.$D$1]*[.C28]" office:value-type="float" office:value="37500" calcext:value-type="float">
            <text:p>37500</text:p>
          </table:table-cell>
          <table:table-cell table:style-name="Default" table:formula="of:=[.$D28]*[$'AI Base Weights'.$D$20]" office:value-type="float" office:value="150000" calcext:value-type="float">
            <text:p>150000</text:p>
          </table:table-cell>
          <table:table-cell table:style-name="Default" table:formula="of:=[.$D28]*[$'AI Base Weights'.$D$22]" office:value-type="float" office:value="187500" calcext:value-type="float">
            <text:p>187500</text:p>
          </table:table-cell>
          <table:table-cell table:style-name="Default" table:formula="of:=[.$D28]*[$'AI Base Weights'.$D$18]" office:value-type="float" office:value="75000" calcext:value-type="float">
            <text:p>75000</text:p>
          </table:table-cell>
          <table:table-cell table:style-name="Default" table:formula="of:=[.$D28]*([$'AI Base Weights'.$D$20]+[$'AI Base Weights'.$D$18])" office:value-type="float" office:value="225000" calcext:value-type="float">
            <text:p>225000</text:p>
          </table:table-cell>
          <table:table-cell table:number-columns-repeated="1015"/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5]*[$'AI Base Weights'.$D$15]" office:value-type="float" office:value="25" calcext:value-type="float">
            <text:p>25</text:p>
          </table:table-cell>
          <table:table-cell table:style-name="Default" table:formula="of:=[$'AI Base Weights'.$D$1]*[.C29]" office:value-type="float" office:value="18750" calcext:value-type="float">
            <text:p>18750</text:p>
          </table:table-cell>
          <table:table-cell table:style-name="Default" table:formula="of:=[.$D29]*[$'AI Base Weights'.$D$20]" office:value-type="float" office:value="75000" calcext:value-type="float">
            <text:p>75000</text:p>
          </table:table-cell>
          <table:table-cell table:style-name="Default" table:formula="of:=[.$D29]*[$'AI Base Weights'.$D$22]" office:value-type="float" office:value="93750" calcext:value-type="float">
            <text:p>93750</text:p>
          </table:table-cell>
          <table:table-cell table:style-name="Default" table:formula="of:=[.$D29]*[$'AI Base Weights'.$D$18]" office:value-type="float" office:value="37500" calcext:value-type="float">
            <text:p>37500</text:p>
          </table:table-cell>
          <table:table-cell table:style-name="Default" table:formula="of:=[.$D29]*([$'AI Base Weights'.$D$20]+[$'AI Base Weights'.$D$18])" office:value-type="float" office:value="112500" calcext:value-type="float">
            <text:p>112500</text:p>
          </table:table-cell>
          <table:table-cell table:number-columns-repeated="1015"/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6]*[$'AI Base Weights'.$D$15]" office:value-type="float" office:value="0.05" calcext:value-type="float">
            <text:p>0.05</text:p>
          </table:table-cell>
          <table:table-cell table:style-name="Default" table:formula="of:=[$'AI Base Weights'.$D$1]*[.C30]" office:value-type="float" office:value="37.5" calcext:value-type="float">
            <text:p>37.5</text:p>
          </table:table-cell>
          <table:table-cell table:style-name="Default" table:formula="of:=[.$D30]*[$'AI Base Weights'.$D$20]" office:value-type="float" office:value="150" calcext:value-type="float">
            <text:p>150</text:p>
          </table:table-cell>
          <table:table-cell table:style-name="Default" table:formula="of:=[.$D30]*[$'AI Base Weights'.$D$22]" office:value-type="float" office:value="187.5" calcext:value-type="float">
            <text:p>187.5</text:p>
          </table:table-cell>
          <table:table-cell table:style-name="Default" table:formula="of:=[.$D30]*[$'AI Base Weights'.$D$18]" office:value-type="float" office:value="75" calcext:value-type="float">
            <text:p>75</text:p>
          </table:table-cell>
          <table:table-cell table:style-name="Default" table:formula="of:=[.$D30]*([$'AI Base Weights'.$D$20]+[$'AI Base Weights'.$D$18])" office:value-type="float" office:value="225" calcext:value-type="float">
            <text:p>225</text:p>
          </table:table-cell>
          <table:table-cell table:number-columns-repeated="1015"/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7]*[$'AI Base Weights'.$D$15]" office:value-type="float" office:value="15" calcext:value-type="float">
            <text:p>15</text:p>
          </table:table-cell>
          <table:table-cell table:style-name="Default" table:formula="of:=[$'AI Base Weights'.$D$1]*[.C31]" office:value-type="float" office:value="11250" calcext:value-type="float">
            <text:p>11250</text:p>
          </table:table-cell>
          <table:table-cell table:style-name="Default" table:formula="of:=[.$D31]*[$'AI Base Weights'.$D$20]" office:value-type="float" office:value="45000" calcext:value-type="float">
            <text:p>45000</text:p>
          </table:table-cell>
          <table:table-cell table:style-name="Default" table:formula="of:=[.$D31]*[$'AI Base Weights'.$D$22]" office:value-type="float" office:value="56250" calcext:value-type="float">
            <text:p>56250</text:p>
          </table:table-cell>
          <table:table-cell table:style-name="Default" table:formula="of:=[.$D31]*[$'AI Base Weights'.$D$18]" office:value-type="float" office:value="22500" calcext:value-type="float">
            <text:p>22500</text:p>
          </table:table-cell>
          <table:table-cell table:style-name="Default" table:formula="of:=[.$D31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8]*[$'AI Base Weights'.$D$15]" office:value-type="float" office:value="25" calcext:value-type="float">
            <text:p>25</text:p>
          </table:table-cell>
          <table:table-cell table:style-name="Default" table:formula="of:=[$'AI Base Weights'.$D$1]*[.C32]" office:value-type="float" office:value="18750" calcext:value-type="float">
            <text:p>18750</text:p>
          </table:table-cell>
          <table:table-cell table:style-name="Default" table:formula="of:=[.$D32]*[$'AI Base Weights'.$D$20]" office:value-type="float" office:value="75000" calcext:value-type="float">
            <text:p>75000</text:p>
          </table:table-cell>
          <table:table-cell table:style-name="Default" table:formula="of:=[.$D32]*[$'AI Base Weights'.$D$22]" office:value-type="float" office:value="93750" calcext:value-type="float">
            <text:p>93750</text:p>
          </table:table-cell>
          <table:table-cell table:style-name="Default" table:formula="of:=[.$D32]*[$'AI Base Weights'.$D$18]" office:value-type="float" office:value="37500" calcext:value-type="float">
            <text:p>37500</text:p>
          </table:table-cell>
          <table:table-cell table:style-name="Default" table:formula="of:=[.$D32]*([$'AI Base Weights'.$D$20]+[$'AI Base Weights'.$D$18])" office:value-type="float" office:value="112500" calcext:value-type="float">
            <text:p>112500</text:p>
          </table:table-cell>
          <table:table-cell table:number-columns-repeated="1015"/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9]*[$'AI Base Weights'.$D$15]" office:value-type="float" office:value="15" calcext:value-type="float">
            <text:p>15</text:p>
          </table:table-cell>
          <table:table-cell table:style-name="Default" table:formula="of:=[$'AI Base Weights'.$D$1]*[.C33]" office:value-type="float" office:value="11250" calcext:value-type="float">
            <text:p>11250</text:p>
          </table:table-cell>
          <table:table-cell table:style-name="Default" table:formula="of:=[.$D33]*[$'AI Base Weights'.$D$20]" office:value-type="float" office:value="45000" calcext:value-type="float">
            <text:p>45000</text:p>
          </table:table-cell>
          <table:table-cell table:style-name="Default" table:formula="of:=[.$D33]*[$'AI Base Weights'.$D$22]" office:value-type="float" office:value="56250" calcext:value-type="float">
            <text:p>56250</text:p>
          </table:table-cell>
          <table:table-cell table:style-name="Default" table:formula="of:=[.$D33]*[$'AI Base Weights'.$D$18]" office:value-type="float" office:value="22500" calcext:value-type="float">
            <text:p>22500</text:p>
          </table:table-cell>
          <table:table-cell table:style-name="Default" table:formula="of:=[.$D33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10]*[$'AI Base Weights'.$D$15]" office:value-type="float" office:value="2.5" calcext:value-type="float">
            <text:p>2.5</text:p>
          </table:table-cell>
          <table:table-cell table:style-name="Default" table:formula="of:=[$'AI Base Weights'.$D$1]*[.C34]" office:value-type="float" office:value="1875" calcext:value-type="float">
            <text:p>1875</text:p>
          </table:table-cell>
          <table:table-cell table:style-name="Default" table:formula="of:=[.$D34]*[$'AI Base Weights'.$D$20]" office:value-type="float" office:value="7500" calcext:value-type="float">
            <text:p>7500</text:p>
          </table:table-cell>
          <table:table-cell table:style-name="Default" table:formula="of:=[.$D34]*[$'AI Base Weights'.$D$22]" office:value-type="float" office:value="9375" calcext:value-type="float">
            <text:p>9375</text:p>
          </table:table-cell>
          <table:table-cell table:style-name="Default" table:formula="of:=[.$D34]*[$'AI Base Weights'.$D$18]" office:value-type="float" office:value="3750" calcext:value-type="float">
            <text:p>3750</text:p>
          </table:table-cell>
          <table:table-cell table:style-name="Default" table:formula="of:=[.$D34]*([$'AI Base Weights'.$D$20]+[$'AI Base Weights'.$D$18])" office:value-type="float" office:value="11250" calcext:value-type="float">
            <text:p>11250</text:p>
          </table:table-cell>
          <table:table-cell table:number-columns-repeated="1015"/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3]*[$'AI Base Weights'.$D$16]" office:value-type="float" office:value="20" calcext:value-type="float">
            <text:p>20</text:p>
          </table:table-cell>
          <table:table-cell table:style-name="Default" table:formula="of:=[$'AI Base Weights'.$D$1]*[.C35]" office:value-type="float" office:value="15000" calcext:value-type="float">
            <text:p>15000</text:p>
          </table:table-cell>
          <table:table-cell table:style-name="Default" table:formula="of:=[.$D35]*[$'AI Base Weights'.$D$20]" office:value-type="float" office:value="60000" calcext:value-type="float">
            <text:p>60000</text:p>
          </table:table-cell>
          <table:table-cell table:style-name="Default" table:formula="of:=[.$D35]*[$'AI Base Weights'.$D$22]" office:value-type="float" office:value="75000" calcext:value-type="float">
            <text:p>75000</text:p>
          </table:table-cell>
          <table:table-cell table:style-name="Default" table:formula="of:=[.$D35]*[$'AI Base Weights'.$D$18]" office:value-type="float" office:value="30000" calcext:value-type="float">
            <text:p>30000</text:p>
          </table:table-cell>
          <table:table-cell table:style-name="Default" table:formula="of:=[.$D35]*([$'AI Base Weights'.$D$20]+[$'AI Base Weights'.$D$18])"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4]*[$'AI Base Weights'.$D$16]" office:value-type="float" office:value="10" calcext:value-type="float">
            <text:p>10</text:p>
          </table:table-cell>
          <table:table-cell table:style-name="Default" table:formula="of:=[$'AI Base Weights'.$D$1]*[.C36]" office:value-type="float" office:value="7500" calcext:value-type="float">
            <text:p>7500</text:p>
          </table:table-cell>
          <table:table-cell table:style-name="Default" table:formula="of:=[.$D36]*[$'AI Base Weights'.$D$20]" office:value-type="float" office:value="30000" calcext:value-type="float">
            <text:p>30000</text:p>
          </table:table-cell>
          <table:table-cell table:style-name="Default" table:formula="of:=[.$D36]*[$'AI Base Weights'.$D$22]" office:value-type="float" office:value="37500" calcext:value-type="float">
            <text:p>37500</text:p>
          </table:table-cell>
          <table:table-cell table:style-name="Default" table:formula="of:=[.$D36]*[$'AI Base Weights'.$D$18]" office:value-type="float" office:value="15000" calcext:value-type="float">
            <text:p>15000</text:p>
          </table:table-cell>
          <table:table-cell table:style-name="Default" table:formula="of:=[.$D36]*([$'AI Base Weights'.$D$20]+[$'AI Base Weights'.$D$18])" office:value-type="float" office:value="45000" calcext:value-type="float">
            <text:p>45000</text:p>
          </table:table-cell>
          <table:table-cell table:number-columns-repeated="1015"/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5]*[$'AI Base Weights'.$D$16]" office:value-type="float" office:value="5" calcext:value-type="float">
            <text:p>5</text:p>
          </table:table-cell>
          <table:table-cell table:style-name="Default" table:formula="of:=[$'AI Base Weights'.$D$1]*[.C37]" office:value-type="float" office:value="3750" calcext:value-type="float">
            <text:p>3750</text:p>
          </table:table-cell>
          <table:table-cell table:style-name="Default" table:formula="of:=[.$D37]*[$'AI Base Weights'.$D$20]" office:value-type="float" office:value="15000" calcext:value-type="float">
            <text:p>15000</text:p>
          </table:table-cell>
          <table:table-cell table:style-name="Default" table:formula="of:=[.$D37]*[$'AI Base Weights'.$D$22]" office:value-type="float" office:value="18750" calcext:value-type="float">
            <text:p>18750</text:p>
          </table:table-cell>
          <table:table-cell table:style-name="Default" table:formula="of:=[.$D37]*[$'AI Base Weights'.$D$18]" office:value-type="float" office:value="7500" calcext:value-type="float">
            <text:p>7500</text:p>
          </table:table-cell>
          <table:table-cell table:style-name="Default" table:formula="of:=[.$D37]*([$'AI Base Weights'.$D$20]+[$'AI Base Weights'.$D$18])" office:value-type="float" office:value="22500" calcext:value-type="float">
            <text:p>22500</text:p>
          </table:table-cell>
          <table:table-cell table:number-columns-repeated="1015"/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6]*[$'AI Base Weights'.$D$16]" office:value-type="float" office:value="0.01" calcext:value-type="float">
            <text:p>0.01</text:p>
          </table:table-cell>
          <table:table-cell table:style-name="Default" table:formula="of:=[$'AI Base Weights'.$D$1]*[.C38]" office:value-type="float" office:value="7.5" calcext:value-type="float">
            <text:p>7.5</text:p>
          </table:table-cell>
          <table:table-cell table:style-name="Default" table:formula="of:=[.$D38]*[$'AI Base Weights'.$D$20]" office:value-type="float" office:value="30" calcext:value-type="float">
            <text:p>30</text:p>
          </table:table-cell>
          <table:table-cell table:style-name="Default" table:formula="of:=[.$D38]*[$'AI Base Weights'.$D$22]" office:value-type="float" office:value="37.5" calcext:value-type="float">
            <text:p>37.5</text:p>
          </table:table-cell>
          <table:table-cell table:style-name="Default" table:formula="of:=[.$D38]*[$'AI Base Weights'.$D$18]" office:value-type="float" office:value="15" calcext:value-type="float">
            <text:p>15</text:p>
          </table:table-cell>
          <table:table-cell table:style-name="Default" table:formula="of:=[.$D38]*([$'AI Base Weights'.$D$20]+[$'AI Base Weights'.$D$18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7]*[$'AI Base Weights'.$D$16]" office:value-type="float" office:value="3" calcext:value-type="float">
            <text:p>3</text:p>
          </table:table-cell>
          <table:table-cell table:style-name="Default" table:formula="of:=[$'AI Base Weights'.$D$1]*[.C39]" office:value-type="float" office:value="2250" calcext:value-type="float">
            <text:p>2250</text:p>
          </table:table-cell>
          <table:table-cell table:style-name="Default" table:formula="of:=[.$D39]*[$'AI Base Weights'.$D$20]" office:value-type="float" office:value="9000" calcext:value-type="float">
            <text:p>9000</text:p>
          </table:table-cell>
          <table:table-cell table:style-name="Default" table:formula="of:=[.$D39]*[$'AI Base Weights'.$D$22]" office:value-type="float" office:value="11250" calcext:value-type="float">
            <text:p>11250</text:p>
          </table:table-cell>
          <table:table-cell table:style-name="Default" table:formula="of:=[.$D39]*[$'AI Base Weights'.$D$18]" office:value-type="float" office:value="4500" calcext:value-type="float">
            <text:p>4500</text:p>
          </table:table-cell>
          <table:table-cell table:style-name="Default" table:formula="of:=[.$D39]*([$'AI Base Weights'.$D$20]+[$'AI Base Weights'.$D$18])" office:value-type="float" office:value="13500" calcext:value-type="float">
            <text:p>13500</text:p>
          </table:table-cell>
          <table:table-cell table:number-columns-repeated="1015"/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8]*[$'AI Base Weights'.$D$16]" office:value-type="float" office:value="5" calcext:value-type="float">
            <text:p>5</text:p>
          </table:table-cell>
          <table:table-cell table:style-name="Default" table:formula="of:=[$'AI Base Weights'.$D$1]*[.C40]" office:value-type="float" office:value="3750" calcext:value-type="float">
            <text:p>3750</text:p>
          </table:table-cell>
          <table:table-cell table:style-name="Default" table:formula="of:=[.$D40]*[$'AI Base Weights'.$D$20]" office:value-type="float" office:value="15000" calcext:value-type="float">
            <text:p>15000</text:p>
          </table:table-cell>
          <table:table-cell table:style-name="Default" table:formula="of:=[.$D40]*[$'AI Base Weights'.$D$22]" office:value-type="float" office:value="18750" calcext:value-type="float">
            <text:p>18750</text:p>
          </table:table-cell>
          <table:table-cell table:style-name="Default" table:formula="of:=[.$D40]*[$'AI Base Weights'.$D$18]" office:value-type="float" office:value="7500" calcext:value-type="float">
            <text:p>7500</text:p>
          </table:table-cell>
          <table:table-cell table:style-name="Default" table:formula="of:=[.$D40]*([$'AI Base Weights'.$D$20]+[$'AI Base Weights'.$D$18])" office:value-type="float" office:value="22500" calcext:value-type="float">
            <text:p>22500</text:p>
          </table:table-cell>
          <table:table-cell table:number-columns-repeated="1015"/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9]*[$'AI Base Weights'.$D$16]" office:value-type="float" office:value="3" calcext:value-type="float">
            <text:p>3</text:p>
          </table:table-cell>
          <table:table-cell table:style-name="Default" table:formula="of:=[$'AI Base Weights'.$D$1]*[.C41]" office:value-type="float" office:value="2250" calcext:value-type="float">
            <text:p>2250</text:p>
          </table:table-cell>
          <table:table-cell table:style-name="Default" table:formula="of:=[.$D41]*[$'AI Base Weights'.$D$20]" office:value-type="float" office:value="9000" calcext:value-type="float">
            <text:p>9000</text:p>
          </table:table-cell>
          <table:table-cell table:style-name="Default" table:formula="of:=[.$D41]*[$'AI Base Weights'.$D$22]" office:value-type="float" office:value="11250" calcext:value-type="float">
            <text:p>11250</text:p>
          </table:table-cell>
          <table:table-cell table:style-name="Default" table:formula="of:=[.$D41]*[$'AI Base Weights'.$D$18]" office:value-type="float" office:value="4500" calcext:value-type="float">
            <text:p>4500</text:p>
          </table:table-cell>
          <table:table-cell table:style-name="Default" table:formula="of:=[.$D41]*([$'AI Base Weights'.$D$20]+[$'AI Base Weights'.$D$18])" office:value-type="float" office:value="13500" calcext:value-type="float">
            <text:p>13500</text:p>
          </table:table-cell>
          <table:table-cell table:number-columns-repeated="1015"/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10]*[$'AI Base Weights'.$D$16]" office:value-type="float" office:value="0.5" calcext:value-type="float">
            <text:p>0.5</text:p>
          </table:table-cell>
          <table:table-cell table:style-name="Default" table:formula="of:=[$'AI Base Weights'.$D$1]*[.C42]" office:value-type="float" office:value="375" calcext:value-type="float">
            <text:p>375</text:p>
          </table:table-cell>
          <table:table-cell table:style-name="Default" table:formula="of:=[.$D42]*[$'AI Base Weights'.$D$20]" office:value-type="float" office:value="1500" calcext:value-type="float">
            <text:p>1500</text:p>
          </table:table-cell>
          <table:table-cell table:style-name="Default" table:formula="of:=[.$D42]*[$'AI Base Weights'.$D$22]" office:value-type="float" office:value="1875" calcext:value-type="float">
            <text:p>1875</text:p>
          </table:table-cell>
          <table:table-cell table:style-name="Default" table:formula="of:=[.$D42]*[$'AI Base Weights'.$D$18]" office:value-type="float" office:value="750" calcext:value-type="float">
            <text:p>750</text:p>
          </table:table-cell>
          <table:table-cell table:style-name="Default" table:formula="of:=[.$D42]*([$'AI Base Weights'.$D$20]+[$'AI Base Weights'.$D$18])" office:value-type="float" office:value="2250" calcext:value-type="float">
            <text:p>2250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YBS" table:style-name="ta1"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column table:style-name="co1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Yagisan’s Better Stellaris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3]*[$'AI Base Weights'.$E$12]" office:value-type="float" office:value="400" calcext:value-type="float">
            <text:p>400</text:p>
          </table:table-cell>
          <table:table-cell table:formula="of:=[$'AI Base Weights'.$D$1]*[.C3]" office:value-type="float" office:value="300000" calcext:value-type="float">
            <text:p>300000</text:p>
          </table:table-cell>
          <table:table-cell table:formula="of:=[.$D3]*[$'AI Base Weights'.$E$20]" office:value-type="float" office:value="1500000" calcext:value-type="float">
            <text:p>1500000</text:p>
          </table:table-cell>
          <table:table-cell table:formula="of:=[.$D3]*[$'AI Base Weights'.$E$22]" office:value-type="float" office:value="3000000" calcext:value-type="float">
            <text:p>3000000</text:p>
          </table:table-cell>
          <table:table-cell table:formula="of:=[.$D3]*[$'AI Base Weights'.$E$18]" office:value-type="float" office:value="900000" calcext:value-type="float">
            <text:p>900000</text:p>
          </table:table-cell>
          <table:table-cell table:formula="of:=[.$D3]*([$'AI Base Weights'.$E$20]+[$'AI Base Weights'.$E$18])" office:value-type="float" office:value="2400000" calcext:value-type="float">
            <text:p>240000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4]*[$'AI Base Weights'.$E$12]" office:value-type="float" office:value="300" calcext:value-type="float">
            <text:p>300</text:p>
          </table:table-cell>
          <table:table-cell table:formula="of:=[$'AI Base Weights'.$D$1]*[.C4]" office:value-type="float" office:value="225000" calcext:value-type="float">
            <text:p>225000</text:p>
          </table:table-cell>
          <table:table-cell table:formula="of:=[.$D4]*[$'AI Base Weights'.$E$20]" office:value-type="float" office:value="1125000" calcext:value-type="float">
            <text:p>1125000</text:p>
          </table:table-cell>
          <table:table-cell table:formula="of:=[.$D4]*[$'AI Base Weights'.$E$22]" office:value-type="float" office:value="2250000" calcext:value-type="float">
            <text:p>2250000</text:p>
          </table:table-cell>
          <table:table-cell table:formula="of:=[.$D4]*[$'AI Base Weights'.$E$18]" office:value-type="float" office:value="675000" calcext:value-type="float">
            <text:p>675000</text:p>
          </table:table-cell>
          <table:table-cell table:formula="of:=[.$D4]*([$'AI Base Weights'.$E$20]+[$'AI Base Weights'.$E$18])" office:value-type="float" office:value="1800000" calcext:value-type="float">
            <text:p>1800000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5]*[$'AI Base Weights'.$E$12]" office:value-type="float" office:value="200" calcext:value-type="float">
            <text:p>200</text:p>
          </table:table-cell>
          <table:table-cell table:formula="of:=[$'AI Base Weights'.$D$1]*[.C5]" office:value-type="float" office:value="150000" calcext:value-type="float">
            <text:p>150000</text:p>
          </table:table-cell>
          <table:table-cell table:formula="of:=[.$D5]*[$'AI Base Weights'.$E$20]" office:value-type="float" office:value="750000" calcext:value-type="float">
            <text:p>750000</text:p>
          </table:table-cell>
          <table:table-cell table:formula="of:=[.$D5]*[$'AI Base Weights'.$E$22]" office:value-type="float" office:value="1500000" calcext:value-type="float">
            <text:p>1500000</text:p>
          </table:table-cell>
          <table:table-cell table:formula="of:=[.$D5]*[$'AI Base Weights'.$E$18]" office:value-type="float" office:value="450000" calcext:value-type="float">
            <text:p>450000</text:p>
          </table:table-cell>
          <table:table-cell table:formula="of:=[.$D5]*([$'AI Base Weights'.$E$20]+[$'AI Base Weights'.$E$18])" office:value-type="float" office:value="1200000" calcext:value-type="float">
            <text:p>120000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6]*[$'AI Base Weights'.$E$12]" office:value-type="float" office:value="0.2" calcext:value-type="float">
            <text:p>0.2</text:p>
          </table:table-cell>
          <table:table-cell table:formula="of:=[$'AI Base Weights'.$D$1]*[.C6]" office:value-type="float" office:value="150" calcext:value-type="float">
            <text:p>150</text:p>
          </table:table-cell>
          <table:table-cell table:formula="of:=[.$D6]*[$'AI Base Weights'.$E$20]" office:value-type="float" office:value="750" calcext:value-type="float">
            <text:p>750</text:p>
          </table:table-cell>
          <table:table-cell table:formula="of:=[.$D6]*[$'AI Base Weights'.$E$22]" office:value-type="float" office:value="1500" calcext:value-type="float">
            <text:p>1500</text:p>
          </table:table-cell>
          <table:table-cell table:formula="of:=[.$D6]*[$'AI Base Weights'.$E$18]" office:value-type="float" office:value="450" calcext:value-type="float">
            <text:p>450</text:p>
          </table:table-cell>
          <table:table-cell table:formula="of:=[.$D6]*([$'AI Base Weights'.$E$20]+[$'AI Base Weights'.$E$18])" office:value-type="float" office:value="1200" calcext:value-type="float">
            <text:p>1200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7]*[$'AI Base Weights'.$E$12]" office:value-type="float" office:value="20" calcext:value-type="float">
            <text:p>20</text:p>
          </table:table-cell>
          <table:table-cell table:formula="of:=[$'AI Base Weights'.$D$1]*[.C7]" office:value-type="float" office:value="15000" calcext:value-type="float">
            <text:p>15000</text:p>
          </table:table-cell>
          <table:table-cell table:formula="of:=[.$D7]*[$'AI Base Weights'.$E$20]" office:value-type="float" office:value="75000" calcext:value-type="float">
            <text:p>75000</text:p>
          </table:table-cell>
          <table:table-cell table:formula="of:=[.$D7]*[$'AI Base Weights'.$E$22]" office:value-type="float" office:value="150000" calcext:value-type="float">
            <text:p>150000</text:p>
          </table:table-cell>
          <table:table-cell table:formula="of:=[.$D7]*[$'AI Base Weights'.$E$18]" office:value-type="float" office:value="45000" calcext:value-type="float">
            <text:p>45000</text:p>
          </table:table-cell>
          <table:table-cell table:formula="of:=[.$D7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8]*[$'AI Base Weights'.$E$12]" office:value-type="float" office:value="22" calcext:value-type="float">
            <text:p>22</text:p>
          </table:table-cell>
          <table:table-cell table:formula="of:=[$'AI Base Weights'.$D$1]*[.C8]" office:value-type="float" office:value="16500" calcext:value-type="float">
            <text:p>16500</text:p>
          </table:table-cell>
          <table:table-cell table:formula="of:=[.$D8]*[$'AI Base Weights'.$E$20]" office:value-type="float" office:value="82500" calcext:value-type="float">
            <text:p>82500</text:p>
          </table:table-cell>
          <table:table-cell table:formula="of:=[.$D8]*[$'AI Base Weights'.$E$22]" office:value-type="float" office:value="165000" calcext:value-type="float">
            <text:p>165000</text:p>
          </table:table-cell>
          <table:table-cell table:formula="of:=[.$D8]*[$'AI Base Weights'.$E$18]" office:value-type="float" office:value="49500" calcext:value-type="float">
            <text:p>49500</text:p>
          </table:table-cell>
          <table:table-cell table:formula="of:=[.$D8]*([$'AI Base Weights'.$E$20]+[$'AI Base Weights'.$E$18])" office:value-type="float" office:value="132000" calcext:value-type="float">
            <text:p>13200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9]*[$'AI Base Weights'.$E$12]" office:value-type="float" office:value="18" calcext:value-type="float">
            <text:p>18</text:p>
          </table:table-cell>
          <table:table-cell table:formula="of:=[$'AI Base Weights'.$D$1]*[.C9]" office:value-type="float" office:value="13500" calcext:value-type="float">
            <text:p>13500</text:p>
          </table:table-cell>
          <table:table-cell table:formula="of:=[.$D9]*[$'AI Base Weights'.$E$20]" office:value-type="float" office:value="67500" calcext:value-type="float">
            <text:p>67500</text:p>
          </table:table-cell>
          <table:table-cell table:formula="of:=[.$D9]*[$'AI Base Weights'.$E$22]" office:value-type="float" office:value="135000" calcext:value-type="float">
            <text:p>135000</text:p>
          </table:table-cell>
          <table:table-cell table:formula="of:=[.$D9]*[$'AI Base Weights'.$E$18]" office:value-type="float" office:value="40500" calcext:value-type="float">
            <text:p>40500</text:p>
          </table:table-cell>
          <table:table-cell table:formula="of:=[.$D9]*([$'AI Base Weights'.$E$20]+[$'AI Base Weights'.$E$18])" office:value-type="float" office:value="108000" calcext:value-type="float">
            <text:p>108000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10]*[$'AI Base Weights'.$E$12]" office:value-type="float" office:value="0.2" calcext:value-type="float">
            <text:p>0.2</text:p>
          </table:table-cell>
          <table:table-cell table:formula="of:=[$'AI Base Weights'.$D$1]*[.C10]" office:value-type="float" office:value="150" calcext:value-type="float">
            <text:p>150</text:p>
          </table:table-cell>
          <table:table-cell table:formula="of:=[.$D10]*[$'AI Base Weights'.$E$20]" office:value-type="float" office:value="750" calcext:value-type="float">
            <text:p>750</text:p>
          </table:table-cell>
          <table:table-cell table:formula="of:=[.$D10]*[$'AI Base Weights'.$E$22]" office:value-type="float" office:value="1500" calcext:value-type="float">
            <text:p>1500</text:p>
          </table:table-cell>
          <table:table-cell table:formula="of:=[.$D10]*[$'AI Base Weights'.$E$18]" office:value-type="float" office:value="450" calcext:value-type="float">
            <text:p>450</text:p>
          </table:table-cell>
          <table:table-cell table:formula="of:=[.$D10]*([$'AI Base Weights'.$E$20]+[$'AI Base Weights'.$E$18])" office:value-type="float" office:value="1200" calcext:value-type="float">
            <text:p>1200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3]*[$'AI Base Weights'.$E$13]" office:value-type="float" office:value="40" calcext:value-type="float">
            <text:p>40</text:p>
          </table:table-cell>
          <table:table-cell table:formula="of:=[$'AI Base Weights'.$D$1]*[.C11]" office:value-type="float" office:value="30000" calcext:value-type="float">
            <text:p>30000</text:p>
          </table:table-cell>
          <table:table-cell table:formula="of:=[.$D11]*[$'AI Base Weights'.$E$20]" office:value-type="float" office:value="150000" calcext:value-type="float">
            <text:p>150000</text:p>
          </table:table-cell>
          <table:table-cell table:formula="of:=[.$D11]*[$'AI Base Weights'.$E$22]" office:value-type="float" office:value="300000" calcext:value-type="float">
            <text:p>300000</text:p>
          </table:table-cell>
          <table:table-cell table:formula="of:=[.$D11]*[$'AI Base Weights'.$E$18]" office:value-type="float" office:value="90000" calcext:value-type="float">
            <text:p>90000</text:p>
          </table:table-cell>
          <table:table-cell table:formula="of:=[.$D11]*([$'AI Base Weights'.$E$20]+[$'AI Base Weights'.$E$18])" office:value-type="float" office:value="240000" calcext:value-type="float">
            <text:p>240000</text:p>
          </table:table-cell>
        </table:table-row>
        <table:table-row table:style-name="ro1">
          <table:table-cell table:style-name="ce22" table:formula="of:=[$'AI Base Weights'.$C4]" office:value-type="string" office:string-value="Attack - Own Territory" calcext:value-type="string">
            <text:p>Attack - Own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4]*[$'AI Base Weights'.$E$13]" office:value-type="float" office:value="30" calcext:value-type="float">
            <text:p>30</text:p>
          </table:table-cell>
          <table:table-cell table:formula="of:=[$'AI Base Weights'.$D$1]*[.C12]" office:value-type="float" office:value="22500" calcext:value-type="float">
            <text:p>22500</text:p>
          </table:table-cell>
          <table:table-cell table:formula="of:=[.$D12]*[$'AI Base Weights'.$E$20]" office:value-type="float" office:value="112500" calcext:value-type="float">
            <text:p>112500</text:p>
          </table:table-cell>
          <table:table-cell table:formula="of:=[.$D12]*[$'AI Base Weights'.$E$22]" office:value-type="float" office:value="225000" calcext:value-type="float">
            <text:p>225000</text:p>
          </table:table-cell>
          <table:table-cell table:formula="of:=[.$D12]*[$'AI Base Weights'.$E$18]" office:value-type="float" office:value="67500" calcext:value-type="float">
            <text:p>67500</text:p>
          </table:table-cell>
          <table:table-cell table:formula="of:=[.$D12]*([$'AI Base Weights'.$E$20]+[$'AI Base Weights'.$E$18])" office:value-type="float" office:value="180000" calcext:value-type="float">
            <text:p>180000</text:p>
          </table:table-cell>
        </table:table-row>
        <table:table-row table:style-name="ro1">
          <table:table-cell table:style-name="ce2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5]*[$'AI Base Weights'.$E$13]" office:value-type="float" office:value="20" calcext:value-type="float">
            <text:p>20</text:p>
          </table:table-cell>
          <table:table-cell table:formula="of:=[$'AI Base Weights'.$D$1]*[.C13]" office:value-type="float" office:value="15000" calcext:value-type="float">
            <text:p>15000</text:p>
          </table:table-cell>
          <table:table-cell table:formula="of:=[.$D13]*[$'AI Base Weights'.$E$20]" office:value-type="float" office:value="75000" calcext:value-type="float">
            <text:p>75000</text:p>
          </table:table-cell>
          <table:table-cell table:formula="of:=[.$D13]*[$'AI Base Weights'.$E$22]" office:value-type="float" office:value="150000" calcext:value-type="float">
            <text:p>150000</text:p>
          </table:table-cell>
          <table:table-cell table:formula="of:=[.$D13]*[$'AI Base Weights'.$E$18]" office:value-type="float" office:value="45000" calcext:value-type="float">
            <text:p>45000</text:p>
          </table:table-cell>
          <table:table-cell table:formula="of:=[.$D13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6]*[$'AI Base Weights'.$E$13]" office:value-type="float" office:value="0.02" calcext:value-type="float">
            <text:p>0.02</text:p>
          </table:table-cell>
          <table:table-cell table:formula="of:=[$'AI Base Weights'.$D$1]*[.C14]" office:value-type="float" office:value="15" calcext:value-type="float">
            <text:p>15</text:p>
          </table:table-cell>
          <table:table-cell table:formula="of:=[.$D14]*[$'AI Base Weights'.$E$20]" office:value-type="float" office:value="75" calcext:value-type="float">
            <text:p>75</text:p>
          </table:table-cell>
          <table:table-cell table:formula="of:=[.$D14]*[$'AI Base Weights'.$E$22]" office:value-type="float" office:value="150" calcext:value-type="float">
            <text:p>150</text:p>
          </table:table-cell>
          <table:table-cell table:formula="of:=[.$D14]*[$'AI Base Weights'.$E$18]" office:value-type="float" office:value="45" calcext:value-type="float">
            <text:p>45</text:p>
          </table:table-cell>
          <table:table-cell table:formula="of:=[.$D14]*([$'AI Base Weights'.$E$20]+[$'AI Base Weights'.$E$18])" office:value-type="float" office:value="120" calcext:value-type="float">
            <text:p>120</text:p>
          </table:table-cell>
        </table:table-row>
        <table:table-row table:style-name="ro1">
          <table:table-cell table:style-name="ce2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7]*[$'AI Base Weights'.$E$13]" office:value-type="float" office:value="2" calcext:value-type="float">
            <text:p>2</text:p>
          </table:table-cell>
          <table:table-cell table:formula="of:=[$'AI Base Weights'.$D$1]*[.C15]" office:value-type="float" office:value="1500" calcext:value-type="float">
            <text:p>1500</text:p>
          </table:table-cell>
          <table:table-cell table:formula="of:=[.$D15]*[$'AI Base Weights'.$E$20]" office:value-type="float" office:value="7500" calcext:value-type="float">
            <text:p>7500</text:p>
          </table:table-cell>
          <table:table-cell table:formula="of:=[.$D15]*[$'AI Base Weights'.$E$22]" office:value-type="float" office:value="15000" calcext:value-type="float">
            <text:p>15000</text:p>
          </table:table-cell>
          <table:table-cell table:formula="of:=[.$D15]*[$'AI Base Weights'.$E$18]" office:value-type="float" office:value="4500" calcext:value-type="float">
            <text:p>4500</text:p>
          </table:table-cell>
          <table:table-cell table:formula="of:=[.$D15]*([$'AI Base Weights'.$E$20]+[$'AI Base Weights'.$E$18])" office:value-type="float" office:value="12000" calcext:value-type="float">
            <text:p>12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8]*[$'AI Base Weights'.$E$13]" office:value-type="float" office:value="2.2" calcext:value-type="float">
            <text:p>2.2</text:p>
          </table:table-cell>
          <table:table-cell table:formula="of:=[$'AI Base Weights'.$D$1]*[.C16]" office:value-type="float" office:value="1650" calcext:value-type="float">
            <text:p>1650</text:p>
          </table:table-cell>
          <table:table-cell table:formula="of:=[.$D16]*[$'AI Base Weights'.$E$20]" office:value-type="float" office:value="8250" calcext:value-type="float">
            <text:p>8250</text:p>
          </table:table-cell>
          <table:table-cell table:formula="of:=[.$D16]*[$'AI Base Weights'.$E$22]" office:value-type="float" office:value="16500" calcext:value-type="float">
            <text:p>16500</text:p>
          </table:table-cell>
          <table:table-cell table:formula="of:=[.$D16]*[$'AI Base Weights'.$E$18]" office:value-type="float" office:value="4950" calcext:value-type="float">
            <text:p>4950</text:p>
          </table:table-cell>
          <table:table-cell table:formula="of:=[.$D16]*([$'AI Base Weights'.$E$20]+[$'AI Base Weights'.$E$18])" office:value-type="float" office:value="13200" calcext:value-type="float">
            <text:p>13200</text:p>
          </table:table-cell>
        </table:table-row>
        <table:table-row table:style-name="ro1">
          <table:table-cell table:style-name="ce2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9]*[$'AI Base Weights'.$E$13]" office:value-type="float" office:value="1.8" calcext:value-type="float">
            <text:p>1.8</text:p>
          </table:table-cell>
          <table:table-cell table:formula="of:=[$'AI Base Weights'.$D$1]*[.C17]" office:value-type="float" office:value="1350" calcext:value-type="float">
            <text:p>1350</text:p>
          </table:table-cell>
          <table:table-cell table:formula="of:=[.$D17]*[$'AI Base Weights'.$E$20]" office:value-type="float" office:value="6750" calcext:value-type="float">
            <text:p>6750</text:p>
          </table:table-cell>
          <table:table-cell table:formula="of:=[.$D17]*[$'AI Base Weights'.$E$22]" office:value-type="float" office:value="13500" calcext:value-type="float">
            <text:p>13500</text:p>
          </table:table-cell>
          <table:table-cell table:formula="of:=[.$D17]*[$'AI Base Weights'.$E$18]" office:value-type="float" office:value="4050" calcext:value-type="float">
            <text:p>4050</text:p>
          </table:table-cell>
          <table:table-cell table:formula="of:=[.$D17]*([$'AI Base Weights'.$E$20]+[$'AI Base Weights'.$E$18])" office:value-type="float" office:value="10800" calcext:value-type="float">
            <text:p>1080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10]*[$'AI Base Weights'.$E$13]" office:value-type="float" office:value="0.02" calcext:value-type="float">
            <text:p>0.02</text:p>
          </table:table-cell>
          <table:table-cell table:formula="of:=[$'AI Base Weights'.$D$1]*[.C18]" office:value-type="float" office:value="15" calcext:value-type="float">
            <text:p>15</text:p>
          </table:table-cell>
          <table:table-cell table:formula="of:=[.$D18]*[$'AI Base Weights'.$E$20]" office:value-type="float" office:value="75" calcext:value-type="float">
            <text:p>75</text:p>
          </table:table-cell>
          <table:table-cell table:formula="of:=[.$D18]*[$'AI Base Weights'.$E$22]" office:value-type="float" office:value="150" calcext:value-type="float">
            <text:p>150</text:p>
          </table:table-cell>
          <table:table-cell table:formula="of:=[.$D18]*[$'AI Base Weights'.$E$18]" office:value-type="float" office:value="45" calcext:value-type="float">
            <text:p>45</text:p>
          </table:table-cell>
          <table:table-cell table:formula="of:=[.$D18]*([$'AI Base Weights'.$E$20]+[$'AI Base Weights'.$E$18])" office:value-type="float" office:value="120" calcext:value-type="float">
            <text:p>12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3]*[$'AI Base Weights'.$E$14]" office:value-type="float" office:value="20" calcext:value-type="float">
            <text:p>20</text:p>
          </table:table-cell>
          <table:table-cell table:formula="of:=[$'AI Base Weights'.$D$1]*[.C19]" office:value-type="float" office:value="15000" calcext:value-type="float">
            <text:p>15000</text:p>
          </table:table-cell>
          <table:table-cell table:formula="of:=[.$D19]*[$'AI Base Weights'.$E$20]" office:value-type="float" office:value="75000" calcext:value-type="float">
            <text:p>75000</text:p>
          </table:table-cell>
          <table:table-cell table:formula="of:=[.$D19]*[$'AI Base Weights'.$E$22]" office:value-type="float" office:value="150000" calcext:value-type="float">
            <text:p>150000</text:p>
          </table:table-cell>
          <table:table-cell table:formula="of:=[.$D19]*[$'AI Base Weights'.$E$18]" office:value-type="float" office:value="45000" calcext:value-type="float">
            <text:p>45000</text:p>
          </table:table-cell>
          <table:table-cell table:formula="of:=[.$D19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4]*[$'AI Base Weights'.$E$14]" office:value-type="float" office:value="15" calcext:value-type="float">
            <text:p>15</text:p>
          </table:table-cell>
          <table:table-cell table:formula="of:=[$'AI Base Weights'.$D$1]*[.C20]" office:value-type="float" office:value="11250" calcext:value-type="float">
            <text:p>11250</text:p>
          </table:table-cell>
          <table:table-cell table:formula="of:=[.$D20]*[$'AI Base Weights'.$E$20]" office:value-type="float" office:value="56250" calcext:value-type="float">
            <text:p>56250</text:p>
          </table:table-cell>
          <table:table-cell table:formula="of:=[.$D20]*[$'AI Base Weights'.$E$22]" office:value-type="float" office:value="112500" calcext:value-type="float">
            <text:p>112500</text:p>
          </table:table-cell>
          <table:table-cell table:formula="of:=[.$D20]*[$'AI Base Weights'.$E$18]" office:value-type="float" office:value="33750" calcext:value-type="float">
            <text:p>33750</text:p>
          </table:table-cell>
          <table:table-cell table:formula="of:=[.$D20]*([$'AI Base Weights'.$E$20]+[$'AI Base Weights'.$E$18])" office:value-type="float" office:value="90000" calcext:value-type="float">
            <text:p>90000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5]*[$'AI Base Weights'.$E$14]" office:value-type="float" office:value="10" calcext:value-type="float">
            <text:p>10</text:p>
          </table:table-cell>
          <table:table-cell table:formula="of:=[$'AI Base Weights'.$D$1]*[.C21]" office:value-type="float" office:value="7500" calcext:value-type="float">
            <text:p>7500</text:p>
          </table:table-cell>
          <table:table-cell table:formula="of:=[.$D21]*[$'AI Base Weights'.$E$20]" office:value-type="float" office:value="37500" calcext:value-type="float">
            <text:p>37500</text:p>
          </table:table-cell>
          <table:table-cell table:formula="of:=[.$D21]*[$'AI Base Weights'.$E$22]" office:value-type="float" office:value="75000" calcext:value-type="float">
            <text:p>75000</text:p>
          </table:table-cell>
          <table:table-cell table:formula="of:=[.$D21]*[$'AI Base Weights'.$E$18]" office:value-type="float" office:value="22500" calcext:value-type="float">
            <text:p>22500</text:p>
          </table:table-cell>
          <table:table-cell table:formula="of:=[.$D21]*([$'AI Base Weights'.$E$20]+[$'AI Base Weights'.$E$18])" office:value-type="float" office:value="60000" calcext:value-type="float">
            <text:p>6000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6]*[$'AI Base Weights'.$E$14]" office:value-type="float" office:value="0.01" calcext:value-type="float">
            <text:p>0.01</text:p>
          </table:table-cell>
          <table:table-cell table:formula="of:=[$'AI Base Weights'.$D$1]*[.C22]" office:value-type="float" office:value="7.5" calcext:value-type="float">
            <text:p>7.5</text:p>
          </table:table-cell>
          <table:table-cell table:formula="of:=[.$D22]*[$'AI Base Weights'.$E$20]" office:value-type="float" office:value="37.5" calcext:value-type="float">
            <text:p>37.5</text:p>
          </table:table-cell>
          <table:table-cell table:formula="of:=[.$D22]*[$'AI Base Weights'.$E$22]" office:value-type="float" office:value="75" calcext:value-type="float">
            <text:p>75</text:p>
          </table:table-cell>
          <table:table-cell table:formula="of:=[.$D22]*[$'AI Base Weights'.$E$18]" office:value-type="float" office:value="22.5" calcext:value-type="float">
            <text:p>22.5</text:p>
          </table:table-cell>
          <table:table-cell table:formula="of:=[.$D22]*([$'AI Base Weights'.$E$20]+[$'AI Base Weights'.$E$18])" office:value-type="float" office:value="60" calcext:value-type="float">
            <text:p>60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7]*[$'AI Base Weights'.$E$14]" office:value-type="float" office:value="1" calcext:value-type="float">
            <text:p>1</text:p>
          </table:table-cell>
          <table:table-cell table:formula="of:=[$'AI Base Weights'.$D$1]*[.C23]" office:value-type="float" office:value="750" calcext:value-type="float">
            <text:p>750</text:p>
          </table:table-cell>
          <table:table-cell table:formula="of:=[.$D23]*[$'AI Base Weights'.$E$20]" office:value-type="float" office:value="3750" calcext:value-type="float">
            <text:p>3750</text:p>
          </table:table-cell>
          <table:table-cell table:formula="of:=[.$D23]*[$'AI Base Weights'.$E$22]" office:value-type="float" office:value="7500" calcext:value-type="float">
            <text:p>7500</text:p>
          </table:table-cell>
          <table:table-cell table:formula="of:=[.$D23]*[$'AI Base Weights'.$E$18]" office:value-type="float" office:value="2250" calcext:value-type="float">
            <text:p>2250</text:p>
          </table:table-cell>
          <table:table-cell table:formula="of:=[.$D23]*([$'AI Base Weights'.$E$20]+[$'AI Base Weights'.$E$18])" office:value-type="float" office:value="6000" calcext:value-type="float">
            <text:p>600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8]*[$'AI Base Weights'.$E$14]" office:value-type="float" office:value="1.1" calcext:value-type="float">
            <text:p>1.1</text:p>
          </table:table-cell>
          <table:table-cell table:formula="of:=[$'AI Base Weights'.$D$1]*[.C24]" office:value-type="float" office:value="825" calcext:value-type="float">
            <text:p>825</text:p>
          </table:table-cell>
          <table:table-cell table:formula="of:=[.$D24]*[$'AI Base Weights'.$E$20]" office:value-type="float" office:value="4125" calcext:value-type="float">
            <text:p>4125</text:p>
          </table:table-cell>
          <table:table-cell table:formula="of:=[.$D24]*[$'AI Base Weights'.$E$22]" office:value-type="float" office:value="8250" calcext:value-type="float">
            <text:p>8250</text:p>
          </table:table-cell>
          <table:table-cell table:formula="of:=[.$D24]*[$'AI Base Weights'.$E$18]" office:value-type="float" office:value="2475" calcext:value-type="float">
            <text:p>2475</text:p>
          </table:table-cell>
          <table:table-cell table:formula="of:=[.$D24]*([$'AI Base Weights'.$E$20]+[$'AI Base Weights'.$E$18])" office:value-type="float" office:value="6600" calcext:value-type="float">
            <text:p>660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9]*[$'AI Base Weights'.$E$14]" office:value-type="float" office:value="0.9" calcext:value-type="float">
            <text:p>0.9</text:p>
          </table:table-cell>
          <table:table-cell table:formula="of:=[$'AI Base Weights'.$D$1]*[.C25]" office:value-type="float" office:value="675" calcext:value-type="float">
            <text:p>675</text:p>
          </table:table-cell>
          <table:table-cell table:formula="of:=[.$D25]*[$'AI Base Weights'.$E$20]" office:value-type="float" office:value="3375" calcext:value-type="float">
            <text:p>3375</text:p>
          </table:table-cell>
          <table:table-cell table:formula="of:=[.$D25]*[$'AI Base Weights'.$E$22]" office:value-type="float" office:value="6750" calcext:value-type="float">
            <text:p>6750</text:p>
          </table:table-cell>
          <table:table-cell table:formula="of:=[.$D25]*[$'AI Base Weights'.$E$18]" office:value-type="float" office:value="2025" calcext:value-type="float">
            <text:p>2025</text:p>
          </table:table-cell>
          <table:table-cell table:formula="of:=[.$D25]*([$'AI Base Weights'.$E$20]+[$'AI Base Weights'.$E$18])" office:value-type="float" office:value="5400" calcext:value-type="float">
            <text:p>5400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10]*[$'AI Base Weights'.$E$14]" office:value-type="float" office:value="0.01" calcext:value-type="float">
            <text:p>0.01</text:p>
          </table:table-cell>
          <table:table-cell table:formula="of:=[$'AI Base Weights'.$D$1]*[.C26]" office:value-type="float" office:value="7.5" calcext:value-type="float">
            <text:p>7.5</text:p>
          </table:table-cell>
          <table:table-cell table:formula="of:=[.$D26]*[$'AI Base Weights'.$E$20]" office:value-type="float" office:value="37.5" calcext:value-type="float">
            <text:p>37.5</text:p>
          </table:table-cell>
          <table:table-cell table:formula="of:=[.$D26]*[$'AI Base Weights'.$E$22]" office:value-type="float" office:value="75" calcext:value-type="float">
            <text:p>75</text:p>
          </table:table-cell>
          <table:table-cell table:formula="of:=[.$D26]*[$'AI Base Weights'.$E$18]" office:value-type="float" office:value="22.5" calcext:value-type="float">
            <text:p>22.5</text:p>
          </table:table-cell>
          <table:table-cell table:formula="of:=[.$D26]*([$'AI Base Weights'.$E$20]+[$'AI Base Weights'.$E$18])" office:value-type="float" office:value="60" calcext:value-type="float">
            <text:p>60</text:p>
          </table:table-cell>
        </table:table-row>
        <table:table-row table:style-name="ro1">
          <table:table-cell table:style-name="ce2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23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3]*[$'AI Base Weights'.$E$15]" office:value-type="float" office:value="1000" calcext:value-type="float">
            <text:p>1000</text:p>
          </table:table-cell>
          <table:table-cell table:formula="of:=[$'AI Base Weights'.$D$1]*[.C27]" office:value-type="float" office:value="750000" calcext:value-type="float">
            <text:p>750000</text:p>
          </table:table-cell>
          <table:table-cell table:formula="of:=[.$D27]*[$'AI Base Weights'.$E$20]" office:value-type="float" office:value="3750000" calcext:value-type="float">
            <text:p>3750000</text:p>
          </table:table-cell>
          <table:table-cell table:formula="of:=[.$D27]*[$'AI Base Weights'.$E$22]" office:value-type="float" office:value="7500000" calcext:value-type="float">
            <text:p>7500000</text:p>
          </table:table-cell>
          <table:table-cell table:formula="of:=[.$D27]*[$'AI Base Weights'.$E$18]" office:value-type="float" office:value="2250000" calcext:value-type="float">
            <text:p>2250000</text:p>
          </table:table-cell>
          <table:table-cell table:formula="of:=[.$D27]*([$'AI Base Weights'.$E$20]+[$'AI Base Weights'.$E$18])" office:value-type="float" office:value="6000000" calcext:value-type="float">
            <text:p>6000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4]*[$'AI Base Weights'.$E$15]" office:value-type="float" office:value="750" calcext:value-type="float">
            <text:p>750</text:p>
          </table:table-cell>
          <table:table-cell table:formula="of:=[$'AI Base Weights'.$D$1]*[.C28]" office:value-type="float" office:value="562500" calcext:value-type="float">
            <text:p>562500</text:p>
          </table:table-cell>
          <table:table-cell table:formula="of:=[.$D28]*[$'AI Base Weights'.$E$20]" office:value-type="float" office:value="2812500" calcext:value-type="float">
            <text:p>2812500</text:p>
          </table:table-cell>
          <table:table-cell table:formula="of:=[.$D28]*[$'AI Base Weights'.$E$22]" office:value-type="float" office:value="5625000" calcext:value-type="float">
            <text:p>5625000</text:p>
          </table:table-cell>
          <table:table-cell table:formula="of:=[.$D28]*[$'AI Base Weights'.$E$18]" office:value-type="float" office:value="1687500" calcext:value-type="float">
            <text:p>1687500</text:p>
          </table:table-cell>
          <table:table-cell table:formula="of:=[.$D28]*([$'AI Base Weights'.$E$20]+[$'AI Base Weights'.$E$18])" office:value-type="float" office:value="4500000" calcext:value-type="float">
            <text:p>45000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5]*[$'AI Base Weights'.$E$15]" office:value-type="float" office:value="500" calcext:value-type="float">
            <text:p>500</text:p>
          </table:table-cell>
          <table:table-cell table:formula="of:=[$'AI Base Weights'.$D$1]*[.C29]" office:value-type="float" office:value="375000" calcext:value-type="float">
            <text:p>375000</text:p>
          </table:table-cell>
          <table:table-cell table:formula="of:=[.$D29]*[$'AI Base Weights'.$E$20]" office:value-type="float" office:value="1875000" calcext:value-type="float">
            <text:p>1875000</text:p>
          </table:table-cell>
          <table:table-cell table:formula="of:=[.$D29]*[$'AI Base Weights'.$E$22]" office:value-type="float" office:value="3750000" calcext:value-type="float">
            <text:p>3750000</text:p>
          </table:table-cell>
          <table:table-cell table:formula="of:=[.$D29]*[$'AI Base Weights'.$E$18]" office:value-type="float" office:value="1125000" calcext:value-type="float">
            <text:p>1125000</text:p>
          </table:table-cell>
          <table:table-cell table:formula="of:=[.$D29]*([$'AI Base Weights'.$E$20]+[$'AI Base Weights'.$E$18])" office:value-type="float" office:value="3000000" calcext:value-type="float">
            <text:p>3000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6]*[$'AI Base Weights'.$E$15]" office:value-type="float" office:value="0.5" calcext:value-type="float">
            <text:p>0.5</text:p>
          </table:table-cell>
          <table:table-cell table:formula="of:=[$'AI Base Weights'.$D$1]*[.C30]" office:value-type="float" office:value="375" calcext:value-type="float">
            <text:p>375</text:p>
          </table:table-cell>
          <table:table-cell table:formula="of:=[.$D30]*[$'AI Base Weights'.$E$20]" office:value-type="float" office:value="1875" calcext:value-type="float">
            <text:p>1875</text:p>
          </table:table-cell>
          <table:table-cell table:formula="of:=[.$D30]*[$'AI Base Weights'.$E$22]" office:value-type="float" office:value="3750" calcext:value-type="float">
            <text:p>3750</text:p>
          </table:table-cell>
          <table:table-cell table:formula="of:=[.$D30]*[$'AI Base Weights'.$E$18]" office:value-type="float" office:value="1125" calcext:value-type="float">
            <text:p>1125</text:p>
          </table:table-cell>
          <table:table-cell table:formula="of:=[.$D30]*([$'AI Base Weights'.$E$20]+[$'AI Base Weights'.$E$18])" office:value-type="float" office:value="3000" calcext:value-type="float">
            <text:p>3000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7]*[$'AI Base Weights'.$E$15]" office:value-type="float" office:value="50" calcext:value-type="float">
            <text:p>50</text:p>
          </table:table-cell>
          <table:table-cell table:formula="of:=[$'AI Base Weights'.$D$1]*[.C31]" office:value-type="float" office:value="37500" calcext:value-type="float">
            <text:p>37500</text:p>
          </table:table-cell>
          <table:table-cell table:formula="of:=[.$D31]*[$'AI Base Weights'.$E$20]" office:value-type="float" office:value="187500" calcext:value-type="float">
            <text:p>187500</text:p>
          </table:table-cell>
          <table:table-cell table:formula="of:=[.$D31]*[$'AI Base Weights'.$E$22]" office:value-type="float" office:value="375000" calcext:value-type="float">
            <text:p>375000</text:p>
          </table:table-cell>
          <table:table-cell table:formula="of:=[.$D31]*[$'AI Base Weights'.$E$18]" office:value-type="float" office:value="112500" calcext:value-type="float">
            <text:p>112500</text:p>
          </table:table-cell>
          <table:table-cell table:formula="of:=[.$D31]*([$'AI Base Weights'.$E$20]+[$'AI Base Weights'.$E$18])" office:value-type="float" office:value="300000" calcext:value-type="float">
            <text:p>300000</text:p>
          </table:table-cell>
        </table:table-row>
        <table:table-row table:style-name="ro1">
          <table:table-cell table:style-name="ce2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23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8]*[$'AI Base Weights'.$E$15]" office:value-type="float" office:value="55" calcext:value-type="float">
            <text:p>55</text:p>
          </table:table-cell>
          <table:table-cell table:formula="of:=[$'AI Base Weights'.$D$1]*[.C32]" office:value-type="float" office:value="41250" calcext:value-type="float">
            <text:p>41250</text:p>
          </table:table-cell>
          <table:table-cell table:formula="of:=[.$D32]*[$'AI Base Weights'.$E$20]" office:value-type="float" office:value="206250" calcext:value-type="float">
            <text:p>206250</text:p>
          </table:table-cell>
          <table:table-cell table:formula="of:=[.$D32]*[$'AI Base Weights'.$E$22]" office:value-type="float" office:value="412500" calcext:value-type="float">
            <text:p>412500</text:p>
          </table:table-cell>
          <table:table-cell table:formula="of:=[.$D32]*[$'AI Base Weights'.$E$18]" office:value-type="float" office:value="123750" calcext:value-type="float">
            <text:p>123750</text:p>
          </table:table-cell>
          <table:table-cell table:formula="of:=[.$D32]*([$'AI Base Weights'.$E$20]+[$'AI Base Weights'.$E$18])" office:value-type="float" office:value="330000" calcext:value-type="float">
            <text:p>330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9]*[$'AI Base Weights'.$E$15]" office:value-type="float" office:value="45" calcext:value-type="float">
            <text:p>45</text:p>
          </table:table-cell>
          <table:table-cell table:formula="of:=[$'AI Base Weights'.$D$1]*[.C33]" office:value-type="float" office:value="33750" calcext:value-type="float">
            <text:p>33750</text:p>
          </table:table-cell>
          <table:table-cell table:formula="of:=[.$D33]*[$'AI Base Weights'.$E$20]" office:value-type="float" office:value="168750" calcext:value-type="float">
            <text:p>168750</text:p>
          </table:table-cell>
          <table:table-cell table:formula="of:=[.$D33]*[$'AI Base Weights'.$E$22]" office:value-type="float" office:value="337500" calcext:value-type="float">
            <text:p>337500</text:p>
          </table:table-cell>
          <table:table-cell table:formula="of:=[.$D33]*[$'AI Base Weights'.$E$18]" office:value-type="float" office:value="101250" calcext:value-type="float">
            <text:p>101250</text:p>
          </table:table-cell>
          <table:table-cell table:formula="of:=[.$D33]*([$'AI Base Weights'.$E$20]+[$'AI Base Weights'.$E$18])" office:value-type="float" office:value="270000" calcext:value-type="float">
            <text:p>27000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10]*[$'AI Base Weights'.$E$15]" office:value-type="float" office:value="0.5" calcext:value-type="float">
            <text:p>0.5</text:p>
          </table:table-cell>
          <table:table-cell table:formula="of:=[$'AI Base Weights'.$D$1]*[.C34]" office:value-type="float" office:value="375" calcext:value-type="float">
            <text:p>375</text:p>
          </table:table-cell>
          <table:table-cell table:formula="of:=[.$D34]*[$'AI Base Weights'.$E$20]" office:value-type="float" office:value="1875" calcext:value-type="float">
            <text:p>1875</text:p>
          </table:table-cell>
          <table:table-cell table:formula="of:=[.$D34]*[$'AI Base Weights'.$E$22]" office:value-type="float" office:value="3750" calcext:value-type="float">
            <text:p>3750</text:p>
          </table:table-cell>
          <table:table-cell table:formula="of:=[.$D34]*[$'AI Base Weights'.$E$18]" office:value-type="float" office:value="1125" calcext:value-type="float">
            <text:p>1125</text:p>
          </table:table-cell>
          <table:table-cell table:formula="of:=[.$D34]*([$'AI Base Weights'.$E$20]+[$'AI Base Weights'.$E$18])" office:value-type="float" office:value="3000" calcext:value-type="float">
            <text:p>300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3]*[$'AI Base Weights'.$E$16]" office:value-type="float" office:value="20" calcext:value-type="float">
            <text:p>20</text:p>
          </table:table-cell>
          <table:table-cell table:formula="of:=[$'AI Base Weights'.$D$1]*[.C35]" office:value-type="float" office:value="15000" calcext:value-type="float">
            <text:p>15000</text:p>
          </table:table-cell>
          <table:table-cell table:formula="of:=[.$D35]*[$'AI Base Weights'.$E$20]" office:value-type="float" office:value="75000" calcext:value-type="float">
            <text:p>75000</text:p>
          </table:table-cell>
          <table:table-cell table:formula="of:=[.$D35]*[$'AI Base Weights'.$E$22]" office:value-type="float" office:value="150000" calcext:value-type="float">
            <text:p>150000</text:p>
          </table:table-cell>
          <table:table-cell table:formula="of:=[.$D35]*[$'AI Base Weights'.$E$18]" office:value-type="float" office:value="45000" calcext:value-type="float">
            <text:p>45000</text:p>
          </table:table-cell>
          <table:table-cell table:formula="of:=[.$D35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4]*[$'AI Base Weights'.$E$16]" office:value-type="float" office:value="15" calcext:value-type="float">
            <text:p>15</text:p>
          </table:table-cell>
          <table:table-cell table:formula="of:=[$'AI Base Weights'.$D$1]*[.C36]" office:value-type="float" office:value="11250" calcext:value-type="float">
            <text:p>11250</text:p>
          </table:table-cell>
          <table:table-cell table:formula="of:=[.$D36]*[$'AI Base Weights'.$E$20]" office:value-type="float" office:value="56250" calcext:value-type="float">
            <text:p>56250</text:p>
          </table:table-cell>
          <table:table-cell table:formula="of:=[.$D36]*[$'AI Base Weights'.$E$22]" office:value-type="float" office:value="112500" calcext:value-type="float">
            <text:p>112500</text:p>
          </table:table-cell>
          <table:table-cell table:formula="of:=[.$D36]*[$'AI Base Weights'.$E$18]" office:value-type="float" office:value="33750" calcext:value-type="float">
            <text:p>33750</text:p>
          </table:table-cell>
          <table:table-cell table:formula="of:=[.$D36]*([$'AI Base Weights'.$E$20]+[$'AI Base Weights'.$E$18])" office:value-type="float" office:value="90000" calcext:value-type="float">
            <text:p>9000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5]*[$'AI Base Weights'.$E$16]" office:value-type="float" office:value="10" calcext:value-type="float">
            <text:p>10</text:p>
          </table:table-cell>
          <table:table-cell table:formula="of:=[$'AI Base Weights'.$D$1]*[.C37]" office:value-type="float" office:value="7500" calcext:value-type="float">
            <text:p>7500</text:p>
          </table:table-cell>
          <table:table-cell table:formula="of:=[.$D37]*[$'AI Base Weights'.$E$20]" office:value-type="float" office:value="37500" calcext:value-type="float">
            <text:p>37500</text:p>
          </table:table-cell>
          <table:table-cell table:formula="of:=[.$D37]*[$'AI Base Weights'.$E$22]" office:value-type="float" office:value="75000" calcext:value-type="float">
            <text:p>75000</text:p>
          </table:table-cell>
          <table:table-cell table:formula="of:=[.$D37]*[$'AI Base Weights'.$E$18]" office:value-type="float" office:value="22500" calcext:value-type="float">
            <text:p>22500</text:p>
          </table:table-cell>
          <table:table-cell table:formula="of:=[.$D37]*([$'AI Base Weights'.$E$20]+[$'AI Base Weights'.$E$18])" office:value-type="float" office:value="60000" calcext:value-type="float">
            <text:p>600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6]*[$'AI Base Weights'.$E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E$20]" office:value-type="float" office:value="37.5" calcext:value-type="float">
            <text:p>37.5</text:p>
          </table:table-cell>
          <table:table-cell table:formula="of:=[.$D38]*[$'AI Base Weights'.$E$22]" office:value-type="float" office:value="75" calcext:value-type="float">
            <text:p>75</text:p>
          </table:table-cell>
          <table:table-cell table:formula="of:=[.$D38]*[$'AI Base Weights'.$E$18]" office:value-type="float" office:value="22.5" calcext:value-type="float">
            <text:p>22.5</text:p>
          </table:table-cell>
          <table:table-cell table:formula="of:=[.$D38]*([$'AI Base Weights'.$E$20]+[$'AI Base Weights'.$E$18])" office:value-type="float" office:value="60" calcext:value-type="float">
            <text:p>60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7]*[$'AI Base Weights'.$E$16]" office:value-type="float" office:value="1" calcext:value-type="float">
            <text:p>1</text:p>
          </table:table-cell>
          <table:table-cell table:formula="of:=[$'AI Base Weights'.$D$1]*[.C39]" office:value-type="float" office:value="750" calcext:value-type="float">
            <text:p>750</text:p>
          </table:table-cell>
          <table:table-cell table:formula="of:=[.$D39]*[$'AI Base Weights'.$E$20]" office:value-type="float" office:value="3750" calcext:value-type="float">
            <text:p>3750</text:p>
          </table:table-cell>
          <table:table-cell table:formula="of:=[.$D39]*[$'AI Base Weights'.$E$22]" office:value-type="float" office:value="7500" calcext:value-type="float">
            <text:p>7500</text:p>
          </table:table-cell>
          <table:table-cell table:formula="of:=[.$D39]*[$'AI Base Weights'.$E$18]" office:value-type="float" office:value="2250" calcext:value-type="float">
            <text:p>2250</text:p>
          </table:table-cell>
          <table:table-cell table:formula="of:=[.$D39]*([$'AI Base Weights'.$E$20]+[$'AI Base Weights'.$E$18])" office:value-type="float" office:value="6000" calcext:value-type="float">
            <text:p>60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8]*[$'AI Base Weights'.$E$16]" office:value-type="float" office:value="1.1" calcext:value-type="float">
            <text:p>1.1</text:p>
          </table:table-cell>
          <table:table-cell table:formula="of:=[$'AI Base Weights'.$D$1]*[.C40]" office:value-type="float" office:value="825" calcext:value-type="float">
            <text:p>825</text:p>
          </table:table-cell>
          <table:table-cell table:formula="of:=[.$D40]*[$'AI Base Weights'.$E$20]" office:value-type="float" office:value="4125" calcext:value-type="float">
            <text:p>4125</text:p>
          </table:table-cell>
          <table:table-cell table:formula="of:=[.$D40]*[$'AI Base Weights'.$E$22]" office:value-type="float" office:value="8250" calcext:value-type="float">
            <text:p>8250</text:p>
          </table:table-cell>
          <table:table-cell table:formula="of:=[.$D40]*[$'AI Base Weights'.$E$18]" office:value-type="float" office:value="2475" calcext:value-type="float">
            <text:p>2475</text:p>
          </table:table-cell>
          <table:table-cell table:formula="of:=[.$D40]*([$'AI Base Weights'.$E$20]+[$'AI Base Weights'.$E$18])" office:value-type="float" office:value="6600" calcext:value-type="float">
            <text:p>66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9]*[$'AI Base Weights'.$E$16]" office:value-type="float" office:value="0.9" calcext:value-type="float">
            <text:p>0.9</text:p>
          </table:table-cell>
          <table:table-cell table:formula="of:=[$'AI Base Weights'.$D$1]*[.C41]" office:value-type="float" office:value="675" calcext:value-type="float">
            <text:p>675</text:p>
          </table:table-cell>
          <table:table-cell table:formula="of:=[.$D41]*[$'AI Base Weights'.$E$20]" office:value-type="float" office:value="3375" calcext:value-type="float">
            <text:p>3375</text:p>
          </table:table-cell>
          <table:table-cell table:formula="of:=[.$D41]*[$'AI Base Weights'.$E$22]" office:value-type="float" office:value="6750" calcext:value-type="float">
            <text:p>6750</text:p>
          </table:table-cell>
          <table:table-cell table:formula="of:=[.$D41]*[$'AI Base Weights'.$E$18]" office:value-type="float" office:value="2025" calcext:value-type="float">
            <text:p>2025</text:p>
          </table:table-cell>
          <table:table-cell table:formula="of:=[.$D41]*([$'AI Base Weights'.$E$20]+[$'AI Base Weights'.$E$18])" office:value-type="float" office:value="5400" calcext:value-type="float">
            <text:p>5400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10]*[$'AI Base Weights'.$E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E$20]" office:value-type="float" office:value="37.5" calcext:value-type="float">
            <text:p>37.5</text:p>
          </table:table-cell>
          <table:table-cell table:formula="of:=[.$D42]*[$'AI Base Weights'.$E$22]" office:value-type="float" office:value="75" calcext:value-type="float">
            <text:p>75</text:p>
          </table:table-cell>
          <table:table-cell table:formula="of:=[.$D42]*[$'AI Base Weights'.$E$18]" office:value-type="float" office:value="22.5" calcext:value-type="float">
            <text:p>22.5</text:p>
          </table:table-cell>
          <table:table-cell table:formula="of:=[.$D42]*([$'AI Base Weights'.$E$20]+[$'AI Base Weights'.$E$18])" office:value-type="float" office:value="60" calcext:value-type="float">
            <text:p>60</text:p>
          </table:table-cell>
        </table:table-row>
      </table:table>
      <table:table table:name="Startech" table:style-name="ta1"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column table:style-name="co1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StarTech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3]*[$'AI Base Weights'.$F$12]" office:value-type="float" office:value="165" calcext:value-type="float">
            <text:p>165</text:p>
          </table:table-cell>
          <table:table-cell table:formula="of:=[$'AI Base Weights'.$D$1]*[.C3]" office:value-type="float" office:value="123750" calcext:value-type="float">
            <text:p>123750</text:p>
          </table:table-cell>
          <table:table-cell table:formula="of:=[.$D3]*[$'AI Base Weights'.$F$20]" office:value-type="float" office:value="1237500" calcext:value-type="float">
            <text:p>1237500</text:p>
          </table:table-cell>
          <table:table-cell table:formula="of:=[.$D3]*[$'AI Base Weights'.$F$22]" office:value-type="float" office:value="1856250" calcext:value-type="float">
            <text:p>1856250</text:p>
          </table:table-cell>
          <table:table-cell table:formula="of:=[.$D3]*[$'AI Base Weights'.$F$18]" office:value-type="float" office:value="618750" calcext:value-type="float">
            <text:p>618750</text:p>
          </table:table-cell>
          <table:table-cell table:formula="of:=[.$D3]*([$'AI Base Weights'.$F$20]+[$'AI Base Weights'.$F$18])" office:value-type="float" office:value="1856250" calcext:value-type="float">
            <text:p>185625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4]*[$'AI Base Weights'.$F$12]" office:value-type="float" office:value="82.5" calcext:value-type="float">
            <text:p>82.5</text:p>
          </table:table-cell>
          <table:table-cell table:formula="of:=[$'AI Base Weights'.$D$1]*[.C4]" office:value-type="float" office:value="61875" calcext:value-type="float">
            <text:p>61875</text:p>
          </table:table-cell>
          <table:table-cell table:formula="of:=[.$D4]*[$'AI Base Weights'.$F$20]" office:value-type="float" office:value="618750" calcext:value-type="float">
            <text:p>618750</text:p>
          </table:table-cell>
          <table:table-cell table:formula="of:=[.$D4]*[$'AI Base Weights'.$F$22]" office:value-type="float" office:value="928125" calcext:value-type="float">
            <text:p>928125</text:p>
          </table:table-cell>
          <table:table-cell table:formula="of:=[.$D4]*[$'AI Base Weights'.$F$18]" office:value-type="float" office:value="309375" calcext:value-type="float">
            <text:p>309375</text:p>
          </table:table-cell>
          <table:table-cell table:formula="of:=[.$D4]*([$'AI Base Weights'.$F$20]+[$'AI Base Weights'.$F$18])" office:value-type="float" office:value="928125" calcext:value-type="float">
            <text:p>928125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5]*[$'AI Base Weights'.$F$12]" office:value-type="float" office:value="33" calcext:value-type="float">
            <text:p>33</text:p>
          </table:table-cell>
          <table:table-cell table:formula="of:=[$'AI Base Weights'.$D$1]*[.C5]" office:value-type="float" office:value="24750" calcext:value-type="float">
            <text:p>24750</text:p>
          </table:table-cell>
          <table:table-cell table:formula="of:=[.$D5]*[$'AI Base Weights'.$F$20]" office:value-type="float" office:value="247500" calcext:value-type="float">
            <text:p>247500</text:p>
          </table:table-cell>
          <table:table-cell table:formula="of:=[.$D5]*[$'AI Base Weights'.$F$22]" office:value-type="float" office:value="371250" calcext:value-type="float">
            <text:p>371250</text:p>
          </table:table-cell>
          <table:table-cell table:formula="of:=[.$D5]*[$'AI Base Weights'.$F$18]" office:value-type="float" office:value="123750" calcext:value-type="float">
            <text:p>123750</text:p>
          </table:table-cell>
          <table:table-cell table:formula="of:=[.$D5]*([$'AI Base Weights'.$F$20]+[$'AI Base Weights'.$F$18])" office:value-type="float" office:value="371250" calcext:value-type="float">
            <text:p>37125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6]*[$'AI Base Weights'.$F$12]" office:value-type="float" office:value="0.165" calcext:value-type="float">
            <text:p>0.165</text:p>
          </table:table-cell>
          <table:table-cell table:formula="of:=[$'AI Base Weights'.$D$1]*[.C6]" office:value-type="float" office:value="123.75" calcext:value-type="float">
            <text:p>123.75</text:p>
          </table:table-cell>
          <table:table-cell table:formula="of:=[.$D6]*[$'AI Base Weights'.$F$20]" office:value-type="float" office:value="1237.5" calcext:value-type="float">
            <text:p>1237.5</text:p>
          </table:table-cell>
          <table:table-cell table:formula="of:=[.$D6]*[$'AI Base Weights'.$F$22]" office:value-type="float" office:value="1856.25" calcext:value-type="float">
            <text:p>1856.25</text:p>
          </table:table-cell>
          <table:table-cell table:formula="of:=[.$D6]*[$'AI Base Weights'.$F$18]" office:value-type="float" office:value="618.75" calcext:value-type="float">
            <text:p>618.75</text:p>
          </table:table-cell>
          <table:table-cell table:formula="of:=[.$D6]*([$'AI Base Weights'.$F$20]+[$'AI Base Weights'.$F$18])" office:value-type="float" office:value="1856.25" calcext:value-type="float">
            <text:p>1856.25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7]*[$'AI Base Weights'.$F$12]" office:value-type="float" office:value="6.6" calcext:value-type="float">
            <text:p>6.6</text:p>
          </table:table-cell>
          <table:table-cell table:formula="of:=[$'AI Base Weights'.$D$1]*[.C7]" office:value-type="float" office:value="4950" calcext:value-type="float">
            <text:p>4950</text:p>
          </table:table-cell>
          <table:table-cell table:formula="of:=[.$D7]*[$'AI Base Weights'.$F$20]" office:value-type="float" office:value="49500" calcext:value-type="float">
            <text:p>49500</text:p>
          </table:table-cell>
          <table:table-cell table:formula="of:=[.$D7]*[$'AI Base Weights'.$F$22]" office:value-type="float" office:value="74250" calcext:value-type="float">
            <text:p>74250</text:p>
          </table:table-cell>
          <table:table-cell table:formula="of:=[.$D7]*[$'AI Base Weights'.$F$18]" office:value-type="float" office:value="24750" calcext:value-type="float">
            <text:p>24750</text:p>
          </table:table-cell>
          <table:table-cell table:formula="of:=[.$D7]*([$'AI Base Weights'.$F$20]+[$'AI Base Weights'.$F$18])" office:value-type="float" office:value="74250" calcext:value-type="float">
            <text:p>7425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8]*[$'AI Base Weights'.$F$12]" office:value-type="float" office:value="6.6" calcext:value-type="float">
            <text:p>6.6</text:p>
          </table:table-cell>
          <table:table-cell table:formula="of:=[$'AI Base Weights'.$D$1]*[.C8]" office:value-type="float" office:value="4950" calcext:value-type="float">
            <text:p>4950</text:p>
          </table:table-cell>
          <table:table-cell table:formula="of:=[.$D8]*[$'AI Base Weights'.$F$20]" office:value-type="float" office:value="49500" calcext:value-type="float">
            <text:p>49500</text:p>
          </table:table-cell>
          <table:table-cell table:formula="of:=[.$D8]*[$'AI Base Weights'.$F$22]" office:value-type="float" office:value="74250" calcext:value-type="float">
            <text:p>74250</text:p>
          </table:table-cell>
          <table:table-cell table:formula="of:=[.$D8]*[$'AI Base Weights'.$F$18]" office:value-type="float" office:value="24750" calcext:value-type="float">
            <text:p>24750</text:p>
          </table:table-cell>
          <table:table-cell table:formula="of:=[.$D8]*([$'AI Base Weights'.$F$20]+[$'AI Base Weights'.$F$18])" office:value-type="float" office:value="74250" calcext:value-type="float">
            <text:p>7425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9]*[$'AI Base Weights'.$F$12]" office:value-type="float" office:value="4.95" calcext:value-type="float">
            <text:p>4.95</text:p>
          </table:table-cell>
          <table:table-cell table:formula="of:=[$'AI Base Weights'.$D$1]*[.C9]" office:value-type="float" office:value="3712.5" calcext:value-type="float">
            <text:p>3712.5</text:p>
          </table:table-cell>
          <table:table-cell table:formula="of:=[.$D9]*[$'AI Base Weights'.$F$20]" office:value-type="float" office:value="37125" calcext:value-type="float">
            <text:p>37125</text:p>
          </table:table-cell>
          <table:table-cell table:formula="of:=[.$D9]*[$'AI Base Weights'.$F$22]" office:value-type="float" office:value="55687.5" calcext:value-type="float">
            <text:p>55687.5</text:p>
          </table:table-cell>
          <table:table-cell table:formula="of:=[.$D9]*[$'AI Base Weights'.$F$18]" office:value-type="float" office:value="18562.5" calcext:value-type="float">
            <text:p>18562.5</text:p>
          </table:table-cell>
          <table:table-cell table:formula="of:=[.$D9]*([$'AI Base Weights'.$F$20]+[$'AI Base Weights'.$F$18])" office:value-type="float" office:value="55687.5" calcext:value-type="float">
            <text:p>55687.5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10]*[$'AI Base Weights'.$F$12]" office:value-type="float" office:value="1.65" calcext:value-type="float">
            <text:p>1.65</text:p>
          </table:table-cell>
          <table:table-cell table:formula="of:=[$'AI Base Weights'.$D$1]*[.C10]" office:value-type="float" office:value="1237.5" calcext:value-type="float">
            <text:p>1237.5</text:p>
          </table:table-cell>
          <table:table-cell table:formula="of:=[.$D10]*[$'AI Base Weights'.$F$20]" office:value-type="float" office:value="12375" calcext:value-type="float">
            <text:p>12375</text:p>
          </table:table-cell>
          <table:table-cell table:formula="of:=[.$D10]*[$'AI Base Weights'.$F$22]" office:value-type="float" office:value="18562.5" calcext:value-type="float">
            <text:p>18562.5</text:p>
          </table:table-cell>
          <table:table-cell table:formula="of:=[.$D10]*[$'AI Base Weights'.$F$18]" office:value-type="float" office:value="6187.5" calcext:value-type="float">
            <text:p>6187.5</text:p>
          </table:table-cell>
          <table:table-cell table:formula="of:=[.$D10]*([$'AI Base Weights'.$F$20]+[$'AI Base Weights'.$F$18])" office:value-type="float" office:value="18562.5" calcext:value-type="float">
            <text:p>18562.5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3]*[$'AI Base Weights'.$F$13]" office:value-type="float" office:value="20" calcext:value-type="float">
            <text:p>20</text:p>
          </table:table-cell>
          <table:table-cell table:formula="of:=[$'AI Base Weights'.$D$1]*[.C11]" office:value-type="float" office:value="15000" calcext:value-type="float">
            <text:p>15000</text:p>
          </table:table-cell>
          <table:table-cell table:formula="of:=[.$D11]*[$'AI Base Weights'.$F$20]" office:value-type="float" office:value="150000" calcext:value-type="float">
            <text:p>150000</text:p>
          </table:table-cell>
          <table:table-cell table:formula="of:=[.$D11]*[$'AI Base Weights'.$F$22]" office:value-type="float" office:value="225000" calcext:value-type="float">
            <text:p>225000</text:p>
          </table:table-cell>
          <table:table-cell table:formula="of:=[.$D11]*[$'AI Base Weights'.$F$18]" office:value-type="float" office:value="75000" calcext:value-type="float">
            <text:p>75000</text:p>
          </table:table-cell>
          <table:table-cell table:formula="of:=[.$D11]*([$'AI Base Weights'.$F$20]+[$'AI Base Weights'.$F$18])" office:value-type="float" office:value="225000" calcext:value-type="float">
            <text:p>225000</text:p>
          </table:table-cell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4]*[$'AI Base Weights'.$F$13]" office:value-type="float" office:value="10" calcext:value-type="float">
            <text:p>10</text:p>
          </table:table-cell>
          <table:table-cell table:formula="of:=[$'AI Base Weights'.$D$1]*[.C12]" office:value-type="float" office:value="7500" calcext:value-type="float">
            <text:p>7500</text:p>
          </table:table-cell>
          <table:table-cell table:formula="of:=[.$D12]*[$'AI Base Weights'.$F$20]" office:value-type="float" office:value="75000" calcext:value-type="float">
            <text:p>75000</text:p>
          </table:table-cell>
          <table:table-cell table:formula="of:=[.$D12]*[$'AI Base Weights'.$F$22]" office:value-type="float" office:value="112500" calcext:value-type="float">
            <text:p>112500</text:p>
          </table:table-cell>
          <table:table-cell table:formula="of:=[.$D12]*[$'AI Base Weights'.$F$18]" office:value-type="float" office:value="37500" calcext:value-type="float">
            <text:p>37500</text:p>
          </table:table-cell>
          <table:table-cell table:formula="of:=[.$D12]*([$'AI Base Weights'.$F$20]+[$'AI Base Weights'.$F$18])" office:value-type="float" office:value="112500" calcext:value-type="float">
            <text:p>112500</text:p>
          </table:table-cell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5]*[$'AI Base Weights'.$F$13]" office:value-type="float" office:value="4" calcext:value-type="float">
            <text:p>4</text:p>
          </table:table-cell>
          <table:table-cell table:formula="of:=[$'AI Base Weights'.$D$1]*[.C13]" office:value-type="float" office:value="3000" calcext:value-type="float">
            <text:p>3000</text:p>
          </table:table-cell>
          <table:table-cell table:formula="of:=[.$D13]*[$'AI Base Weights'.$F$20]" office:value-type="float" office:value="30000" calcext:value-type="float">
            <text:p>30000</text:p>
          </table:table-cell>
          <table:table-cell table:formula="of:=[.$D13]*[$'AI Base Weights'.$F$22]" office:value-type="float" office:value="45000" calcext:value-type="float">
            <text:p>45000</text:p>
          </table:table-cell>
          <table:table-cell table:formula="of:=[.$D13]*[$'AI Base Weights'.$F$18]" office:value-type="float" office:value="15000" calcext:value-type="float">
            <text:p>15000</text:p>
          </table:table-cell>
          <table:table-cell table:formula="of:=[.$D13]*([$'AI Base Weights'.$F$20]+[$'AI Base Weights'.$F$18])" office:value-type="float" office:value="45000" calcext:value-type="float">
            <text:p>45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6]*[$'AI Base Weights'.$F$13]" office:value-type="float" office:value="0.02" calcext:value-type="float">
            <text:p>0.02</text:p>
          </table:table-cell>
          <table:table-cell table:formula="of:=[$'AI Base Weights'.$D$1]*[.C14]" office:value-type="float" office:value="15" calcext:value-type="float">
            <text:p>15</text:p>
          </table:table-cell>
          <table:table-cell table:formula="of:=[.$D14]*[$'AI Base Weights'.$F$20]" office:value-type="float" office:value="150" calcext:value-type="float">
            <text:p>150</text:p>
          </table:table-cell>
          <table:table-cell table:formula="of:=[.$D14]*[$'AI Base Weights'.$F$22]" office:value-type="float" office:value="225" calcext:value-type="float">
            <text:p>225</text:p>
          </table:table-cell>
          <table:table-cell table:formula="of:=[.$D14]*[$'AI Base Weights'.$F$18]" office:value-type="float" office:value="75" calcext:value-type="float">
            <text:p>75</text:p>
          </table:table-cell>
          <table:table-cell table:formula="of:=[.$D14]*([$'AI Base Weights'.$F$20]+[$'AI Base Weights'.$F$18])" office:value-type="float" office:value="225" calcext:value-type="float">
            <text:p>225</text:p>
          </table:table-cell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7]*[$'AI Base Weights'.$F$13]" office:value-type="float" office:value="0.8" calcext:value-type="float">
            <text:p>0.8</text:p>
          </table:table-cell>
          <table:table-cell table:formula="of:=[$'AI Base Weights'.$D$1]*[.C15]" office:value-type="float" office:value="600" calcext:value-type="float">
            <text:p>600</text:p>
          </table:table-cell>
          <table:table-cell table:formula="of:=[.$D15]*[$'AI Base Weights'.$F$20]" office:value-type="float" office:value="6000" calcext:value-type="float">
            <text:p>6000</text:p>
          </table:table-cell>
          <table:table-cell table:formula="of:=[.$D15]*[$'AI Base Weights'.$F$22]" office:value-type="float" office:value="9000" calcext:value-type="float">
            <text:p>9000</text:p>
          </table:table-cell>
          <table:table-cell table:formula="of:=[.$D15]*[$'AI Base Weights'.$F$18]" office:value-type="float" office:value="3000" calcext:value-type="float">
            <text:p>3000</text:p>
          </table:table-cell>
          <table:table-cell table:formula="of:=[.$D15]*([$'AI Base Weights'.$F$20]+[$'AI Base Weights'.$F$18])" office:value-type="float" office:value="9000" calcext:value-type="float">
            <text:p>9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8]*[$'AI Base Weights'.$F$13]" office:value-type="float" office:value="0.8" calcext:value-type="float">
            <text:p>0.8</text:p>
          </table:table-cell>
          <table:table-cell table:formula="of:=[$'AI Base Weights'.$D$1]*[.C16]" office:value-type="float" office:value="600" calcext:value-type="float">
            <text:p>600</text:p>
          </table:table-cell>
          <table:table-cell table:formula="of:=[.$D16]*[$'AI Base Weights'.$F$20]" office:value-type="float" office:value="6000" calcext:value-type="float">
            <text:p>6000</text:p>
          </table:table-cell>
          <table:table-cell table:formula="of:=[.$D16]*[$'AI Base Weights'.$F$22]" office:value-type="float" office:value="9000" calcext:value-type="float">
            <text:p>9000</text:p>
          </table:table-cell>
          <table:table-cell table:formula="of:=[.$D16]*[$'AI Base Weights'.$F$18]" office:value-type="float" office:value="3000" calcext:value-type="float">
            <text:p>3000</text:p>
          </table:table-cell>
          <table:table-cell table:formula="of:=[.$D16]*([$'AI Base Weights'.$F$20]+[$'AI Base Weights'.$F$18])" office:value-type="float" office:value="9000" calcext:value-type="float">
            <text:p>9000</text:p>
          </table:table-cell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9]*[$'AI Base Weights'.$F$13]" office:value-type="float" office:value="0.6" calcext:value-type="float">
            <text:p>0.6</text:p>
          </table:table-cell>
          <table:table-cell table:formula="of:=[$'AI Base Weights'.$D$1]*[.C17]" office:value-type="float" office:value="450" calcext:value-type="float">
            <text:p>450</text:p>
          </table:table-cell>
          <table:table-cell table:formula="of:=[.$D17]*[$'AI Base Weights'.$F$20]" office:value-type="float" office:value="4500" calcext:value-type="float">
            <text:p>4500</text:p>
          </table:table-cell>
          <table:table-cell table:formula="of:=[.$D17]*[$'AI Base Weights'.$F$22]" office:value-type="float" office:value="6750" calcext:value-type="float">
            <text:p>6750</text:p>
          </table:table-cell>
          <table:table-cell table:formula="of:=[.$D17]*[$'AI Base Weights'.$F$18]" office:value-type="float" office:value="2250" calcext:value-type="float">
            <text:p>2250</text:p>
          </table:table-cell>
          <table:table-cell table:formula="of:=[.$D17]*([$'AI Base Weights'.$F$20]+[$'AI Base Weights'.$F$18])" office:value-type="float" office:value="6750" calcext:value-type="float">
            <text:p>675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10]*[$'AI Base Weights'.$F$13]" office:value-type="float" office:value="0.2" calcext:value-type="float">
            <text:p>0.2</text:p>
          </table:table-cell>
          <table:table-cell table:formula="of:=[$'AI Base Weights'.$D$1]*[.C18]" office:value-type="float" office:value="150" calcext:value-type="float">
            <text:p>150</text:p>
          </table:table-cell>
          <table:table-cell table:formula="of:=[.$D18]*[$'AI Base Weights'.$F$20]" office:value-type="float" office:value="1500" calcext:value-type="float">
            <text:p>1500</text:p>
          </table:table-cell>
          <table:table-cell table:formula="of:=[.$D18]*[$'AI Base Weights'.$F$22]" office:value-type="float" office:value="2250" calcext:value-type="float">
            <text:p>2250</text:p>
          </table:table-cell>
          <table:table-cell table:formula="of:=[.$D18]*[$'AI Base Weights'.$F$18]" office:value-type="float" office:value="750" calcext:value-type="float">
            <text:p>750</text:p>
          </table:table-cell>
          <table:table-cell table:formula="of:=[.$D18]*([$'AI Base Weights'.$F$20]+[$'AI Base Weights'.$F$18])" office:value-type="float" office:value="2250" calcext:value-type="float">
            <text:p>225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3]*[$'AI Base Weights'.$F$14]" office:value-type="float" office:value="5" calcext:value-type="float">
            <text:p>5</text:p>
          </table:table-cell>
          <table:table-cell table:formula="of:=[$'AI Base Weights'.$D$1]*[.C19]" office:value-type="float" office:value="3750" calcext:value-type="float">
            <text:p>3750</text:p>
          </table:table-cell>
          <table:table-cell table:formula="of:=[.$D19]*[$'AI Base Weights'.$F$20]" office:value-type="float" office:value="37500" calcext:value-type="float">
            <text:p>37500</text:p>
          </table:table-cell>
          <table:table-cell table:formula="of:=[.$D19]*[$'AI Base Weights'.$F$22]" office:value-type="float" office:value="56250" calcext:value-type="float">
            <text:p>56250</text:p>
          </table:table-cell>
          <table:table-cell table:formula="of:=[.$D19]*[$'AI Base Weights'.$F$18]" office:value-type="float" office:value="18750" calcext:value-type="float">
            <text:p>18750</text:p>
          </table:table-cell>
          <table:table-cell table:formula="of:=[.$D19]*([$'AI Base Weights'.$F$20]+[$'AI Base Weights'.$F$18])" office:value-type="float" office:value="56250" calcext:value-type="float">
            <text:p>5625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4]*[$'AI Base Weights'.$F$14]" office:value-type="float" office:value="2.5" calcext:value-type="float">
            <text:p>2.5</text:p>
          </table:table-cell>
          <table:table-cell table:formula="of:=[$'AI Base Weights'.$D$1]*[.C20]" office:value-type="float" office:value="1875" calcext:value-type="float">
            <text:p>1875</text:p>
          </table:table-cell>
          <table:table-cell table:formula="of:=[.$D20]*[$'AI Base Weights'.$F$20]" office:value-type="float" office:value="18750" calcext:value-type="float">
            <text:p>18750</text:p>
          </table:table-cell>
          <table:table-cell table:formula="of:=[.$D20]*[$'AI Base Weights'.$F$22]" office:value-type="float" office:value="28125" calcext:value-type="float">
            <text:p>28125</text:p>
          </table:table-cell>
          <table:table-cell table:formula="of:=[.$D20]*[$'AI Base Weights'.$F$18]" office:value-type="float" office:value="9375" calcext:value-type="float">
            <text:p>9375</text:p>
          </table:table-cell>
          <table:table-cell table:formula="of:=[.$D20]*([$'AI Base Weights'.$F$20]+[$'AI Base Weights'.$F$18])" office:value-type="float" office:value="28125" calcext:value-type="float">
            <text:p>28125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5]*[$'AI Base Weights'.$F$14]" office:value-type="float" office:value="1" calcext:value-type="float">
            <text:p>1</text:p>
          </table:table-cell>
          <table:table-cell table:formula="of:=[$'AI Base Weights'.$D$1]*[.C21]" office:value-type="float" office:value="750" calcext:value-type="float">
            <text:p>750</text:p>
          </table:table-cell>
          <table:table-cell table:formula="of:=[.$D21]*[$'AI Base Weights'.$F$20]" office:value-type="float" office:value="7500" calcext:value-type="float">
            <text:p>7500</text:p>
          </table:table-cell>
          <table:table-cell table:formula="of:=[.$D21]*[$'AI Base Weights'.$F$22]" office:value-type="float" office:value="11250" calcext:value-type="float">
            <text:p>11250</text:p>
          </table:table-cell>
          <table:table-cell table:formula="of:=[.$D21]*[$'AI Base Weights'.$F$18]" office:value-type="float" office:value="3750" calcext:value-type="float">
            <text:p>3750</text:p>
          </table:table-cell>
          <table:table-cell table:formula="of:=[.$D21]*([$'AI Base Weights'.$F$20]+[$'AI Base Weights'.$F$18])" office:value-type="float" office:value="11250" calcext:value-type="float">
            <text:p>1125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6]*[$'AI Base Weights'.$F$14]" office:value-type="float" office:value="0.005" calcext:value-type="float">
            <text:p>0.005</text:p>
          </table:table-cell>
          <table:table-cell table:formula="of:=[$'AI Base Weights'.$D$1]*[.C22]" office:value-type="float" office:value="3.75" calcext:value-type="float">
            <text:p>3.75</text:p>
          </table:table-cell>
          <table:table-cell table:formula="of:=[.$D22]*[$'AI Base Weights'.$F$20]" office:value-type="float" office:value="37.5" calcext:value-type="float">
            <text:p>37.5</text:p>
          </table:table-cell>
          <table:table-cell table:formula="of:=[.$D22]*[$'AI Base Weights'.$F$22]" office:value-type="float" office:value="56.25" calcext:value-type="float">
            <text:p>56.25</text:p>
          </table:table-cell>
          <table:table-cell table:formula="of:=[.$D22]*[$'AI Base Weights'.$F$18]" office:value-type="float" office:value="18.75" calcext:value-type="float">
            <text:p>18.75</text:p>
          </table:table-cell>
          <table:table-cell table:formula="of:=[.$D22]*([$'AI Base Weights'.$F$20]+[$'AI Base Weights'.$F$18])" office:value-type="float" office:value="56.25" calcext:value-type="float">
            <text:p>56.25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7]*[$'AI Base Weights'.$F$14]" office:value-type="float" office:value="0.2" calcext:value-type="float">
            <text:p>0.2</text:p>
          </table:table-cell>
          <table:table-cell table:formula="of:=[$'AI Base Weights'.$D$1]*[.C23]" office:value-type="float" office:value="150" calcext:value-type="float">
            <text:p>150</text:p>
          </table:table-cell>
          <table:table-cell table:formula="of:=[.$D23]*[$'AI Base Weights'.$F$20]" office:value-type="float" office:value="1500" calcext:value-type="float">
            <text:p>1500</text:p>
          </table:table-cell>
          <table:table-cell table:formula="of:=[.$D23]*[$'AI Base Weights'.$F$22]" office:value-type="float" office:value="2250" calcext:value-type="float">
            <text:p>2250</text:p>
          </table:table-cell>
          <table:table-cell table:formula="of:=[.$D23]*[$'AI Base Weights'.$F$18]" office:value-type="float" office:value="750" calcext:value-type="float">
            <text:p>750</text:p>
          </table:table-cell>
          <table:table-cell table:formula="of:=[.$D23]*([$'AI Base Weights'.$F$20]+[$'AI Base Weights'.$F$18])" office:value-type="float" office:value="2250" calcext:value-type="float">
            <text:p>225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8]*[$'AI Base Weights'.$F$14]" office:value-type="float" office:value="0.2" calcext:value-type="float">
            <text:p>0.2</text:p>
          </table:table-cell>
          <table:table-cell table:formula="of:=[$'AI Base Weights'.$D$1]*[.C24]" office:value-type="float" office:value="150" calcext:value-type="float">
            <text:p>150</text:p>
          </table:table-cell>
          <table:table-cell table:formula="of:=[.$D24]*[$'AI Base Weights'.$F$20]" office:value-type="float" office:value="1500" calcext:value-type="float">
            <text:p>1500</text:p>
          </table:table-cell>
          <table:table-cell table:formula="of:=[.$D24]*[$'AI Base Weights'.$F$22]" office:value-type="float" office:value="2250" calcext:value-type="float">
            <text:p>2250</text:p>
          </table:table-cell>
          <table:table-cell table:formula="of:=[.$D24]*[$'AI Base Weights'.$F$18]" office:value-type="float" office:value="750" calcext:value-type="float">
            <text:p>750</text:p>
          </table:table-cell>
          <table:table-cell table:formula="of:=[.$D24]*([$'AI Base Weights'.$F$20]+[$'AI Base Weights'.$F$18])" office:value-type="float" office:value="2250" calcext:value-type="float">
            <text:p>225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9]*[$'AI Base Weights'.$F$14]" office:value-type="float" office:value="0.15" calcext:value-type="float">
            <text:p>0.15</text:p>
          </table:table-cell>
          <table:table-cell table:formula="of:=[$'AI Base Weights'.$D$1]*[.C25]" office:value-type="float" office:value="112.5" calcext:value-type="float">
            <text:p>112.5</text:p>
          </table:table-cell>
          <table:table-cell table:formula="of:=[.$D25]*[$'AI Base Weights'.$F$20]" office:value-type="float" office:value="1125" calcext:value-type="float">
            <text:p>1125</text:p>
          </table:table-cell>
          <table:table-cell table:formula="of:=[.$D25]*[$'AI Base Weights'.$F$22]" office:value-type="float" office:value="1687.5" calcext:value-type="float">
            <text:p>1687.5</text:p>
          </table:table-cell>
          <table:table-cell table:formula="of:=[.$D25]*[$'AI Base Weights'.$F$18]" office:value-type="float" office:value="562.5" calcext:value-type="float">
            <text:p>562.5</text:p>
          </table:table-cell>
          <table:table-cell table:formula="of:=[.$D25]*([$'AI Base Weights'.$F$20]+[$'AI Base Weights'.$F$18])" office:value-type="float" office:value="1687.5" calcext:value-type="float">
            <text:p>1687.5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10]*[$'AI Base Weights'.$F$14]" office:value-type="float" office:value="0.05" calcext:value-type="float">
            <text:p>0.05</text:p>
          </table:table-cell>
          <table:table-cell table:formula="of:=[$'AI Base Weights'.$D$1]*[.C26]" office:value-type="float" office:value="37.5" calcext:value-type="float">
            <text:p>37.5</text:p>
          </table:table-cell>
          <table:table-cell table:formula="of:=[.$D26]*[$'AI Base Weights'.$F$20]" office:value-type="float" office:value="375" calcext:value-type="float">
            <text:p>375</text:p>
          </table:table-cell>
          <table:table-cell table:formula="of:=[.$D26]*[$'AI Base Weights'.$F$22]" office:value-type="float" office:value="562.5" calcext:value-type="float">
            <text:p>562.5</text:p>
          </table:table-cell>
          <table:table-cell table:formula="of:=[.$D26]*[$'AI Base Weights'.$F$18]" office:value-type="float" office:value="187.5" calcext:value-type="float">
            <text:p>187.5</text:p>
          </table:table-cell>
          <table:table-cell table:formula="of:=[.$D26]*([$'AI Base Weights'.$F$20]+[$'AI Base Weights'.$F$18])" office:value-type="float" office:value="562.5" calcext:value-type="float">
            <text:p>562.5</text:p>
          </table:table-cell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3]*[$'AI Base Weights'.$F$15]" office:value-type="float" office:value="500" calcext:value-type="float">
            <text:p>500</text:p>
          </table:table-cell>
          <table:table-cell table:formula="of:=[$'AI Base Weights'.$D$1]*[.C27]" office:value-type="float" office:value="375000" calcext:value-type="float">
            <text:p>375000</text:p>
          </table:table-cell>
          <table:table-cell table:formula="of:=[.$D27]*[$'AI Base Weights'.$F$20]" office:value-type="float" office:value="3750000" calcext:value-type="float">
            <text:p>3750000</text:p>
          </table:table-cell>
          <table:table-cell table:formula="of:=[.$D27]*[$'AI Base Weights'.$F$22]" office:value-type="float" office:value="5625000" calcext:value-type="float">
            <text:p>5625000</text:p>
          </table:table-cell>
          <table:table-cell table:formula="of:=[.$D27]*[$'AI Base Weights'.$F$18]" office:value-type="float" office:value="1875000" calcext:value-type="float">
            <text:p>1875000</text:p>
          </table:table-cell>
          <table:table-cell table:formula="of:=[.$D27]*([$'AI Base Weights'.$F$20]+[$'AI Base Weights'.$F$18])" office:value-type="float" office:value="5625000" calcext:value-type="float">
            <text:p>5625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4]*[$'AI Base Weights'.$F$15]" office:value-type="float" office:value="250" calcext:value-type="float">
            <text:p>250</text:p>
          </table:table-cell>
          <table:table-cell table:formula="of:=[$'AI Base Weights'.$D$1]*[.C28]" office:value-type="float" office:value="187500" calcext:value-type="float">
            <text:p>187500</text:p>
          </table:table-cell>
          <table:table-cell table:formula="of:=[.$D28]*[$'AI Base Weights'.$F$20]" office:value-type="float" office:value="1875000" calcext:value-type="float">
            <text:p>1875000</text:p>
          </table:table-cell>
          <table:table-cell table:formula="of:=[.$D28]*[$'AI Base Weights'.$F$22]" office:value-type="float" office:value="2812500" calcext:value-type="float">
            <text:p>2812500</text:p>
          </table:table-cell>
          <table:table-cell table:formula="of:=[.$D28]*[$'AI Base Weights'.$F$18]" office:value-type="float" office:value="937500" calcext:value-type="float">
            <text:p>937500</text:p>
          </table:table-cell>
          <table:table-cell table:formula="of:=[.$D28]*([$'AI Base Weights'.$F$20]+[$'AI Base Weights'.$F$18])" office:value-type="float" office:value="2812500" calcext:value-type="float">
            <text:p>28125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5]*[$'AI Base Weights'.$F$15]" office:value-type="float" office:value="100" calcext:value-type="float">
            <text:p>100</text:p>
          </table:table-cell>
          <table:table-cell table:formula="of:=[$'AI Base Weights'.$D$1]*[.C29]" office:value-type="float" office:value="75000" calcext:value-type="float">
            <text:p>75000</text:p>
          </table:table-cell>
          <table:table-cell table:formula="of:=[.$D29]*[$'AI Base Weights'.$F$20]" office:value-type="float" office:value="750000" calcext:value-type="float">
            <text:p>750000</text:p>
          </table:table-cell>
          <table:table-cell table:formula="of:=[.$D29]*[$'AI Base Weights'.$F$22]" office:value-type="float" office:value="1125000" calcext:value-type="float">
            <text:p>1125000</text:p>
          </table:table-cell>
          <table:table-cell table:formula="of:=[.$D29]*[$'AI Base Weights'.$F$18]" office:value-type="float" office:value="375000" calcext:value-type="float">
            <text:p>375000</text:p>
          </table:table-cell>
          <table:table-cell table:formula="of:=[.$D29]*([$'AI Base Weights'.$F$20]+[$'AI Base Weights'.$F$18])" office:value-type="float" office:value="1125000" calcext:value-type="float">
            <text:p>1125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6]*[$'AI Base Weights'.$F$15]" office:value-type="float" office:value="0.5" calcext:value-type="float">
            <text:p>0.5</text:p>
          </table:table-cell>
          <table:table-cell table:formula="of:=[$'AI Base Weights'.$D$1]*[.C30]" office:value-type="float" office:value="375" calcext:value-type="float">
            <text:p>375</text:p>
          </table:table-cell>
          <table:table-cell table:formula="of:=[.$D30]*[$'AI Base Weights'.$F$20]" office:value-type="float" office:value="3750" calcext:value-type="float">
            <text:p>3750</text:p>
          </table:table-cell>
          <table:table-cell table:formula="of:=[.$D30]*[$'AI Base Weights'.$F$22]" office:value-type="float" office:value="5625" calcext:value-type="float">
            <text:p>5625</text:p>
          </table:table-cell>
          <table:table-cell table:formula="of:=[.$D30]*[$'AI Base Weights'.$F$18]" office:value-type="float" office:value="1875" calcext:value-type="float">
            <text:p>1875</text:p>
          </table:table-cell>
          <table:table-cell table:formula="of:=[.$D30]*([$'AI Base Weights'.$F$20]+[$'AI Base Weights'.$F$18])" office:value-type="float" office:value="5625" calcext:value-type="float">
            <text:p>5625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7]*[$'AI Base Weights'.$F$15]" office:value-type="float" office:value="20" calcext:value-type="float">
            <text:p>20</text:p>
          </table:table-cell>
          <table:table-cell table:formula="of:=[$'AI Base Weights'.$D$1]*[.C31]" office:value-type="float" office:value="15000" calcext:value-type="float">
            <text:p>15000</text:p>
          </table:table-cell>
          <table:table-cell table:formula="of:=[.$D31]*[$'AI Base Weights'.$F$20]" office:value-type="float" office:value="150000" calcext:value-type="float">
            <text:p>150000</text:p>
          </table:table-cell>
          <table:table-cell table:formula="of:=[.$D31]*[$'AI Base Weights'.$F$22]" office:value-type="float" office:value="225000" calcext:value-type="float">
            <text:p>225000</text:p>
          </table:table-cell>
          <table:table-cell table:formula="of:=[.$D31]*[$'AI Base Weights'.$F$18]" office:value-type="float" office:value="75000" calcext:value-type="float">
            <text:p>75000</text:p>
          </table:table-cell>
          <table:table-cell table:formula="of:=[.$D31]*([$'AI Base Weights'.$F$20]+[$'AI Base Weights'.$F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8]*[$'AI Base Weights'.$F$15]" office:value-type="float" office:value="20" calcext:value-type="float">
            <text:p>20</text:p>
          </table:table-cell>
          <table:table-cell table:formula="of:=[$'AI Base Weights'.$D$1]*[.C32]" office:value-type="float" office:value="15000" calcext:value-type="float">
            <text:p>15000</text:p>
          </table:table-cell>
          <table:table-cell table:formula="of:=[.$D32]*[$'AI Base Weights'.$F$20]" office:value-type="float" office:value="150000" calcext:value-type="float">
            <text:p>150000</text:p>
          </table:table-cell>
          <table:table-cell table:formula="of:=[.$D32]*[$'AI Base Weights'.$F$22]" office:value-type="float" office:value="225000" calcext:value-type="float">
            <text:p>225000</text:p>
          </table:table-cell>
          <table:table-cell table:formula="of:=[.$D32]*[$'AI Base Weights'.$F$18]" office:value-type="float" office:value="75000" calcext:value-type="float">
            <text:p>75000</text:p>
          </table:table-cell>
          <table:table-cell table:formula="of:=[.$D32]*([$'AI Base Weights'.$F$20]+[$'AI Base Weights'.$F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9]*[$'AI Base Weights'.$F$15]" office:value-type="float" office:value="15" calcext:value-type="float">
            <text:p>15</text:p>
          </table:table-cell>
          <table:table-cell table:formula="of:=[$'AI Base Weights'.$D$1]*[.C33]" office:value-type="float" office:value="11250" calcext:value-type="float">
            <text:p>11250</text:p>
          </table:table-cell>
          <table:table-cell table:formula="of:=[.$D33]*[$'AI Base Weights'.$F$20]" office:value-type="float" office:value="112500" calcext:value-type="float">
            <text:p>112500</text:p>
          </table:table-cell>
          <table:table-cell table:formula="of:=[.$D33]*[$'AI Base Weights'.$F$22]" office:value-type="float" office:value="168750" calcext:value-type="float">
            <text:p>168750</text:p>
          </table:table-cell>
          <table:table-cell table:formula="of:=[.$D33]*[$'AI Base Weights'.$F$18]" office:value-type="float" office:value="56250" calcext:value-type="float">
            <text:p>56250</text:p>
          </table:table-cell>
          <table:table-cell table:formula="of:=[.$D33]*([$'AI Base Weights'.$F$20]+[$'AI Base Weights'.$F$18])" office:value-type="float" office:value="168750" calcext:value-type="float">
            <text:p>16875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10]*[$'AI Base Weights'.$F$15]" office:value-type="float" office:value="5" calcext:value-type="float">
            <text:p>5</text:p>
          </table:table-cell>
          <table:table-cell table:formula="of:=[$'AI Base Weights'.$D$1]*[.C34]" office:value-type="float" office:value="3750" calcext:value-type="float">
            <text:p>3750</text:p>
          </table:table-cell>
          <table:table-cell table:formula="of:=[.$D34]*[$'AI Base Weights'.$F$20]" office:value-type="float" office:value="37500" calcext:value-type="float">
            <text:p>37500</text:p>
          </table:table-cell>
          <table:table-cell table:formula="of:=[.$D34]*[$'AI Base Weights'.$F$22]" office:value-type="float" office:value="56250" calcext:value-type="float">
            <text:p>56250</text:p>
          </table:table-cell>
          <table:table-cell table:formula="of:=[.$D34]*[$'AI Base Weights'.$F$18]" office:value-type="float" office:value="18750" calcext:value-type="float">
            <text:p>18750</text:p>
          </table:table-cell>
          <table:table-cell table:formula="of:=[.$D34]*([$'AI Base Weights'.$F$20]+[$'AI Base Weights'.$F$18])" office:value-type="float" office:value="56250" calcext:value-type="float">
            <text:p>5625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3]*[$'AI Base Weights'.$F$16]" office:value-type="float" office:value="10" calcext:value-type="float">
            <text:p>10</text:p>
          </table:table-cell>
          <table:table-cell table:formula="of:=[$'AI Base Weights'.$D$1]*[.C35]" office:value-type="float" office:value="7500" calcext:value-type="float">
            <text:p>7500</text:p>
          </table:table-cell>
          <table:table-cell table:formula="of:=[.$D35]*[$'AI Base Weights'.$F$20]" office:value-type="float" office:value="75000" calcext:value-type="float">
            <text:p>75000</text:p>
          </table:table-cell>
          <table:table-cell table:formula="of:=[.$D35]*[$'AI Base Weights'.$F$22]" office:value-type="float" office:value="112500" calcext:value-type="float">
            <text:p>112500</text:p>
          </table:table-cell>
          <table:table-cell table:formula="of:=[.$D35]*[$'AI Base Weights'.$F$18]" office:value-type="float" office:value="37500" calcext:value-type="float">
            <text:p>37500</text:p>
          </table:table-cell>
          <table:table-cell table:formula="of:=[.$D35]*([$'AI Base Weights'.$F$20]+[$'AI Base Weights'.$F$18])" office:value-type="float" office:value="112500" calcext:value-type="float">
            <text:p>1125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4]*[$'AI Base Weights'.$F$16]" office:value-type="float" office:value="5" calcext:value-type="float">
            <text:p>5</text:p>
          </table:table-cell>
          <table:table-cell table:formula="of:=[$'AI Base Weights'.$D$1]*[.C36]" office:value-type="float" office:value="3750" calcext:value-type="float">
            <text:p>3750</text:p>
          </table:table-cell>
          <table:table-cell table:formula="of:=[.$D36]*[$'AI Base Weights'.$F$20]" office:value-type="float" office:value="37500" calcext:value-type="float">
            <text:p>37500</text:p>
          </table:table-cell>
          <table:table-cell table:formula="of:=[.$D36]*[$'AI Base Weights'.$F$22]" office:value-type="float" office:value="56250" calcext:value-type="float">
            <text:p>56250</text:p>
          </table:table-cell>
          <table:table-cell table:formula="of:=[.$D36]*[$'AI Base Weights'.$F$18]" office:value-type="float" office:value="18750" calcext:value-type="float">
            <text:p>18750</text:p>
          </table:table-cell>
          <table:table-cell table:formula="of:=[.$D36]*([$'AI Base Weights'.$F$20]+[$'AI Base Weights'.$F$18])" office:value-type="float" office:value="56250" calcext:value-type="float">
            <text:p>5625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5]*[$'AI Base Weights'.$F$16]" office:value-type="float" office:value="2" calcext:value-type="float">
            <text:p>2</text:p>
          </table:table-cell>
          <table:table-cell table:formula="of:=[$'AI Base Weights'.$D$1]*[.C37]" office:value-type="float" office:value="1500" calcext:value-type="float">
            <text:p>1500</text:p>
          </table:table-cell>
          <table:table-cell table:formula="of:=[.$D37]*[$'AI Base Weights'.$F$20]" office:value-type="float" office:value="15000" calcext:value-type="float">
            <text:p>15000</text:p>
          </table:table-cell>
          <table:table-cell table:formula="of:=[.$D37]*[$'AI Base Weights'.$F$22]" office:value-type="float" office:value="22500" calcext:value-type="float">
            <text:p>22500</text:p>
          </table:table-cell>
          <table:table-cell table:formula="of:=[.$D37]*[$'AI Base Weights'.$F$18]" office:value-type="float" office:value="7500" calcext:value-type="float">
            <text:p>7500</text:p>
          </table:table-cell>
          <table:table-cell table:formula="of:=[.$D37]*([$'AI Base Weights'.$F$20]+[$'AI Base Weights'.$F$18])" office:value-type="float" office:value="22500" calcext:value-type="float">
            <text:p>225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6]*[$'AI Base Weights'.$F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F$20]" office:value-type="float" office:value="75" calcext:value-type="float">
            <text:p>75</text:p>
          </table:table-cell>
          <table:table-cell table:formula="of:=[.$D38]*[$'AI Base Weights'.$F$22]" office:value-type="float" office:value="112.5" calcext:value-type="float">
            <text:p>112.5</text:p>
          </table:table-cell>
          <table:table-cell table:formula="of:=[.$D38]*[$'AI Base Weights'.$F$18]" office:value-type="float" office:value="37.5" calcext:value-type="float">
            <text:p>37.5</text:p>
          </table:table-cell>
          <table:table-cell table:formula="of:=[.$D38]*([$'AI Base Weights'.$F$20]+[$'AI Base Weights'.$F$18])" office:value-type="float" office:value="112.5" calcext:value-type="float">
            <text:p>112.5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7]*[$'AI Base Weights'.$F$16]" office:value-type="float" office:value="0.4" calcext:value-type="float">
            <text:p>0.4</text:p>
          </table:table-cell>
          <table:table-cell table:formula="of:=[$'AI Base Weights'.$D$1]*[.C39]" office:value-type="float" office:value="300" calcext:value-type="float">
            <text:p>300</text:p>
          </table:table-cell>
          <table:table-cell table:formula="of:=[.$D39]*[$'AI Base Weights'.$F$20]" office:value-type="float" office:value="3000" calcext:value-type="float">
            <text:p>3000</text:p>
          </table:table-cell>
          <table:table-cell table:formula="of:=[.$D39]*[$'AI Base Weights'.$F$22]" office:value-type="float" office:value="4500" calcext:value-type="float">
            <text:p>4500</text:p>
          </table:table-cell>
          <table:table-cell table:formula="of:=[.$D39]*[$'AI Base Weights'.$F$18]" office:value-type="float" office:value="1500" calcext:value-type="float">
            <text:p>1500</text:p>
          </table:table-cell>
          <table:table-cell table:formula="of:=[.$D39]*([$'AI Base Weights'.$F$20]+[$'AI Base Weights'.$F$18])" office:value-type="float" office:value="4500" calcext:value-type="float">
            <text:p>45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8]*[$'AI Base Weights'.$F$16]" office:value-type="float" office:value="0.4" calcext:value-type="float">
            <text:p>0.4</text:p>
          </table:table-cell>
          <table:table-cell table:formula="of:=[$'AI Base Weights'.$D$1]*[.C40]" office:value-type="float" office:value="300" calcext:value-type="float">
            <text:p>300</text:p>
          </table:table-cell>
          <table:table-cell table:formula="of:=[.$D40]*[$'AI Base Weights'.$F$20]" office:value-type="float" office:value="3000" calcext:value-type="float">
            <text:p>3000</text:p>
          </table:table-cell>
          <table:table-cell table:formula="of:=[.$D40]*[$'AI Base Weights'.$F$22]" office:value-type="float" office:value="4500" calcext:value-type="float">
            <text:p>4500</text:p>
          </table:table-cell>
          <table:table-cell table:formula="of:=[.$D40]*[$'AI Base Weights'.$F$18]" office:value-type="float" office:value="1500" calcext:value-type="float">
            <text:p>1500</text:p>
          </table:table-cell>
          <table:table-cell table:formula="of:=[.$D40]*([$'AI Base Weights'.$F$20]+[$'AI Base Weights'.$F$18])" office:value-type="float" office:value="4500" calcext:value-type="float">
            <text:p>45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9]*[$'AI Base Weights'.$F$16]" office:value-type="float" office:value="0.3" calcext:value-type="float">
            <text:p>0.3</text:p>
          </table:table-cell>
          <table:table-cell table:formula="of:=[$'AI Base Weights'.$D$1]*[.C41]" office:value-type="float" office:value="225" calcext:value-type="float">
            <text:p>225</text:p>
          </table:table-cell>
          <table:table-cell table:formula="of:=[.$D41]*[$'AI Base Weights'.$F$20]" office:value-type="float" office:value="2250" calcext:value-type="float">
            <text:p>2250</text:p>
          </table:table-cell>
          <table:table-cell table:formula="of:=[.$D41]*[$'AI Base Weights'.$F$22]" office:value-type="float" office:value="3375" calcext:value-type="float">
            <text:p>3375</text:p>
          </table:table-cell>
          <table:table-cell table:formula="of:=[.$D41]*[$'AI Base Weights'.$F$18]" office:value-type="float" office:value="1125" calcext:value-type="float">
            <text:p>1125</text:p>
          </table:table-cell>
          <table:table-cell table:formula="of:=[.$D41]*([$'AI Base Weights'.$F$20]+[$'AI Base Weights'.$F$18])" office:value-type="float" office:value="3375" calcext:value-type="float">
            <text:p>3375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10]*[$'AI Base Weights'.$F$16]" office:value-type="float" office:value="0.1" calcext:value-type="float">
            <text:p>0.1</text:p>
          </table:table-cell>
          <table:table-cell table:formula="of:=[$'AI Base Weights'.$D$1]*[.C42]" office:value-type="float" office:value="75" calcext:value-type="float">
            <text:p>75</text:p>
          </table:table-cell>
          <table:table-cell table:formula="of:=[.$D42]*[$'AI Base Weights'.$F$20]" office:value-type="float" office:value="750" calcext:value-type="float">
            <text:p>750</text:p>
          </table:table-cell>
          <table:table-cell table:formula="of:=[.$D42]*[$'AI Base Weights'.$F$22]" office:value-type="float" office:value="1125" calcext:value-type="float">
            <text:p>1125</text:p>
          </table:table-cell>
          <table:table-cell table:formula="of:=[.$D42]*[$'AI Base Weights'.$F$18]" office:value-type="float" office:value="375" calcext:value-type="float">
            <text:p>375</text:p>
          </table:table-cell>
          <table:table-cell table:formula="of:=[.$D42]*([$'AI Base Weights'.$F$20]+[$'AI Base Weights'.$F$18])" office:value-type="float" office:value="1125" calcext:value-type="float">
            <text:p>1125</text:p>
          </table:table-cell>
        </table:table-row>
      </table:table>
      <table:table table:name="ProactiveAI" table:style-name="ta1"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activeAI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3]*[$'AI Base Weights'.$G$12]" office:value-type="float" office:value="7.5" calcext:value-type="float">
            <text:p>7.5</text:p>
          </table:table-cell>
          <table:table-cell table:formula="of:=[$'AI Base Weights'.$D$1]*[.C3]" office:value-type="float" office:value="5625" calcext:value-type="float">
            <text:p>5625</text:p>
          </table:table-cell>
          <table:table-cell table:formula="of:=[.$D3]*[$'AI Base Weights'.$G$20]" office:value-type="float" office:value="56250" calcext:value-type="float">
            <text:p>56250</text:p>
          </table:table-cell>
          <table:table-cell table:formula="of:=[.$D3]*[$'AI Base Weights'.$G$22]" office:value-type="float" office:value="16875" calcext:value-type="float">
            <text:p>16875</text:p>
          </table:table-cell>
          <table:table-cell table:formula="of:=[.$D3]*[$'AI Base Weights'.$G$18]" office:value-type="float" office:value="11250" calcext:value-type="float">
            <text:p>11250</text:p>
          </table:table-cell>
          <table:table-cell table:formula="of:=[.$D3]*([$'AI Base Weights'.$G$20]+[$'AI Base Weights'.$G$18])" office:value-type="float" office:value="67500" calcext:value-type="float">
            <text:p>6750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4]*[$'AI Base Weights'.$G$12]" office:value-type="float" office:value="22.5" calcext:value-type="float">
            <text:p>22.5</text:p>
          </table:table-cell>
          <table:table-cell table:formula="of:=[$'AI Base Weights'.$D$1]*[.C4]" office:value-type="float" office:value="16875" calcext:value-type="float">
            <text:p>16875</text:p>
          </table:table-cell>
          <table:table-cell table:formula="of:=[.$D4]*[$'AI Base Weights'.$G$20]" office:value-type="float" office:value="168750" calcext:value-type="float">
            <text:p>168750</text:p>
          </table:table-cell>
          <table:table-cell table:formula="of:=[.$D4]*[$'AI Base Weights'.$G$22]" office:value-type="float" office:value="50625" calcext:value-type="float">
            <text:p>50625</text:p>
          </table:table-cell>
          <table:table-cell table:formula="of:=[.$D4]*[$'AI Base Weights'.$G$18]" office:value-type="float" office:value="33750" calcext:value-type="float">
            <text:p>33750</text:p>
          </table:table-cell>
          <table:table-cell table:formula="of:=[.$D4]*([$'AI Base Weights'.$G$20]+[$'AI Base Weights'.$G$18])" office:value-type="float" office:value="202500" calcext:value-type="float">
            <text:p>202500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5]*[$'AI Base Weights'.$G$12]" office:value-type="float" office:value="15" calcext:value-type="float">
            <text:p>15</text:p>
          </table:table-cell>
          <table:table-cell table:formula="of:=[$'AI Base Weights'.$D$1]*[.C5]" office:value-type="float" office:value="11250" calcext:value-type="float">
            <text:p>11250</text:p>
          </table:table-cell>
          <table:table-cell table:formula="of:=[.$D5]*[$'AI Base Weights'.$G$20]" office:value-type="float" office:value="112500" calcext:value-type="float">
            <text:p>112500</text:p>
          </table:table-cell>
          <table:table-cell table:formula="of:=[.$D5]*[$'AI Base Weights'.$G$22]" office:value-type="float" office:value="33750" calcext:value-type="float">
            <text:p>33750</text:p>
          </table:table-cell>
          <table:table-cell table:formula="of:=[.$D5]*[$'AI Base Weights'.$G$18]" office:value-type="float" office:value="22500" calcext:value-type="float">
            <text:p>22500</text:p>
          </table:table-cell>
          <table:table-cell table:formula="of:=[.$D5]*([$'AI Base Weights'.$G$20]+[$'AI Base Weights'.$G$18])" office:value-type="float" office:value="135000" calcext:value-type="float">
            <text:p>13500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6]*[$'AI Base Weights'.$G$12]" office:value-type="float" office:value="0.015" calcext:value-type="float">
            <text:p>0.015</text:p>
          </table:table-cell>
          <table:table-cell table:formula="of:=[$'AI Base Weights'.$D$1]*[.C6]" office:value-type="float" office:value="11.25" calcext:value-type="float">
            <text:p>11.25</text:p>
          </table:table-cell>
          <table:table-cell table:formula="of:=[.$D6]*[$'AI Base Weights'.$G$20]" office:value-type="float" office:value="112.5" calcext:value-type="float">
            <text:p>112.5</text:p>
          </table:table-cell>
          <table:table-cell table:formula="of:=[.$D6]*[$'AI Base Weights'.$G$22]" office:value-type="float" office:value="33.75" calcext:value-type="float">
            <text:p>33.75</text:p>
          </table:table-cell>
          <table:table-cell table:formula="of:=[.$D6]*[$'AI Base Weights'.$G$18]" office:value-type="float" office:value="22.5" calcext:value-type="float">
            <text:p>22.5</text:p>
          </table:table-cell>
          <table:table-cell table:formula="of:=[.$D6]*([$'AI Base Weights'.$G$20]+[$'AI Base Weights'.$G$18])" office:value-type="float" office:value="135" calcext:value-type="float">
            <text:p>135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7]*[$'AI Base Weights'.$G$12]" office:value-type="float" office:value="37.5" calcext:value-type="float">
            <text:p>37.5</text:p>
          </table:table-cell>
          <table:table-cell table:formula="of:=[$'AI Base Weights'.$D$1]*[.C7]" office:value-type="float" office:value="28125" calcext:value-type="float">
            <text:p>28125</text:p>
          </table:table-cell>
          <table:table-cell table:formula="of:=[.$D7]*[$'AI Base Weights'.$G$20]" office:value-type="float" office:value="281250" calcext:value-type="float">
            <text:p>281250</text:p>
          </table:table-cell>
          <table:table-cell table:formula="of:=[.$D7]*[$'AI Base Weights'.$G$22]" office:value-type="float" office:value="84375" calcext:value-type="float">
            <text:p>84375</text:p>
          </table:table-cell>
          <table:table-cell table:formula="of:=[.$D7]*[$'AI Base Weights'.$G$18]" office:value-type="float" office:value="56250" calcext:value-type="float">
            <text:p>56250</text:p>
          </table:table-cell>
          <table:table-cell table:formula="of:=[.$D7]*([$'AI Base Weights'.$G$20]+[$'AI Base Weights'.$G$18])" office:value-type="float" office:value="337500" calcext:value-type="float">
            <text:p>33750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8]*[$'AI Base Weights'.$G$12]" office:value-type="float" office:value="7.5" calcext:value-type="float">
            <text:p>7.5</text:p>
          </table:table-cell>
          <table:table-cell table:formula="of:=[$'AI Base Weights'.$D$1]*[.C8]" office:value-type="float" office:value="5625" calcext:value-type="float">
            <text:p>5625</text:p>
          </table:table-cell>
          <table:table-cell table:formula="of:=[.$D8]*[$'AI Base Weights'.$G$20]" office:value-type="float" office:value="56250" calcext:value-type="float">
            <text:p>56250</text:p>
          </table:table-cell>
          <table:table-cell table:formula="of:=[.$D8]*[$'AI Base Weights'.$G$22]" office:value-type="float" office:value="16875" calcext:value-type="float">
            <text:p>16875</text:p>
          </table:table-cell>
          <table:table-cell table:formula="of:=[.$D8]*[$'AI Base Weights'.$G$18]" office:value-type="float" office:value="11250" calcext:value-type="float">
            <text:p>11250</text:p>
          </table:table-cell>
          <table:table-cell table:formula="of:=[.$D8]*([$'AI Base Weights'.$G$20]+[$'AI Base Weights'.$G$18])" office:value-type="float" office:value="67500" calcext:value-type="float">
            <text:p>6750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9]*[$'AI Base Weights'.$G$12]" office:value-type="float" office:value="30" calcext:value-type="float">
            <text:p>30</text:p>
          </table:table-cell>
          <table:table-cell table:formula="of:=[$'AI Base Weights'.$D$1]*[.C9]" office:value-type="float" office:value="22500" calcext:value-type="float">
            <text:p>22500</text:p>
          </table:table-cell>
          <table:table-cell table:formula="of:=[.$D9]*[$'AI Base Weights'.$G$20]" office:value-type="float" office:value="225000" calcext:value-type="float">
            <text:p>225000</text:p>
          </table:table-cell>
          <table:table-cell table:formula="of:=[.$D9]*[$'AI Base Weights'.$G$22]" office:value-type="float" office:value="67500" calcext:value-type="float">
            <text:p>67500</text:p>
          </table:table-cell>
          <table:table-cell table:formula="of:=[.$D9]*[$'AI Base Weights'.$G$18]" office:value-type="float" office:value="45000" calcext:value-type="float">
            <text:p>45000</text:p>
          </table:table-cell>
          <table:table-cell table:formula="of:=[.$D9]*([$'AI Base Weights'.$G$20]+[$'AI Base Weights'.$G$18])" office:value-type="float" office:value="270000" calcext:value-type="float">
            <text:p>270000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10]*[$'AI Base Weights'.$G$12]" office:value-type="float" office:value="0.75" calcext:value-type="float">
            <text:p>0.75</text:p>
          </table:table-cell>
          <table:table-cell table:formula="of:=[$'AI Base Weights'.$D$1]*[.C10]" office:value-type="float" office:value="562.5" calcext:value-type="float">
            <text:p>562.5</text:p>
          </table:table-cell>
          <table:table-cell table:formula="of:=[.$D10]*[$'AI Base Weights'.$G$20]" office:value-type="float" office:value="5625" calcext:value-type="float">
            <text:p>5625</text:p>
          </table:table-cell>
          <table:table-cell table:formula="of:=[.$D10]*[$'AI Base Weights'.$G$22]" office:value-type="float" office:value="1687.5" calcext:value-type="float">
            <text:p>1687.5</text:p>
          </table:table-cell>
          <table:table-cell table:formula="of:=[.$D10]*[$'AI Base Weights'.$G$18]" office:value-type="float" office:value="1125" calcext:value-type="float">
            <text:p>1125</text:p>
          </table:table-cell>
          <table:table-cell table:formula="of:=[.$D10]*([$'AI Base Weights'.$G$20]+[$'AI Base Weights'.$G$18])" office:value-type="float" office:value="6750" calcext:value-type="float">
            <text:p>6750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3]*[$'AI Base Weights'.$G$13]" office:value-type="float" office:value="5" calcext:value-type="float">
            <text:p>5</text:p>
          </table:table-cell>
          <table:table-cell table:formula="of:=[$'AI Base Weights'.$D$1]*[.C11]" office:value-type="float" office:value="3750" calcext:value-type="float">
            <text:p>3750</text:p>
          </table:table-cell>
          <table:table-cell table:formula="of:=[.$D11]*[$'AI Base Weights'.$G$20]" office:value-type="float" office:value="37500" calcext:value-type="float">
            <text:p>37500</text:p>
          </table:table-cell>
          <table:table-cell table:formula="of:=[.$D11]*[$'AI Base Weights'.$G$22]" office:value-type="float" office:value="11250" calcext:value-type="float">
            <text:p>11250</text:p>
          </table:table-cell>
          <table:table-cell table:formula="of:=[.$D11]*[$'AI Base Weights'.$G$18]" office:value-type="float" office:value="7500" calcext:value-type="float">
            <text:p>7500</text:p>
          </table:table-cell>
          <table:table-cell table:formula="of:=[.$D11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4]*[$'AI Base Weights'.$G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G$20]" office:value-type="float" office:value="112500" calcext:value-type="float">
            <text:p>112500</text:p>
          </table:table-cell>
          <table:table-cell table:formula="of:=[.$D12]*[$'AI Base Weights'.$G$22]" office:value-type="float" office:value="33750" calcext:value-type="float">
            <text:p>33750</text:p>
          </table:table-cell>
          <table:table-cell table:formula="of:=[.$D12]*[$'AI Base Weights'.$G$18]" office:value-type="float" office:value="22500" calcext:value-type="float">
            <text:p>22500</text:p>
          </table:table-cell>
          <table:table-cell table:formula="of:=[.$D12]*([$'AI Base Weights'.$G$20]+[$'AI Base Weights'.$G$18])" office:value-type="float" office:value="135000" calcext:value-type="float">
            <text:p>135000</text:p>
          </table:table-cell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5]*[$'AI Base Weights'.$G$13]" office:value-type="float" office:value="10" calcext:value-type="float">
            <text:p>10</text:p>
          </table:table-cell>
          <table:table-cell table:formula="of:=[$'AI Base Weights'.$D$1]*[.C13]" office:value-type="float" office:value="7500" calcext:value-type="float">
            <text:p>7500</text:p>
          </table:table-cell>
          <table:table-cell table:formula="of:=[.$D13]*[$'AI Base Weights'.$G$20]" office:value-type="float" office:value="75000" calcext:value-type="float">
            <text:p>75000</text:p>
          </table:table-cell>
          <table:table-cell table:formula="of:=[.$D13]*[$'AI Base Weights'.$G$22]" office:value-type="float" office:value="22500" calcext:value-type="float">
            <text:p>22500</text:p>
          </table:table-cell>
          <table:table-cell table:formula="of:=[.$D13]*[$'AI Base Weights'.$G$18]" office:value-type="float" office:value="15000" calcext:value-type="float">
            <text:p>15000</text:p>
          </table:table-cell>
          <table:table-cell table:formula="of:=[.$D13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6]*[$'AI Base Weights'.$G$13]" office:value-type="float" office:value="0.01" calcext:value-type="float">
            <text:p>0.01</text:p>
          </table:table-cell>
          <table:table-cell table:formula="of:=[$'AI Base Weights'.$D$1]*[.C14]" office:value-type="float" office:value="7.5" calcext:value-type="float">
            <text:p>7.5</text:p>
          </table:table-cell>
          <table:table-cell table:formula="of:=[.$D14]*[$'AI Base Weights'.$G$20]" office:value-type="float" office:value="75" calcext:value-type="float">
            <text:p>75</text:p>
          </table:table-cell>
          <table:table-cell table:formula="of:=[.$D14]*[$'AI Base Weights'.$G$22]" office:value-type="float" office:value="22.5" calcext:value-type="float">
            <text:p>22.5</text:p>
          </table:table-cell>
          <table:table-cell table:formula="of:=[.$D14]*[$'AI Base Weights'.$G$18]" office:value-type="float" office:value="15" calcext:value-type="float">
            <text:p>15</text:p>
          </table:table-cell>
          <table:table-cell table:formula="of:=[.$D14]*([$'AI Base Weights'.$G$20]+[$'AI Base Weights'.$G$18])" office:value-type="float" office:value="90" calcext:value-type="float">
            <text:p>90</text:p>
          </table:table-cell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7]*[$'AI Base Weights'.$G$13]" office:value-type="float" office:value="25" calcext:value-type="float">
            <text:p>25</text:p>
          </table:table-cell>
          <table:table-cell table:formula="of:=[$'AI Base Weights'.$D$1]*[.C15]" office:value-type="float" office:value="18750" calcext:value-type="float">
            <text:p>18750</text:p>
          </table:table-cell>
          <table:table-cell table:formula="of:=[.$D15]*[$'AI Base Weights'.$G$20]" office:value-type="float" office:value="187500" calcext:value-type="float">
            <text:p>187500</text:p>
          </table:table-cell>
          <table:table-cell table:formula="of:=[.$D15]*[$'AI Base Weights'.$G$22]" office:value-type="float" office:value="56250" calcext:value-type="float">
            <text:p>56250</text:p>
          </table:table-cell>
          <table:table-cell table:formula="of:=[.$D15]*[$'AI Base Weights'.$G$18]" office:value-type="float" office:value="37500" calcext:value-type="float">
            <text:p>37500</text:p>
          </table:table-cell>
          <table:table-cell table:formula="of:=[.$D15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8]*[$'AI Base Weights'.$G$13]" office:value-type="float" office:value="5" calcext:value-type="float">
            <text:p>5</text:p>
          </table:table-cell>
          <table:table-cell table:formula="of:=[$'AI Base Weights'.$D$1]*[.C16]" office:value-type="float" office:value="3750" calcext:value-type="float">
            <text:p>3750</text:p>
          </table:table-cell>
          <table:table-cell table:formula="of:=[.$D16]*[$'AI Base Weights'.$G$20]" office:value-type="float" office:value="37500" calcext:value-type="float">
            <text:p>37500</text:p>
          </table:table-cell>
          <table:table-cell table:formula="of:=[.$D16]*[$'AI Base Weights'.$G$22]" office:value-type="float" office:value="11250" calcext:value-type="float">
            <text:p>11250</text:p>
          </table:table-cell>
          <table:table-cell table:formula="of:=[.$D16]*[$'AI Base Weights'.$G$18]" office:value-type="float" office:value="7500" calcext:value-type="float">
            <text:p>7500</text:p>
          </table:table-cell>
          <table:table-cell table:formula="of:=[.$D16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9]*[$'AI Base Weights'.$G$13]" office:value-type="float" office:value="20" calcext:value-type="float">
            <text:p>20</text:p>
          </table:table-cell>
          <table:table-cell table:formula="of:=[$'AI Base Weights'.$D$1]*[.C17]" office:value-type="float" office:value="15000" calcext:value-type="float">
            <text:p>15000</text:p>
          </table:table-cell>
          <table:table-cell table:formula="of:=[.$D17]*[$'AI Base Weights'.$G$20]" office:value-type="float" office:value="150000" calcext:value-type="float">
            <text:p>150000</text:p>
          </table:table-cell>
          <table:table-cell table:formula="of:=[.$D17]*[$'AI Base Weights'.$G$22]" office:value-type="float" office:value="45000" calcext:value-type="float">
            <text:p>45000</text:p>
          </table:table-cell>
          <table:table-cell table:formula="of:=[.$D17]*[$'AI Base Weights'.$G$18]" office:value-type="float" office:value="30000" calcext:value-type="float">
            <text:p>30000</text:p>
          </table:table-cell>
          <table:table-cell table:formula="of:=[.$D17]*([$'AI Base Weights'.$G$20]+[$'AI Base Weights'.$G$18])" office:value-type="float" office:value="180000" calcext:value-type="float">
            <text:p>18000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10]*[$'AI Base Weights'.$G$13]" office:value-type="float" office:value="0.5" calcext:value-type="float">
            <text:p>0.5</text:p>
          </table:table-cell>
          <table:table-cell table:formula="of:=[$'AI Base Weights'.$D$1]*[.C18]" office:value-type="float" office:value="375" calcext:value-type="float">
            <text:p>375</text:p>
          </table:table-cell>
          <table:table-cell table:formula="of:=[.$D18]*[$'AI Base Weights'.$G$20]" office:value-type="float" office:value="3750" calcext:value-type="float">
            <text:p>3750</text:p>
          </table:table-cell>
          <table:table-cell table:formula="of:=[.$D18]*[$'AI Base Weights'.$G$22]" office:value-type="float" office:value="1125" calcext:value-type="float">
            <text:p>1125</text:p>
          </table:table-cell>
          <table:table-cell table:formula="of:=[.$D18]*[$'AI Base Weights'.$G$18]" office:value-type="float" office:value="750" calcext:value-type="float">
            <text:p>750</text:p>
          </table:table-cell>
          <table:table-cell table:formula="of:=[.$D18]*([$'AI Base Weights'.$G$20]+[$'AI Base Weights'.$G$18])" office:value-type="float" office:value="4500" calcext:value-type="float">
            <text:p>450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3]*[$'AI Base Weights'.$G$14]" office:value-type="float" office:value="10" calcext:value-type="float">
            <text:p>10</text:p>
          </table:table-cell>
          <table:table-cell table:formula="of:=[$'AI Base Weights'.$D$1]*[.C19]" office:value-type="float" office:value="7500" calcext:value-type="float">
            <text:p>7500</text:p>
          </table:table-cell>
          <table:table-cell table:formula="of:=[.$D19]*[$'AI Base Weights'.$G$20]" office:value-type="float" office:value="75000" calcext:value-type="float">
            <text:p>75000</text:p>
          </table:table-cell>
          <table:table-cell table:formula="of:=[.$D19]*[$'AI Base Weights'.$G$22]" office:value-type="float" office:value="22500" calcext:value-type="float">
            <text:p>22500</text:p>
          </table:table-cell>
          <table:table-cell table:formula="of:=[.$D19]*[$'AI Base Weights'.$G$18]" office:value-type="float" office:value="15000" calcext:value-type="float">
            <text:p>15000</text:p>
          </table:table-cell>
          <table:table-cell table:formula="of:=[.$D19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4]*[$'AI Base Weights'.$G$14]" office:value-type="float" office:value="30" calcext:value-type="float">
            <text:p>30</text:p>
          </table:table-cell>
          <table:table-cell table:formula="of:=[$'AI Base Weights'.$D$1]*[.C20]" office:value-type="float" office:value="22500" calcext:value-type="float">
            <text:p>22500</text:p>
          </table:table-cell>
          <table:table-cell table:formula="of:=[.$D20]*[$'AI Base Weights'.$G$20]" office:value-type="float" office:value="225000" calcext:value-type="float">
            <text:p>225000</text:p>
          </table:table-cell>
          <table:table-cell table:formula="of:=[.$D20]*[$'AI Base Weights'.$G$22]" office:value-type="float" office:value="67500" calcext:value-type="float">
            <text:p>67500</text:p>
          </table:table-cell>
          <table:table-cell table:formula="of:=[.$D20]*[$'AI Base Weights'.$G$18]" office:value-type="float" office:value="45000" calcext:value-type="float">
            <text:p>45000</text:p>
          </table:table-cell>
          <table:table-cell table:formula="of:=[.$D20]*([$'AI Base Weights'.$G$20]+[$'AI Base Weights'.$G$18])" office:value-type="float" office:value="270000" calcext:value-type="float">
            <text:p>270000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5]*[$'AI Base Weights'.$G$14]" office:value-type="float" office:value="20" calcext:value-type="float">
            <text:p>20</text:p>
          </table:table-cell>
          <table:table-cell table:formula="of:=[$'AI Base Weights'.$D$1]*[.C21]" office:value-type="float" office:value="15000" calcext:value-type="float">
            <text:p>15000</text:p>
          </table:table-cell>
          <table:table-cell table:formula="of:=[.$D21]*[$'AI Base Weights'.$G$20]" office:value-type="float" office:value="150000" calcext:value-type="float">
            <text:p>150000</text:p>
          </table:table-cell>
          <table:table-cell table:formula="of:=[.$D21]*[$'AI Base Weights'.$G$22]" office:value-type="float" office:value="45000" calcext:value-type="float">
            <text:p>45000</text:p>
          </table:table-cell>
          <table:table-cell table:formula="of:=[.$D21]*[$'AI Base Weights'.$G$18]" office:value-type="float" office:value="30000" calcext:value-type="float">
            <text:p>30000</text:p>
          </table:table-cell>
          <table:table-cell table:formula="of:=[.$D21]*([$'AI Base Weights'.$G$20]+[$'AI Base Weights'.$G$18])" office:value-type="float" office:value="180000" calcext:value-type="float">
            <text:p>18000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6]*[$'AI Base Weights'.$G$14]" office:value-type="float" office:value="0.02" calcext:value-type="float">
            <text:p>0.02</text:p>
          </table:table-cell>
          <table:table-cell table:formula="of:=[$'AI Base Weights'.$D$1]*[.C22]" office:value-type="float" office:value="15" calcext:value-type="float">
            <text:p>15</text:p>
          </table:table-cell>
          <table:table-cell table:formula="of:=[.$D22]*[$'AI Base Weights'.$G$20]" office:value-type="float" office:value="150" calcext:value-type="float">
            <text:p>150</text:p>
          </table:table-cell>
          <table:table-cell table:formula="of:=[.$D22]*[$'AI Base Weights'.$G$22]" office:value-type="float" office:value="45" calcext:value-type="float">
            <text:p>45</text:p>
          </table:table-cell>
          <table:table-cell table:formula="of:=[.$D22]*[$'AI Base Weights'.$G$18]" office:value-type="float" office:value="30" calcext:value-type="float">
            <text:p>30</text:p>
          </table:table-cell>
          <table:table-cell table:formula="of:=[.$D22]*([$'AI Base Weights'.$G$20]+[$'AI Base Weights'.$G$18])" office:value-type="float" office:value="180" calcext:value-type="float">
            <text:p>180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7]*[$'AI Base Weights'.$G$14]" office:value-type="float" office:value="50" calcext:value-type="float">
            <text:p>50</text:p>
          </table:table-cell>
          <table:table-cell table:formula="of:=[$'AI Base Weights'.$D$1]*[.C23]" office:value-type="float" office:value="37500" calcext:value-type="float">
            <text:p>37500</text:p>
          </table:table-cell>
          <table:table-cell table:formula="of:=[.$D23]*[$'AI Base Weights'.$G$20]" office:value-type="float" office:value="375000" calcext:value-type="float">
            <text:p>375000</text:p>
          </table:table-cell>
          <table:table-cell table:formula="of:=[.$D23]*[$'AI Base Weights'.$G$22]" office:value-type="float" office:value="112500" calcext:value-type="float">
            <text:p>112500</text:p>
          </table:table-cell>
          <table:table-cell table:formula="of:=[.$D23]*[$'AI Base Weights'.$G$18]" office:value-type="float" office:value="75000" calcext:value-type="float">
            <text:p>75000</text:p>
          </table:table-cell>
          <table:table-cell table:formula="of:=[.$D23]*([$'AI Base Weights'.$G$20]+[$'AI Base Weights'.$G$18])" office:value-type="float" office:value="450000" calcext:value-type="float">
            <text:p>45000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8]*[$'AI Base Weights'.$G$14]" office:value-type="float" office:value="10" calcext:value-type="float">
            <text:p>10</text:p>
          </table:table-cell>
          <table:table-cell table:formula="of:=[$'AI Base Weights'.$D$1]*[.C24]" office:value-type="float" office:value="7500" calcext:value-type="float">
            <text:p>7500</text:p>
          </table:table-cell>
          <table:table-cell table:formula="of:=[.$D24]*[$'AI Base Weights'.$G$20]" office:value-type="float" office:value="75000" calcext:value-type="float">
            <text:p>75000</text:p>
          </table:table-cell>
          <table:table-cell table:formula="of:=[.$D24]*[$'AI Base Weights'.$G$22]" office:value-type="float" office:value="22500" calcext:value-type="float">
            <text:p>22500</text:p>
          </table:table-cell>
          <table:table-cell table:formula="of:=[.$D24]*[$'AI Base Weights'.$G$18]" office:value-type="float" office:value="15000" calcext:value-type="float">
            <text:p>15000</text:p>
          </table:table-cell>
          <table:table-cell table:formula="of:=[.$D24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9]*[$'AI Base Weights'.$G$14]" office:value-type="float" office:value="40" calcext:value-type="float">
            <text:p>40</text:p>
          </table:table-cell>
          <table:table-cell table:formula="of:=[$'AI Base Weights'.$D$1]*[.C25]" office:value-type="float" office:value="30000" calcext:value-type="float">
            <text:p>30000</text:p>
          </table:table-cell>
          <table:table-cell table:formula="of:=[.$D25]*[$'AI Base Weights'.$G$20]" office:value-type="float" office:value="300000" calcext:value-type="float">
            <text:p>300000</text:p>
          </table:table-cell>
          <table:table-cell table:formula="of:=[.$D25]*[$'AI Base Weights'.$G$22]" office:value-type="float" office:value="90000" calcext:value-type="float">
            <text:p>90000</text:p>
          </table:table-cell>
          <table:table-cell table:formula="of:=[.$D25]*[$'AI Base Weights'.$G$18]" office:value-type="float" office:value="60000" calcext:value-type="float">
            <text:p>60000</text:p>
          </table:table-cell>
          <table:table-cell table:formula="of:=[.$D25]*([$'AI Base Weights'.$G$20]+[$'AI Base Weights'.$G$18])" office:value-type="float" office:value="360000" calcext:value-type="float">
            <text:p>360000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10]*[$'AI Base Weights'.$G$14]" office:value-type="float" office:value="1" calcext:value-type="float">
            <text:p>1</text:p>
          </table:table-cell>
          <table:table-cell table:formula="of:=[$'AI Base Weights'.$D$1]*[.C26]" office:value-type="float" office:value="750" calcext:value-type="float">
            <text:p>750</text:p>
          </table:table-cell>
          <table:table-cell table:formula="of:=[.$D26]*[$'AI Base Weights'.$G$20]" office:value-type="float" office:value="7500" calcext:value-type="float">
            <text:p>7500</text:p>
          </table:table-cell>
          <table:table-cell table:formula="of:=[.$D26]*[$'AI Base Weights'.$G$22]" office:value-type="float" office:value="2250" calcext:value-type="float">
            <text:p>2250</text:p>
          </table:table-cell>
          <table:table-cell table:formula="of:=[.$D26]*[$'AI Base Weights'.$G$18]" office:value-type="float" office:value="1500" calcext:value-type="float">
            <text:p>1500</text:p>
          </table:table-cell>
          <table:table-cell table:formula="of:=[.$D26]*([$'AI Base Weights'.$G$20]+[$'AI Base Weights'.$G$18])" office:value-type="float" office:value="9000" calcext:value-type="float">
            <text:p>9000</text:p>
          </table:table-cell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3]*[$'AI Base Weights'.$G$15]" office:value-type="float" office:value="25" calcext:value-type="float">
            <text:p>25</text:p>
          </table:table-cell>
          <table:table-cell table:formula="of:=[$'AI Base Weights'.$D$1]*[.C27]" office:value-type="float" office:value="18750" calcext:value-type="float">
            <text:p>18750</text:p>
          </table:table-cell>
          <table:table-cell table:formula="of:=[.$D27]*[$'AI Base Weights'.$G$20]" office:value-type="float" office:value="187500" calcext:value-type="float">
            <text:p>187500</text:p>
          </table:table-cell>
          <table:table-cell table:formula="of:=[.$D27]*[$'AI Base Weights'.$G$22]" office:value-type="float" office:value="56250" calcext:value-type="float">
            <text:p>56250</text:p>
          </table:table-cell>
          <table:table-cell table:formula="of:=[.$D27]*[$'AI Base Weights'.$G$18]" office:value-type="float" office:value="37500" calcext:value-type="float">
            <text:p>37500</text:p>
          </table:table-cell>
          <table:table-cell table:formula="of:=[.$D27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4]*[$'AI Base Weights'.$G$15]" office:value-type="float" office:value="75" calcext:value-type="float">
            <text:p>75</text:p>
          </table:table-cell>
          <table:table-cell table:formula="of:=[$'AI Base Weights'.$D$1]*[.C28]" office:value-type="float" office:value="56250" calcext:value-type="float">
            <text:p>56250</text:p>
          </table:table-cell>
          <table:table-cell table:formula="of:=[.$D28]*[$'AI Base Weights'.$G$20]" office:value-type="float" office:value="562500" calcext:value-type="float">
            <text:p>562500</text:p>
          </table:table-cell>
          <table:table-cell table:formula="of:=[.$D28]*[$'AI Base Weights'.$G$22]" office:value-type="float" office:value="168750" calcext:value-type="float">
            <text:p>168750</text:p>
          </table:table-cell>
          <table:table-cell table:formula="of:=[.$D28]*[$'AI Base Weights'.$G$18]" office:value-type="float" office:value="112500" calcext:value-type="float">
            <text:p>112500</text:p>
          </table:table-cell>
          <table:table-cell table:formula="of:=[.$D28]*([$'AI Base Weights'.$G$20]+[$'AI Base Weights'.$G$18])" office:value-type="float" office:value="675000" calcext:value-type="float">
            <text:p>6750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5]*[$'AI Base Weights'.$G$15]" office:value-type="float" office:value="50" calcext:value-type="float">
            <text:p>50</text:p>
          </table:table-cell>
          <table:table-cell table:formula="of:=[$'AI Base Weights'.$D$1]*[.C29]" office:value-type="float" office:value="37500" calcext:value-type="float">
            <text:p>37500</text:p>
          </table:table-cell>
          <table:table-cell table:formula="of:=[.$D29]*[$'AI Base Weights'.$G$20]" office:value-type="float" office:value="375000" calcext:value-type="float">
            <text:p>375000</text:p>
          </table:table-cell>
          <table:table-cell table:formula="of:=[.$D29]*[$'AI Base Weights'.$G$22]" office:value-type="float" office:value="112500" calcext:value-type="float">
            <text:p>112500</text:p>
          </table:table-cell>
          <table:table-cell table:formula="of:=[.$D29]*[$'AI Base Weights'.$G$18]" office:value-type="float" office:value="75000" calcext:value-type="float">
            <text:p>75000</text:p>
          </table:table-cell>
          <table:table-cell table:formula="of:=[.$D29]*([$'AI Base Weights'.$G$20]+[$'AI Base Weights'.$G$18])" office:value-type="float" office:value="450000" calcext:value-type="float">
            <text:p>450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6]*[$'AI Base Weights'.$G$15]" office:value-type="float" office:value="0.05" calcext:value-type="float">
            <text:p>0.05</text:p>
          </table:table-cell>
          <table:table-cell table:formula="of:=[$'AI Base Weights'.$D$1]*[.C30]" office:value-type="float" office:value="37.5" calcext:value-type="float">
            <text:p>37.5</text:p>
          </table:table-cell>
          <table:table-cell table:formula="of:=[.$D30]*[$'AI Base Weights'.$G$20]" office:value-type="float" office:value="375" calcext:value-type="float">
            <text:p>375</text:p>
          </table:table-cell>
          <table:table-cell table:formula="of:=[.$D30]*[$'AI Base Weights'.$G$22]" office:value-type="float" office:value="112.5" calcext:value-type="float">
            <text:p>112.5</text:p>
          </table:table-cell>
          <table:table-cell table:formula="of:=[.$D30]*[$'AI Base Weights'.$G$18]" office:value-type="float" office:value="75" calcext:value-type="float">
            <text:p>75</text:p>
          </table:table-cell>
          <table:table-cell table:formula="of:=[.$D30]*([$'AI Base Weights'.$G$20]+[$'AI Base Weights'.$G$18])" office:value-type="float" office:value="450" calcext:value-type="float">
            <text:p>450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7]*[$'AI Base Weights'.$G$15]" office:value-type="float" office:value="125" calcext:value-type="float">
            <text:p>125</text:p>
          </table:table-cell>
          <table:table-cell table:formula="of:=[$'AI Base Weights'.$D$1]*[.C31]" office:value-type="float" office:value="93750" calcext:value-type="float">
            <text:p>93750</text:p>
          </table:table-cell>
          <table:table-cell table:formula="of:=[.$D31]*[$'AI Base Weights'.$G$20]" office:value-type="float" office:value="937500" calcext:value-type="float">
            <text:p>937500</text:p>
          </table:table-cell>
          <table:table-cell table:formula="of:=[.$D31]*[$'AI Base Weights'.$G$22]" office:value-type="float" office:value="281250" calcext:value-type="float">
            <text:p>281250</text:p>
          </table:table-cell>
          <table:table-cell table:formula="of:=[.$D31]*[$'AI Base Weights'.$G$18]" office:value-type="float" office:value="187500" calcext:value-type="float">
            <text:p>187500</text:p>
          </table:table-cell>
          <table:table-cell table:formula="of:=[.$D31]*([$'AI Base Weights'.$G$20]+[$'AI Base Weights'.$G$18])" office:value-type="float" office:value="1125000" calcext:value-type="float">
            <text:p>1125000</text:p>
          </table:table-cell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8]*[$'AI Base Weights'.$G$15]" office:value-type="float" office:value="25" calcext:value-type="float">
            <text:p>25</text:p>
          </table:table-cell>
          <table:table-cell table:formula="of:=[$'AI Base Weights'.$D$1]*[.C32]" office:value-type="float" office:value="18750" calcext:value-type="float">
            <text:p>18750</text:p>
          </table:table-cell>
          <table:table-cell table:formula="of:=[.$D32]*[$'AI Base Weights'.$G$20]" office:value-type="float" office:value="187500" calcext:value-type="float">
            <text:p>187500</text:p>
          </table:table-cell>
          <table:table-cell table:formula="of:=[.$D32]*[$'AI Base Weights'.$G$22]" office:value-type="float" office:value="56250" calcext:value-type="float">
            <text:p>56250</text:p>
          </table:table-cell>
          <table:table-cell table:formula="of:=[.$D32]*[$'AI Base Weights'.$G$18]" office:value-type="float" office:value="37500" calcext:value-type="float">
            <text:p>37500</text:p>
          </table:table-cell>
          <table:table-cell table:formula="of:=[.$D32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9]*[$'AI Base Weights'.$G$15]" office:value-type="float" office:value="100" calcext:value-type="float">
            <text:p>100</text:p>
          </table:table-cell>
          <table:table-cell table:formula="of:=[$'AI Base Weights'.$D$1]*[.C33]" office:value-type="float" office:value="75000" calcext:value-type="float">
            <text:p>75000</text:p>
          </table:table-cell>
          <table:table-cell table:formula="of:=[.$D33]*[$'AI Base Weights'.$G$20]" office:value-type="float" office:value="750000" calcext:value-type="float">
            <text:p>750000</text:p>
          </table:table-cell>
          <table:table-cell table:formula="of:=[.$D33]*[$'AI Base Weights'.$G$22]" office:value-type="float" office:value="225000" calcext:value-type="float">
            <text:p>225000</text:p>
          </table:table-cell>
          <table:table-cell table:formula="of:=[.$D33]*[$'AI Base Weights'.$G$18]" office:value-type="float" office:value="150000" calcext:value-type="float">
            <text:p>150000</text:p>
          </table:table-cell>
          <table:table-cell table:formula="of:=[.$D33]*([$'AI Base Weights'.$G$20]+[$'AI Base Weights'.$G$18])" office:value-type="float" office:value="900000" calcext:value-type="float">
            <text:p>90000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10]*[$'AI Base Weights'.$G$15]" office:value-type="float" office:value="2.5" calcext:value-type="float">
            <text:p>2.5</text:p>
          </table:table-cell>
          <table:table-cell table:formula="of:=[$'AI Base Weights'.$D$1]*[.C34]" office:value-type="float" office:value="1875" calcext:value-type="float">
            <text:p>1875</text:p>
          </table:table-cell>
          <table:table-cell table:formula="of:=[.$D34]*[$'AI Base Weights'.$G$20]" office:value-type="float" office:value="18750" calcext:value-type="float">
            <text:p>18750</text:p>
          </table:table-cell>
          <table:table-cell table:formula="of:=[.$D34]*[$'AI Base Weights'.$G$22]" office:value-type="float" office:value="5625" calcext:value-type="float">
            <text:p>5625</text:p>
          </table:table-cell>
          <table:table-cell table:formula="of:=[.$D34]*[$'AI Base Weights'.$G$18]" office:value-type="float" office:value="3750" calcext:value-type="float">
            <text:p>3750</text:p>
          </table:table-cell>
          <table:table-cell table:formula="of:=[.$D34]*([$'AI Base Weights'.$G$20]+[$'AI Base Weights'.$G$18])" office:value-type="float" office:value="22500" calcext:value-type="float">
            <text:p>2250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3]*[$'AI Base Weights'.$G$16]" office:value-type="float" office:value="5" calcext:value-type="float">
            <text:p>5</text:p>
          </table:table-cell>
          <table:table-cell table:formula="of:=[$'AI Base Weights'.$D$1]*[.C35]" office:value-type="float" office:value="3750" calcext:value-type="float">
            <text:p>3750</text:p>
          </table:table-cell>
          <table:table-cell table:formula="of:=[.$D35]*[$'AI Base Weights'.$G$20]" office:value-type="float" office:value="37500" calcext:value-type="float">
            <text:p>37500</text:p>
          </table:table-cell>
          <table:table-cell table:formula="of:=[.$D35]*[$'AI Base Weights'.$G$22]" office:value-type="float" office:value="11250" calcext:value-type="float">
            <text:p>11250</text:p>
          </table:table-cell>
          <table:table-cell table:formula="of:=[.$D35]*[$'AI Base Weights'.$G$18]" office:value-type="float" office:value="7500" calcext:value-type="float">
            <text:p>7500</text:p>
          </table:table-cell>
          <table:table-cell table:formula="of:=[.$D35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4]*[$'AI Base Weights'.$G$16]" office:value-type="float" office:value="15" calcext:value-type="float">
            <text:p>15</text:p>
          </table:table-cell>
          <table:table-cell table:formula="of:=[$'AI Base Weights'.$D$1]*[.C36]" office:value-type="float" office:value="11250" calcext:value-type="float">
            <text:p>11250</text:p>
          </table:table-cell>
          <table:table-cell table:formula="of:=[.$D36]*[$'AI Base Weights'.$G$20]" office:value-type="float" office:value="112500" calcext:value-type="float">
            <text:p>112500</text:p>
          </table:table-cell>
          <table:table-cell table:formula="of:=[.$D36]*[$'AI Base Weights'.$G$22]" office:value-type="float" office:value="33750" calcext:value-type="float">
            <text:p>33750</text:p>
          </table:table-cell>
          <table:table-cell table:formula="of:=[.$D36]*[$'AI Base Weights'.$G$18]" office:value-type="float" office:value="22500" calcext:value-type="float">
            <text:p>22500</text:p>
          </table:table-cell>
          <table:table-cell table:formula="of:=[.$D36]*([$'AI Base Weights'.$G$20]+[$'AI Base Weights'.$G$18])" office:value-type="float" office:value="135000" calcext:value-type="float">
            <text:p>13500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5]*[$'AI Base Weights'.$G$16]" office:value-type="float" office:value="10" calcext:value-type="float">
            <text:p>10</text:p>
          </table:table-cell>
          <table:table-cell table:formula="of:=[$'AI Base Weights'.$D$1]*[.C37]" office:value-type="float" office:value="7500" calcext:value-type="float">
            <text:p>7500</text:p>
          </table:table-cell>
          <table:table-cell table:formula="of:=[.$D37]*[$'AI Base Weights'.$G$20]" office:value-type="float" office:value="75000" calcext:value-type="float">
            <text:p>75000</text:p>
          </table:table-cell>
          <table:table-cell table:formula="of:=[.$D37]*[$'AI Base Weights'.$G$22]" office:value-type="float" office:value="22500" calcext:value-type="float">
            <text:p>22500</text:p>
          </table:table-cell>
          <table:table-cell table:formula="of:=[.$D37]*[$'AI Base Weights'.$G$18]" office:value-type="float" office:value="15000" calcext:value-type="float">
            <text:p>15000</text:p>
          </table:table-cell>
          <table:table-cell table:formula="of:=[.$D37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6]*[$'AI Base Weights'.$G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G$20]" office:value-type="float" office:value="75" calcext:value-type="float">
            <text:p>75</text:p>
          </table:table-cell>
          <table:table-cell table:formula="of:=[.$D38]*[$'AI Base Weights'.$G$22]" office:value-type="float" office:value="22.5" calcext:value-type="float">
            <text:p>22.5</text:p>
          </table:table-cell>
          <table:table-cell table:formula="of:=[.$D38]*[$'AI Base Weights'.$G$18]" office:value-type="float" office:value="15" calcext:value-type="float">
            <text:p>15</text:p>
          </table:table-cell>
          <table:table-cell table:formula="of:=[.$D38]*([$'AI Base Weights'.$G$20]+[$'AI Base Weights'.$G$18])" office:value-type="float" office:value="90" calcext:value-type="float">
            <text:p>90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7]*[$'AI Base Weights'.$G$16]" office:value-type="float" office:value="25" calcext:value-type="float">
            <text:p>25</text:p>
          </table:table-cell>
          <table:table-cell table:formula="of:=[$'AI Base Weights'.$D$1]*[.C39]" office:value-type="float" office:value="18750" calcext:value-type="float">
            <text:p>18750</text:p>
          </table:table-cell>
          <table:table-cell table:formula="of:=[.$D39]*[$'AI Base Weights'.$G$20]" office:value-type="float" office:value="187500" calcext:value-type="float">
            <text:p>187500</text:p>
          </table:table-cell>
          <table:table-cell table:formula="of:=[.$D39]*[$'AI Base Weights'.$G$22]" office:value-type="float" office:value="56250" calcext:value-type="float">
            <text:p>56250</text:p>
          </table:table-cell>
          <table:table-cell table:formula="of:=[.$D39]*[$'AI Base Weights'.$G$18]" office:value-type="float" office:value="37500" calcext:value-type="float">
            <text:p>37500</text:p>
          </table:table-cell>
          <table:table-cell table:formula="of:=[.$D39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8]*[$'AI Base Weights'.$G$16]" office:value-type="float" office:value="5" calcext:value-type="float">
            <text:p>5</text:p>
          </table:table-cell>
          <table:table-cell table:formula="of:=[$'AI Base Weights'.$D$1]*[.C40]" office:value-type="float" office:value="3750" calcext:value-type="float">
            <text:p>3750</text:p>
          </table:table-cell>
          <table:table-cell table:formula="of:=[.$D40]*[$'AI Base Weights'.$G$20]" office:value-type="float" office:value="37500" calcext:value-type="float">
            <text:p>37500</text:p>
          </table:table-cell>
          <table:table-cell table:formula="of:=[.$D40]*[$'AI Base Weights'.$G$22]" office:value-type="float" office:value="11250" calcext:value-type="float">
            <text:p>11250</text:p>
          </table:table-cell>
          <table:table-cell table:formula="of:=[.$D40]*[$'AI Base Weights'.$G$18]" office:value-type="float" office:value="7500" calcext:value-type="float">
            <text:p>7500</text:p>
          </table:table-cell>
          <table:table-cell table:formula="of:=[.$D40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9]*[$'AI Base Weights'.$G$16]" office:value-type="float" office:value="20" calcext:value-type="float">
            <text:p>20</text:p>
          </table:table-cell>
          <table:table-cell table:formula="of:=[$'AI Base Weights'.$D$1]*[.C41]" office:value-type="float" office:value="15000" calcext:value-type="float">
            <text:p>15000</text:p>
          </table:table-cell>
          <table:table-cell table:formula="of:=[.$D41]*[$'AI Base Weights'.$G$20]" office:value-type="float" office:value="150000" calcext:value-type="float">
            <text:p>150000</text:p>
          </table:table-cell>
          <table:table-cell table:formula="of:=[.$D41]*[$'AI Base Weights'.$G$22]" office:value-type="float" office:value="45000" calcext:value-type="float">
            <text:p>45000</text:p>
          </table:table-cell>
          <table:table-cell table:formula="of:=[.$D41]*[$'AI Base Weights'.$G$18]" office:value-type="float" office:value="30000" calcext:value-type="float">
            <text:p>30000</text:p>
          </table:table-cell>
          <table:table-cell table:formula="of:=[.$D41]*([$'AI Base Weights'.$G$20]+[$'AI Base Weights'.$G$18])" office:value-type="float" office:value="180000" calcext:value-type="float">
            <text:p>180000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10]*[$'AI Base Weights'.$G$16]" office:value-type="float" office:value="0.5" calcext:value-type="float">
            <text:p>0.5</text:p>
          </table:table-cell>
          <table:table-cell table:formula="of:=[$'AI Base Weights'.$D$1]*[.C42]" office:value-type="float" office:value="375" calcext:value-type="float">
            <text:p>375</text:p>
          </table:table-cell>
          <table:table-cell table:formula="of:=[.$D42]*[$'AI Base Weights'.$G$20]" office:value-type="float" office:value="3750" calcext:value-type="float">
            <text:p>3750</text:p>
          </table:table-cell>
          <table:table-cell table:formula="of:=[.$D42]*[$'AI Base Weights'.$G$22]" office:value-type="float" office:value="1125" calcext:value-type="float">
            <text:p>1125</text:p>
          </table:table-cell>
          <table:table-cell table:formula="of:=[.$D42]*[$'AI Base Weights'.$G$18]" office:value-type="float" office:value="750" calcext:value-type="float">
            <text:p>750</text:p>
          </table:table-cell>
          <table:table-cell table:formula="of:=[.$D42]*([$'AI Base Weights'.$G$20]+[$'AI Base Weights'.$G$18])" office:value-type="float" office:value="4500" calcext:value-type="float">
            <text:p>4500</text:p>
          </table:table-cell>
        </table:table-row>
      </table:table>
      <table:table table:name="Machine Intelligence" table:style-name="ta1"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Machine Intelligence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3]*[$'AI Base Weights'.$H$12]" office:value-type="float" office:value="150" calcext:value-type="float">
            <text:p>150</text:p>
          </table:table-cell>
          <table:table-cell table:formula="of:=[$'AI Base Weights'.$D$1]*[.C3]" office:value-type="float" office:value="112500" calcext:value-type="float">
            <text:p>112500</text:p>
          </table:table-cell>
          <table:table-cell table:formula="of:=[.$D3]*[$'AI Base Weights'.$H$20]" office:value-type="float" office:value="337500" calcext:value-type="float">
            <text:p>337500</text:p>
          </table:table-cell>
          <table:table-cell table:formula="of:=[.$D3]*[$'AI Base Weights'.$H$22]" office:value-type="float" office:value="3375000" calcext:value-type="float">
            <text:p>3375000</text:p>
          </table:table-cell>
          <table:table-cell table:formula="of:=[.$D3]*[$'AI Base Weights'.$H$18]" office:value-type="float" office:value="562500" calcext:value-type="float">
            <text:p>562500</text:p>
          </table:table-cell>
          <table:table-cell table:formula="of:=[.$D3]*([$'AI Base Weights'.$H$20]+[$'AI Base Weights'.$H$18])" office:value-type="float" office:value="900000" calcext:value-type="float">
            <text:p>90000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4]*[$'AI Base Weights'.$H$12]" office:value-type="float" office:value="120" calcext:value-type="float">
            <text:p>120</text:p>
          </table:table-cell>
          <table:table-cell table:formula="of:=[$'AI Base Weights'.$D$1]*[.C4]" office:value-type="float" office:value="90000" calcext:value-type="float">
            <text:p>90000</text:p>
          </table:table-cell>
          <table:table-cell table:formula="of:=[.$D4]*[$'AI Base Weights'.$H$20]" office:value-type="float" office:value="270000" calcext:value-type="float">
            <text:p>270000</text:p>
          </table:table-cell>
          <table:table-cell table:formula="of:=[.$D4]*[$'AI Base Weights'.$H$22]" office:value-type="float" office:value="2700000" calcext:value-type="float">
            <text:p>2700000</text:p>
          </table:table-cell>
          <table:table-cell table:formula="of:=[.$D4]*[$'AI Base Weights'.$H$18]" office:value-type="float" office:value="450000" calcext:value-type="float">
            <text:p>450000</text:p>
          </table:table-cell>
          <table:table-cell table:formula="of:=[.$D4]*([$'AI Base Weights'.$H$20]+[$'AI Base Weights'.$H$18])" office:value-type="float" office:value="720000" calcext:value-type="float">
            <text:p>720000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5]*[$'AI Base Weights'.$H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H$20]" office:value-type="float" office:value="67500" calcext:value-type="float">
            <text:p>67500</text:p>
          </table:table-cell>
          <table:table-cell table:formula="of:=[.$D5]*[$'AI Base Weights'.$H$22]" office:value-type="float" office:value="675000" calcext:value-type="float">
            <text:p>675000</text:p>
          </table:table-cell>
          <table:table-cell table:formula="of:=[.$D5]*[$'AI Base Weights'.$H$18]" office:value-type="float" office:value="112500" calcext:value-type="float">
            <text:p>112500</text:p>
          </table:table-cell>
          <table:table-cell table:formula="of:=[.$D5]*([$'AI Base Weights'.$H$20]+[$'AI Base Weights'.$H$18])" office:value-type="float" office:value="180000" calcext:value-type="float">
            <text:p>18000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6]*[$'AI Base Weights'.$H$12]" office:value-type="float" office:value="0.15" calcext:value-type="float">
            <text:p>0.15</text:p>
          </table:table-cell>
          <table:table-cell table:formula="of:=[$'AI Base Weights'.$D$1]*[.C6]" office:value-type="float" office:value="112.5" calcext:value-type="float">
            <text:p>112.5</text:p>
          </table:table-cell>
          <table:table-cell table:formula="of:=[.$D6]*[$'AI Base Weights'.$H$20]" office:value-type="float" office:value="337.5" calcext:value-type="float">
            <text:p>337.5</text:p>
          </table:table-cell>
          <table:table-cell table:formula="of:=[.$D6]*[$'AI Base Weights'.$H$22]" office:value-type="float" office:value="3375" calcext:value-type="float">
            <text:p>3375</text:p>
          </table:table-cell>
          <table:table-cell table:formula="of:=[.$D6]*[$'AI Base Weights'.$H$18]" office:value-type="float" office:value="562.5" calcext:value-type="float">
            <text:p>562.5</text:p>
          </table:table-cell>
          <table:table-cell table:formula="of:=[.$D6]*([$'AI Base Weights'.$H$20]+[$'AI Base Weights'.$H$18])" office:value-type="float" office:value="900" calcext:value-type="float">
            <text:p>900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7]*[$'AI Base Weights'.$H$12]" office:value-type="float" office:value="7.5" calcext:value-type="float">
            <text:p>7.5</text:p>
          </table:table-cell>
          <table:table-cell table:formula="of:=[$'AI Base Weights'.$D$1]*[.C7]" office:value-type="float" office:value="5625" calcext:value-type="float">
            <text:p>5625</text:p>
          </table:table-cell>
          <table:table-cell table:formula="of:=[.$D7]*[$'AI Base Weights'.$H$20]" office:value-type="float" office:value="16875" calcext:value-type="float">
            <text:p>16875</text:p>
          </table:table-cell>
          <table:table-cell table:formula="of:=[.$D7]*[$'AI Base Weights'.$H$22]" office:value-type="float" office:value="168750" calcext:value-type="float">
            <text:p>168750</text:p>
          </table:table-cell>
          <table:table-cell table:formula="of:=[.$D7]*[$'AI Base Weights'.$H$18]" office:value-type="float" office:value="28125" calcext:value-type="float">
            <text:p>28125</text:p>
          </table:table-cell>
          <table:table-cell table:formula="of:=[.$D7]*([$'AI Base Weights'.$H$20]+[$'AI Base Weights'.$H$18])" office:value-type="float" office:value="45000" calcext:value-type="float">
            <text:p>4500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8]*[$'AI Base Weights'.$H$12]" office:value-type="float" office:value="7.5" calcext:value-type="float">
            <text:p>7.5</text:p>
          </table:table-cell>
          <table:table-cell table:formula="of:=[$'AI Base Weights'.$D$1]*[.C8]" office:value-type="float" office:value="5625" calcext:value-type="float">
            <text:p>5625</text:p>
          </table:table-cell>
          <table:table-cell table:formula="of:=[.$D8]*[$'AI Base Weights'.$H$20]" office:value-type="float" office:value="16875" calcext:value-type="float">
            <text:p>16875</text:p>
          </table:table-cell>
          <table:table-cell table:formula="of:=[.$D8]*[$'AI Base Weights'.$H$22]" office:value-type="float" office:value="168750" calcext:value-type="float">
            <text:p>168750</text:p>
          </table:table-cell>
          <table:table-cell table:formula="of:=[.$D8]*[$'AI Base Weights'.$H$18]" office:value-type="float" office:value="28125" calcext:value-type="float">
            <text:p>28125</text:p>
          </table:table-cell>
          <table:table-cell table:formula="of:=[.$D8]*([$'AI Base Weights'.$H$20]+[$'AI Base Weights'.$H$18])" office:value-type="float" office:value="45000" calcext:value-type="float">
            <text:p>4500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9]*[$'AI Base Weights'.$H$12]" office:value-type="float" office:value="3" calcext:value-type="float">
            <text:p>3</text:p>
          </table:table-cell>
          <table:table-cell table:formula="of:=[$'AI Base Weights'.$D$1]*[.C9]" office:value-type="float" office:value="2250" calcext:value-type="float">
            <text:p>2250</text:p>
          </table:table-cell>
          <table:table-cell table:formula="of:=[.$D9]*[$'AI Base Weights'.$H$20]" office:value-type="float" office:value="6750" calcext:value-type="float">
            <text:p>6750</text:p>
          </table:table-cell>
          <table:table-cell table:formula="of:=[.$D9]*[$'AI Base Weights'.$H$22]" office:value-type="float" office:value="67500" calcext:value-type="float">
            <text:p>67500</text:p>
          </table:table-cell>
          <table:table-cell table:formula="of:=[.$D9]*[$'AI Base Weights'.$H$18]" office:value-type="float" office:value="11250" calcext:value-type="float">
            <text:p>11250</text:p>
          </table:table-cell>
          <table:table-cell table:formula="of:=[.$D9]*([$'AI Base Weights'.$H$20]+[$'AI Base Weights'.$H$18])" office:value-type="float" office:value="18000" calcext:value-type="float">
            <text:p>18000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10]*[$'AI Base Weights'.$H$12]" office:value-type="float" office:value="4.5" calcext:value-type="float">
            <text:p>4.5</text:p>
          </table:table-cell>
          <table:table-cell table:formula="of:=[$'AI Base Weights'.$D$1]*[.C10]" office:value-type="float" office:value="3375" calcext:value-type="float">
            <text:p>3375</text:p>
          </table:table-cell>
          <table:table-cell table:formula="of:=[.$D10]*[$'AI Base Weights'.$H$20]" office:value-type="float" office:value="10125" calcext:value-type="float">
            <text:p>10125</text:p>
          </table:table-cell>
          <table:table-cell table:formula="of:=[.$D10]*[$'AI Base Weights'.$H$22]" office:value-type="float" office:value="101250" calcext:value-type="float">
            <text:p>101250</text:p>
          </table:table-cell>
          <table:table-cell table:formula="of:=[.$D10]*[$'AI Base Weights'.$H$18]" office:value-type="float" office:value="16875" calcext:value-type="float">
            <text:p>16875</text:p>
          </table:table-cell>
          <table:table-cell table:formula="of:=[.$D10]*([$'AI Base Weights'.$H$20]+[$'AI Base Weights'.$H$18])" office:value-type="float" office:value="27000" calcext:value-type="float">
            <text:p>27000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3]*[$'AI Base Weights'.$H$13]" office:value-type="float" office:value="10" calcext:value-type="float">
            <text:p>10</text:p>
          </table:table-cell>
          <table:table-cell table:formula="of:=[$'AI Base Weights'.$D$1]*[.C11]" office:value-type="float" office:value="7500" calcext:value-type="float">
            <text:p>7500</text:p>
          </table:table-cell>
          <table:table-cell table:formula="of:=[.$D11]*[$'AI Base Weights'.$H$20]" office:value-type="float" office:value="22500" calcext:value-type="float">
            <text:p>22500</text:p>
          </table:table-cell>
          <table:table-cell table:formula="of:=[.$D11]*[$'AI Base Weights'.$H$22]" office:value-type="float" office:value="225000" calcext:value-type="float">
            <text:p>225000</text:p>
          </table:table-cell>
          <table:table-cell table:formula="of:=[.$D11]*[$'AI Base Weights'.$H$18]" office:value-type="float" office:value="37500" calcext:value-type="float">
            <text:p>37500</text:p>
          </table:table-cell>
          <table:table-cell table:formula="of:=[.$D11]*([$'AI Base Weights'.$H$20]+[$'AI Base Weights'.$H$18])" office:value-type="float" office:value="60000" calcext:value-type="float">
            <text:p>60000</text:p>
          </table:table-cell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4]*[$'AI Base Weights'.$H$13]" office:value-type="float" office:value="8" calcext:value-type="float">
            <text:p>8</text:p>
          </table:table-cell>
          <table:table-cell table:formula="of:=[$'AI Base Weights'.$D$1]*[.C12]" office:value-type="float" office:value="6000" calcext:value-type="float">
            <text:p>6000</text:p>
          </table:table-cell>
          <table:table-cell table:formula="of:=[.$D12]*[$'AI Base Weights'.$H$20]" office:value-type="float" office:value="18000" calcext:value-type="float">
            <text:p>18000</text:p>
          </table:table-cell>
          <table:table-cell table:formula="of:=[.$D12]*[$'AI Base Weights'.$H$22]" office:value-type="float" office:value="180000" calcext:value-type="float">
            <text:p>180000</text:p>
          </table:table-cell>
          <table:table-cell table:formula="of:=[.$D12]*[$'AI Base Weights'.$H$18]" office:value-type="float" office:value="30000" calcext:value-type="float">
            <text:p>30000</text:p>
          </table:table-cell>
          <table:table-cell table:formula="of:=[.$D12]*([$'AI Base Weights'.$H$20]+[$'AI Base Weights'.$H$18])" office:value-type="float" office:value="48000" calcext:value-type="float">
            <text:p>48000</text:p>
          </table:table-cell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5]*[$'AI Base Weights'.$H$13]" office:value-type="float" office:value="2" calcext:value-type="float">
            <text:p>2</text:p>
          </table:table-cell>
          <table:table-cell table:formula="of:=[$'AI Base Weights'.$D$1]*[.C13]" office:value-type="float" office:value="1500" calcext:value-type="float">
            <text:p>1500</text:p>
          </table:table-cell>
          <table:table-cell table:formula="of:=[.$D13]*[$'AI Base Weights'.$H$20]" office:value-type="float" office:value="4500" calcext:value-type="float">
            <text:p>4500</text:p>
          </table:table-cell>
          <table:table-cell table:formula="of:=[.$D13]*[$'AI Base Weights'.$H$22]" office:value-type="float" office:value="45000" calcext:value-type="float">
            <text:p>45000</text:p>
          </table:table-cell>
          <table:table-cell table:formula="of:=[.$D13]*[$'AI Base Weights'.$H$18]" office:value-type="float" office:value="7500" calcext:value-type="float">
            <text:p>7500</text:p>
          </table:table-cell>
          <table:table-cell table:formula="of:=[.$D13]*([$'AI Base Weights'.$H$20]+[$'AI Base Weights'.$H$18])" office:value-type="float" office:value="12000" calcext:value-type="float">
            <text:p>12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6]*[$'AI Base Weights'.$H$13]" office:value-type="float" office:value="0.01" calcext:value-type="float">
            <text:p>0.01</text:p>
          </table:table-cell>
          <table:table-cell table:formula="of:=[$'AI Base Weights'.$D$1]*[.C14]" office:value-type="float" office:value="7.5" calcext:value-type="float">
            <text:p>7.5</text:p>
          </table:table-cell>
          <table:table-cell table:formula="of:=[.$D14]*[$'AI Base Weights'.$H$20]" office:value-type="float" office:value="22.5" calcext:value-type="float">
            <text:p>22.5</text:p>
          </table:table-cell>
          <table:table-cell table:formula="of:=[.$D14]*[$'AI Base Weights'.$H$22]" office:value-type="float" office:value="225" calcext:value-type="float">
            <text:p>225</text:p>
          </table:table-cell>
          <table:table-cell table:formula="of:=[.$D14]*[$'AI Base Weights'.$H$18]" office:value-type="float" office:value="37.5" calcext:value-type="float">
            <text:p>37.5</text:p>
          </table:table-cell>
          <table:table-cell table:formula="of:=[.$D14]*([$'AI Base Weights'.$H$20]+[$'AI Base Weights'.$H$18])" office:value-type="float" office:value="60" calcext:value-type="float">
            <text:p>60</text:p>
          </table:table-cell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7]*[$'AI Base Weights'.$H$13]" office:value-type="float" office:value="0.5" calcext:value-type="float">
            <text:p>0.5</text:p>
          </table:table-cell>
          <table:table-cell table:formula="of:=[$'AI Base Weights'.$D$1]*[.C15]" office:value-type="float" office:value="375" calcext:value-type="float">
            <text:p>375</text:p>
          </table:table-cell>
          <table:table-cell table:formula="of:=[.$D15]*[$'AI Base Weights'.$H$20]" office:value-type="float" office:value="1125" calcext:value-type="float">
            <text:p>1125</text:p>
          </table:table-cell>
          <table:table-cell table:formula="of:=[.$D15]*[$'AI Base Weights'.$H$22]" office:value-type="float" office:value="11250" calcext:value-type="float">
            <text:p>11250</text:p>
          </table:table-cell>
          <table:table-cell table:formula="of:=[.$D15]*[$'AI Base Weights'.$H$18]" office:value-type="float" office:value="1875" calcext:value-type="float">
            <text:p>1875</text:p>
          </table:table-cell>
          <table:table-cell table:formula="of:=[.$D15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8]*[$'AI Base Weights'.$H$13]" office:value-type="float" office:value="0.5" calcext:value-type="float">
            <text:p>0.5</text:p>
          </table:table-cell>
          <table:table-cell table:formula="of:=[$'AI Base Weights'.$D$1]*[.C16]" office:value-type="float" office:value="375" calcext:value-type="float">
            <text:p>375</text:p>
          </table:table-cell>
          <table:table-cell table:formula="of:=[.$D16]*[$'AI Base Weights'.$H$20]" office:value-type="float" office:value="1125" calcext:value-type="float">
            <text:p>1125</text:p>
          </table:table-cell>
          <table:table-cell table:formula="of:=[.$D16]*[$'AI Base Weights'.$H$22]" office:value-type="float" office:value="11250" calcext:value-type="float">
            <text:p>11250</text:p>
          </table:table-cell>
          <table:table-cell table:formula="of:=[.$D16]*[$'AI Base Weights'.$H$18]" office:value-type="float" office:value="1875" calcext:value-type="float">
            <text:p>1875</text:p>
          </table:table-cell>
          <table:table-cell table:formula="of:=[.$D16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9]*[$'AI Base Weights'.$H$13]" office:value-type="float" office:value="0.2" calcext:value-type="float">
            <text:p>0.2</text:p>
          </table:table-cell>
          <table:table-cell table:formula="of:=[$'AI Base Weights'.$D$1]*[.C17]" office:value-type="float" office:value="150" calcext:value-type="float">
            <text:p>150</text:p>
          </table:table-cell>
          <table:table-cell table:formula="of:=[.$D17]*[$'AI Base Weights'.$H$20]" office:value-type="float" office:value="450" calcext:value-type="float">
            <text:p>450</text:p>
          </table:table-cell>
          <table:table-cell table:formula="of:=[.$D17]*[$'AI Base Weights'.$H$22]" office:value-type="float" office:value="4500" calcext:value-type="float">
            <text:p>4500</text:p>
          </table:table-cell>
          <table:table-cell table:formula="of:=[.$D17]*[$'AI Base Weights'.$H$18]" office:value-type="float" office:value="750" calcext:value-type="float">
            <text:p>750</text:p>
          </table:table-cell>
          <table:table-cell table:formula="of:=[.$D17]*([$'AI Base Weights'.$H$20]+[$'AI Base Weights'.$H$18])" office:value-type="float" office:value="1200" calcext:value-type="float">
            <text:p>120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10]*[$'AI Base Weights'.$H$13]" office:value-type="float" office:value="0.3" calcext:value-type="float">
            <text:p>0.3</text:p>
          </table:table-cell>
          <table:table-cell table:formula="of:=[$'AI Base Weights'.$D$1]*[.C18]" office:value-type="float" office:value="225" calcext:value-type="float">
            <text:p>225</text:p>
          </table:table-cell>
          <table:table-cell table:formula="of:=[.$D18]*[$'AI Base Weights'.$H$20]" office:value-type="float" office:value="675" calcext:value-type="float">
            <text:p>675</text:p>
          </table:table-cell>
          <table:table-cell table:formula="of:=[.$D18]*[$'AI Base Weights'.$H$22]" office:value-type="float" office:value="6750" calcext:value-type="float">
            <text:p>6750</text:p>
          </table:table-cell>
          <table:table-cell table:formula="of:=[.$D18]*[$'AI Base Weights'.$H$18]" office:value-type="float" office:value="1125" calcext:value-type="float">
            <text:p>1125</text:p>
          </table:table-cell>
          <table:table-cell table:formula="of:=[.$D18]*([$'AI Base Weights'.$H$20]+[$'AI Base Weights'.$H$18])" office:value-type="float" office:value="1800" calcext:value-type="float">
            <text:p>180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3]*[$'AI Base Weights'.$H$14]" office:value-type="float" office:value="7" calcext:value-type="float">
            <text:p>7</text:p>
          </table:table-cell>
          <table:table-cell table:formula="of:=[$'AI Base Weights'.$D$1]*[.C19]" office:value-type="float" office:value="5250" calcext:value-type="float">
            <text:p>5250</text:p>
          </table:table-cell>
          <table:table-cell table:formula="of:=[.$D19]*[$'AI Base Weights'.$H$20]" office:value-type="float" office:value="15750" calcext:value-type="float">
            <text:p>15750</text:p>
          </table:table-cell>
          <table:table-cell table:formula="of:=[.$D19]*[$'AI Base Weights'.$H$22]" office:value-type="float" office:value="157500" calcext:value-type="float">
            <text:p>157500</text:p>
          </table:table-cell>
          <table:table-cell table:formula="of:=[.$D19]*[$'AI Base Weights'.$H$18]" office:value-type="float" office:value="26250" calcext:value-type="float">
            <text:p>26250</text:p>
          </table:table-cell>
          <table:table-cell table:formula="of:=[.$D19]*([$'AI Base Weights'.$H$20]+[$'AI Base Weights'.$H$18])" office:value-type="float" office:value="42000" calcext:value-type="float">
            <text:p>4200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4]*[$'AI Base Weights'.$H$14]" office:value-type="float" office:value="5.6" calcext:value-type="float">
            <text:p>5.6</text:p>
          </table:table-cell>
          <table:table-cell table:formula="of:=[$'AI Base Weights'.$D$1]*[.C20]" office:value-type="float" office:value="4200" calcext:value-type="float">
            <text:p>4200</text:p>
          </table:table-cell>
          <table:table-cell table:formula="of:=[.$D20]*[$'AI Base Weights'.$H$20]" office:value-type="float" office:value="12600" calcext:value-type="float">
            <text:p>12600</text:p>
          </table:table-cell>
          <table:table-cell table:formula="of:=[.$D20]*[$'AI Base Weights'.$H$22]" office:value-type="float" office:value="126000" calcext:value-type="float">
            <text:p>126000</text:p>
          </table:table-cell>
          <table:table-cell table:formula="of:=[.$D20]*[$'AI Base Weights'.$H$18]" office:value-type="float" office:value="21000" calcext:value-type="float">
            <text:p>21000</text:p>
          </table:table-cell>
          <table:table-cell table:formula="of:=[.$D20]*([$'AI Base Weights'.$H$20]+[$'AI Base Weights'.$H$18])" office:value-type="float" office:value="33600" calcext:value-type="float">
            <text:p>33600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5]*[$'AI Base Weights'.$H$14]" office:value-type="float" office:value="1.4" calcext:value-type="float">
            <text:p>1.4</text:p>
          </table:table-cell>
          <table:table-cell table:formula="of:=[$'AI Base Weights'.$D$1]*[.C21]" office:value-type="float" office:value="1050" calcext:value-type="float">
            <text:p>1050</text:p>
          </table:table-cell>
          <table:table-cell table:formula="of:=[.$D21]*[$'AI Base Weights'.$H$20]" office:value-type="float" office:value="3150" calcext:value-type="float">
            <text:p>3150</text:p>
          </table:table-cell>
          <table:table-cell table:formula="of:=[.$D21]*[$'AI Base Weights'.$H$22]" office:value-type="float" office:value="31500" calcext:value-type="float">
            <text:p>31500</text:p>
          </table:table-cell>
          <table:table-cell table:formula="of:=[.$D21]*[$'AI Base Weights'.$H$18]" office:value-type="float" office:value="5250" calcext:value-type="float">
            <text:p>5250</text:p>
          </table:table-cell>
          <table:table-cell table:formula="of:=[.$D21]*([$'AI Base Weights'.$H$20]+[$'AI Base Weights'.$H$18])" office:value-type="float" office:value="8400" calcext:value-type="float">
            <text:p>840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6]*[$'AI Base Weights'.$H$14]" office:value-type="float" office:value="0.007" calcext:value-type="float">
            <text:p>0.007</text:p>
          </table:table-cell>
          <table:table-cell table:formula="of:=[$'AI Base Weights'.$D$1]*[.C22]" office:value-type="float" office:value="5.25" calcext:value-type="float">
            <text:p>5.25</text:p>
          </table:table-cell>
          <table:table-cell table:formula="of:=[.$D22]*[$'AI Base Weights'.$H$20]" office:value-type="float" office:value="15.75" calcext:value-type="float">
            <text:p>15.75</text:p>
          </table:table-cell>
          <table:table-cell table:formula="of:=[.$D22]*[$'AI Base Weights'.$H$22]" office:value-type="float" office:value="157.5" calcext:value-type="float">
            <text:p>157.5</text:p>
          </table:table-cell>
          <table:table-cell table:formula="of:=[.$D22]*[$'AI Base Weights'.$H$18]" office:value-type="float" office:value="26.25" calcext:value-type="float">
            <text:p>26.25</text:p>
          </table:table-cell>
          <table:table-cell table:formula="of:=[.$D22]*([$'AI Base Weights'.$H$20]+[$'AI Base Weights'.$H$18])" office:value-type="float" office:value="42" calcext:value-type="float">
            <text:p>42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7]*[$'AI Base Weights'.$H$14]" office:value-type="float" office:value="0.35" calcext:value-type="float">
            <text:p>0.35</text:p>
          </table:table-cell>
          <table:table-cell table:formula="of:=[$'AI Base Weights'.$D$1]*[.C23]" office:value-type="float" office:value="262.5" calcext:value-type="float">
            <text:p>262.5</text:p>
          </table:table-cell>
          <table:table-cell table:formula="of:=[.$D23]*[$'AI Base Weights'.$H$20]" office:value-type="float" office:value="787.5" calcext:value-type="float">
            <text:p>787.5</text:p>
          </table:table-cell>
          <table:table-cell table:formula="of:=[.$D23]*[$'AI Base Weights'.$H$22]" office:value-type="float" office:value="7875" calcext:value-type="float">
            <text:p>7875</text:p>
          </table:table-cell>
          <table:table-cell table:formula="of:=[.$D23]*[$'AI Base Weights'.$H$18]" office:value-type="float" office:value="1312.5" calcext:value-type="float">
            <text:p>1312.5</text:p>
          </table:table-cell>
          <table:table-cell table:formula="of:=[.$D23]*([$'AI Base Weights'.$H$20]+[$'AI Base Weights'.$H$18])" office:value-type="float" office:value="2100" calcext:value-type="float">
            <text:p>210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8]*[$'AI Base Weights'.$H$14]" office:value-type="float" office:value="0.35" calcext:value-type="float">
            <text:p>0.35</text:p>
          </table:table-cell>
          <table:table-cell table:formula="of:=[$'AI Base Weights'.$D$1]*[.C24]" office:value-type="float" office:value="262.5" calcext:value-type="float">
            <text:p>262.5</text:p>
          </table:table-cell>
          <table:table-cell table:formula="of:=[.$D24]*[$'AI Base Weights'.$H$20]" office:value-type="float" office:value="787.5" calcext:value-type="float">
            <text:p>787.5</text:p>
          </table:table-cell>
          <table:table-cell table:formula="of:=[.$D24]*[$'AI Base Weights'.$H$22]" office:value-type="float" office:value="7875" calcext:value-type="float">
            <text:p>7875</text:p>
          </table:table-cell>
          <table:table-cell table:formula="of:=[.$D24]*[$'AI Base Weights'.$H$18]" office:value-type="float" office:value="1312.5" calcext:value-type="float">
            <text:p>1312.5</text:p>
          </table:table-cell>
          <table:table-cell table:formula="of:=[.$D24]*([$'AI Base Weights'.$H$20]+[$'AI Base Weights'.$H$18])" office:value-type="float" office:value="2100" calcext:value-type="float">
            <text:p>210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9]*[$'AI Base Weights'.$H$14]" office:value-type="float" office:value="0.14" calcext:value-type="float">
            <text:p>0.14</text:p>
          </table:table-cell>
          <table:table-cell table:formula="of:=[$'AI Base Weights'.$D$1]*[.C25]" office:value-type="float" office:value="105" calcext:value-type="float">
            <text:p>105</text:p>
          </table:table-cell>
          <table:table-cell table:formula="of:=[.$D25]*[$'AI Base Weights'.$H$20]" office:value-type="float" office:value="315" calcext:value-type="float">
            <text:p>315</text:p>
          </table:table-cell>
          <table:table-cell table:formula="of:=[.$D25]*[$'AI Base Weights'.$H$22]" office:value-type="float" office:value="3150" calcext:value-type="float">
            <text:p>3150</text:p>
          </table:table-cell>
          <table:table-cell table:formula="of:=[.$D25]*[$'AI Base Weights'.$H$18]" office:value-type="float" office:value="525" calcext:value-type="float">
            <text:p>525</text:p>
          </table:table-cell>
          <table:table-cell table:formula="of:=[.$D25]*([$'AI Base Weights'.$H$20]+[$'AI Base Weights'.$H$18])" office:value-type="float" office:value="840" calcext:value-type="float">
            <text:p>840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10]*[$'AI Base Weights'.$H$14]" office:value-type="float" office:value="0.21" calcext:value-type="float">
            <text:p>0.21</text:p>
          </table:table-cell>
          <table:table-cell table:formula="of:=[$'AI Base Weights'.$D$1]*[.C26]" office:value-type="float" office:value="157.5" calcext:value-type="float">
            <text:p>157.5</text:p>
          </table:table-cell>
          <table:table-cell table:formula="of:=[.$D26]*[$'AI Base Weights'.$H$20]" office:value-type="float" office:value="472.5" calcext:value-type="float">
            <text:p>472.5</text:p>
          </table:table-cell>
          <table:table-cell table:formula="of:=[.$D26]*[$'AI Base Weights'.$H$22]" office:value-type="float" office:value="4725" calcext:value-type="float">
            <text:p>4725</text:p>
          </table:table-cell>
          <table:table-cell table:formula="of:=[.$D26]*[$'AI Base Weights'.$H$18]" office:value-type="float" office:value="787.5" calcext:value-type="float">
            <text:p>787.5</text:p>
          </table:table-cell>
          <table:table-cell table:formula="of:=[.$D26]*([$'AI Base Weights'.$H$20]+[$'AI Base Weights'.$H$18])" office:value-type="float" office:value="1260" calcext:value-type="float">
            <text:p>1260</text:p>
          </table:table-cell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3]*[$'AI Base Weights'.$H$15]" office:value-type="float" office:value="800" calcext:value-type="float">
            <text:p>800</text:p>
          </table:table-cell>
          <table:table-cell table:formula="of:=[$'AI Base Weights'.$D$1]*[.C27]" office:value-type="float" office:value="600000" calcext:value-type="float">
            <text:p>600000</text:p>
          </table:table-cell>
          <table:table-cell table:formula="of:=[.$D27]*[$'AI Base Weights'.$H$20]" office:value-type="float" office:value="1800000" calcext:value-type="float">
            <text:p>1800000</text:p>
          </table:table-cell>
          <table:table-cell table:formula="of:=[.$D27]*[$'AI Base Weights'.$H$22]" office:value-type="float" office:value="18000000" calcext:value-type="float">
            <text:p>18000000</text:p>
          </table:table-cell>
          <table:table-cell table:formula="of:=[.$D27]*[$'AI Base Weights'.$H$18]" office:value-type="float" office:value="3000000" calcext:value-type="float">
            <text:p>3000000</text:p>
          </table:table-cell>
          <table:table-cell table:formula="of:=[.$D27]*([$'AI Base Weights'.$H$20]+[$'AI Base Weights'.$H$18])" office:value-type="float" office:value="4800000" calcext:value-type="float">
            <text:p>4800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4]*[$'AI Base Weights'.$H$15]" office:value-type="float" office:value="640" calcext:value-type="float">
            <text:p>640</text:p>
          </table:table-cell>
          <table:table-cell table:formula="of:=[$'AI Base Weights'.$D$1]*[.C28]" office:value-type="float" office:value="480000" calcext:value-type="float">
            <text:p>480000</text:p>
          </table:table-cell>
          <table:table-cell table:formula="of:=[.$D28]*[$'AI Base Weights'.$H$20]" office:value-type="float" office:value="1440000" calcext:value-type="float">
            <text:p>1440000</text:p>
          </table:table-cell>
          <table:table-cell table:formula="of:=[.$D28]*[$'AI Base Weights'.$H$22]" office:value-type="float" office:value="14400000" calcext:value-type="float">
            <text:p>14400000</text:p>
          </table:table-cell>
          <table:table-cell table:formula="of:=[.$D28]*[$'AI Base Weights'.$H$18]" office:value-type="float" office:value="2400000" calcext:value-type="float">
            <text:p>2400000</text:p>
          </table:table-cell>
          <table:table-cell table:formula="of:=[.$D28]*([$'AI Base Weights'.$H$20]+[$'AI Base Weights'.$H$18])" office:value-type="float" office:value="3840000" calcext:value-type="float">
            <text:p>38400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5]*[$'AI Base Weights'.$H$15]" office:value-type="float" office:value="160" calcext:value-type="float">
            <text:p>160</text:p>
          </table:table-cell>
          <table:table-cell table:formula="of:=[$'AI Base Weights'.$D$1]*[.C29]" office:value-type="float" office:value="120000" calcext:value-type="float">
            <text:p>120000</text:p>
          </table:table-cell>
          <table:table-cell table:formula="of:=[.$D29]*[$'AI Base Weights'.$H$20]" office:value-type="float" office:value="360000" calcext:value-type="float">
            <text:p>360000</text:p>
          </table:table-cell>
          <table:table-cell table:formula="of:=[.$D29]*[$'AI Base Weights'.$H$22]" office:value-type="float" office:value="3600000" calcext:value-type="float">
            <text:p>3600000</text:p>
          </table:table-cell>
          <table:table-cell table:formula="of:=[.$D29]*[$'AI Base Weights'.$H$18]" office:value-type="float" office:value="600000" calcext:value-type="float">
            <text:p>600000</text:p>
          </table:table-cell>
          <table:table-cell table:formula="of:=[.$D29]*([$'AI Base Weights'.$H$20]+[$'AI Base Weights'.$H$18])" office:value-type="float" office:value="960000" calcext:value-type="float">
            <text:p>960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6]*[$'AI Base Weights'.$H$15]" office:value-type="float" office:value="0.8" calcext:value-type="float">
            <text:p>0.8</text:p>
          </table:table-cell>
          <table:table-cell table:formula="of:=[$'AI Base Weights'.$D$1]*[.C30]" office:value-type="float" office:value="600" calcext:value-type="float">
            <text:p>600</text:p>
          </table:table-cell>
          <table:table-cell table:formula="of:=[.$D30]*[$'AI Base Weights'.$H$20]" office:value-type="float" office:value="1800" calcext:value-type="float">
            <text:p>1800</text:p>
          </table:table-cell>
          <table:table-cell table:formula="of:=[.$D30]*[$'AI Base Weights'.$H$22]" office:value-type="float" office:value="18000" calcext:value-type="float">
            <text:p>18000</text:p>
          </table:table-cell>
          <table:table-cell table:formula="of:=[.$D30]*[$'AI Base Weights'.$H$18]" office:value-type="float" office:value="3000" calcext:value-type="float">
            <text:p>3000</text:p>
          </table:table-cell>
          <table:table-cell table:formula="of:=[.$D30]*([$'AI Base Weights'.$H$20]+[$'AI Base Weights'.$H$18])" office:value-type="float" office:value="4800" calcext:value-type="float">
            <text:p>4800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7]*[$'AI Base Weights'.$H$15]" office:value-type="float" office:value="40" calcext:value-type="float">
            <text:p>40</text:p>
          </table:table-cell>
          <table:table-cell table:formula="of:=[$'AI Base Weights'.$D$1]*[.C31]" office:value-type="float" office:value="30000" calcext:value-type="float">
            <text:p>30000</text:p>
          </table:table-cell>
          <table:table-cell table:formula="of:=[.$D31]*[$'AI Base Weights'.$H$20]" office:value-type="float" office:value="90000" calcext:value-type="float">
            <text:p>90000</text:p>
          </table:table-cell>
          <table:table-cell table:formula="of:=[.$D31]*[$'AI Base Weights'.$H$22]" office:value-type="float" office:value="900000" calcext:value-type="float">
            <text:p>900000</text:p>
          </table:table-cell>
          <table:table-cell table:formula="of:=[.$D31]*[$'AI Base Weights'.$H$18]" office:value-type="float" office:value="150000" calcext:value-type="float">
            <text:p>150000</text:p>
          </table:table-cell>
          <table:table-cell table:formula="of:=[.$D31]*([$'AI Base Weights'.$H$20]+[$'AI Base Weights'.$H$18])" office:value-type="float" office:value="240000" calcext:value-type="float">
            <text:p>240000</text:p>
          </table:table-cell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8]*[$'AI Base Weights'.$H$15]" office:value-type="float" office:value="40" calcext:value-type="float">
            <text:p>40</text:p>
          </table:table-cell>
          <table:table-cell table:formula="of:=[$'AI Base Weights'.$D$1]*[.C32]" office:value-type="float" office:value="30000" calcext:value-type="float">
            <text:p>30000</text:p>
          </table:table-cell>
          <table:table-cell table:formula="of:=[.$D32]*[$'AI Base Weights'.$H$20]" office:value-type="float" office:value="90000" calcext:value-type="float">
            <text:p>90000</text:p>
          </table:table-cell>
          <table:table-cell table:formula="of:=[.$D32]*[$'AI Base Weights'.$H$22]" office:value-type="float" office:value="900000" calcext:value-type="float">
            <text:p>900000</text:p>
          </table:table-cell>
          <table:table-cell table:formula="of:=[.$D32]*[$'AI Base Weights'.$H$18]" office:value-type="float" office:value="150000" calcext:value-type="float">
            <text:p>150000</text:p>
          </table:table-cell>
          <table:table-cell table:formula="of:=[.$D32]*([$'AI Base Weights'.$H$20]+[$'AI Base Weights'.$H$18])" office:value-type="float" office:value="240000" calcext:value-type="float">
            <text:p>240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9]*[$'AI Base Weights'.$H$15]" office:value-type="float" office:value="16" calcext:value-type="float">
            <text:p>16</text:p>
          </table:table-cell>
          <table:table-cell table:formula="of:=[$'AI Base Weights'.$D$1]*[.C33]" office:value-type="float" office:value="12000" calcext:value-type="float">
            <text:p>12000</text:p>
          </table:table-cell>
          <table:table-cell table:formula="of:=[.$D33]*[$'AI Base Weights'.$H$20]" office:value-type="float" office:value="36000" calcext:value-type="float">
            <text:p>36000</text:p>
          </table:table-cell>
          <table:table-cell table:formula="of:=[.$D33]*[$'AI Base Weights'.$H$22]" office:value-type="float" office:value="360000" calcext:value-type="float">
            <text:p>360000</text:p>
          </table:table-cell>
          <table:table-cell table:formula="of:=[.$D33]*[$'AI Base Weights'.$H$18]" office:value-type="float" office:value="60000" calcext:value-type="float">
            <text:p>60000</text:p>
          </table:table-cell>
          <table:table-cell table:formula="of:=[.$D33]*([$'AI Base Weights'.$H$20]+[$'AI Base Weights'.$H$18])" office:value-type="float" office:value="96000" calcext:value-type="float">
            <text:p>9600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10]*[$'AI Base Weights'.$H$15]" office:value-type="float" office:value="24" calcext:value-type="float">
            <text:p>24</text:p>
          </table:table-cell>
          <table:table-cell table:formula="of:=[$'AI Base Weights'.$D$1]*[.C34]" office:value-type="float" office:value="18000" calcext:value-type="float">
            <text:p>18000</text:p>
          </table:table-cell>
          <table:table-cell table:formula="of:=[.$D34]*[$'AI Base Weights'.$H$20]" office:value-type="float" office:value="54000" calcext:value-type="float">
            <text:p>54000</text:p>
          </table:table-cell>
          <table:table-cell table:formula="of:=[.$D34]*[$'AI Base Weights'.$H$22]" office:value-type="float" office:value="540000" calcext:value-type="float">
            <text:p>540000</text:p>
          </table:table-cell>
          <table:table-cell table:formula="of:=[.$D34]*[$'AI Base Weights'.$H$18]" office:value-type="float" office:value="90000" calcext:value-type="float">
            <text:p>90000</text:p>
          </table:table-cell>
          <table:table-cell table:formula="of:=[.$D34]*([$'AI Base Weights'.$H$20]+[$'AI Base Weights'.$H$18])" office:value-type="float" office:value="144000" calcext:value-type="float">
            <text:p>14400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3]*[$'AI Base Weights'.$H$16]" office:value-type="float" office:value="10" calcext:value-type="float">
            <text:p>10</text:p>
          </table:table-cell>
          <table:table-cell table:formula="of:=[$'AI Base Weights'.$D$1]*[.C35]" office:value-type="float" office:value="7500" calcext:value-type="float">
            <text:p>7500</text:p>
          </table:table-cell>
          <table:table-cell table:formula="of:=[.$D35]*[$'AI Base Weights'.$H$20]" office:value-type="float" office:value="22500" calcext:value-type="float">
            <text:p>22500</text:p>
          </table:table-cell>
          <table:table-cell table:formula="of:=[.$D35]*[$'AI Base Weights'.$H$22]" office:value-type="float" office:value="225000" calcext:value-type="float">
            <text:p>225000</text:p>
          </table:table-cell>
          <table:table-cell table:formula="of:=[.$D35]*[$'AI Base Weights'.$H$18]" office:value-type="float" office:value="37500" calcext:value-type="float">
            <text:p>37500</text:p>
          </table:table-cell>
          <table:table-cell table:formula="of:=[.$D35]*([$'AI Base Weights'.$H$20]+[$'AI Base Weights'.$H$18])" office:value-type="float" office:value="60000" calcext:value-type="float">
            <text:p>600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4]*[$'AI Base Weights'.$H$16]" office:value-type="float" office:value="8" calcext:value-type="float">
            <text:p>8</text:p>
          </table:table-cell>
          <table:table-cell table:formula="of:=[$'AI Base Weights'.$D$1]*[.C36]" office:value-type="float" office:value="6000" calcext:value-type="float">
            <text:p>6000</text:p>
          </table:table-cell>
          <table:table-cell table:formula="of:=[.$D36]*[$'AI Base Weights'.$H$20]" office:value-type="float" office:value="18000" calcext:value-type="float">
            <text:p>18000</text:p>
          </table:table-cell>
          <table:table-cell table:formula="of:=[.$D36]*[$'AI Base Weights'.$H$22]" office:value-type="float" office:value="180000" calcext:value-type="float">
            <text:p>180000</text:p>
          </table:table-cell>
          <table:table-cell table:formula="of:=[.$D36]*[$'AI Base Weights'.$H$18]" office:value-type="float" office:value="30000" calcext:value-type="float">
            <text:p>30000</text:p>
          </table:table-cell>
          <table:table-cell table:formula="of:=[.$D36]*([$'AI Base Weights'.$H$20]+[$'AI Base Weights'.$H$18])" office:value-type="float" office:value="48000" calcext:value-type="float">
            <text:p>4800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5]*[$'AI Base Weights'.$H$16]" office:value-type="float" office:value="2" calcext:value-type="float">
            <text:p>2</text:p>
          </table:table-cell>
          <table:table-cell table:formula="of:=[$'AI Base Weights'.$D$1]*[.C37]" office:value-type="float" office:value="1500" calcext:value-type="float">
            <text:p>1500</text:p>
          </table:table-cell>
          <table:table-cell table:formula="of:=[.$D37]*[$'AI Base Weights'.$H$20]" office:value-type="float" office:value="4500" calcext:value-type="float">
            <text:p>4500</text:p>
          </table:table-cell>
          <table:table-cell table:formula="of:=[.$D37]*[$'AI Base Weights'.$H$22]" office:value-type="float" office:value="45000" calcext:value-type="float">
            <text:p>45000</text:p>
          </table:table-cell>
          <table:table-cell table:formula="of:=[.$D37]*[$'AI Base Weights'.$H$18]" office:value-type="float" office:value="7500" calcext:value-type="float">
            <text:p>7500</text:p>
          </table:table-cell>
          <table:table-cell table:formula="of:=[.$D37]*([$'AI Base Weights'.$H$20]+[$'AI Base Weights'.$H$18])" office:value-type="float" office:value="12000" calcext:value-type="float">
            <text:p>120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6]*[$'AI Base Weights'.$H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H$20]" office:value-type="float" office:value="22.5" calcext:value-type="float">
            <text:p>22.5</text:p>
          </table:table-cell>
          <table:table-cell table:formula="of:=[.$D38]*[$'AI Base Weights'.$H$22]" office:value-type="float" office:value="225" calcext:value-type="float">
            <text:p>225</text:p>
          </table:table-cell>
          <table:table-cell table:formula="of:=[.$D38]*[$'AI Base Weights'.$H$18]" office:value-type="float" office:value="37.5" calcext:value-type="float">
            <text:p>37.5</text:p>
          </table:table-cell>
          <table:table-cell table:formula="of:=[.$D38]*([$'AI Base Weights'.$H$20]+[$'AI Base Weights'.$H$18])" office:value-type="float" office:value="60" calcext:value-type="float">
            <text:p>60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7]*[$'AI Base Weights'.$H$16]" office:value-type="float" office:value="0.5" calcext:value-type="float">
            <text:p>0.5</text:p>
          </table:table-cell>
          <table:table-cell table:formula="of:=[$'AI Base Weights'.$D$1]*[.C39]" office:value-type="float" office:value="375" calcext:value-type="float">
            <text:p>375</text:p>
          </table:table-cell>
          <table:table-cell table:formula="of:=[.$D39]*[$'AI Base Weights'.$H$20]" office:value-type="float" office:value="1125" calcext:value-type="float">
            <text:p>1125</text:p>
          </table:table-cell>
          <table:table-cell table:formula="of:=[.$D39]*[$'AI Base Weights'.$H$22]" office:value-type="float" office:value="11250" calcext:value-type="float">
            <text:p>11250</text:p>
          </table:table-cell>
          <table:table-cell table:formula="of:=[.$D39]*[$'AI Base Weights'.$H$18]" office:value-type="float" office:value="1875" calcext:value-type="float">
            <text:p>1875</text:p>
          </table:table-cell>
          <table:table-cell table:formula="of:=[.$D39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8]*[$'AI Base Weights'.$H$16]" office:value-type="float" office:value="0.5" calcext:value-type="float">
            <text:p>0.5</text:p>
          </table:table-cell>
          <table:table-cell table:formula="of:=[$'AI Base Weights'.$D$1]*[.C40]" office:value-type="float" office:value="375" calcext:value-type="float">
            <text:p>375</text:p>
          </table:table-cell>
          <table:table-cell table:formula="of:=[.$D40]*[$'AI Base Weights'.$H$20]" office:value-type="float" office:value="1125" calcext:value-type="float">
            <text:p>1125</text:p>
          </table:table-cell>
          <table:table-cell table:formula="of:=[.$D40]*[$'AI Base Weights'.$H$22]" office:value-type="float" office:value="11250" calcext:value-type="float">
            <text:p>11250</text:p>
          </table:table-cell>
          <table:table-cell table:formula="of:=[.$D40]*[$'AI Base Weights'.$H$18]" office:value-type="float" office:value="1875" calcext:value-type="float">
            <text:p>1875</text:p>
          </table:table-cell>
          <table:table-cell table:formula="of:=[.$D40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9]*[$'AI Base Weights'.$H$16]" office:value-type="float" office:value="0.2" calcext:value-type="float">
            <text:p>0.2</text:p>
          </table:table-cell>
          <table:table-cell table:formula="of:=[$'AI Base Weights'.$D$1]*[.C41]" office:value-type="float" office:value="150" calcext:value-type="float">
            <text:p>150</text:p>
          </table:table-cell>
          <table:table-cell table:formula="of:=[.$D41]*[$'AI Base Weights'.$H$20]" office:value-type="float" office:value="450" calcext:value-type="float">
            <text:p>450</text:p>
          </table:table-cell>
          <table:table-cell table:formula="of:=[.$D41]*[$'AI Base Weights'.$H$22]" office:value-type="float" office:value="4500" calcext:value-type="float">
            <text:p>4500</text:p>
          </table:table-cell>
          <table:table-cell table:formula="of:=[.$D41]*[$'AI Base Weights'.$H$18]" office:value-type="float" office:value="750" calcext:value-type="float">
            <text:p>750</text:p>
          </table:table-cell>
          <table:table-cell table:formula="of:=[.$D41]*([$'AI Base Weights'.$H$20]+[$'AI Base Weights'.$H$18])" office:value-type="float" office:value="1200" calcext:value-type="float">
            <text:p>1200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10]*[$'AI Base Weights'.$H$16]" office:value-type="float" office:value="0.3" calcext:value-type="float">
            <text:p>0.3</text:p>
          </table:table-cell>
          <table:table-cell table:formula="of:=[$'AI Base Weights'.$D$1]*[.C42]" office:value-type="float" office:value="225" calcext:value-type="float">
            <text:p>225</text:p>
          </table:table-cell>
          <table:table-cell table:formula="of:=[.$D42]*[$'AI Base Weights'.$H$20]" office:value-type="float" office:value="675" calcext:value-type="float">
            <text:p>675</text:p>
          </table:table-cell>
          <table:table-cell table:formula="of:=[.$D42]*[$'AI Base Weights'.$H$22]" office:value-type="float" office:value="6750" calcext:value-type="float">
            <text:p>6750</text:p>
          </table:table-cell>
          <table:table-cell table:formula="of:=[.$D42]*[$'AI Base Weights'.$H$18]" office:value-type="float" office:value="1125" calcext:value-type="float">
            <text:p>1125</text:p>
          </table:table-cell>
          <table:table-cell table:formula="of:=[.$D42]*([$'AI Base Weights'.$H$20]+[$'AI Base Weights'.$H$18])" office:value-type="float" office:value="1800" calcext:value-type="float">
            <text:p>1800</text:p>
          </table:table-cell>
        </table:table-row>
      </table:table>
      <table:named-expressions/>
      <table:database-ranges>
        <table:database-range table:name="__Anonymous_Sheet_DB__1" table:target-range-address="'3.4.5 vs YBS'.I3:'3.4.5 vs YBS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3.4.5 vs StarNet'.I3:'3.4.5 vs StarNet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3.4.5 vs Proactive AI'.I3:'3.4.5 vs Proactive AI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'3.4.5 vs Machine AI'.I3:'3.4.5 vs Machine AI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'Stellaris 3.4.5'.A3:'Stellaris 3.4.5'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6" table:target-range-address="YBS.A3:YBS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Startech.A3:Startech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8" table:target-range-address="ProactiveAI.A3:ProactiveAI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'Machine Intelligence'.A3:'Machine Intelligence'.C3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S P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gisan </meta:initial-creator>
    <meta:creation-date>2022-07-03T16:02:14.908000000</meta:creation-date>
    <dc:date>2022-12-04T21:41:18.495000000</dc:date>
    <dc:creator>Yagisan</dc:creator>
    <meta:editing-duration>PT12H7M58S</meta:editing-duration>
    <meta:editing-cycles>86</meta:editing-cycles>
    <meta:generator>LibreOffice/7.4.2.3$Windows_X86_64 LibreOffice_project/382eef1f22670f7f4118c8c2dd222ec7ad009daf</meta:generator>
    <meta:document-statistic meta:table-count="10" meta:cell-count="4456" meta:object-count="0"/>
  </office:meta>
</office:document-meta>
</file>